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mo2_copsim_torque" table:style-name="ta1">
        <table:shapes>
          <draw:frame draw:z-index="0" draw:style-name="gr1" draw:text-style-name="P1" svg:width="159.99mm" svg:height="89.99mm" svg:x="67.47mm" svg:y="1mm">
            <draw:object draw:notify-on-update-of-ranges="demo2_copsim_torque.A1:demo2_copsim_torque.A417 demo2_copsim_torque.B1:demo2_copsim_torque.B417 demo2_copsim_torque.C1:demo2_copsim_torque.C417 demo2_copsim_torque.D1:demo2_copsim_torque.D417 demo2_copsim_torque.E1:demo2_copsim_torque.E4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83889" calcext:value-type="float">
            <text:p>0.983889</text:p>
          </table:table-cell>
          <table:table-cell office:value-type="float" office:value="-0.021959" calcext:value-type="float">
            <text:p>-0.021959</text:p>
          </table:table-cell>
          <table:table-cell office:value-type="float" office:value="-0.12265" calcext:value-type="float">
            <text:p>-0.12265</text:p>
          </table:table-cell>
          <table:table-cell office:value-type="float" office:value="-0.001258" calcext:value-type="float">
            <text:p>-0.001258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858567" calcext:value-type="float">
            <text:p>0.858567</text:p>
          </table:table-cell>
          <table:table-cell office:value-type="float" office:value="-0.018682" calcext:value-type="float">
            <text:p>-0.018682</text:p>
          </table:table-cell>
          <table:table-cell office:value-type="float" office:value="-0.101886" calcext:value-type="float">
            <text:p>-0.101886</text:p>
          </table:table-cell>
          <table:table-cell office:value-type="float" office:value="0.001086" calcext:value-type="float">
            <text:p>0.00108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87615" calcext:value-type="float">
            <text:p>0.87615</text:p>
          </table:table-cell>
          <table:table-cell office:value-type="float" office:value="-0.019973" calcext:value-type="float">
            <text:p>-0.019973</text:p>
          </table:table-cell>
          <table:table-cell office:value-type="float" office:value="-0.096755" calcext:value-type="float">
            <text:p>-0.096755</text:p>
          </table:table-cell>
          <table:table-cell office:value-type="float" office:value="0.000565" calcext:value-type="float">
            <text:p>0.000565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895894" calcext:value-type="float">
            <text:p>0.895894</text:p>
          </table:table-cell>
          <table:table-cell office:value-type="float" office:value="-0.020941" calcext:value-type="float">
            <text:p>-0.020941</text:p>
          </table:table-cell>
          <table:table-cell office:value-type="float" office:value="-0.095534" calcext:value-type="float">
            <text:p>-0.095534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907104" calcext:value-type="float">
            <text:p>0.907104</text:p>
          </table:table-cell>
          <table:table-cell office:value-type="float" office:value="-0.021173" calcext:value-type="float">
            <text:p>-0.021173</text:p>
          </table:table-cell>
          <table:table-cell office:value-type="float" office:value="-0.10463" calcext:value-type="float">
            <text:p>-0.10463</text:p>
          </table:table-cell>
          <table:table-cell office:value-type="float" office:value="-0.000051" calcext:value-type="float">
            <text:p>-5.1E-05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910561" calcext:value-type="float">
            <text:p>0.910561</text:p>
          </table:table-cell>
          <table:table-cell office:value-type="float" office:value="-0.020716" calcext:value-type="float">
            <text:p>-0.020716</text:p>
          </table:table-cell>
          <table:table-cell office:value-type="float" office:value="-0.096573" calcext:value-type="float">
            <text:p>-0.096573</text:p>
          </table:table-cell>
          <table:table-cell office:value-type="float" office:value="-0.000149" calcext:value-type="float">
            <text:p>-0.00014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904554" calcext:value-type="float">
            <text:p>0.904554</text:p>
          </table:table-cell>
          <table:table-cell office:value-type="float" office:value="-0.019896" calcext:value-type="float">
            <text:p>-0.019896</text:p>
          </table:table-cell>
          <table:table-cell office:value-type="float" office:value="-0.108267" calcext:value-type="float">
            <text:p>-0.108267</text:p>
          </table:table-cell>
          <table:table-cell office:value-type="float" office:value="0.000051" calcext:value-type="float">
            <text:p>5.1E-05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904181" calcext:value-type="float">
            <text:p>0.904181</text:p>
          </table:table-cell>
          <table:table-cell office:value-type="float" office:value="-0.019596" calcext:value-type="float">
            <text:p>-0.019596</text:p>
          </table:table-cell>
          <table:table-cell office:value-type="float" office:value="-0.104212" calcext:value-type="float">
            <text:p>-0.104212</text:p>
          </table:table-cell>
          <table:table-cell office:value-type="float" office:value="0.000036" calcext:value-type="float">
            <text:p>3.6E-0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905215" calcext:value-type="float">
            <text:p>0.90521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102192" calcext:value-type="float">
            <text:p>-0.102192</text:p>
          </table:table-cell>
          <table:table-cell office:value-type="float" office:value="0.00000063" calcext:value-type="float">
            <text:p>6.3E-07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903953" calcext:value-type="float">
            <text:p>0.903953</text:p>
          </table:table-cell>
          <table:table-cell office:value-type="float" office:value="-0.019199" calcext:value-type="float">
            <text:p>-0.019199</text:p>
          </table:table-cell>
          <table:table-cell office:value-type="float" office:value="-0.096807" calcext:value-type="float">
            <text:p>-0.096807</text:p>
          </table:table-cell>
          <table:table-cell office:value-type="float" office:value="-0.000062" calcext:value-type="float">
            <text:p>-6.2E-0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901089" calcext:value-type="float">
            <text:p>0.901089</text:p>
          </table:table-cell>
          <table:table-cell office:value-type="float" office:value="-0.018674" calcext:value-type="float">
            <text:p>-0.018674</text:p>
          </table:table-cell>
          <table:table-cell office:value-type="float" office:value="-0.10599" calcext:value-type="float">
            <text:p>-0.10599</text:p>
          </table:table-cell>
          <table:table-cell office:value-type="float" office:value="0.000078" calcext:value-type="float">
            <text:p>7.8E-05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913733" calcext:value-type="float">
            <text:p>0.913733</text:p>
          </table:table-cell>
          <table:table-cell office:value-type="float" office:value="-0.018825" calcext:value-type="float">
            <text:p>-0.018825</text:p>
          </table:table-cell>
          <table:table-cell office:value-type="float" office:value="-0.105102" calcext:value-type="float">
            <text:p>-0.105102</text:p>
          </table:table-cell>
          <table:table-cell office:value-type="float" office:value="-0.000097" calcext:value-type="float">
            <text:p>-9.7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5052" calcext:value-type="float">
            <text:p>0.905052</text:p>
          </table:table-cell>
          <table:table-cell office:value-type="float" office:value="-0.018547" calcext:value-type="float">
            <text:p>-0.018547</text:p>
          </table:table-cell>
          <table:table-cell office:value-type="float" office:value="-0.102468" calcext:value-type="float">
            <text:p>-0.102468</text:p>
          </table:table-cell>
          <table:table-cell office:value-type="float" office:value="0.000092" calcext:value-type="float">
            <text:p>9.2E-0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903551" calcext:value-type="float">
            <text:p>0.903551</text:p>
          </table:table-cell>
          <table:table-cell office:value-type="float" office:value="-0.018473" calcext:value-type="float">
            <text:p>-0.018473</text:p>
          </table:table-cell>
          <table:table-cell office:value-type="float" office:value="-0.102001" calcext:value-type="float">
            <text:p>-0.102001</text:p>
          </table:table-cell>
          <table:table-cell office:value-type="float" office:value="-0.000065" calcext:value-type="float">
            <text:p>-6.5E-0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05558" calcext:value-type="float">
            <text:p>0.905558</text:p>
          </table:table-cell>
          <table:table-cell office:value-type="float" office:value="-0.018755" calcext:value-type="float">
            <text:p>-0.018755</text:p>
          </table:table-cell>
          <table:table-cell office:value-type="float" office:value="-0.104803" calcext:value-type="float">
            <text:p>-0.104803</text:p>
          </table:table-cell>
          <table:table-cell office:value-type="float" office:value="0.000041" calcext:value-type="float">
            <text:p>4.1E-0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-0.01907" calcext:value-type="float">
            <text:p>-0.01907</text:p>
          </table:table-cell>
          <table:table-cell office:value-type="float" office:value="-0.103645" calcext:value-type="float">
            <text:p>-0.103645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04853" calcext:value-type="float">
            <text:p>0.904853</text:p>
          </table:table-cell>
          <table:table-cell office:value-type="float" office:value="-0.019382" calcext:value-type="float">
            <text:p>-0.019382</text:p>
          </table:table-cell>
          <table:table-cell office:value-type="float" office:value="-0.099719" calcext:value-type="float">
            <text:p>-0.099719</text:p>
          </table:table-cell>
          <table:table-cell office:value-type="float" office:value="-0.000046" calcext:value-type="float">
            <text:p>-4.6E-0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90511" calcext:value-type="float">
            <text:p>0.90511</text:p>
          </table:table-cell>
          <table:table-cell office:value-type="float" office:value="-0.019511" calcext:value-type="float">
            <text:p>-0.019511</text:p>
          </table:table-cell>
          <table:table-cell office:value-type="float" office:value="-0.101859" calcext:value-type="float">
            <text:p>-0.101859</text:p>
          </table:table-cell>
          <table:table-cell office:value-type="float" office:value="-0.000078" calcext:value-type="float">
            <text:p>-7.8E-0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905773" calcext:value-type="float">
            <text:p>0.905773</text:p>
          </table:table-cell>
          <table:table-cell office:value-type="float" office:value="-0.019662" calcext:value-type="float">
            <text:p>-0.019662</text:p>
          </table:table-cell>
          <table:table-cell office:value-type="float" office:value="-0.105248" calcext:value-type="float">
            <text:p>-0.105248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905433" calcext:value-type="float">
            <text:p>0.905433</text:p>
          </table:table-cell>
          <table:table-cell office:value-type="float" office:value="-0.01995" calcext:value-type="float">
            <text:p>-0.01995</text:p>
          </table:table-cell>
          <table:table-cell office:value-type="float" office:value="-0.100733" calcext:value-type="float">
            <text:p>-0.100733</text:p>
          </table:table-cell>
          <table:table-cell office:value-type="float" office:value="-0.000042" calcext:value-type="float">
            <text:p>-4.2E-0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90501" calcext:value-type="float">
            <text:p>0.90501</text:p>
          </table:table-cell>
          <table:table-cell office:value-type="float" office:value="-0.019937" calcext:value-type="float">
            <text:p>-0.019937</text:p>
          </table:table-cell>
          <table:table-cell office:value-type="float" office:value="-0.101797" calcext:value-type="float">
            <text:p>-0.101797</text:p>
          </table:table-cell>
          <table:table-cell office:value-type="float" office:value="-0.0000052" calcext:value-type="float">
            <text:p>-5.2E-0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905387" calcext:value-type="float">
            <text:p>0.905387</text:p>
          </table:table-cell>
          <table:table-cell office:value-type="float" office:value="-0.02003" calcext:value-type="float">
            <text:p>-0.02003</text:p>
          </table:table-cell>
          <table:table-cell office:value-type="float" office:value="-0.102467" calcext:value-type="float">
            <text:p>-0.102467</text:p>
          </table:table-cell>
          <table:table-cell office:value-type="float" office:value="-0.0000024" calcext:value-type="float">
            <text:p>-2.4E-0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10616" calcext:value-type="float">
            <text:p>0.910616</text:p>
          </table:table-cell>
          <table:table-cell office:value-type="float" office:value="-0.020179" calcext:value-type="float">
            <text:p>-0.020179</text:p>
          </table:table-cell>
          <table:table-cell office:value-type="float" office:value="-0.103082" calcext:value-type="float">
            <text:p>-0.103082</text:p>
          </table:table-cell>
          <table:table-cell office:value-type="float" office:value="-0.000099" calcext:value-type="float">
            <text:p>-9.9E-05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908801" calcext:value-type="float">
            <text:p>0.908801</text:p>
          </table:table-cell>
          <table:table-cell office:value-type="float" office:value="-0.020088" calcext:value-type="float">
            <text:p>-0.020088</text:p>
          </table:table-cell>
          <table:table-cell office:value-type="float" office:value="-0.102689" calcext:value-type="float">
            <text:p>-0.102689</text:p>
          </table:table-cell>
          <table:table-cell office:value-type="float" office:value="-0.000057" calcext:value-type="float">
            <text:p>-5.7E-0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900106" calcext:value-type="float">
            <text:p>0.900106</text:p>
          </table:table-cell>
          <table:table-cell office:value-type="float" office:value="-0.019773" calcext:value-type="float">
            <text:p>-0.019773</text:p>
          </table:table-cell>
          <table:table-cell office:value-type="float" office:value="-0.098848" calcext:value-type="float">
            <text:p>-0.098848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897386" calcext:value-type="float">
            <text:p>0.897386</text:p>
          </table:table-cell>
          <table:table-cell office:value-type="float" office:value="-0.019506" calcext:value-type="float">
            <text:p>-0.019506</text:p>
          </table:table-cell>
          <table:table-cell office:value-type="float" office:value="-0.105089" calcext:value-type="float">
            <text:p>-0.105089</text:p>
          </table:table-cell>
          <table:table-cell office:value-type="float" office:value="0.000299" calcext:value-type="float">
            <text:p>0.00029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908717" calcext:value-type="float">
            <text:p>0.908717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100668" calcext:value-type="float">
            <text:p>-0.100668</text:p>
          </table:table-cell>
          <table:table-cell office:value-type="float" office:value="-0.000096" calcext:value-type="float">
            <text:p>-9.6E-0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909571" calcext:value-type="float">
            <text:p>0.909571</text:p>
          </table:table-cell>
          <table:table-cell office:value-type="float" office:value="-0.020335" calcext:value-type="float">
            <text:p>-0.020335</text:p>
          </table:table-cell>
          <table:table-cell office:value-type="float" office:value="-0.103912" calcext:value-type="float">
            <text:p>-0.103912</text:p>
          </table:table-cell>
          <table:table-cell office:value-type="float" office:value="-0.000076" calcext:value-type="float">
            <text:p>-7.6E-0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887824" calcext:value-type="float">
            <text:p>0.887824</text:p>
          </table:table-cell>
          <table:table-cell office:value-type="float" office:value="-0.020286" calcext:value-type="float">
            <text:p>-0.020286</text:p>
          </table:table-cell>
          <table:table-cell office:value-type="float" office:value="-0.105742" calcext:value-type="float">
            <text:p>-0.105742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898363" calcext:value-type="float">
            <text:p>0.898363</text:p>
          </table:table-cell>
          <table:table-cell office:value-type="float" office:value="-0.021491" calcext:value-type="float">
            <text:p>-0.021491</text:p>
          </table:table-cell>
          <table:table-cell office:value-type="float" office:value="-0.096994" calcext:value-type="float">
            <text:p>-0.096994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900652" calcext:value-type="float">
            <text:p>0.900652</text:p>
          </table:table-cell>
          <table:table-cell office:value-type="float" office:value="-0.022478" calcext:value-type="float">
            <text:p>-0.022478</text:p>
          </table:table-cell>
          <table:table-cell office:value-type="float" office:value="-0.103041" calcext:value-type="float">
            <text:p>-0.103041</text:p>
          </table:table-cell>
          <table:table-cell office:value-type="float" office:value="-0.0000029" calcext:value-type="float">
            <text:p>-2.9E-06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903396" calcext:value-type="float">
            <text:p>0.903396</text:p>
          </table:table-cell>
          <table:table-cell office:value-type="float" office:value="-0.023575" calcext:value-type="float">
            <text:p>-0.023575</text:p>
          </table:table-cell>
          <table:table-cell office:value-type="float" office:value="-0.106117" calcext:value-type="float">
            <text:p>-0.106117</text:p>
          </table:table-cell>
          <table:table-cell office:value-type="float" office:value="-0.000062" calcext:value-type="float">
            <text:p>-6.2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1835" calcext:value-type="float">
            <text:p>0.891835</text:p>
          </table:table-cell>
          <table:table-cell office:value-type="float" office:value="-0.024486" calcext:value-type="float">
            <text:p>-0.024486</text:p>
          </table:table-cell>
          <table:table-cell office:value-type="float" office:value="-0.102515" calcext:value-type="float">
            <text:p>-0.102515</text:p>
          </table:table-cell>
          <table:table-cell office:value-type="float" office:value="0.000163" calcext:value-type="float">
            <text:p>0.000163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880675" calcext:value-type="float">
            <text:p>0.880675</text:p>
          </table:table-cell>
          <table:table-cell office:value-type="float" office:value="-0.025523" calcext:value-type="float">
            <text:p>-0.025523</text:p>
          </table:table-cell>
          <table:table-cell office:value-type="float" office:value="-0.104633" calcext:value-type="float">
            <text:p>-0.104633</text:p>
          </table:table-cell>
          <table:table-cell office:value-type="float" office:value="0.000488" calcext:value-type="float">
            <text:p>0.00048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878653" calcext:value-type="float">
            <text:p>0.878653</text:p>
          </table:table-cell>
          <table:table-cell office:value-type="float" office:value="-0.027052" calcext:value-type="float">
            <text:p>-0.027052</text:p>
          </table:table-cell>
          <table:table-cell office:value-type="float" office:value="-0.100961" calcext:value-type="float">
            <text:p>-0.100961</text:p>
          </table:table-cell>
          <table:table-cell office:value-type="float" office:value="0.000552" calcext:value-type="float">
            <text:p>0.000552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865208" calcext:value-type="float">
            <text:p>0.865208</text:p>
          </table:table-cell>
          <table:table-cell office:value-type="float" office:value="-0.028281" calcext:value-type="float">
            <text:p>-0.028281</text:p>
          </table:table-cell>
          <table:table-cell office:value-type="float" office:value="-0.104068" calcext:value-type="float">
            <text:p>-0.104068</text:p>
          </table:table-cell>
          <table:table-cell office:value-type="float" office:value="0.000508" calcext:value-type="float">
            <text:p>0.00050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871174" calcext:value-type="float">
            <text:p>0.871174</text:p>
          </table:table-cell>
          <table:table-cell office:value-type="float" office:value="-0.030401" calcext:value-type="float">
            <text:p>-0.030401</text:p>
          </table:table-cell>
          <table:table-cell office:value-type="float" office:value="-0.109106" calcext:value-type="float">
            <text:p>-0.109106</text:p>
          </table:table-cell>
          <table:table-cell office:value-type="float" office:value="0.000287" calcext:value-type="float">
            <text:p>0.00028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878829" calcext:value-type="float">
            <text:p>0.878829</text:p>
          </table:table-cell>
          <table:table-cell office:value-type="float" office:value="-0.032598" calcext:value-type="float">
            <text:p>-0.032598</text:p>
          </table:table-cell>
          <table:table-cell office:value-type="float" office:value="-0.106141" calcext:value-type="float">
            <text:p>-0.106141</text:p>
          </table:table-cell>
          <table:table-cell office:value-type="float" office:value="0.000108" calcext:value-type="float">
            <text:p>0.00010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864545" calcext:value-type="float">
            <text:p>0.864545</text:p>
          </table:table-cell>
          <table:table-cell office:value-type="float" office:value="-0.033526" calcext:value-type="float">
            <text:p>-0.033526</text:p>
          </table:table-cell>
          <table:table-cell office:value-type="float" office:value="-0.112251" calcext:value-type="float">
            <text:p>-0.112251</text:p>
          </table:table-cell>
          <table:table-cell office:value-type="float" office:value="0.000147" calcext:value-type="float">
            <text:p>0.00014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85447" calcext:value-type="float">
            <text:p>0.85447</text:p>
          </table:table-cell>
          <table:table-cell office:value-type="float" office:value="-0.034809" calcext:value-type="float">
            <text:p>-0.034809</text:p>
          </table:table-cell>
          <table:table-cell office:value-type="float" office:value="-0.112636" calcext:value-type="float">
            <text:p>-0.112636</text:p>
          </table:table-cell>
          <table:table-cell office:value-type="float" office:value="0.000339" calcext:value-type="float">
            <text:p>0.00033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849877" calcext:value-type="float">
            <text:p>0.849877</text:p>
          </table:table-cell>
          <table:table-cell office:value-type="float" office:value="-0.036672" calcext:value-type="float">
            <text:p>-0.036672</text:p>
          </table:table-cell>
          <table:table-cell office:value-type="float" office:value="-0.113649" calcext:value-type="float">
            <text:p>-0.113649</text:p>
          </table:table-cell>
          <table:table-cell office:value-type="float" office:value="-0.000069" calcext:value-type="float">
            <text:p>-6.9E-0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839617" calcext:value-type="float">
            <text:p>0.839617</text:p>
          </table:table-cell>
          <table:table-cell office:value-type="float" office:value="-0.037829" calcext:value-type="float">
            <text:p>-0.037829</text:p>
          </table:table-cell>
          <table:table-cell office:value-type="float" office:value="-0.11648" calcext:value-type="float">
            <text:p>-0.11648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852819" calcext:value-type="float">
            <text:p>0.852819</text:p>
          </table:table-cell>
          <table:table-cell office:value-type="float" office:value="-0.040328" calcext:value-type="float">
            <text:p>-0.040328</text:p>
          </table:table-cell>
          <table:table-cell office:value-type="float" office:value="-0.127848" calcext:value-type="float">
            <text:p>-0.127848</text:p>
          </table:table-cell>
          <table:table-cell office:value-type="float" office:value="0.000035" calcext:value-type="float">
            <text:p>3.5E-0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831827" calcext:value-type="float">
            <text:p>0.831827</text:p>
          </table:table-cell>
          <table:table-cell office:value-type="float" office:value="-0.042024" calcext:value-type="float">
            <text:p>-0.042024</text:p>
          </table:table-cell>
          <table:table-cell office:value-type="float" office:value="-0.127025" calcext:value-type="float">
            <text:p>-0.127025</text:p>
          </table:table-cell>
          <table:table-cell office:value-type="float" office:value="-0.000165" calcext:value-type="float">
            <text:p>-0.00016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66108" calcext:value-type="float">
            <text:p>0.66108</text:p>
          </table:table-cell>
          <table:table-cell office:value-type="float" office:value="-0.033734" calcext:value-type="float">
            <text:p>-0.033734</text:p>
          </table:table-cell>
          <table:table-cell office:value-type="float" office:value="-0.118208" calcext:value-type="float">
            <text:p>-0.118208</text:p>
          </table:table-cell>
          <table:table-cell office:value-type="float" office:value="0.002722" calcext:value-type="float">
            <text:p>0.002722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854136" calcext:value-type="float">
            <text:p>0.854136</text:p>
          </table:table-cell>
          <table:table-cell office:value-type="float" office:value="-0.052873" calcext:value-type="float">
            <text:p>-0.052873</text:p>
          </table:table-cell>
          <table:table-cell office:value-type="float" office:value="-0.132049" calcext:value-type="float">
            <text:p>-0.132049</text:p>
          </table:table-cell>
          <table:table-cell office:value-type="float" office:value="-0.001029" calcext:value-type="float">
            <text:p>-0.00102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813517" calcext:value-type="float">
            <text:p>0.813517</text:p>
          </table:table-cell>
          <table:table-cell office:value-type="float" office:value="-0.053802" calcext:value-type="float">
            <text:p>-0.053802</text:p>
          </table:table-cell>
          <table:table-cell office:value-type="float" office:value="-0.134517" calcext:value-type="float">
            <text:p>-0.134517</text:p>
          </table:table-cell>
          <table:table-cell office:value-type="float" office:value="-0.000705" calcext:value-type="float">
            <text:p>-0.000705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745295" calcext:value-type="float">
            <text:p>0.745295</text:p>
          </table:table-cell>
          <table:table-cell office:value-type="float" office:value="-0.050681" calcext:value-type="float">
            <text:p>-0.050681</text:p>
          </table:table-cell>
          <table:table-cell office:value-type="float" office:value="-0.1456" calcext:value-type="float">
            <text:p>-0.1456</text:p>
          </table:table-cell>
          <table:table-cell office:value-type="float" office:value="0.000229" calcext:value-type="float">
            <text:p>0.00022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28156" calcext:value-type="float">
            <text:p>0.728156</text:p>
          </table:table-cell>
          <table:table-cell office:value-type="float" office:value="-0.052761" calcext:value-type="float">
            <text:p>-0.052761</text:p>
          </table:table-cell>
          <table:table-cell office:value-type="float" office:value="-0.132325" calcext:value-type="float">
            <text:p>-0.132325</text:p>
          </table:table-cell>
          <table:table-cell office:value-type="float" office:value="0.000097" calcext:value-type="float">
            <text:p>9.7E-05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702419" calcext:value-type="float">
            <text:p>0.702419</text:p>
          </table:table-cell>
          <table:table-cell office:value-type="float" office:value="-0.052996" calcext:value-type="float">
            <text:p>-0.052996</text:p>
          </table:table-cell>
          <table:table-cell office:value-type="float" office:value="-0.153856" calcext:value-type="float">
            <text:p>-0.153856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70916" calcext:value-type="float">
            <text:p>0.70916</text:p>
          </table:table-cell>
          <table:table-cell office:value-type="float" office:value="-0.057331" calcext:value-type="float">
            <text:p>-0.057331</text:p>
          </table:table-cell>
          <table:table-cell office:value-type="float" office:value="-0.159411" calcext:value-type="float">
            <text:p>-0.159411</text:p>
          </table:table-cell>
          <table:table-cell office:value-type="float" office:value="-0.000246" calcext:value-type="float">
            <text:p>-0.000246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664395" calcext:value-type="float">
            <text:p>0.664395</text:p>
          </table:table-cell>
          <table:table-cell office:value-type="float" office:value="-0.056754" calcext:value-type="float">
            <text:p>-0.056754</text:p>
          </table:table-cell>
          <table:table-cell office:value-type="float" office:value="-0.145979" calcext:value-type="float">
            <text:p>-0.145979</text:p>
          </table:table-cell>
          <table:table-cell office:value-type="float" office:value="-0.000119" calcext:value-type="float">
            <text:p>-0.000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5868" calcext:value-type="float">
            <text:p>0.665868</text:p>
          </table:table-cell>
          <table:table-cell office:value-type="float" office:value="-0.059935" calcext:value-type="float">
            <text:p>-0.059935</text:p>
          </table:table-cell>
          <table:table-cell office:value-type="float" office:value="-0.162459" calcext:value-type="float">
            <text:p>-0.162459</text:p>
          </table:table-cell>
          <table:table-cell office:value-type="float" office:value="-0.000129" calcext:value-type="float">
            <text:p>-0.000129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626351" calcext:value-type="float">
            <text:p>0.626351</text:p>
          </table:table-cell>
          <table:table-cell office:value-type="float" office:value="-0.059411" calcext:value-type="float">
            <text:p>-0.059411</text:p>
          </table:table-cell>
          <table:table-cell office:value-type="float" office:value="-0.160375" calcext:value-type="float">
            <text:p>-0.160375</text:p>
          </table:table-cell>
          <table:table-cell office:value-type="float" office:value="-0.000379" calcext:value-type="float">
            <text:p>-0.00037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587093" calcext:value-type="float">
            <text:p>0.587093</text:p>
          </table:table-cell>
          <table:table-cell office:value-type="float" office:value="-0.057839" calcext:value-type="float">
            <text:p>-0.057839</text:p>
          </table:table-cell>
          <table:table-cell office:value-type="float" office:value="-0.170085" calcext:value-type="float">
            <text:p>-0.170085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592805" calcext:value-type="float">
            <text:p>0.592805</text:p>
          </table:table-cell>
          <table:table-cell office:value-type="float" office:value="-0.064407" calcext:value-type="float">
            <text:p>-0.064407</text:p>
          </table:table-cell>
          <table:table-cell office:value-type="float" office:value="-0.166211" calcext:value-type="float">
            <text:p>-0.166211</text:p>
          </table:table-cell>
          <table:table-cell office:value-type="float" office:value="-0.000292" calcext:value-type="float">
            <text:p>-0.00029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567263" calcext:value-type="float">
            <text:p>0.567263</text:p>
          </table:table-cell>
          <table:table-cell office:value-type="float" office:value="-0.065275" calcext:value-type="float">
            <text:p>-0.065275</text:p>
          </table:table-cell>
          <table:table-cell office:value-type="float" office:value="-0.178726" calcext:value-type="float">
            <text:p>-0.178726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543505" calcext:value-type="float">
            <text:p>0.543505</text:p>
          </table:table-cell>
          <table:table-cell office:value-type="float" office:value="-0.067453" calcext:value-type="float">
            <text:p>-0.067453</text:p>
          </table:table-cell>
          <table:table-cell office:value-type="float" office:value="-0.169272" calcext:value-type="float">
            <text:p>-0.169272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0489" calcext:value-type="float">
            <text:p>0.40489</text:p>
          </table:table-cell>
          <table:table-cell office:value-type="float" office:value="-0.046127" calcext:value-type="float">
            <text:p>-0.046127</text:p>
          </table:table-cell>
          <table:table-cell office:value-type="float" office:value="-0.202687" calcext:value-type="float">
            <text:p>-0.202687</text:p>
          </table:table-cell>
          <table:table-cell office:value-type="float" office:value="0.002297" calcext:value-type="float">
            <text:p>0.002297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554206" calcext:value-type="float">
            <text:p>0.554206</text:p>
          </table:table-cell>
          <table:table-cell office:value-type="float" office:value="-0.088651" calcext:value-type="float">
            <text:p>-0.088651</text:p>
          </table:table-cell>
          <table:table-cell office:value-type="float" office:value="-0.155045" calcext:value-type="float">
            <text:p>-0.155045</text:p>
          </table:table-cell>
          <table:table-cell office:value-type="float" office:value="-0.001915" calcext:value-type="float">
            <text:p>-0.00191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501665" calcext:value-type="float">
            <text:p>0.501665</text:p>
          </table:table-cell>
          <table:table-cell office:value-type="float" office:value="-0.08178" calcext:value-type="float">
            <text:p>-0.08178</text:p>
          </table:table-cell>
          <table:table-cell office:value-type="float" office:value="-0.175931" calcext:value-type="float">
            <text:p>-0.175931</text:p>
          </table:table-cell>
          <table:table-cell office:value-type="float" office:value="-0.001265" calcext:value-type="float">
            <text:p>-0.001265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457054" calcext:value-type="float">
            <text:p>0.457054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-0.190067" calcext:value-type="float">
            <text:p>-0.190067</text:p>
          </table:table-cell>
          <table:table-cell office:value-type="float" office:value="-0.000236" calcext:value-type="float">
            <text:p>-0.00023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22689" calcext:value-type="float">
            <text:p>0.422689</text:p>
          </table:table-cell>
          <table:table-cell office:value-type="float" office:value="-0.070565" calcext:value-type="float">
            <text:p>-0.070565</text:p>
          </table:table-cell>
          <table:table-cell office:value-type="float" office:value="-0.184085" calcext:value-type="float">
            <text:p>-0.18408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396632" calcext:value-type="float">
            <text:p>0.396632</text:p>
          </table:table-cell>
          <table:table-cell office:value-type="float" office:value="-0.067733" calcext:value-type="float">
            <text:p>-0.067733</text:p>
          </table:table-cell>
          <table:table-cell office:value-type="float" office:value="-0.187826" calcext:value-type="float">
            <text:p>-0.187826</text:p>
          </table:table-cell>
          <table:table-cell office:value-type="float" office:value="-0.000139" calcext:value-type="float">
            <text:p>-0.00013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393232" calcext:value-type="float">
            <text:p>0.393232</text:p>
          </table:table-cell>
          <table:table-cell office:value-type="float" office:value="-0.069053" calcext:value-type="float">
            <text:p>-0.069053</text:p>
          </table:table-cell>
          <table:table-cell office:value-type="float" office:value="-0.200554" calcext:value-type="float">
            <text:p>-0.200554</text:p>
          </table:table-cell>
          <table:table-cell office:value-type="float" office:value="0.000094" calcext:value-type="float">
            <text:p>9.4E-05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389242" calcext:value-type="float">
            <text:p>0.389242</text:p>
          </table:table-cell>
          <table:table-cell office:value-type="float" office:value="-0.072419" calcext:value-type="float">
            <text:p>-0.072419</text:p>
          </table:table-cell>
          <table:table-cell office:value-type="float" office:value="-0.17988" calcext:value-type="float">
            <text:p>-0.17988</text:p>
          </table:table-cell>
          <table:table-cell office:value-type="float" office:value="-0.000289" calcext:value-type="float">
            <text:p>-0.00028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347438" calcext:value-type="float">
            <text:p>0.347438</text:p>
          </table:table-cell>
          <table:table-cell office:value-type="float" office:value="-0.061454" calcext:value-type="float">
            <text:p>-0.061454</text:p>
          </table:table-cell>
          <table:table-cell office:value-type="float" office:value="-0.202288" calcext:value-type="float">
            <text:p>-0.202288</text:p>
          </table:table-cell>
          <table:table-cell office:value-type="float" office:value="0.000375" calcext:value-type="float">
            <text:p>0.00037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397784" calcext:value-type="float">
            <text:p>0.397784</text:p>
          </table:table-cell>
          <table:table-cell office:value-type="float" office:value="-0.078674" calcext:value-type="float">
            <text:p>-0.078674</text:p>
          </table:table-cell>
          <table:table-cell office:value-type="float" office:value="-0.177873" calcext:value-type="float">
            <text:p>-0.177873</text:p>
          </table:table-cell>
          <table:table-cell office:value-type="float" office:value="-0.00088" calcext:value-type="float">
            <text:p>-0.0008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359911" calcext:value-type="float">
            <text:p>0.359911</text:p>
          </table:table-cell>
          <table:table-cell office:value-type="float" office:value="-0.067162" calcext:value-type="float">
            <text:p>-0.067162</text:p>
          </table:table-cell>
          <table:table-cell office:value-type="float" office:value="-0.204175" calcext:value-type="float">
            <text:p>-0.204175</text:p>
          </table:table-cell>
          <table:table-cell office:value-type="float" office:value="-0.000291" calcext:value-type="float">
            <text:p>-0.000291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337356" calcext:value-type="float">
            <text:p>0.337356</text:p>
          </table:table-cell>
          <table:table-cell office:value-type="float" office:value="-0.061499" calcext:value-type="float">
            <text:p>-0.061499</text:p>
          </table:table-cell>
          <table:table-cell office:value-type="float" office:value="-0.219853" calcext:value-type="float">
            <text:p>-0.219853</text:p>
          </table:table-cell>
          <table:table-cell office:value-type="float" office:value="-0.000131" calcext:value-type="float">
            <text:p>-0.00013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326949" calcext:value-type="float">
            <text:p>0.326949</text:p>
          </table:table-cell>
          <table:table-cell office:value-type="float" office:value="-0.061516" calcext:value-type="float">
            <text:p>-0.061516</text:p>
          </table:table-cell>
          <table:table-cell office:value-type="float" office:value="-0.191612" calcext:value-type="float">
            <text:p>-0.191612</text:p>
          </table:table-cell>
          <table:table-cell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322489" calcext:value-type="float">
            <text:p>0.322489</text:p>
          </table:table-cell>
          <table:table-cell office:value-type="float" office:value="-0.061625" calcext:value-type="float">
            <text:p>-0.061625</text:p>
          </table:table-cell>
          <table:table-cell office:value-type="float" office:value="-0.194738" calcext:value-type="float">
            <text:p>-0.194738</text:p>
          </table:table-cell>
          <table:table-cell office:value-type="float" office:value="0.00000072" calcext:value-type="float">
            <text:p>7.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3367" calcext:value-type="float">
            <text:p>0.313367</text:p>
          </table:table-cell>
          <table:table-cell office:value-type="float" office:value="-0.059846" calcext:value-type="float">
            <text:p>-0.059846</text:p>
          </table:table-cell>
          <table:table-cell office:value-type="float" office:value="-0.209753" calcext:value-type="float">
            <text:p>-0.209753</text:p>
          </table:table-cell>
          <table:table-cell office:value-type="float" office:value="-0.000014" calcext:value-type="float">
            <text:p>-1.4E-05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315413" calcext:value-type="float">
            <text:p>0.315413</text:p>
          </table:table-cell>
          <table:table-cell office:value-type="float" office:value="-0.062732" calcext:value-type="float">
            <text:p>-0.062732</text:p>
          </table:table-cell>
          <table:table-cell office:value-type="float" office:value="-0.197494" calcext:value-type="float">
            <text:p>-0.197494</text:p>
          </table:table-cell>
          <table:table-cell office:value-type="float" office:value="-0.000106" calcext:value-type="float">
            <text:p>-0.00010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309793" calcext:value-type="float">
            <text:p>0.309793</text:p>
          </table:table-cell>
          <table:table-cell office:value-type="float" office:value="-0.062035" calcext:value-type="float">
            <text:p>-0.062035</text:p>
          </table:table-cell>
          <table:table-cell office:value-type="float" office:value="-0.213322" calcext:value-type="float">
            <text:p>-0.213322</text:p>
          </table:table-cell>
          <table:table-cell office:value-type="float" office:value="-0.000027" calcext:value-type="float">
            <text:p>-2.7E-05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269757" calcext:value-type="float">
            <text:p>0.269757</text:p>
          </table:table-cell>
          <table:table-cell office:value-type="float" office:value="-0.051237" calcext:value-type="float">
            <text:p>-0.051237</text:p>
          </table:table-cell>
          <table:table-cell office:value-type="float" office:value="-0.226913" calcext:value-type="float">
            <text:p>-0.226913</text:p>
          </table:table-cell>
          <table:table-cell office:value-type="float" office:value="0.000811" calcext:value-type="float">
            <text:p>0.00081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314547" calcext:value-type="float">
            <text:p>0.314547</text:p>
          </table:table-cell>
          <table:table-cell office:value-type="float" office:value="-0.070194" calcext:value-type="float">
            <text:p>-0.070194</text:p>
          </table:table-cell>
          <table:table-cell office:value-type="float" office:value="-0.192507" calcext:value-type="float">
            <text:p>-0.192507</text:p>
          </table:table-cell>
          <table:table-cell office:value-type="float" office:value="-0.000639" calcext:value-type="float">
            <text:p>-0.000639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318163" calcext:value-type="float">
            <text:p>0.318163</text:p>
          </table:table-cell>
          <table:table-cell office:value-type="float" office:value="-0.072407" calcext:value-type="float">
            <text:p>-0.072407</text:p>
          </table:table-cell>
          <table:table-cell office:value-type="float" office:value="-0.20811" calcext:value-type="float">
            <text:p>-0.20811</text:p>
          </table:table-cell>
          <table:table-cell office:value-type="float" office:value="-0.000576" calcext:value-type="float">
            <text:p>-0.00057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280213" calcext:value-type="float">
            <text:p>0.280213</text:p>
          </table:table-cell>
          <table:table-cell office:value-type="float" office:value="-0.060957" calcext:value-type="float">
            <text:p>-0.060957</text:p>
          </table:table-cell>
          <table:table-cell office:value-type="float" office:value="-0.210652" calcext:value-type="float">
            <text:p>-0.210652</text:p>
          </table:table-cell>
          <table:table-cell office:value-type="float" office:value="-0.0000021" calcext:value-type="float">
            <text:p>-2.1E-06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268633" calcext:value-type="float">
            <text:p>0.268633</text:p>
          </table:table-cell>
          <table:table-cell office:value-type="float" office:value="-0.056168" calcext:value-type="float">
            <text:p>-0.056168</text:p>
          </table:table-cell>
          <table:table-cell office:value-type="float" office:value="-0.254287" calcext:value-type="float">
            <text:p>-0.254287</text:p>
          </table:table-cell>
          <table:table-cell office:value-type="float" office:value="0.000748" calcext:value-type="float">
            <text:p>0.00074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266597" calcext:value-type="float">
            <text:p>0.266597</text:p>
          </table:table-cell>
          <table:table-cell office:value-type="float" office:value="-0.060851" calcext:value-type="float">
            <text:p>-0.060851</text:p>
          </table:table-cell>
          <table:table-cell office:value-type="float" office:value="-0.210023" calcext:value-type="float">
            <text:p>-0.210023</text:p>
          </table:table-cell>
          <table:table-cell office:value-type="float" office:value="-0.000206" calcext:value-type="float">
            <text:p>-0.000206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282386" calcext:value-type="float">
            <text:p>0.282386</text:p>
          </table:table-cell>
          <table:table-cell office:value-type="float" office:value="-0.067722" calcext:value-type="float">
            <text:p>-0.067722</text:p>
          </table:table-cell>
          <table:table-cell office:value-type="float" office:value="-0.220209" calcext:value-type="float">
            <text:p>-0.220209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255839" calcext:value-type="float">
            <text:p>0.255839</text:p>
          </table:table-cell>
          <table:table-cell office:value-type="float" office:value="-0.059853" calcext:value-type="float">
            <text:p>-0.059853</text:p>
          </table:table-cell>
          <table:table-cell office:value-type="float" office:value="-0.228869" calcext:value-type="float">
            <text:p>-0.228869</text:p>
          </table:table-cell>
          <table:table-cell office:value-type="float" office:value="0.000113" calcext:value-type="float">
            <text:p>0.000113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265751" calcext:value-type="float">
            <text:p>0.265751</text:p>
          </table:table-cell>
          <table:table-cell office:value-type="float" office:value="-0.065808" calcext:value-type="float">
            <text:p>-0.065808</text:p>
          </table:table-cell>
          <table:table-cell office:value-type="float" office:value="-0.246428" calcext:value-type="float">
            <text:p>-0.246428</text:p>
          </table:table-cell>
          <table:table-cell office:value-type="float" office:value="-0.000224" calcext:value-type="float">
            <text:p>-0.00022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242914" calcext:value-type="float">
            <text:p>0.242914</text:p>
          </table:table-cell>
          <table:table-cell office:value-type="float" office:value="-0.059473" calcext:value-type="float">
            <text:p>-0.059473</text:p>
          </table:table-cell>
          <table:table-cell office:value-type="float" office:value="-0.245494" calcext:value-type="float">
            <text:p>-0.245494</text:p>
          </table:table-cell>
          <table:table-cell office:value-type="float" office:value="0.000547" calcext:value-type="float">
            <text:p>0.000547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263678" calcext:value-type="float">
            <text:p>0.263678</text:p>
          </table:table-cell>
          <table:table-cell office:value-type="float" office:value="-0.073007" calcext:value-type="float">
            <text:p>-0.073007</text:p>
          </table:table-cell>
          <table:table-cell office:value-type="float" office:value="-0.207653" calcext:value-type="float">
            <text:p>-0.207653</text:p>
          </table:table-cell>
          <table:table-cell office:value-type="float" office:value="-0.000478" calcext:value-type="float">
            <text:p>-0.00047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25967" calcext:value-type="float">
            <text:p>0.25967</text:p>
          </table:table-cell>
          <table:table-cell office:value-type="float" office:value="-0.072198" calcext:value-type="float">
            <text:p>-0.072198</text:p>
          </table:table-cell>
          <table:table-cell office:value-type="float" office:value="-0.239109" calcext:value-type="float">
            <text:p>-0.239109</text:p>
          </table:table-cell>
          <table:table-cell office:value-type="float" office:value="-0.000355" calcext:value-type="float">
            <text:p>-0.000355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24466" calcext:value-type="float">
            <text:p>0.24466</text:p>
          </table:table-cell>
          <table:table-cell office:value-type="float" office:value="-0.067046" calcext:value-type="float">
            <text:p>-0.067046</text:p>
          </table:table-cell>
          <table:table-cell office:value-type="float" office:value="-0.238669" calcext:value-type="float">
            <text:p>-0.238669</text:p>
          </table:table-cell>
          <table:table-cell office:value-type="float" office:value="-0.000154" calcext:value-type="float">
            <text:p>-0.00015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232021" calcext:value-type="float">
            <text:p>0.232021</text:p>
          </table:table-cell>
          <table:table-cell office:value-type="float" office:value="-0.063376" calcext:value-type="float">
            <text:p>-0.063376</text:p>
          </table:table-cell>
          <table:table-cell office:value-type="float" office:value="-0.248458" calcext:value-type="float">
            <text:p>-0.248458</text:p>
          </table:table-cell>
          <table:table-cell office:value-type="float" office:value="0.000208" calcext:value-type="float">
            <text:p>0.000208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239725" calcext:value-type="float">
            <text:p>0.239725</text:p>
          </table:table-cell>
          <table:table-cell office:value-type="float" office:value="-0.067342" calcext:value-type="float">
            <text:p>-0.067342</text:p>
          </table:table-cell>
          <table:table-cell office:value-type="float" office:value="-0.234267" calcext:value-type="float">
            <text:p>-0.234267</text:p>
          </table:table-cell>
          <table:table-cell office:value-type="float" office:value="-0.000067" calcext:value-type="float">
            <text:p>-6.7E-0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210184" calcext:value-type="float">
            <text:p>0.210184</text:p>
          </table:table-cell>
          <table:table-cell office:value-type="float" office:value="-0.056086" calcext:value-type="float">
            <text:p>-0.056086</text:p>
          </table:table-cell>
          <table:table-cell office:value-type="float" office:value="-0.255148" calcext:value-type="float">
            <text:p>-0.255148</text:p>
          </table:table-cell>
          <table:table-cell office:value-type="float" office:value="0.000317" calcext:value-type="float">
            <text:p>0.000317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24036" calcext:value-type="float">
            <text:p>0.24036</text:p>
          </table:table-cell>
          <table:table-cell office:value-type="float" office:value="-0.070301" calcext:value-type="float">
            <text:p>-0.070301</text:p>
          </table:table-cell>
          <table:table-cell office:value-type="float" office:value="-0.248413" calcext:value-type="float">
            <text:p>-0.248413</text:p>
          </table:table-cell>
          <table:table-cell office:value-type="float" office:value="-0.000197" calcext:value-type="float">
            <text:p>-0.000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8108" calcext:value-type="float">
            <text:p>0.248108</text:p>
          </table:table-cell>
          <table:table-cell office:value-type="float" office:value="-0.074458" calcext:value-type="float">
            <text:p>-0.074458</text:p>
          </table:table-cell>
          <table:table-cell office:value-type="float" office:value="-0.23889" calcext:value-type="float">
            <text:p>-0.23889</text:p>
          </table:table-cell>
          <table:table-cell office:value-type="float" office:value="-0.000675" calcext:value-type="float">
            <text:p>-0.000675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198925" calcext:value-type="float">
            <text:p>0.198925</text:p>
          </table:table-cell>
          <table:table-cell office:value-type="float" office:value="-0.054166" calcext:value-type="float">
            <text:p>-0.054166</text:p>
          </table:table-cell>
          <table:table-cell office:value-type="float" office:value="-0.242653" calcext:value-type="float">
            <text:p>-0.242653</text:p>
          </table:table-cell>
          <table:table-cell office:value-type="float" office:value="0.000639" calcext:value-type="float">
            <text:p>0.00063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214061" calcext:value-type="float">
            <text:p>0.214061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258084" calcext:value-type="float">
            <text:p>-0.258084</text:p>
          </table:table-cell>
          <table:table-cell office:value-type="float" office:value="-0.000109" calcext:value-type="float">
            <text:p>-0.000109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22146" calcext:value-type="float">
            <text:p>0.22146</text:p>
          </table:table-cell>
          <table:table-cell office:value-type="float" office:value="-0.065062" calcext:value-type="float">
            <text:p>-0.065062</text:p>
          </table:table-cell>
          <table:table-cell office:value-type="float" office:value="-0.243608" calcext:value-type="float">
            <text:p>-0.243608</text:p>
          </table:table-cell>
          <table:table-cell office:value-type="float" office:value="-0.000149" calcext:value-type="float">
            <text:p>-0.00014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205746" calcext:value-type="float">
            <text:p>0.205746</text:p>
          </table:table-cell>
          <table:table-cell office:value-type="float" office:value="-0.058687" calcext:value-type="float">
            <text:p>-0.058687</text:p>
          </table:table-cell>
          <table:table-cell office:value-type="float" office:value="-0.241213" calcext:value-type="float">
            <text:p>-0.241213</text:p>
          </table:table-cell>
          <table:table-cell office:value-type="float" office:value="-0.0000032" calcext:value-type="float">
            <text:p>-3.2E-06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209004" calcext:value-type="float">
            <text:p>0.209004</text:p>
          </table:table-cell>
          <table:table-cell office:value-type="float" office:value="-0.060277" calcext:value-type="float">
            <text:p>-0.060277</text:p>
          </table:table-cell>
          <table:table-cell office:value-type="float" office:value="-0.241489" calcext:value-type="float">
            <text:p>-0.241489</text:p>
          </table:table-cell>
          <table:table-cell office:value-type="float" office:value="-0.000044" calcext:value-type="float">
            <text:p>-4.4E-0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203371" calcext:value-type="float">
            <text:p>0.203371</text:p>
          </table:table-cell>
          <table:table-cell office:value-type="float" office:value="-0.057711" calcext:value-type="float">
            <text:p>-0.057711</text:p>
          </table:table-cell>
          <table:table-cell office:value-type="float" office:value="-0.248233" calcext:value-type="float">
            <text:p>-0.248233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20484" calcext:value-type="float">
            <text:p>0.20484</text:p>
          </table:table-cell>
          <table:table-cell office:value-type="float" office:value="-0.058341" calcext:value-type="float">
            <text:p>-0.058341</text:p>
          </table:table-cell>
          <table:table-cell office:value-type="float" office:value="-0.249634" calcext:value-type="float">
            <text:p>-0.249634</text:p>
          </table:table-cell>
          <table:table-cell office:value-type="float" office:value="-0.000128" calcext:value-type="float">
            <text:p>-0.00012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94087" calcext:value-type="float">
            <text:p>0.194087</text:p>
          </table:table-cell>
          <table:table-cell office:value-type="float" office:value="-0.05428" calcext:value-type="float">
            <text:p>-0.05428</text:p>
          </table:table-cell>
          <table:table-cell office:value-type="float" office:value="-0.250762" calcext:value-type="float">
            <text:p>-0.250762</text:p>
          </table:table-cell>
          <table:table-cell office:value-type="float" office:value="0.0000072" calcext:value-type="float">
            <text:p>7.2E-06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202052" calcext:value-type="float">
            <text:p>0.202052</text:p>
          </table:table-cell>
          <table:table-cell office:value-type="float" office:value="-0.057671" calcext:value-type="float">
            <text:p>-0.057671</text:p>
          </table:table-cell>
          <table:table-cell office:value-type="float" office:value="-0.243326" calcext:value-type="float">
            <text:p>-0.243326</text:p>
          </table:table-cell>
          <table:table-cell office:value-type="float" office:value="-0.000033" calcext:value-type="float">
            <text:p>-3.3E-0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92664" calcext:value-type="float">
            <text:p>0.192664</text:p>
          </table:table-cell>
          <table:table-cell office:value-type="float" office:value="-0.054067" calcext:value-type="float">
            <text:p>-0.054067</text:p>
          </table:table-cell>
          <table:table-cell office:value-type="float" office:value="-0.249821" calcext:value-type="float">
            <text:p>-0.249821</text:p>
          </table:table-cell>
          <table:table-cell office:value-type="float" office:value="-0.0000017" calcext:value-type="float">
            <text:p>-1.7E-06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192264" calcext:value-type="float">
            <text:p>0.192264</text:p>
          </table:table-cell>
          <table:table-cell office:value-type="float" office:value="-0.054165" calcext:value-type="float">
            <text:p>-0.054165</text:p>
          </table:table-cell>
          <table:table-cell office:value-type="float" office:value="-0.235447" calcext:value-type="float">
            <text:p>-0.235447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97244" calcext:value-type="float">
            <text:p>0.197244</text:p>
          </table:table-cell>
          <table:table-cell office:value-type="float" office:value="-0.056072" calcext:value-type="float">
            <text:p>-0.056072</text:p>
          </table:table-cell>
          <table:table-cell office:value-type="float" office:value="-0.241065" calcext:value-type="float">
            <text:p>-0.241065</text:p>
          </table:table-cell>
          <table:table-cell office:value-type="float" office:value="-0.000125" calcext:value-type="float">
            <text:p>-0.000125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177258" calcext:value-type="float">
            <text:p>0.177258</text:p>
          </table:table-cell>
          <table:table-cell office:value-type="float" office:value="-0.04837" calcext:value-type="float">
            <text:p>-0.04837</text:p>
          </table:table-cell>
          <table:table-cell office:value-type="float" office:value="-0.256231" calcext:value-type="float">
            <text:p>-0.256231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93857" calcext:value-type="float">
            <text:p>0.193857</text:p>
          </table:table-cell>
          <table:table-cell office:value-type="float" office:value="-0.055266" calcext:value-type="float">
            <text:p>-0.055266</text:p>
          </table:table-cell>
          <table:table-cell office:value-type="float" office:value="-0.245247" calcext:value-type="float">
            <text:p>-0.245247</text:p>
          </table:table-cell>
          <table:table-cell office:value-type="float" office:value="-0.000156" calcext:value-type="float">
            <text:p>-0.000156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191979" calcext:value-type="float">
            <text:p>0.191979</text:p>
          </table:table-cell>
          <table:table-cell office:value-type="float" office:value="-0.054692" calcext:value-type="float">
            <text:p>-0.054692</text:p>
          </table:table-cell>
          <table:table-cell office:value-type="float" office:value="-0.234097" calcext:value-type="float">
            <text:p>-0.234097</text:p>
          </table:table-cell>
          <table:table-cell office:value-type="float" office:value="-0.000083" calcext:value-type="float">
            <text:p>-8.3E-0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87766" calcext:value-type="float">
            <text:p>0.187766</text:p>
          </table:table-cell>
          <table:table-cell office:value-type="float" office:value="-0.053036" calcext:value-type="float">
            <text:p>-0.053036</text:p>
          </table:table-cell>
          <table:table-cell office:value-type="float" office:value="-0.249156" calcext:value-type="float">
            <text:p>-0.249156</text:p>
          </table:table-cell>
          <table:table-cell office:value-type="float" office:value="-0.000106" calcext:value-type="float">
            <text:p>-0.000106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184298" calcext:value-type="float">
            <text:p>0.184298</text:p>
          </table:table-cell>
          <table:table-cell office:value-type="float" office:value="-0.051724" calcext:value-type="float">
            <text:p>-0.051724</text:p>
          </table:table-cell>
          <table:table-cell office:value-type="float" office:value="-0.237974" calcext:value-type="float">
            <text:p>-0.237974</text:p>
          </table:table-cell>
          <table:table-cell office:value-type="float" office:value="-0.000014" calcext:value-type="float">
            <text:p>-1.4E-0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86979" calcext:value-type="float">
            <text:p>0.186979</text:p>
          </table:table-cell>
          <table:table-cell office:value-type="float" office:value="-0.052514" calcext:value-type="float">
            <text:p>-0.052514</text:p>
          </table:table-cell>
          <table:table-cell office:value-type="float" office:value="-0.254327" calcext:value-type="float">
            <text:p>-0.254327</text:p>
          </table:table-cell>
          <table:table-cell office:value-type="float" office:value="-0.00009" calcext:value-type="float">
            <text:p>-9E-05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183233" calcext:value-type="float">
            <text:p>0.183233</text:p>
          </table:table-cell>
          <table:table-cell office:value-type="float" office:value="-0.051483" calcext:value-type="float">
            <text:p>-0.051483</text:p>
          </table:table-cell>
          <table:table-cell office:value-type="float" office:value="-0.238856" calcext:value-type="float">
            <text:p>-0.238856</text:p>
          </table:table-cell>
          <table:table-cell office:value-type="float" office:value="0.0000022" calcext:value-type="float">
            <text:p>2.2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8737" calcext:value-type="float">
            <text:p>0.198737</text:p>
          </table:table-cell>
          <table:table-cell office:value-type="float" office:value="-0.057542" calcext:value-type="float">
            <text:p>-0.057542</text:p>
          </table:table-cell>
          <table:table-cell office:value-type="float" office:value="-0.238508" calcext:value-type="float">
            <text:p>-0.238508</text:p>
          </table:table-cell>
          <table:table-cell office:value-type="float" office:value="-0.000133" calcext:value-type="float">
            <text:p>-0.000133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-0.048295" calcext:value-type="float">
            <text:p>-0.048295</text:p>
          </table:table-cell>
          <table:table-cell office:value-type="float" office:value="-0.251102" calcext:value-type="float">
            <text:p>-0.251102</text:p>
          </table:table-cell>
          <table:table-cell office:value-type="float" office:value="0.000235" calcext:value-type="float">
            <text:p>0.00023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78432" calcext:value-type="float">
            <text:p>0.178432</text:p>
          </table:table-cell>
          <table:table-cell office:value-type="float" office:value="-0.049175" calcext:value-type="float">
            <text:p>-0.049175</text:p>
          </table:table-cell>
          <table:table-cell office:value-type="float" office:value="-0.241108" calcext:value-type="float">
            <text:p>-0.241108</text:p>
          </table:table-cell>
          <table:table-cell office:value-type="float" office:value="0.000137" calcext:value-type="float">
            <text:p>0.000137</text:p>
          </table:table-cell>
        </table:table-row>
        <table:table-row table:style-name="ro1">
          <table:table-cell office:value-type="float" office:value="8.150001" calcext:value-type="float">
            <text:p>8.150001</text:p>
          </table:table-cell>
          <table:table-cell office:value-type="float" office:value="0.193693" calcext:value-type="float">
            <text:p>0.193693</text:p>
          </table:table-cell>
          <table:table-cell office:value-type="float" office:value="-0.055327" calcext:value-type="float">
            <text:p>-0.055327</text:p>
          </table:table-cell>
          <table:table-cell office:value-type="float" office:value="-0.240065" calcext:value-type="float">
            <text:p>-0.240065</text:p>
          </table:table-cell>
          <table:table-cell office:value-type="float" office:value="-0.000168" calcext:value-type="float">
            <text:p>-0.00016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85461" calcext:value-type="float">
            <text:p>0.185461</text:p>
          </table:table-cell>
          <table:table-cell office:value-type="float" office:value="-0.051846" calcext:value-type="float">
            <text:p>-0.051846</text:p>
          </table:table-cell>
          <table:table-cell office:value-type="float" office:value="-0.245652" calcext:value-type="float">
            <text:p>-0.245652</text:p>
          </table:table-cell>
          <table:table-cell office:value-type="float" office:value="0.000046" calcext:value-type="float">
            <text:p>4.6E-05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188843" calcext:value-type="float">
            <text:p>0.188843</text:p>
          </table:table-cell>
          <table:table-cell office:value-type="float" office:value="-0.053461" calcext:value-type="float">
            <text:p>-0.053461</text:p>
          </table:table-cell>
          <table:table-cell office:value-type="float" office:value="-0.250056" calcext:value-type="float">
            <text:p>-0.250056</text:p>
          </table:table-cell>
          <table:table-cell office:value-type="float" office:value="-0.00000096" calcext:value-type="float">
            <text:p>-9.6E-0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82751" calcext:value-type="float">
            <text:p>0.182751</text:p>
          </table:table-cell>
          <table:table-cell office:value-type="float" office:value="-0.050879" calcext:value-type="float">
            <text:p>-0.050879</text:p>
          </table:table-cell>
          <table:table-cell office:value-type="float" office:value="-0.237894" calcext:value-type="float">
            <text:p>-0.237894</text:p>
          </table:table-cell>
          <table:table-cell office:value-type="float" office:value="0.000084" calcext:value-type="float">
            <text:p>8.4E-0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188202" calcext:value-type="float">
            <text:p>0.188202</text:p>
          </table:table-cell>
          <table:table-cell office:value-type="float" office:value="-0.053412" calcext:value-type="float">
            <text:p>-0.053412</text:p>
          </table:table-cell>
          <table:table-cell office:value-type="float" office:value="-0.244607" calcext:value-type="float">
            <text:p>-0.244607</text:p>
          </table:table-cell>
          <table:table-cell office:value-type="float" office:value="-0.000058" calcext:value-type="float">
            <text:p>-5.8E-05</text:p>
          </table:table-cell>
        </table:table-row>
        <table:table-row table:style-name="ro1">
          <table:table-cell office:value-type="float" office:value="8.400001" calcext:value-type="float">
            <text:p>8.400001</text:p>
          </table:table-cell>
          <table:table-cell office:value-type="float" office:value="0.188067" calcext:value-type="float">
            <text:p>0.188067</text:p>
          </table:table-cell>
          <table:table-cell office:value-type="float" office:value="-0.053287" calcext:value-type="float">
            <text:p>-0.053287</text:p>
          </table:table-cell>
          <table:table-cell office:value-type="float" office:value="-0.239087" calcext:value-type="float">
            <text:p>-0.239087</text:p>
          </table:table-cell>
          <table:table-cell office:value-type="float" office:value="-0.000041" calcext:value-type="float">
            <text:p>-4.1E-05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190694" calcext:value-type="float">
            <text:p>0.190694</text:p>
          </table:table-cell>
          <table:table-cell office:value-type="float" office:value="-0.054208" calcext:value-type="float">
            <text:p>-0.054208</text:p>
          </table:table-cell>
          <table:table-cell office:value-type="float" office:value="-0.25072" calcext:value-type="float">
            <text:p>-0.25072</text:p>
          </table:table-cell>
          <table:table-cell office:value-type="float" office:value="-0.000039" calcext:value-type="float">
            <text:p>-3.9E-0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78978" calcext:value-type="float">
            <text:p>0.178978</text:p>
          </table:table-cell>
          <table:table-cell office:value-type="float" office:value="-0.049241" calcext:value-type="float">
            <text:p>-0.049241</text:p>
          </table:table-cell>
          <table:table-cell office:value-type="float" office:value="-0.239842" calcext:value-type="float">
            <text:p>-0.239842</text:p>
          </table:table-cell>
          <table:table-cell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184235" calcext:value-type="float">
            <text:p>0.184235</text:p>
          </table:table-cell>
          <table:table-cell office:value-type="float" office:value="-0.051589" calcext:value-type="float">
            <text:p>-0.051589</text:p>
          </table:table-cell>
          <table:table-cell office:value-type="float" office:value="-0.264344" calcext:value-type="float">
            <text:p>-0.264344</text:p>
          </table:table-cell>
          <table:table-cell office:value-type="float" office:value="-0.000121" calcext:value-type="float">
            <text:p>-0.00012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74233" calcext:value-type="float">
            <text:p>0.174233</text:p>
          </table:table-cell>
          <table:table-cell office:value-type="float" office:value="-0.048313" calcext:value-type="float">
            <text:p>-0.048313</text:p>
          </table:table-cell>
          <table:table-cell office:value-type="float" office:value="-0.274139" calcext:value-type="float">
            <text:p>-0.274139</text:p>
          </table:table-cell>
          <table:table-cell office:value-type="float" office:value="-0.000142" calcext:value-type="float">
            <text:p>-0.000142</text:p>
          </table:table-cell>
        </table:table-row>
        <table:table-row table:style-name="ro1">
          <table:table-cell office:value-type="float" office:value="8.650001" calcext:value-type="float">
            <text:p>8.650001</text:p>
          </table:table-cell>
          <table:table-cell office:value-type="float" office:value="0.160457" calcext:value-type="float">
            <text:p>0.160457</text:p>
          </table:table-cell>
          <table:table-cell office:value-type="float" office:value="-0.044934" calcext:value-type="float">
            <text:p>-0.044934</text:p>
          </table:table-cell>
          <table:table-cell office:value-type="float" office:value="-0.265532" calcext:value-type="float">
            <text:p>-0.265532</text:p>
          </table:table-cell>
          <table:table-cell office:value-type="float" office:value="-0.000452" calcext:value-type="float">
            <text:p>-0.00045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71178" calcext:value-type="float">
            <text:p>0.171178</text:p>
          </table:table-cell>
          <table:table-cell office:value-type="float" office:value="-0.052548" calcext:value-type="float">
            <text:p>-0.052548</text:p>
          </table:table-cell>
          <table:table-cell office:value-type="float" office:value="-0.286325" calcext:value-type="float">
            <text:p>-0.286325</text:p>
          </table:table-cell>
          <table:table-cell office:value-type="float" office:value="-0.000452" calcext:value-type="float">
            <text:p>-0.000452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165037" calcext:value-type="float">
            <text:p>0.165037</text:p>
          </table:table-cell>
          <table:table-cell office:value-type="float" office:value="-0.053367" calcext:value-type="float">
            <text:p>-0.053367</text:p>
          </table:table-cell>
          <table:table-cell office:value-type="float" office:value="-0.276537" calcext:value-type="float">
            <text:p>-0.276537</text:p>
          </table:table-cell>
          <table:table-cell office:value-type="float" office:value="0.000278" calcext:value-type="float">
            <text:p>0.00027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54678" calcext:value-type="float">
            <text:p>0.154678</text:p>
          </table:table-cell>
          <table:table-cell office:value-type="float" office:value="-0.052248" calcext:value-type="float">
            <text:p>-0.052248</text:p>
          </table:table-cell>
          <table:table-cell office:value-type="float" office:value="-0.269379" calcext:value-type="float">
            <text:p>-0.269379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13854" calcext:value-type="float">
            <text:p>0.13854</text:p>
          </table:table-cell>
          <table:table-cell office:value-type="float" office:value="-0.047887" calcext:value-type="float">
            <text:p>-0.047887</text:p>
          </table:table-cell>
          <table:table-cell office:value-type="float" office:value="-0.264185" calcext:value-type="float">
            <text:p>-0.264185</text:p>
          </table:table-cell>
          <table:table-cell office:value-type="float" office:value="-0.000187" calcext:value-type="float">
            <text:p>-0.000187</text:p>
          </table:table-cell>
        </table:table-row>
        <table:table-row table:style-name="ro1">
          <table:table-cell office:value-type="float" office:value="8.900001" calcext:value-type="float">
            <text:p>8.900001</text:p>
          </table:table-cell>
          <table:table-cell office:value-type="float" office:value="0.074467" calcext:value-type="float">
            <text:p>0.074467</text:p>
          </table:table-cell>
          <table:table-cell office:value-type="float" office:value="-0.022586" calcext:value-type="float">
            <text:p>-0.022586</text:p>
          </table:table-cell>
          <table:table-cell office:value-type="float" office:value="-0.366424" calcext:value-type="float">
            <text:p>-0.366424</text:p>
          </table:table-cell>
          <table:table-cell office:value-type="float" office:value="-0.002401" calcext:value-type="float">
            <text:p>-0.002401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178418" calcext:value-type="float">
            <text:p>0.178418</text:p>
          </table:table-cell>
          <table:table-cell office:value-type="float" office:value="-0.085367" calcext:value-type="float">
            <text:p>-0.085367</text:p>
          </table:table-cell>
          <table:table-cell office:value-type="float" office:value="-0.279183" calcext:value-type="float">
            <text:p>-0.279183</text:p>
          </table:table-cell>
          <table:table-cell office:value-type="float" office:value="0.000308" calcext:value-type="float">
            <text:p>0.000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4432" calcext:value-type="float">
            <text:p>0.144432</text:p>
          </table:table-cell>
          <table:table-cell office:value-type="float" office:value="-0.071659" calcext:value-type="float">
            <text:p>-0.071659</text:p>
          </table:table-cell>
          <table:table-cell office:value-type="float" office:value="-0.301997" calcext:value-type="float">
            <text:p>-0.301997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101053" calcext:value-type="float">
            <text:p>0.101053</text:p>
          </table:table-cell>
          <table:table-cell office:value-type="float" office:value="-0.048029" calcext:value-type="float">
            <text:p>-0.048029</text:p>
          </table:table-cell>
          <table:table-cell office:value-type="float" office:value="-0.294871" calcext:value-type="float">
            <text:p>-0.294871</text:p>
          </table:table-cell>
          <table:table-cell office:value-type="float" office:value="-0.000251" calcext:value-type="float">
            <text:p>-0.00025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-0.047096" calcext:value-type="float">
            <text:p>-0.047096</text:p>
          </table:table-cell>
          <table:table-cell office:value-type="float" office:value="-0.325211" calcext:value-type="float">
            <text:p>-0.325211</text:p>
          </table:table-cell>
          <table:table-cell office:value-type="float" office:value="-0.000415" calcext:value-type="float">
            <text:p>-0.000415</text:p>
          </table:table-cell>
        </table:table-row>
        <table:table-row table:style-name="ro1">
          <table:table-cell office:value-type="float" office:value="9.150001" calcext:value-type="float">
            <text:p>9.150001</text:p>
          </table:table-cell>
          <table:table-cell office:value-type="float" office:value="0.095657" calcext:value-type="float">
            <text:p>0.095657</text:p>
          </table:table-cell>
          <table:table-cell office:value-type="float" office:value="-0.050957" calcext:value-type="float">
            <text:p>-0.050957</text:p>
          </table:table-cell>
          <table:table-cell office:value-type="float" office:value="-0.356363" calcext:value-type="float">
            <text:p>-0.356363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04933" calcext:value-type="float">
            <text:p>0.104933</text:p>
          </table:table-cell>
          <table:table-cell office:value-type="float" office:value="-0.05565" calcext:value-type="float">
            <text:p>-0.05565</text:p>
          </table:table-cell>
          <table:table-cell office:value-type="float" office:value="-0.295919" calcext:value-type="float">
            <text:p>-0.295919</text:p>
          </table:table-cell>
          <table:table-cell office:value-type="float" office:value="0.002299" calcext:value-type="float">
            <text:p>0.002299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071408" calcext:value-type="float">
            <text:p>0.071408</text:p>
          </table:table-cell>
          <table:table-cell office:value-type="float" office:value="-0.03861" calcext:value-type="float">
            <text:p>-0.03861</text:p>
          </table:table-cell>
          <table:table-cell office:value-type="float" office:value="-0.37054" calcext:value-type="float">
            <text:p>-0.37054</text:p>
          </table:table-cell>
          <table:table-cell office:value-type="float" office:value="-0.001228" calcext:value-type="float">
            <text:p>-0.00122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051695" calcext:value-type="float">
            <text:p>0.051695</text:p>
          </table:table-cell>
          <table:table-cell office:value-type="float" office:value="-0.028132" calcext:value-type="float">
            <text:p>-0.028132</text:p>
          </table:table-cell>
          <table:table-cell office:value-type="float" office:value="-0.377131" calcext:value-type="float">
            <text:p>-0.377131</text:p>
          </table:table-cell>
          <table:table-cell office:value-type="float" office:value="-0.003283" calcext:value-type="float">
            <text:p>-0.003283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093999" calcext:value-type="float">
            <text:p>0.093999</text:p>
          </table:table-cell>
          <table:table-cell office:value-type="float" office:value="-0.058821" calcext:value-type="float">
            <text:p>-0.058821</text:p>
          </table:table-cell>
          <table:table-cell office:value-type="float" office:value="-0.340217" calcext:value-type="float">
            <text:p>-0.340217</text:p>
          </table:table-cell>
          <table:table-cell office:value-type="float" office:value="0.000209" calcext:value-type="float">
            <text:p>0.000209</text:p>
          </table:table-cell>
        </table:table-row>
        <table:table-row table:style-name="ro1">
          <table:table-cell office:value-type="float" office:value="9.400001" calcext:value-type="float">
            <text:p>9.400001</text:p>
          </table:table-cell>
          <table:table-cell office:value-type="float" office:value="0.072539" calcext:value-type="float">
            <text:p>0.072539</text:p>
          </table:table-cell>
          <table:table-cell office:value-type="float" office:value="-0.045927" calcext:value-type="float">
            <text:p>-0.045927</text:p>
          </table:table-cell>
          <table:table-cell office:value-type="float" office:value="-0.329538" calcext:value-type="float">
            <text:p>-0.329538</text:p>
          </table:table-cell>
          <table:table-cell office:value-type="float" office:value="-0.000257" calcext:value-type="float">
            <text:p>-0.000257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075131" calcext:value-type="float">
            <text:p>0.075131</text:p>
          </table:table-cell>
          <table:table-cell office:value-type="float" office:value="-0.051183" calcext:value-type="float">
            <text:p>-0.051183</text:p>
          </table:table-cell>
          <table:table-cell office:value-type="float" office:value="-0.358198" calcext:value-type="float">
            <text:p>-0.358198</text:p>
          </table:table-cell>
          <table:table-cell office:value-type="float" office:value="-0.001947" calcext:value-type="float">
            <text:p>-0.00194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064256" calcext:value-type="float">
            <text:p>0.064256</text:p>
          </table:table-cell>
          <table:table-cell office:value-type="float" office:value="-0.043814" calcext:value-type="float">
            <text:p>-0.043814</text:p>
          </table:table-cell>
          <table:table-cell office:value-type="float" office:value="-0.359892" calcext:value-type="float">
            <text:p>-0.359892</text:p>
          </table:table-cell>
          <table:table-cell office:value-type="float" office:value="-0.002105" calcext:value-type="float">
            <text:p>-0.002105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071723" calcext:value-type="float">
            <text:p>0.071723</text:p>
          </table:table-cell>
          <table:table-cell office:value-type="float" office:value="-0.048537" calcext:value-type="float">
            <text:p>-0.048537</text:p>
          </table:table-cell>
          <table:table-cell office:value-type="float" office:value="-0.350164" calcext:value-type="float">
            <text:p>-0.350164</text:p>
          </table:table-cell>
          <table:table-cell office:value-type="float" office:value="-0.000544" calcext:value-type="float">
            <text:p>-0.00054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56095" calcext:value-type="float">
            <text:p>0.056095</text:p>
          </table:table-cell>
          <table:table-cell office:value-type="float" office:value="-0.035669" calcext:value-type="float">
            <text:p>-0.035669</text:p>
          </table:table-cell>
          <table:table-cell office:value-type="float" office:value="-0.348191" calcext:value-type="float">
            <text:p>-0.348191</text:p>
          </table:table-cell>
          <table:table-cell office:value-type="float" office:value="0.00139" calcext:value-type="float">
            <text:p>0.00139</text:p>
          </table:table-cell>
        </table:table-row>
        <table:table-row table:style-name="ro1">
          <table:table-cell office:value-type="float" office:value="9.650001" calcext:value-type="float">
            <text:p>9.650001</text:p>
          </table:table-cell>
          <table:table-cell office:value-type="float" office:value="0.0515" calcext:value-type="float">
            <text:p>0.0515</text:p>
          </table:table-cell>
          <table:table-cell office:value-type="float" office:value="-0.033198" calcext:value-type="float">
            <text:p>-0.033198</text:p>
          </table:table-cell>
          <table:table-cell office:value-type="float" office:value="-0.373048" calcext:value-type="float">
            <text:p>-0.373048</text:p>
          </table:table-cell>
          <table:table-cell office:value-type="float" office:value="0.002242" calcext:value-type="float">
            <text:p>0.00224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055688" calcext:value-type="float">
            <text:p>0.055688</text:p>
          </table:table-cell>
          <table:table-cell office:value-type="float" office:value="-0.036247" calcext:value-type="float">
            <text:p>-0.036247</text:p>
          </table:table-cell>
          <table:table-cell office:value-type="float" office:value="-0.372189" calcext:value-type="float">
            <text:p>-0.372189</text:p>
          </table:table-cell>
          <table:table-cell office:value-type="float" office:value="0.002385" calcext:value-type="float">
            <text:p>0.002385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065547" calcext:value-type="float">
            <text:p>0.065547</text:p>
          </table:table-cell>
          <table:table-cell office:value-type="float" office:value="-0.042678" calcext:value-type="float">
            <text:p>-0.042678</text:p>
          </table:table-cell>
          <table:table-cell office:value-type="float" office:value="-0.355639" calcext:value-type="float">
            <text:p>-0.355639</text:p>
          </table:table-cell>
          <table:table-cell office:value-type="float" office:value="0.002505" calcext:value-type="float">
            <text:p>0.00250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51417" calcext:value-type="float">
            <text:p>0.051417</text:p>
          </table:table-cell>
          <table:table-cell office:value-type="float" office:value="-0.032404" calcext:value-type="float">
            <text:p>-0.032404</text:p>
          </table:table-cell>
          <table:table-cell office:value-type="float" office:value="-0.368287" calcext:value-type="float">
            <text:p>-0.368287</text:p>
          </table:table-cell>
          <table:table-cell office:value-type="float" office:value="0.001897" calcext:value-type="float">
            <text:p>0.001897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059135" calcext:value-type="float">
            <text:p>0.059135</text:p>
          </table:table-cell>
          <table:table-cell office:value-type="float" office:value="-0.038533" calcext:value-type="float">
            <text:p>-0.038533</text:p>
          </table:table-cell>
          <table:table-cell office:value-type="float" office:value="-0.36546" calcext:value-type="float">
            <text:p>-0.36546</text:p>
          </table:table-cell>
          <table:table-cell office:value-type="float" office:value="0.001571" calcext:value-type="float">
            <text:p>0.001571</text:p>
          </table:table-cell>
        </table:table-row>
        <table:table-row table:style-name="ro1">
          <table:table-cell office:value-type="float" office:value="9.900001" calcext:value-type="float">
            <text:p>9.900001</text:p>
          </table:table-cell>
          <table:table-cell office:value-type="float" office:value="0.053965" calcext:value-type="float">
            <text:p>0.053965</text:p>
          </table:table-cell>
          <table:table-cell office:value-type="float" office:value="-0.035417" calcext:value-type="float">
            <text:p>-0.035417</text:p>
          </table:table-cell>
          <table:table-cell office:value-type="float" office:value="-0.362994" calcext:value-type="float">
            <text:p>-0.362994</text:p>
          </table:table-cell>
          <table:table-cell office:value-type="float" office:value="-0.000239" calcext:value-type="float">
            <text:p>-0.000239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054452" calcext:value-type="float">
            <text:p>0.054452</text:p>
          </table:table-cell>
          <table:table-cell office:value-type="float" office:value="-0.037464" calcext:value-type="float">
            <text:p>-0.037464</text:p>
          </table:table-cell>
          <table:table-cell office:value-type="float" office:value="-0.368736" calcext:value-type="float">
            <text:p>-0.368736</text:p>
          </table:table-cell>
          <table:table-cell office:value-type="float" office:value="-0.000632" calcext:value-type="float">
            <text:p>-0.0006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3683" calcext:value-type="float">
            <text:p>0.053683</text:p>
          </table:table-cell>
          <table:table-cell office:value-type="float" office:value="-0.037654" calcext:value-type="float">
            <text:p>-0.037654</text:p>
          </table:table-cell>
          <table:table-cell office:value-type="float" office:value="-0.371769" calcext:value-type="float">
            <text:p>-0.371769</text:p>
          </table:table-cell>
          <table:table-cell office:value-type="float" office:value="-0.001032" calcext:value-type="float">
            <text:p>-0.001032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057761" calcext:value-type="float">
            <text:p>0.057761</text:p>
          </table:table-cell>
          <table:table-cell office:value-type="float" office:value="-0.041745" calcext:value-type="float">
            <text:p>-0.041745</text:p>
          </table:table-cell>
          <table:table-cell office:value-type="float" office:value="-0.364389" calcext:value-type="float">
            <text:p>-0.364389</text:p>
          </table:table-cell>
          <table:table-cell office:value-type="float" office:value="-0.002086" calcext:value-type="float">
            <text:p>-0.002086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054838" calcext:value-type="float">
            <text:p>0.054838</text:p>
          </table:table-cell>
          <table:table-cell office:value-type="float" office:value="-0.040743" calcext:value-type="float">
            <text:p>-0.040743</text:p>
          </table:table-cell>
          <table:table-cell office:value-type="float" office:value="-0.35863" calcext:value-type="float">
            <text:p>-0.35863</text:p>
          </table:table-cell>
          <table:table-cell office:value-type="float" office:value="-0.001942" calcext:value-type="float">
            <text:p>-0.001942</text:p>
          </table:table-cell>
        </table:table-row>
        <table:table-row table:style-name="ro1">
          <table:table-cell office:value-type="float" office:value="10.150001" calcext:value-type="float">
            <text:p>10.150001</text:p>
          </table:table-cell>
          <table:table-cell office:value-type="float" office:value="0.048421" calcext:value-type="float">
            <text:p>0.048421</text:p>
          </table:table-cell>
          <table:table-cell office:value-type="float" office:value="-0.036357" calcext:value-type="float">
            <text:p>-0.036357</text:p>
          </table:table-cell>
          <table:table-cell office:value-type="float" office:value="-0.365895" calcext:value-type="float">
            <text:p>-0.365895</text:p>
          </table:table-cell>
          <table:table-cell office:value-type="float" office:value="-0.001558" calcext:value-type="float">
            <text:p>-0.00155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58294" calcext:value-type="float">
            <text:p>0.058294</text:p>
          </table:table-cell>
          <table:table-cell office:value-type="float" office:value="-0.043653" calcext:value-type="float">
            <text:p>-0.043653</text:p>
          </table:table-cell>
          <table:table-cell office:value-type="float" office:value="-0.365387" calcext:value-type="float">
            <text:p>-0.365387</text:p>
          </table:table-cell>
          <table:table-cell office:value-type="float" office:value="-0.000043" calcext:value-type="float">
            <text:p>-4.3E-05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049667" calcext:value-type="float">
            <text:p>0.049667</text:p>
          </table:table-cell>
          <table:table-cell office:value-type="float" office:value="-0.035824" calcext:value-type="float">
            <text:p>-0.035824</text:p>
          </table:table-cell>
          <table:table-cell office:value-type="float" office:value="-0.367107" calcext:value-type="float">
            <text:p>-0.367107</text:p>
          </table:table-cell>
          <table:table-cell office:value-type="float" office:value="0.00129" calcext:value-type="float">
            <text:p>0.0012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-0.039446" calcext:value-type="float">
            <text:p>-0.039446</text:p>
          </table:table-cell>
          <table:table-cell office:value-type="float" office:value="-0.362655" calcext:value-type="float">
            <text:p>-0.362655</text:p>
          </table:table-cell>
          <table:table-cell office:value-type="float" office:value="0.001193" calcext:value-type="float">
            <text:p>0.001193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0.039492" calcext:value-type="float">
            <text:p>0.039492</text:p>
          </table:table-cell>
          <table:table-cell office:value-type="float" office:value="-0.027935" calcext:value-type="float">
            <text:p>-0.027935</text:p>
          </table:table-cell>
          <table:table-cell office:value-type="float" office:value="-0.371798" calcext:value-type="float">
            <text:p>-0.371798</text:p>
          </table:table-cell>
          <table:table-cell office:value-type="float" office:value="0.002419" calcext:value-type="float">
            <text:p>0.002419</text:p>
          </table:table-cell>
        </table:table-row>
        <table:table-row table:style-name="ro1">
          <table:table-cell office:value-type="float" office:value="10.400001" calcext:value-type="float">
            <text:p>10.400001</text:p>
          </table:table-cell>
          <table:table-cell office:value-type="float" office:value="0.038748" calcext:value-type="float">
            <text:p>0.038748</text:p>
          </table:table-cell>
          <table:table-cell office:value-type="float" office:value="-0.027458" calcext:value-type="float">
            <text:p>-0.027458</text:p>
          </table:table-cell>
          <table:table-cell office:value-type="float" office:value="-0.369249" calcext:value-type="float">
            <text:p>-0.369249</text:p>
          </table:table-cell>
          <table:table-cell office:value-type="float" office:value="0.001432" calcext:value-type="float">
            <text:p>0.001432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0.054193" calcext:value-type="float">
            <text:p>0.054193</text:p>
          </table:table-cell>
          <table:table-cell office:value-type="float" office:value="-0.039916" calcext:value-type="float">
            <text:p>-0.039916</text:p>
          </table:table-cell>
          <table:table-cell office:value-type="float" office:value="-0.374968" calcext:value-type="float">
            <text:p>-0.374968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054969" calcext:value-type="float">
            <text:p>0.054969</text:p>
          </table:table-cell>
          <table:table-cell office:value-type="float" office:value="-0.040336" calcext:value-type="float">
            <text:p>-0.040336</text:p>
          </table:table-cell>
          <table:table-cell office:value-type="float" office:value="-0.361867" calcext:value-type="float">
            <text:p>-0.361867</text:p>
          </table:table-cell>
          <table:table-cell office:value-type="float" office:value="0.000527" calcext:value-type="float">
            <text:p>0.000527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0.047766" calcext:value-type="float">
            <text:p>0.047766</text:p>
          </table:table-cell>
          <table:table-cell office:value-type="float" office:value="-0.036271" calcext:value-type="float">
            <text:p>-0.036271</text:p>
          </table:table-cell>
          <table:table-cell office:value-type="float" office:value="-0.371371" calcext:value-type="float">
            <text:p>-0.371371</text:p>
          </table:table-cell>
          <table:table-cell office:value-type="float" office:value="-0.000186" calcext:value-type="float">
            <text:p>-0.000186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52735" calcext:value-type="float">
            <text:p>0.052735</text:p>
          </table:table-cell>
          <table:table-cell office:value-type="float" office:value="-0.038808" calcext:value-type="float">
            <text:p>-0.038808</text:p>
          </table:table-cell>
          <table:table-cell office:value-type="float" office:value="-0.359793" calcext:value-type="float">
            <text:p>-0.359793</text:p>
          </table:table-cell>
          <table:table-cell office:value-type="float" office:value="0.001188" calcext:value-type="float">
            <text:p>0.001188</text:p>
          </table:table-cell>
        </table:table-row>
        <table:table-row table:style-name="ro1">
          <table:table-cell office:value-type="float" office:value="10.650001" calcext:value-type="float">
            <text:p>10.650001</text:p>
          </table:table-cell>
          <table:table-cell office:value-type="float" office:value="0.055025" calcext:value-type="float">
            <text:p>0.055025</text:p>
          </table:table-cell>
          <table:table-cell office:value-type="float" office:value="-0.042231" calcext:value-type="float">
            <text:p>-0.042231</text:p>
          </table:table-cell>
          <table:table-cell office:value-type="float" office:value="-0.373099" calcext:value-type="float">
            <text:p>-0.373099</text:p>
          </table:table-cell>
          <table:table-cell office:value-type="float" office:value="-0.001234" calcext:value-type="float">
            <text:p>-0.001234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047638" calcext:value-type="float">
            <text:p>0.047638</text:p>
          </table:table-cell>
          <table:table-cell office:value-type="float" office:value="-0.035471" calcext:value-type="float">
            <text:p>-0.035471</text:p>
          </table:table-cell>
          <table:table-cell office:value-type="float" office:value="-0.367902" calcext:value-type="float">
            <text:p>-0.367902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0.049885" calcext:value-type="float">
            <text:p>0.049885</text:p>
          </table:table-cell>
          <table:table-cell office:value-type="float" office:value="-0.037249" calcext:value-type="float">
            <text:p>-0.037249</text:p>
          </table:table-cell>
          <table:table-cell office:value-type="float" office:value="-0.367776" calcext:value-type="float">
            <text:p>-0.367776</text:p>
          </table:table-cell>
          <table:table-cell office:value-type="float" office:value="-0.000343" calcext:value-type="float">
            <text:p>-0.00034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49537" calcext:value-type="float">
            <text:p>0.049537</text:p>
          </table:table-cell>
          <table:table-cell office:value-type="float" office:value="-0.036685" calcext:value-type="float">
            <text:p>-0.036685</text:p>
          </table:table-cell>
          <table:table-cell office:value-type="float" office:value="-0.36825" calcext:value-type="float">
            <text:p>-0.36825</text:p>
          </table:table-cell>
          <table:table-cell office:value-type="float" office:value="0.000116" calcext:value-type="float">
            <text:p>0.000116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0.052883" calcext:value-type="float">
            <text:p>0.052883</text:p>
          </table:table-cell>
          <table:table-cell office:value-type="float" office:value="-0.039971" calcext:value-type="float">
            <text:p>-0.039971</text:p>
          </table:table-cell>
          <table:table-cell office:value-type="float" office:value="-0.370872" calcext:value-type="float">
            <text:p>-0.370872</text:p>
          </table:table-cell>
          <table:table-cell office:value-type="float" office:value="-0.000285" calcext:value-type="float">
            <text:p>-0.000285</text:p>
          </table:table-cell>
        </table:table-row>
        <table:table-row table:style-name="ro1">
          <table:table-cell office:value-type="float" office:value="10.900001" calcext:value-type="float">
            <text:p>10.900001</text:p>
          </table:table-cell>
          <table:table-cell office:value-type="float" office:value="0.054358" calcext:value-type="float">
            <text:p>0.054358</text:p>
          </table:table-cell>
          <table:table-cell office:value-type="float" office:value="-0.040827" calcext:value-type="float">
            <text:p>-0.040827</text:p>
          </table:table-cell>
          <table:table-cell office:value-type="float" office:value="-0.366642" calcext:value-type="float">
            <text:p>-0.366642</text:p>
          </table:table-cell>
          <table:table-cell office:value-type="float" office:value="-0.000179" calcext:value-type="float">
            <text:p>-0.000179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0.051285" calcext:value-type="float">
            <text:p>0.051285</text:p>
          </table:table-cell>
          <table:table-cell office:value-type="float" office:value="-0.037513" calcext:value-type="float">
            <text:p>-0.037513</text:p>
          </table:table-cell>
          <table:table-cell office:value-type="float" office:value="-0.365133" calcext:value-type="float">
            <text:p>-0.365133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753" calcext:value-type="float">
            <text:p>0.04753</text:p>
          </table:table-cell>
          <table:table-cell office:value-type="float" office:value="-0.035528" calcext:value-type="float">
            <text:p>-0.035528</text:p>
          </table:table-cell>
          <table:table-cell office:value-type="float" office:value="-0.370376" calcext:value-type="float">
            <text:p>-0.370376</text:p>
          </table:table-cell>
          <table:table-cell office:value-type="float" office:value="0.000309" calcext:value-type="float">
            <text:p>0.000309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0.05594" calcext:value-type="float">
            <text:p>0.05594</text:p>
          </table:table-cell>
          <table:table-cell office:value-type="float" office:value="-0.042624" calcext:value-type="float">
            <text:p>-0.042624</text:p>
          </table:table-cell>
          <table:table-cell office:value-type="float" office:value="-0.376329" calcext:value-type="float">
            <text:p>-0.376329</text:p>
          </table:table-cell>
          <table:table-cell office:value-type="float" office:value="-0.00025" calcext:value-type="float">
            <text:p>-0.00025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054114" calcext:value-type="float">
            <text:p>0.054114</text:p>
          </table:table-cell>
          <table:table-cell office:value-type="float" office:value="-0.040415" calcext:value-type="float">
            <text:p>-0.040415</text:p>
          </table:table-cell>
          <table:table-cell office:value-type="float" office:value="-0.360832" calcext:value-type="float">
            <text:p>-0.360832</text:p>
          </table:table-cell>
          <table:table-cell office:value-type="float" office:value="-0.000055" calcext:value-type="float">
            <text:p>-5.5E-05</text:p>
          </table:table-cell>
        </table:table-row>
        <table:table-row table:style-name="ro1">
          <table:table-cell office:value-type="float" office:value="11.150001" calcext:value-type="float">
            <text:p>11.150001</text:p>
          </table:table-cell>
          <table:table-cell office:value-type="float" office:value="0.049898" calcext:value-type="float">
            <text:p>0.049898</text:p>
          </table:table-cell>
          <table:table-cell office:value-type="float" office:value="-0.037129" calcext:value-type="float">
            <text:p>-0.037129</text:p>
          </table:table-cell>
          <table:table-cell office:value-type="float" office:value="-0.368726" calcext:value-type="float">
            <text:p>-0.368726</text:p>
          </table:table-cell>
          <table:table-cell office:value-type="float" office:value="-0.000077" calcext:value-type="float">
            <text:p>-7.7E-0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51442" calcext:value-type="float">
            <text:p>0.051442</text:p>
          </table:table-cell>
          <table:table-cell office:value-type="float" office:value="-0.03827" calcext:value-type="float">
            <text:p>-0.03827</text:p>
          </table:table-cell>
          <table:table-cell office:value-type="float" office:value="-0.369537" calcext:value-type="float">
            <text:p>-0.369537</text:p>
          </table:table-cell>
          <table:table-cell office:value-type="float" office:value="0.000202" calcext:value-type="float">
            <text:p>0.000202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0.055102" calcext:value-type="float">
            <text:p>0.055102</text:p>
          </table:table-cell>
          <table:table-cell office:value-type="float" office:value="-0.041203" calcext:value-type="float">
            <text:p>-0.041203</text:p>
          </table:table-cell>
          <table:table-cell office:value-type="float" office:value="-0.368806" calcext:value-type="float">
            <text:p>-0.368806</text:p>
          </table:table-cell>
          <table:table-cell office:value-type="float" office:value="-0.000194" calcext:value-type="float">
            <text:p>-0.00019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051503" calcext:value-type="float">
            <text:p>0.051503</text:p>
          </table:table-cell>
          <table:table-cell office:value-type="float" office:value="-0.038019" calcext:value-type="float">
            <text:p>-0.038019</text:p>
          </table:table-cell>
          <table:table-cell office:value-type="float" office:value="-0.371203" calcext:value-type="float">
            <text:p>-0.371203</text:p>
          </table:table-cell>
          <table:table-cell office:value-type="float" office:value="0.000259" calcext:value-type="float">
            <text:p>0.000259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0.051647" calcext:value-type="float">
            <text:p>0.051647</text:p>
          </table:table-cell>
          <table:table-cell office:value-type="float" office:value="-0.037553" calcext:value-type="float">
            <text:p>-0.037553</text:p>
          </table:table-cell>
          <table:table-cell office:value-type="float" office:value="-0.364649" calcext:value-type="float">
            <text:p>-0.364649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0.055862" calcext:value-type="float">
            <text:p>0.055862</text:p>
          </table:table-cell>
          <table:table-cell office:value-type="float" office:value="-0.040302" calcext:value-type="float">
            <text:p>-0.040302</text:p>
          </table:table-cell>
          <table:table-cell office:value-type="float" office:value="-0.367307" calcext:value-type="float">
            <text:p>-0.367307</text:p>
          </table:table-cell>
          <table:table-cell office:value-type="float" office:value="0.002048" calcext:value-type="float">
            <text:p>0.002048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0.058887" calcext:value-type="float">
            <text:p>0.058887</text:p>
          </table:table-cell>
          <table:table-cell office:value-type="float" office:value="-0.041866" calcext:value-type="float">
            <text:p>-0.041866</text:p>
          </table:table-cell>
          <table:table-cell office:value-type="float" office:value="-0.375819" calcext:value-type="float">
            <text:p>-0.375819</text:p>
          </table:table-cell>
          <table:table-cell office:value-type="float" office:value="0.004056" calcext:value-type="float">
            <text:p>0.00405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052819" calcext:value-type="float">
            <text:p>0.052819</text:p>
          </table:table-cell>
          <table:table-cell office:value-type="float" office:value="-0.039064" calcext:value-type="float">
            <text:p>-0.039064</text:p>
          </table:table-cell>
          <table:table-cell office:value-type="float" office:value="-0.366216" calcext:value-type="float">
            <text:p>-0.366216</text:p>
          </table:table-cell>
          <table:table-cell office:value-type="float" office:value="-0.004704" calcext:value-type="float">
            <text:p>-0.004704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-0.026458" calcext:value-type="float">
            <text:p>-0.026458</text:p>
          </table:table-cell>
          <table:table-cell office:value-type="float" office:value="-0.348484" calcext:value-type="float">
            <text:p>-0.348484</text:p>
          </table:table-cell>
          <table:table-cell office:value-type="float" office:value="0.025385" calcext:value-type="float">
            <text:p>0.02538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060357" calcext:value-type="float">
            <text:p>0.060357</text:p>
          </table:table-cell>
          <table:table-cell office:value-type="float" office:value="-0.040689" calcext:value-type="float">
            <text:p>-0.040689</text:p>
          </table:table-cell>
          <table:table-cell office:value-type="float" office:value="-0.372664" calcext:value-type="float">
            <text:p>-0.372664</text:p>
          </table:table-cell>
          <table:table-cell office:value-type="float" office:value="0.000638" calcext:value-type="float">
            <text:p>0.000638</text:p>
          </table:table-cell>
        </table:table-row>
        <table:table-row table:style-name="ro1">
          <table:table-cell office:value-type="float" office:value="11.650001" calcext:value-type="float">
            <text:p>11.650001</text:p>
          </table:table-cell>
          <table:table-cell office:value-type="float" office:value="0.061297" calcext:value-type="float">
            <text:p>0.061297</text:p>
          </table:table-cell>
          <table:table-cell office:value-type="float" office:value="-0.041799" calcext:value-type="float">
            <text:p>-0.041799</text:p>
          </table:table-cell>
          <table:table-cell office:value-type="float" office:value="-0.34738" calcext:value-type="float">
            <text:p>-0.34738</text:p>
          </table:table-cell>
          <table:table-cell office:value-type="float" office:value="-0.008918" calcext:value-type="float">
            <text:p>-0.008918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-0.055621" calcext:value-type="float">
            <text:p>-0.055621</text:p>
          </table:table-cell>
          <table:table-cell office:value-type="float" office:value="-0.386705" calcext:value-type="float">
            <text:p>-0.386705</text:p>
          </table:table-cell>
          <table:table-cell office:value-type="float" office:value="-0.012844" calcext:value-type="float">
            <text:p>-0.012844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0.072151" calcext:value-type="float">
            <text:p>0.072151</text:p>
          </table:table-cell>
          <table:table-cell office:value-type="float" office:value="-0.042153" calcext:value-type="float">
            <text:p>-0.042153</text:p>
          </table:table-cell>
          <table:table-cell office:value-type="float" office:value="-0.335969" calcext:value-type="float">
            <text:p>-0.335969</text:p>
          </table:table-cell>
          <table:table-cell office:value-type="float" office:value="0.004932" calcext:value-type="float">
            <text:p>0.00493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077503" calcext:value-type="float">
            <text:p>0.077503</text:p>
          </table:table-cell>
          <table:table-cell office:value-type="float" office:value="-0.052431" calcext:value-type="float">
            <text:p>-0.052431</text:p>
          </table:table-cell>
          <table:table-cell office:value-type="float" office:value="-0.370996" calcext:value-type="float">
            <text:p>-0.370996</text:p>
          </table:table-cell>
          <table:table-cell office:value-type="float" office:value="-0.004798" calcext:value-type="float">
            <text:p>-0.004798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069495" calcext:value-type="float">
            <text:p>0.069495</text:p>
          </table:table-cell>
          <table:table-cell office:value-type="float" office:value="-0.046575" calcext:value-type="float">
            <text:p>-0.046575</text:p>
          </table:table-cell>
          <table:table-cell office:value-type="float" office:value="-0.37374" calcext:value-type="float">
            <text:p>-0.37374</text:p>
          </table:table-cell>
          <table:table-cell office:value-type="float" office:value="-0.004525" calcext:value-type="float">
            <text:p>-0.004525</text:p>
          </table:table-cell>
        </table:table-row>
        <table:table-row table:style-name="ro1">
          <table:table-cell office:value-type="float" office:value="11.900001" calcext:value-type="float">
            <text:p>11.900001</text:p>
          </table:table-cell>
          <table:table-cell office:value-type="float" office:value="0.122209" calcext:value-type="float">
            <text:p>0.122209</text:p>
          </table:table-cell>
          <table:table-cell office:value-type="float" office:value="-0.074424" calcext:value-type="float">
            <text:p>-0.074424</text:p>
          </table:table-cell>
          <table:table-cell office:value-type="float" office:value="-0.289005" calcext:value-type="float">
            <text:p>-0.289005</text:p>
          </table:table-cell>
          <table:table-cell office:value-type="float" office:value="0.002959" calcext:value-type="float">
            <text:p>0.002959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0.084549" calcext:value-type="float">
            <text:p>0.084549</text:p>
          </table:table-cell>
          <table:table-cell office:value-type="float" office:value="-0.050123" calcext:value-type="float">
            <text:p>-0.050123</text:p>
          </table:table-cell>
          <table:table-cell office:value-type="float" office:value="-0.36514" calcext:value-type="float">
            <text:p>-0.36514</text:p>
          </table:table-cell>
          <table:table-cell office:value-type="float" office:value="-0.002636" calcext:value-type="float">
            <text:p>-0.0026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0654" calcext:value-type="float">
            <text:p>0.090654</text:p>
          </table:table-cell>
          <table:table-cell office:value-type="float" office:value="-0.048468" calcext:value-type="float">
            <text:p>-0.048468</text:p>
          </table:table-cell>
          <table:table-cell office:value-type="float" office:value="-0.343652" calcext:value-type="float">
            <text:p>-0.343652</text:p>
          </table:table-cell>
          <table:table-cell office:value-type="float" office:value="-0.000807" calcext:value-type="float">
            <text:p>-0.000807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0.104243" calcext:value-type="float">
            <text:p>0.104243</text:p>
          </table:table-cell>
          <table:table-cell office:value-type="float" office:value="-0.054183" calcext:value-type="float">
            <text:p>-0.054183</text:p>
          </table:table-cell>
          <table:table-cell office:value-type="float" office:value="-0.349331" calcext:value-type="float">
            <text:p>-0.349331</text:p>
          </table:table-cell>
          <table:table-cell office:value-type="float" office:value="-0.00055" calcext:value-type="float">
            <text:p>-0.00055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113986" calcext:value-type="float">
            <text:p>0.113986</text:p>
          </table:table-cell>
          <table:table-cell office:value-type="float" office:value="-0.055199" calcext:value-type="float">
            <text:p>-0.055199</text:p>
          </table:table-cell>
          <table:table-cell office:value-type="float" office:value="-0.323863" calcext:value-type="float">
            <text:p>-0.323863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12.150001" calcext:value-type="float">
            <text:p>12.150001</text:p>
          </table:table-cell>
          <table:table-cell office:value-type="float" office:value="0.132628" calcext:value-type="float">
            <text:p>0.132628</text:p>
          </table:table-cell>
          <table:table-cell office:value-type="float" office:value="-0.063202" calcext:value-type="float">
            <text:p>-0.063202</text:p>
          </table:table-cell>
          <table:table-cell office:value-type="float" office:value="-0.328495" calcext:value-type="float">
            <text:p>-0.328495</text:p>
          </table:table-cell>
          <table:table-cell office:value-type="float" office:value="-0.00038" calcext:value-type="float">
            <text:p>-0.0003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138319" calcext:value-type="float">
            <text:p>0.138319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-0.307901" calcext:value-type="float">
            <text:p>-0.307901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5868" calcext:value-type="float">
            <text:p>-0.05868</text:p>
          </table:table-cell>
          <table:table-cell office:value-type="float" office:value="-0.315694" calcext:value-type="float">
            <text:p>-0.315694</text:p>
          </table:table-cell>
          <table:table-cell office:value-type="float" office:value="-0.00001" calcext:value-type="float">
            <text:p>-1E-05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145963" calcext:value-type="float">
            <text:p>0.145963</text:p>
          </table:table-cell>
          <table:table-cell office:value-type="float" office:value="-0.05493" calcext:value-type="float">
            <text:p>-0.05493</text:p>
          </table:table-cell>
          <table:table-cell office:value-type="float" office:value="-0.305672" calcext:value-type="float">
            <text:p>-0.305672</text:p>
          </table:table-cell>
          <table:table-cell office:value-type="float" office:value="-0.00004" calcext:value-type="float">
            <text:p>-4E-05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0.132623" calcext:value-type="float">
            <text:p>0.132623</text:p>
          </table:table-cell>
          <table:table-cell office:value-type="float" office:value="-0.043476" calcext:value-type="float">
            <text:p>-0.043476</text:p>
          </table:table-cell>
          <table:table-cell office:value-type="float" office:value="-0.308047" calcext:value-type="float">
            <text:p>-0.308047</text:p>
          </table:table-cell>
          <table:table-cell office:value-type="float" office:value="0.000337" calcext:value-type="float">
            <text:p>0.000337</text:p>
          </table:table-cell>
        </table:table-row>
        <table:table-row table:style-name="ro1">
          <table:table-cell office:value-type="float" office:value="12.400001" calcext:value-type="float">
            <text:p>12.400001</text:p>
          </table:table-cell>
          <table:table-cell office:value-type="float" office:value="0.137419" calcext:value-type="float">
            <text:p>0.137419</text:p>
          </table:table-cell>
          <table:table-cell office:value-type="float" office:value="-0.044872" calcext:value-type="float">
            <text:p>-0.044872</text:p>
          </table:table-cell>
          <table:table-cell office:value-type="float" office:value="-0.332141" calcext:value-type="float">
            <text:p>-0.332141</text:p>
          </table:table-cell>
          <table:table-cell office:value-type="float" office:value="-0.000151" calcext:value-type="float">
            <text:p>-0.000151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0.178519" calcext:value-type="float">
            <text:p>0.178519</text:p>
          </table:table-cell>
          <table:table-cell office:value-type="float" office:value="-0.065584" calcext:value-type="float">
            <text:p>-0.065584</text:p>
          </table:table-cell>
          <table:table-cell office:value-type="float" office:value="-0.328248" calcext:value-type="float">
            <text:p>-0.328248</text:p>
          </table:table-cell>
          <table:table-cell office:value-type="float" office:value="-0.00044" calcext:value-type="float">
            <text:p>-0.000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182498" calcext:value-type="float">
            <text:p>0.182498</text:p>
          </table:table-cell>
          <table:table-cell office:value-type="float" office:value="-0.066835" calcext:value-type="float">
            <text:p>-0.066835</text:p>
          </table:table-cell>
          <table:table-cell office:value-type="float" office:value="-0.269742" calcext:value-type="float">
            <text:p>-0.269742</text:p>
          </table:table-cell>
          <table:table-cell office:value-type="float" office:value="-0.000149" calcext:value-type="float">
            <text:p>-0.000149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0.176287" calcext:value-type="float">
            <text:p>0.176287</text:p>
          </table:table-cell>
          <table:table-cell office:value-type="float" office:value="-0.063091" calcext:value-type="float">
            <text:p>-0.063091</text:p>
          </table:table-cell>
          <table:table-cell office:value-type="float" office:value="-0.292538" calcext:value-type="float">
            <text:p>-0.292538</text:p>
          </table:table-cell>
          <table:table-cell office:value-type="float" office:value="0.0000074" calcext:value-type="float">
            <text:p>7.4E-0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17498" calcext:value-type="float">
            <text:p>0.17498</text:p>
          </table:table-cell>
          <table:table-cell office:value-type="float" office:value="-0.060799" calcext:value-type="float">
            <text:p>-0.060799</text:p>
          </table:table-cell>
          <table:table-cell office:value-type="float" office:value="-0.268436" calcext:value-type="float">
            <text:p>-0.268436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12.650001" calcext:value-type="float">
            <text:p>12.650001</text:p>
          </table:table-cell>
          <table:table-cell office:value-type="float" office:value="0.17831" calcext:value-type="float">
            <text:p>0.17831</text:p>
          </table:table-cell>
          <table:table-cell office:value-type="float" office:value="-0.061179" calcext:value-type="float">
            <text:p>-0.061179</text:p>
          </table:table-cell>
          <table:table-cell office:value-type="float" office:value="-0.284275" calcext:value-type="float">
            <text:p>-0.284275</text:p>
          </table:table-cell>
          <table:table-cell office:value-type="float" office:value="0.0000074" calcext:value-type="float">
            <text:p>7.4E-06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165" calcext:value-type="float">
            <text:p>0.165</text:p>
          </table:table-cell>
          <table:table-cell office:value-type="float" office:value="-0.052754" calcext:value-type="float">
            <text:p>-0.052754</text:p>
          </table:table-cell>
          <table:table-cell office:value-type="float" office:value="-0.288381" calcext:value-type="float">
            <text:p>-0.288381</text:p>
          </table:table-cell>
          <table:table-cell office:value-type="float" office:value="0.000368" calcext:value-type="float">
            <text:p>0.000368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170528" calcext:value-type="float">
            <text:p>0.170528</text:p>
          </table:table-cell>
          <table:table-cell office:value-type="float" office:value="-0.05489" calcext:value-type="float">
            <text:p>-0.05489</text:p>
          </table:table-cell>
          <table:table-cell office:value-type="float" office:value="-0.299243" calcext:value-type="float">
            <text:p>-0.299243</text:p>
          </table:table-cell>
          <table:table-cell office:value-type="float" office:value="-0.000219" calcext:value-type="float">
            <text:p>-0.00021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-0.060291" calcext:value-type="float">
            <text:p>-0.060291</text:p>
          </table:table-cell>
          <table:table-cell office:value-type="float" office:value="-0.287981" calcext:value-type="float">
            <text:p>-0.287981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0.192462" calcext:value-type="float">
            <text:p>0.192462</text:p>
          </table:table-cell>
          <table:table-cell office:value-type="float" office:value="-0.065916" calcext:value-type="float">
            <text:p>-0.065916</text:p>
          </table:table-cell>
          <table:table-cell office:value-type="float" office:value="-0.271334" calcext:value-type="float">
            <text:p>-0.271334</text:p>
          </table:table-cell>
          <table:table-cell office:value-type="float" office:value="-0.000469" calcext:value-type="float">
            <text:p>-0.000469</text:p>
          </table:table-cell>
        </table:table-row>
        <table:table-row table:style-name="ro1">
          <table:table-cell office:value-type="float" office:value="12.900001" calcext:value-type="float">
            <text:p>12.900001</text:p>
          </table:table-cell>
          <table:table-cell office:value-type="float" office:value="0.183946" calcext:value-type="float">
            <text:p>0.183946</text:p>
          </table:table-cell>
          <table:table-cell office:value-type="float" office:value="-0.061087" calcext:value-type="float">
            <text:p>-0.061087</text:p>
          </table:table-cell>
          <table:table-cell office:value-type="float" office:value="-0.27541" calcext:value-type="float">
            <text:p>-0.27541</text:p>
          </table:table-cell>
          <table:table-cell office:value-type="float" office:value="-0.0000013" calcext:value-type="float">
            <text:p>-1.3E-06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0.17156" calcext:value-type="float">
            <text:p>0.17156</text:p>
          </table:table-cell>
          <table:table-cell office:value-type="float" office:value="-0.055165" calcext:value-type="float">
            <text:p>-0.055165</text:p>
          </table:table-cell>
          <table:table-cell office:value-type="float" office:value="-0.279502" calcext:value-type="float">
            <text:p>-0.279502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71652" calcext:value-type="float">
            <text:p>0.171652</text:p>
          </table:table-cell>
          <table:table-cell office:value-type="float" office:value="-0.055228" calcext:value-type="float">
            <text:p>-0.055228</text:p>
          </table:table-cell>
          <table:table-cell office:value-type="float" office:value="-0.283614" calcext:value-type="float">
            <text:p>-0.283614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0.175834" calcext:value-type="float">
            <text:p>0.175834</text:p>
          </table:table-cell>
          <table:table-cell office:value-type="float" office:value="-0.05752" calcext:value-type="float">
            <text:p>-0.05752</text:p>
          </table:table-cell>
          <table:table-cell office:value-type="float" office:value="-0.278243" calcext:value-type="float">
            <text:p>-0.278243</text:p>
          </table:table-cell>
          <table:table-cell office:value-type="float" office:value="-0.000051" calcext:value-type="float">
            <text:p>-5.1E-0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176046" calcext:value-type="float">
            <text:p>0.176046</text:p>
          </table:table-cell>
          <table:table-cell office:value-type="float" office:value="-0.05788" calcext:value-type="float">
            <text:p>-0.05788</text:p>
          </table:table-cell>
          <table:table-cell office:value-type="float" office:value="-0.277313" calcext:value-type="float">
            <text:p>-0.277313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13.150001" calcext:value-type="float">
            <text:p>13.150001</text:p>
          </table:table-cell>
          <table:table-cell office:value-type="float" office:value="0.179255" calcext:value-type="float">
            <text:p>0.179255</text:p>
          </table:table-cell>
          <table:table-cell office:value-type="float" office:value="-0.05973" calcext:value-type="float">
            <text:p>-0.05973</text:p>
          </table:table-cell>
          <table:table-cell office:value-type="float" office:value="-0.283896" calcext:value-type="float">
            <text:p>-0.283896</text:p>
          </table:table-cell>
          <table:table-cell office:value-type="float" office:value="-0.000242" calcext:value-type="float">
            <text:p>-0.000242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184441" calcext:value-type="float">
            <text:p>0.184441</text:p>
          </table:table-cell>
          <table:table-cell office:value-type="float" office:value="-0.062578" calcext:value-type="float">
            <text:p>-0.062578</text:p>
          </table:table-cell>
          <table:table-cell office:value-type="float" office:value="-0.275277" calcext:value-type="float">
            <text:p>-0.275277</text:p>
          </table:table-cell>
          <table:table-cell office:value-type="float" office:value="-0.00018" calcext:value-type="float">
            <text:p>-0.00018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0.176129" calcext:value-type="float">
            <text:p>0.176129</text:p>
          </table:table-cell>
          <table:table-cell office:value-type="float" office:value="-0.058448" calcext:value-type="float">
            <text:p>-0.058448</text:p>
          </table:table-cell>
          <table:table-cell office:value-type="float" office:value="-0.275488" calcext:value-type="float">
            <text:p>-0.275488</text:p>
          </table:table-cell>
          <table:table-cell office:value-type="float" office:value="-0.00006" calcext:value-type="float">
            <text:p>-6E-0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166063" calcext:value-type="float">
            <text:p>0.166063</text:p>
          </table:table-cell>
          <table:table-cell office:value-type="float" office:value="-0.053751" calcext:value-type="float">
            <text:p>-0.053751</text:p>
          </table:table-cell>
          <table:table-cell office:value-type="float" office:value="-0.273336" calcext:value-type="float">
            <text:p>-0.273336</text:p>
          </table:table-cell>
          <table:table-cell office:value-type="float" office:value="0.000223" calcext:value-type="float">
            <text:p>0.000223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0.182787" calcext:value-type="float">
            <text:p>0.182787</text:p>
          </table:table-cell>
          <table:table-cell office:value-type="float" office:value="-0.06116" calcext:value-type="float">
            <text:p>-0.06116</text:p>
          </table:table-cell>
          <table:table-cell office:value-type="float" office:value="-0.289405" calcext:value-type="float">
            <text:p>-0.289405</text:p>
          </table:table-cell>
          <table:table-cell office:value-type="float" office:value="-0.000196" calcext:value-type="float">
            <text:p>-0.000196</text:p>
          </table:table-cell>
        </table:table-row>
        <table:table-row table:style-name="ro1">
          <table:table-cell office:value-type="float" office:value="13.400001" calcext:value-type="float">
            <text:p>13.400001</text:p>
          </table:table-cell>
          <table:table-cell office:value-type="float" office:value="0.17816" calcext:value-type="float">
            <text:p>0.17816</text:p>
          </table:table-cell>
          <table:table-cell office:value-type="float" office:value="-0.059201" calcext:value-type="float">
            <text:p>-0.059201</text:p>
          </table:table-cell>
          <table:table-cell office:value-type="float" office:value="-0.27431" calcext:value-type="float">
            <text:p>-0.27431</text:p>
          </table:table-cell>
          <table:table-cell office:value-type="float" office:value="-0.00002" calcext:value-type="float">
            <text:p>-2E-05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0.182407" calcext:value-type="float">
            <text:p>0.182407</text:p>
          </table:table-cell>
          <table:table-cell office:value-type="float" office:value="-0.060815" calcext:value-type="float">
            <text:p>-0.060815</text:p>
          </table:table-cell>
          <table:table-cell office:value-type="float" office:value="-0.271381" calcext:value-type="float">
            <text:p>-0.271381</text:p>
          </table:table-cell>
          <table:table-cell office:value-type="float" office:value="-0.000053" calcext:value-type="float">
            <text:p>-5.3E-0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196751" calcext:value-type="float">
            <text:p>0.196751</text:p>
          </table:table-cell>
          <table:table-cell office:value-type="float" office:value="-0.066604" calcext:value-type="float">
            <text:p>-0.066604</text:p>
          </table:table-cell>
          <table:table-cell office:value-type="float" office:value="-0.244002" calcext:value-type="float">
            <text:p>-0.244002</text:p>
          </table:table-cell>
          <table:table-cell office:value-type="float" office:value="-0.000297" calcext:value-type="float">
            <text:p>-0.000297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0.229577" calcext:value-type="float">
            <text:p>0.229577</text:p>
          </table:table-cell>
          <table:table-cell office:value-type="float" office:value="-0.07924" calcext:value-type="float">
            <text:p>-0.07924</text:p>
          </table:table-cell>
          <table:table-cell office:value-type="float" office:value="-0.226329" calcext:value-type="float">
            <text:p>-0.226329</text:p>
          </table:table-cell>
          <table:table-cell office:value-type="float" office:value="-0.001019" calcext:value-type="float">
            <text:p>-0.00101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255401" calcext:value-type="float">
            <text:p>0.255401</text:p>
          </table:table-cell>
          <table:table-cell office:value-type="float" office:value="-0.084521" calcext:value-type="float">
            <text:p>-0.084521</text:p>
          </table:table-cell>
          <table:table-cell office:value-type="float" office:value="-0.261172" calcext:value-type="float">
            <text:p>-0.261172</text:p>
          </table:table-cell>
          <table:table-cell office:value-type="float" office:value="-0.001501" calcext:value-type="float">
            <text:p>-0.001501</text:p>
          </table:table-cell>
        </table:table-row>
        <table:table-row table:style-name="ro1">
          <table:table-cell office:value-type="float" office:value="13.650001" calcext:value-type="float">
            <text:p>13.650001</text:p>
          </table:table-cell>
          <table:table-cell office:value-type="float" office:value="0.268153" calcext:value-type="float">
            <text:p>0.268153</text:p>
          </table:table-cell>
          <table:table-cell office:value-type="float" office:value="-0.081933" calcext:value-type="float">
            <text:p>-0.081933</text:p>
          </table:table-cell>
          <table:table-cell office:value-type="float" office:value="-0.221254" calcext:value-type="float">
            <text:p>-0.221254</text:p>
          </table:table-cell>
          <table:table-cell office:value-type="float" office:value="-0.001296" calcext:value-type="float">
            <text:p>-0.00129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288534" calcext:value-type="float">
            <text:p>0.288534</text:p>
          </table:table-cell>
          <table:table-cell office:value-type="float" office:value="-0.08003" calcext:value-type="float">
            <text:p>-0.08003</text:p>
          </table:table-cell>
          <table:table-cell office:value-type="float" office:value="-0.24347" calcext:value-type="float">
            <text:p>-0.24347</text:p>
          </table:table-cell>
          <table:table-cell office:value-type="float" office:value="-0.001142" calcext:value-type="float">
            <text:p>-0.001142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315428" calcext:value-type="float">
            <text:p>0.315428</text:p>
          </table:table-cell>
          <table:table-cell office:value-type="float" office:value="-0.079604" calcext:value-type="float">
            <text:p>-0.079604</text:p>
          </table:table-cell>
          <table:table-cell office:value-type="float" office:value="-0.223085" calcext:value-type="float">
            <text:p>-0.223085</text:p>
          </table:table-cell>
          <table:table-cell office:value-type="float" office:value="-0.000609" calcext:value-type="float">
            <text:p>-0.000609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370229" calcext:value-type="float">
            <text:p>0.370229</text:p>
          </table:table-cell>
          <table:table-cell office:value-type="float" office:value="-0.08701" calcext:value-type="float">
            <text:p>-0.08701</text:p>
          </table:table-cell>
          <table:table-cell office:value-type="float" office:value="-0.208555" calcext:value-type="float">
            <text:p>-0.208555</text:p>
          </table:table-cell>
          <table:table-cell office:value-type="float" office:value="-0.000973" calcext:value-type="float">
            <text:p>-0.000973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0.384118" calcext:value-type="float">
            <text:p>0.384118</text:p>
          </table:table-cell>
          <table:table-cell office:value-type="float" office:value="-0.078093" calcext:value-type="float">
            <text:p>-0.078093</text:p>
          </table:table-cell>
          <table:table-cell office:value-type="float" office:value="-0.217714" calcext:value-type="float">
            <text:p>-0.217714</text:p>
          </table:table-cell>
          <table:table-cell office:value-type="float" office:value="-0.000571" calcext:value-type="float">
            <text:p>-0.000571</text:p>
          </table:table-cell>
        </table:table-row>
        <table:table-row table:style-name="ro1">
          <table:table-cell office:value-type="float" office:value="13.900001" calcext:value-type="float">
            <text:p>13.900001</text:p>
          </table:table-cell>
          <table:table-cell office:value-type="float" office:value="0.692264" calcext:value-type="float">
            <text:p>0.692264</text:p>
          </table:table-cell>
          <table:table-cell office:value-type="float" office:value="-0.152655" calcext:value-type="float">
            <text:p>-0.152655</text:p>
          </table:table-cell>
          <table:table-cell office:value-type="float" office:value="-0.105854" calcext:value-type="float">
            <text:p>-0.105854</text:p>
          </table:table-cell>
          <table:table-cell office:value-type="float" office:value="-0.006845" calcext:value-type="float">
            <text:p>-0.006845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0.367411" calcext:value-type="float">
            <text:p>0.367411</text:p>
          </table:table-cell>
          <table:table-cell office:value-type="float" office:value="-0.040349" calcext:value-type="float">
            <text:p>-0.040349</text:p>
          </table:table-cell>
          <table:table-cell office:value-type="float" office:value="-0.247023" calcext:value-type="float">
            <text:p>-0.247023</text:p>
          </table:table-cell>
          <table:table-cell office:value-type="float" office:value="0.00368" calcext:value-type="float">
            <text:p>0.00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02211" calcext:value-type="float">
            <text:p>0.402211</text:p>
          </table:table-cell>
          <table:table-cell office:value-type="float" office:value="-0.038015" calcext:value-type="float">
            <text:p>-0.038015</text:p>
          </table:table-cell>
          <table:table-cell office:value-type="float" office:value="-0.217105" calcext:value-type="float">
            <text:p>-0.217105</text:p>
          </table:table-cell>
          <table:table-cell office:value-type="float" office:value="0.002698" calcext:value-type="float">
            <text:p>0.002698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582495" calcext:value-type="float">
            <text:p>0.582495</text:p>
          </table:table-cell>
          <table:table-cell office:value-type="float" office:value="-0.064714" calcext:value-type="float">
            <text:p>-0.064714</text:p>
          </table:table-cell>
          <table:table-cell office:value-type="float" office:value="-0.150053" calcext:value-type="float">
            <text:p>-0.150053</text:p>
          </table:table-cell>
          <table:table-cell office:value-type="float" office:value="0.000472" calcext:value-type="float">
            <text:p>0.000472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638193" calcext:value-type="float">
            <text:p>0.638193</text:p>
          </table:table-cell>
          <table:table-cell office:value-type="float" office:value="-0.061519" calcext:value-type="float">
            <text:p>-0.061519</text:p>
          </table:table-cell>
          <table:table-cell office:value-type="float" office:value="-0.163886" calcext:value-type="float">
            <text:p>-0.163886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14.150001" calcext:value-type="float">
            <text:p>14.150001</text:p>
          </table:table-cell>
          <table:table-cell office:value-type="float" office:value="0.672607" calcext:value-type="float">
            <text:p>0.672607</text:p>
          </table:table-cell>
          <table:table-cell office:value-type="float" office:value="-0.054635" calcext:value-type="float">
            <text:p>-0.054635</text:p>
          </table:table-cell>
          <table:table-cell office:value-type="float" office:value="-0.187169" calcext:value-type="float">
            <text:p>-0.187169</text:p>
          </table:table-cell>
          <table:table-cell office:value-type="float" office:value="0.000331" calcext:value-type="float">
            <text:p>0.00033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676251" calcext:value-type="float">
            <text:p>0.676251</text:p>
          </table:table-cell>
          <table:table-cell office:value-type="float" office:value="-0.047406" calcext:value-type="float">
            <text:p>-0.047406</text:p>
          </table:table-cell>
          <table:table-cell office:value-type="float" office:value="-0.179685" calcext:value-type="float">
            <text:p>-0.179685</text:p>
          </table:table-cell>
          <table:table-cell office:value-type="float" office:value="0.000745" calcext:value-type="float">
            <text:p>0.000745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694119" calcext:value-type="float">
            <text:p>0.694119</text:p>
          </table:table-cell>
          <table:table-cell office:value-type="float" office:value="-0.044295" calcext:value-type="float">
            <text:p>-0.044295</text:p>
          </table:table-cell>
          <table:table-cell office:value-type="float" office:value="-0.162447" calcext:value-type="float">
            <text:p>-0.162447</text:p>
          </table:table-cell>
          <table:table-cell office:value-type="float" office:value="0.000762" calcext:value-type="float">
            <text:p>0.00076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743136" calcext:value-type="float">
            <text:p>0.743136</text:p>
          </table:table-cell>
          <table:table-cell office:value-type="float" office:value="-0.044478" calcext:value-type="float">
            <text:p>-0.044478</text:p>
          </table:table-cell>
          <table:table-cell office:value-type="float" office:value="-0.16013" calcext:value-type="float">
            <text:p>-0.16013</text:p>
          </table:table-cell>
          <table:table-cell office:value-type="float" office:value="0.000412" calcext:value-type="float">
            <text:p>0.000412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0.738099" calcext:value-type="float">
            <text:p>0.738099</text:p>
          </table:table-cell>
          <table:table-cell office:value-type="float" office:value="-0.039563" calcext:value-type="float">
            <text:p>-0.039563</text:p>
          </table:table-cell>
          <table:table-cell office:value-type="float" office:value="-0.154181" calcext:value-type="float">
            <text:p>-0.154181</text:p>
          </table:table-cell>
          <table:table-cell office:value-type="float" office:value="0.000728" calcext:value-type="float">
            <text:p>0.000728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0.772949" calcext:value-type="float">
            <text:p>0.772949</text:p>
          </table:table-cell>
          <table:table-cell office:value-type="float" office:value="-0.037853" calcext:value-type="float">
            <text:p>-0.037853</text:p>
          </table:table-cell>
          <table:table-cell office:value-type="float" office:value="-0.154016" calcext:value-type="float">
            <text:p>-0.154016</text:p>
          </table:table-cell>
          <table:table-cell office:value-type="float" office:value="0.000571" calcext:value-type="float">
            <text:p>0.000571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0.800619" calcext:value-type="float">
            <text:p>0.800619</text:p>
          </table:table-cell>
          <table:table-cell office:value-type="float" office:value="-0.035083" calcext:value-type="float">
            <text:p>-0.035083</text:p>
          </table:table-cell>
          <table:table-cell office:value-type="float" office:value="-0.155907" calcext:value-type="float">
            <text:p>-0.155907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800553" calcext:value-type="float">
            <text:p>0.800553</text:p>
          </table:table-cell>
          <table:table-cell office:value-type="float" office:value="-0.030944" calcext:value-type="float">
            <text:p>-0.030944</text:p>
          </table:table-cell>
          <table:table-cell office:value-type="float" office:value="-0.155038" calcext:value-type="float">
            <text:p>-0.155038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0.832448" calcext:value-type="float">
            <text:p>0.832448</text:p>
          </table:table-cell>
          <table:table-cell office:value-type="float" office:value="-0.02839" calcext:value-type="float">
            <text:p>-0.02839</text:p>
          </table:table-cell>
          <table:table-cell office:value-type="float" office:value="-0.15899" calcext:value-type="float">
            <text:p>-0.15899</text:p>
          </table:table-cell>
          <table:table-cell office:value-type="float" office:value="0.000447" calcext:value-type="float">
            <text:p>0.00044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81805" calcext:value-type="float">
            <text:p>0.81805</text:p>
          </table:table-cell>
          <table:table-cell office:value-type="float" office:value="-0.024299" calcext:value-type="float">
            <text:p>-0.024299</text:p>
          </table:table-cell>
          <table:table-cell office:value-type="float" office:value="-0.136791" calcext:value-type="float">
            <text:p>-0.136791</text:p>
          </table:table-cell>
          <table:table-cell office:value-type="float" office:value="0.000325" calcext:value-type="float">
            <text:p>0.000325</text:p>
          </table:table-cell>
        </table:table-row>
        <table:table-row table:style-name="ro1">
          <table:table-cell office:value-type="float" office:value="14.650001" calcext:value-type="float">
            <text:p>14.650001</text:p>
          </table:table-cell>
          <table:table-cell office:value-type="float" office:value="0.833819" calcext:value-type="float">
            <text:p>0.833819</text:p>
          </table:table-cell>
          <table:table-cell office:value-type="float" office:value="-0.021294" calcext:value-type="float">
            <text:p>-0.021294</text:p>
          </table:table-cell>
          <table:table-cell office:value-type="float" office:value="-0.15374" calcext:value-type="float">
            <text:p>-0.15374</text:p>
          </table:table-cell>
          <table:table-cell office:value-type="float" office:value="0.000625" calcext:value-type="float">
            <text:p>0.00062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906496" calcext:value-type="float">
            <text:p>0.906496</text:p>
          </table:table-cell>
          <table:table-cell office:value-type="float" office:value="-0.019701" calcext:value-type="float">
            <text:p>-0.019701</text:p>
          </table:table-cell>
          <table:table-cell office:value-type="float" office:value="-0.153659" calcext:value-type="float">
            <text:p>-0.153659</text:p>
          </table:table-cell>
          <table:table-cell office:value-type="float" office:value="-0.000578" calcext:value-type="float">
            <text:p>-0.000578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799335" calcext:value-type="float">
            <text:p>0.799335</text:p>
          </table:table-cell>
          <table:table-cell office:value-type="float" office:value="-0.014749" calcext:value-type="float">
            <text:p>-0.014749</text:p>
          </table:table-cell>
          <table:table-cell office:value-type="float" office:value="-0.145366" calcext:value-type="float">
            <text:p>-0.145366</text:p>
          </table:table-cell>
          <table:table-cell office:value-type="float" office:value="0.001502" calcext:value-type="float">
            <text:p>0.001502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823176" calcext:value-type="float">
            <text:p>0.823176</text:p>
          </table:table-cell>
          <table:table-cell office:value-type="float" office:value="-0.014474" calcext:value-type="float">
            <text:p>-0.014474</text:p>
          </table:table-cell>
          <table:table-cell office:value-type="float" office:value="-0.140242" calcext:value-type="float">
            <text:p>-0.140242</text:p>
          </table:table-cell>
          <table:table-cell office:value-type="float" office:value="0.001098" calcext:value-type="float">
            <text:p>0.001098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0.850793" calcext:value-type="float">
            <text:p>0.850793</text:p>
          </table:table-cell>
          <table:table-cell office:value-type="float" office:value="-0.015402" calcext:value-type="float">
            <text:p>-0.015402</text:p>
          </table:table-cell>
          <table:table-cell office:value-type="float" office:value="-0.136132" calcext:value-type="float">
            <text:p>-0.136132</text:p>
          </table:table-cell>
          <table:table-cell office:value-type="float" office:value="0.000407" calcext:value-type="float">
            <text:p>0.000407</text:p>
          </table:table-cell>
        </table:table-row>
        <table:table-row table:style-name="ro1">
          <table:table-cell office:value-type="float" office:value="14.900001" calcext:value-type="float">
            <text:p>14.900001</text:p>
          </table:table-cell>
          <table:table-cell office:value-type="float" office:value="0.848254" calcext:value-type="float">
            <text:p>0.848254</text:p>
          </table:table-cell>
          <table:table-cell office:value-type="float" office:value="-0.015857" calcext:value-type="float">
            <text:p>-0.015857</text:p>
          </table:table-cell>
          <table:table-cell office:value-type="float" office:value="-0.141197" calcext:value-type="float">
            <text:p>-0.141197</text:p>
          </table:table-cell>
          <table:table-cell office:value-type="float" office:value="0.000645" calcext:value-type="float">
            <text:p>0.000645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.895599" calcext:value-type="float">
            <text:p>0.895599</text:p>
          </table:table-cell>
          <table:table-cell office:value-type="float" office:value="-0.017744" calcext:value-type="float">
            <text:p>-0.017744</text:p>
          </table:table-cell>
          <table:table-cell office:value-type="float" office:value="-0.14427" calcext:value-type="float">
            <text:p>-0.14427</text:p>
          </table:table-cell>
          <table:table-cell office:value-type="float" office:value="-0.000434" calcext:value-type="float">
            <text:p>-0.0004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9349" calcext:value-type="float">
            <text:p>0.89349</text:p>
          </table:table-cell>
          <table:table-cell office:value-type="float" office:value="-0.018298" calcext:value-type="float">
            <text:p>-0.018298</text:p>
          </table:table-cell>
          <table:table-cell office:value-type="float" office:value="-0.149008" calcext:value-type="float">
            <text:p>-0.149008</text:p>
          </table:table-cell>
          <table:table-cell office:value-type="float" office:value="-0.000216" calcext:value-type="float">
            <text:p>-0.000216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0.874564" calcext:value-type="float">
            <text:p>0.874564</text:p>
          </table:table-cell>
          <table:table-cell office:value-type="float" office:value="-0.019063" calcext:value-type="float">
            <text:p>-0.019063</text:p>
          </table:table-cell>
          <table:table-cell office:value-type="float" office:value="-0.150357" calcext:value-type="float">
            <text:p>-0.150357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884819" calcext:value-type="float">
            <text:p>0.884819</text:p>
          </table:table-cell>
          <table:table-cell office:value-type="float" office:value="-0.020853" calcext:value-type="float">
            <text:p>-0.020853</text:p>
          </table:table-cell>
          <table:table-cell office:value-type="float" office:value="-0.148783" calcext:value-type="float">
            <text:p>-0.148783</text:p>
          </table:table-cell>
          <table:table-cell office:value-type="float" office:value="-0.000252" calcext:value-type="float">
            <text:p>-0.000252</text:p>
          </table:table-cell>
        </table:table-row>
        <table:table-row table:style-name="ro1">
          <table:table-cell office:value-type="float" office:value="15.150001" calcext:value-type="float">
            <text:p>15.150001</text:p>
          </table:table-cell>
          <table:table-cell office:value-type="float" office:value="0.885088" calcext:value-type="float">
            <text:p>0.885088</text:p>
          </table:table-cell>
          <table:table-cell office:value-type="float" office:value="-0.022357" calcext:value-type="float">
            <text:p>-0.022357</text:p>
          </table:table-cell>
          <table:table-cell office:value-type="float" office:value="-0.144253" calcext:value-type="float">
            <text:p>-0.144253</text:p>
          </table:table-cell>
          <table:table-cell office:value-type="float" office:value="-0.00023" calcext:value-type="float">
            <text:p>-0.00023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873902" calcext:value-type="float">
            <text:p>0.873902</text:p>
          </table:table-cell>
          <table:table-cell office:value-type="float" office:value="-0.023077" calcext:value-type="float">
            <text:p>-0.023077</text:p>
          </table:table-cell>
          <table:table-cell office:value-type="float" office:value="-0.146488" calcext:value-type="float">
            <text:p>-0.146488</text:p>
          </table:table-cell>
          <table:table-cell office:value-type="float" office:value="0.000105" calcext:value-type="float">
            <text:p>0.00010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879323" calcext:value-type="float">
            <text:p>0.879323</text:p>
          </table:table-cell>
          <table:table-cell office:value-type="float" office:value="-0.024012" calcext:value-type="float">
            <text:p>-0.024012</text:p>
          </table:table-cell>
          <table:table-cell office:value-type="float" office:value="-0.147633" calcext:value-type="float">
            <text:p>-0.147633</text:p>
          </table:table-cell>
          <table:table-cell office:value-type="float" office:value="0.000036" calcext:value-type="float">
            <text:p>3.6E-0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870164" calcext:value-type="float">
            <text:p>0.870164</text:p>
          </table:table-cell>
          <table:table-cell office:value-type="float" office:value="-0.024309" calcext:value-type="float">
            <text:p>-0.024309</text:p>
          </table:table-cell>
          <table:table-cell office:value-type="float" office:value="-0.149007" calcext:value-type="float">
            <text:p>-0.149007</text:p>
          </table:table-cell>
          <table:table-cell office:value-type="float" office:value="0.000109" calcext:value-type="float">
            <text:p>0.000109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0.889339" calcext:value-type="float">
            <text:p>0.889339</text:p>
          </table:table-cell>
          <table:table-cell office:value-type="float" office:value="-0.025482" calcext:value-type="float">
            <text:p>-0.025482</text:p>
          </table:table-cell>
          <table:table-cell office:value-type="float" office:value="-0.156646" calcext:value-type="float">
            <text:p>-0.156646</text:p>
          </table:table-cell>
          <table:table-cell office:value-type="float" office:value="-0.00015" calcext:value-type="float">
            <text:p>-0.00015</text:p>
          </table:table-cell>
        </table:table-row>
        <table:table-row table:style-name="ro1">
          <table:table-cell office:value-type="float" office:value="15.400001" calcext:value-type="float">
            <text:p>15.400001</text:p>
          </table:table-cell>
          <table:table-cell office:value-type="float" office:value="0.892847" calcext:value-type="float">
            <text:p>0.892847</text:p>
          </table:table-cell>
          <table:table-cell office:value-type="float" office:value="-0.026554" calcext:value-type="float">
            <text:p>-0.026554</text:p>
          </table:table-cell>
          <table:table-cell office:value-type="float" office:value="-0.162345" calcext:value-type="float">
            <text:p>-0.162345</text:p>
          </table:table-cell>
          <table:table-cell office:value-type="float" office:value="-0.000143" calcext:value-type="float">
            <text:p>-0.000143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0.86344" calcext:value-type="float">
            <text:p>0.86344</text:p>
          </table:table-cell>
          <table:table-cell office:value-type="float" office:value="-0.026735" calcext:value-type="float">
            <text:p>-0.026735</text:p>
          </table:table-cell>
          <table:table-cell office:value-type="float" office:value="-0.14543" calcext:value-type="float">
            <text:p>-0.14543</text:p>
          </table:table-cell>
          <table:table-cell office:value-type="float" office:value="0.000249" calcext:value-type="float">
            <text:p>0.00024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879787" calcext:value-type="float">
            <text:p>0.879787</text:p>
          </table:table-cell>
          <table:table-cell office:value-type="float" office:value="-0.028027" calcext:value-type="float">
            <text:p>-0.028027</text:p>
          </table:table-cell>
          <table:table-cell office:value-type="float" office:value="-0.153521" calcext:value-type="float">
            <text:p>-0.153521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0.86791" calcext:value-type="float">
            <text:p>0.86791</text:p>
          </table:table-cell>
          <table:table-cell office:value-type="float" office:value="-0.027737" calcext:value-type="float">
            <text:p>-0.027737</text:p>
          </table:table-cell>
          <table:table-cell office:value-type="float" office:value="-0.148167" calcext:value-type="float">
            <text:p>-0.148167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878965" calcext:value-type="float">
            <text:p>0.878965</text:p>
          </table:table-cell>
          <table:table-cell office:value-type="float" office:value="-0.02796" calcext:value-type="float">
            <text:p>-0.02796</text:p>
          </table:table-cell>
          <table:table-cell office:value-type="float" office:value="-0.154299" calcext:value-type="float">
            <text:p>-0.154299</text:p>
          </table:table-cell>
          <table:table-cell office:value-type="float" office:value="-0.000029" calcext:value-type="float">
            <text:p>-2.9E-05</text:p>
          </table:table-cell>
        </table:table-row>
        <table:table-row table:style-name="ro1">
          <table:table-cell office:value-type="float" office:value="15.650001" calcext:value-type="float">
            <text:p>15.650001</text:p>
          </table:table-cell>
          <table:table-cell office:value-type="float" office:value="0.891508" calcext:value-type="float">
            <text:p>0.891508</text:p>
          </table:table-cell>
          <table:table-cell office:value-type="float" office:value="-0.028033" calcext:value-type="float">
            <text:p>-0.028033</text:p>
          </table:table-cell>
          <table:table-cell office:value-type="float" office:value="-0.157426" calcext:value-type="float">
            <text:p>-0.157426</text:p>
          </table:table-cell>
          <table:table-cell office:value-type="float" office:value="-0.000238" calcext:value-type="float">
            <text:p>-0.000238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895379" calcext:value-type="float">
            <text:p>0.895379</text:p>
          </table:table-cell>
          <table:table-cell office:value-type="float" office:value="-0.027843" calcext:value-type="float">
            <text:p>-0.027843</text:p>
          </table:table-cell>
          <table:table-cell office:value-type="float" office:value="-0.156974" calcext:value-type="float">
            <text:p>-0.156974</text:p>
          </table:table-cell>
          <table:table-cell office:value-type="float" office:value="-0.000297" calcext:value-type="float">
            <text:p>-0.00029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891251" calcext:value-type="float">
            <text:p>0.891251</text:p>
          </table:table-cell>
          <table:table-cell office:value-type="float" office:value="-0.027316" calcext:value-type="float">
            <text:p>-0.027316</text:p>
          </table:table-cell>
          <table:table-cell office:value-type="float" office:value="-0.157034" calcext:value-type="float">
            <text:p>-0.157034</text:p>
          </table:table-cell>
          <table:table-cell office:value-type="float" office:value="-0.000228" calcext:value-type="float">
            <text:p>-0.00022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883758" calcext:value-type="float">
            <text:p>0.883758</text:p>
          </table:table-cell>
          <table:table-cell office:value-type="float" office:value="-0.026949" calcext:value-type="float">
            <text:p>-0.026949</text:p>
          </table:table-cell>
          <table:table-cell office:value-type="float" office:value="-0.152141" calcext:value-type="float">
            <text:p>-0.152141</text:p>
          </table:table-cell>
          <table:table-cell office:value-type="float" office:value="-0.000106" calcext:value-type="float">
            <text:p>-0.000106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0.866234" calcext:value-type="float">
            <text:p>0.866234</text:p>
          </table:table-cell>
          <table:table-cell office:value-type="float" office:value="-0.026295" calcext:value-type="float">
            <text:p>-0.026295</text:p>
          </table:table-cell>
          <table:table-cell office:value-type="float" office:value="-0.143754" calcext:value-type="float">
            <text:p>-0.143754</text:p>
          </table:table-cell>
          <table:table-cell office:value-type="float" office:value="0.000506" calcext:value-type="float">
            <text:p>0.000506</text:p>
          </table:table-cell>
        </table:table-row>
        <table:table-row table:style-name="ro1">
          <table:table-cell office:value-type="float" office:value="15.900001" calcext:value-type="float">
            <text:p>15.900001</text:p>
          </table:table-cell>
          <table:table-cell office:value-type="float" office:value="0.867044" calcext:value-type="float">
            <text:p>0.867044</text:p>
          </table:table-cell>
          <table:table-cell office:value-type="float" office:value="-0.026198" calcext:value-type="float">
            <text:p>-0.026198</text:p>
          </table:table-cell>
          <table:table-cell office:value-type="float" office:value="-0.149258" calcext:value-type="float">
            <text:p>-0.149258</text:p>
          </table:table-cell>
          <table:table-cell office:value-type="float" office:value="0.000297" calcext:value-type="float">
            <text:p>0.000297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0.88912" calcext:value-type="float">
            <text:p>0.88912</text:p>
          </table:table-cell>
          <table:table-cell office:value-type="float" office:value="-0.027193" calcext:value-type="float">
            <text:p>-0.027193</text:p>
          </table:table-cell>
          <table:table-cell office:value-type="float" office:value="-0.145831" calcext:value-type="float">
            <text:p>-0.145831</text:p>
          </table:table-cell>
          <table:table-cell office:value-type="float" office:value="-0.000147" calcext:value-type="float">
            <text:p>-0.0001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93445" calcext:value-type="float">
            <text:p>0.893445</text:p>
          </table:table-cell>
          <table:table-cell office:value-type="float" office:value="-0.026881" calcext:value-type="float">
            <text:p>-0.026881</text:p>
          </table:table-cell>
          <table:table-cell office:value-type="float" office:value="-0.148315" calcext:value-type="float">
            <text:p>-0.148315</text:p>
          </table:table-cell>
          <table:table-cell office:value-type="float" office:value="-0.000117" calcext:value-type="float">
            <text:p>-0.000117</text:p>
          </table:table-cell>
        </table:table-row>
        <table:table-row table:style-name="ro1">
          <table:table-cell office:value-type="float" office:value="16.049999" calcext:value-type="float">
            <text:p>16.049999</text:p>
          </table:table-cell>
          <table:table-cell office:value-type="float" office:value="0.900952" calcext:value-type="float">
            <text:p>0.900952</text:p>
          </table:table-cell>
          <table:table-cell office:value-type="float" office:value="-0.026847" calcext:value-type="float">
            <text:p>-0.026847</text:p>
          </table:table-cell>
          <table:table-cell office:value-type="float" office:value="-0.15033" calcext:value-type="float">
            <text:p>-0.15033</text:p>
          </table:table-cell>
          <table:table-cell office:value-type="float" office:value="-0.000198" calcext:value-type="float">
            <text:p>-0.000198</text:p>
          </table:table-cell>
        </table:table-row>
        <table:table-row table:style-name="ro1">
          <table:table-cell office:value-type="float" office:value="16.099998" calcext:value-type="float">
            <text:p>16.099998</text:p>
          </table:table-cell>
          <table:table-cell office:value-type="float" office:value="0.890614" calcext:value-type="float">
            <text:p>0.890614</text:p>
          </table:table-cell>
          <table:table-cell office:value-type="float" office:value="-0.025839" calcext:value-type="float">
            <text:p>-0.025839</text:p>
          </table:table-cell>
          <table:table-cell office:value-type="float" office:value="-0.143721" calcext:value-type="float">
            <text:p>-0.143721</text:p>
          </table:table-cell>
          <table:table-cell office:value-type="float" office:value="-0.000109" calcext:value-type="float">
            <text:p>-0.000109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0.890245" calcext:value-type="float">
            <text:p>0.890245</text:p>
          </table:table-cell>
          <table:table-cell office:value-type="float" office:value="-0.025353" calcext:value-type="float">
            <text:p>-0.025353</text:p>
          </table:table-cell>
          <table:table-cell office:value-type="float" office:value="-0.149104" calcext:value-type="float">
            <text:p>-0.149104</text:p>
          </table:table-cell>
          <table:table-cell office:value-type="float" office:value="-0.00017" calcext:value-type="float">
            <text:p>-0.00017</text:p>
          </table:table-cell>
        </table:table-row>
        <table:table-row table:style-name="ro1">
          <table:table-cell office:value-type="float" office:value="16.199999" calcext:value-type="float">
            <text:p>16.199999</text:p>
          </table:table-cell>
          <table:table-cell office:value-type="float" office:value="0.909845" calcext:value-type="float">
            <text:p>0.909845</text:p>
          </table:table-cell>
          <table:table-cell office:value-type="float" office:value="-0.025618" calcext:value-type="float">
            <text:p>-0.025618</text:p>
          </table:table-cell>
          <table:table-cell office:value-type="float" office:value="-0.146438" calcext:value-type="float">
            <text:p>-0.146438</text:p>
          </table:table-cell>
          <table:table-cell office:value-type="float" office:value="-0.000313" calcext:value-type="float">
            <text:p>-0.00031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0.858673" calcext:value-type="float">
            <text:p>0.858673</text:p>
          </table:table-cell>
          <table:table-cell office:value-type="float" office:value="-0.023388" calcext:value-type="float">
            <text:p>-0.023388</text:p>
          </table:table-cell>
          <table:table-cell office:value-type="float" office:value="-0.133248" calcext:value-type="float">
            <text:p>-0.133248</text:p>
          </table:table-cell>
          <table:table-cell office:value-type="float" office:value="0.00068" calcext:value-type="float">
            <text:p>0.00068</text:p>
          </table:table-cell>
        </table:table-row>
        <table:table-row table:style-name="ro1">
          <table:table-cell office:value-type="float" office:value="16.299999" calcext:value-type="float">
            <text:p>16.299999</text:p>
          </table:table-cell>
          <table:table-cell office:value-type="float" office:value="0.876019" calcext:value-type="float">
            <text:p>0.876019</text:p>
          </table:table-cell>
          <table:table-cell office:value-type="float" office:value="-0.023534" calcext:value-type="float">
            <text:p>-0.023534</text:p>
          </table:table-cell>
          <table:table-cell office:value-type="float" office:value="-0.139628" calcext:value-type="float">
            <text:p>-0.139628</text:p>
          </table:table-cell>
          <table:table-cell office:value-type="float" office:value="0.000235" calcext:value-type="float">
            <text:p>0.000235</text:p>
          </table:table-cell>
        </table:table-row>
        <table:table-row table:style-name="ro1">
          <table:table-cell office:value-type="float" office:value="16.349998" calcext:value-type="float">
            <text:p>16.349998</text:p>
          </table:table-cell>
          <table:table-cell office:value-type="float" office:value="0.911218" calcext:value-type="float">
            <text:p>0.911218</text:p>
          </table:table-cell>
          <table:table-cell office:value-type="float" office:value="-0.023916" calcext:value-type="float">
            <text:p>-0.023916</text:p>
          </table:table-cell>
          <table:table-cell office:value-type="float" office:value="-0.144493" calcext:value-type="float">
            <text:p>-0.144493</text:p>
          </table:table-cell>
          <table:table-cell office:value-type="float" office:value="-0.000184" calcext:value-type="float">
            <text:p>-0.00018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911981" calcext:value-type="float">
            <text:p>0.911981</text:p>
          </table:table-cell>
          <table:table-cell office:value-type="float" office:value="-0.023462" calcext:value-type="float">
            <text:p>-0.023462</text:p>
          </table:table-cell>
          <table:table-cell office:value-type="float" office:value="-0.140613" calcext:value-type="float">
            <text:p>-0.140613</text:p>
          </table:table-cell>
          <table:table-cell office:value-type="float" office:value="-0.000394" calcext:value-type="float">
            <text:p>-0.000394</text:p>
          </table:table-cell>
        </table:table-row>
        <table:table-row table:style-name="ro1">
          <table:table-cell office:value-type="float" office:value="16.449999" calcext:value-type="float">
            <text:p>16.449999</text:p>
          </table:table-cell>
          <table:table-cell office:value-type="float" office:value="0.867701" calcext:value-type="float">
            <text:p>0.867701</text:p>
          </table:table-cell>
          <table:table-cell office:value-type="float" office:value="-0.021148" calcext:value-type="float">
            <text:p>-0.021148</text:p>
          </table:table-cell>
          <table:table-cell office:value-type="float" office:value="-0.128716" calcext:value-type="float">
            <text:p>-0.128716</text:p>
          </table:table-cell>
          <table:table-cell office:value-type="float" office:value="0.000554" calcext:value-type="float">
            <text:p>0.00055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871797" calcext:value-type="float">
            <text:p>0.871797</text:p>
          </table:table-cell>
          <table:table-cell office:value-type="float" office:value="-0.020538" calcext:value-type="float">
            <text:p>-0.020538</text:p>
          </table:table-cell>
          <table:table-cell office:value-type="float" office:value="-0.13531" calcext:value-type="float">
            <text:p>-0.13531</text:p>
          </table:table-cell>
          <table:table-cell office:value-type="float" office:value="0.000431" calcext:value-type="float">
            <text:p>0.000431</text:p>
          </table:table-cell>
        </table:table-row>
        <table:table-row table:style-name="ro1">
          <table:table-cell office:value-type="float" office:value="16.549999" calcext:value-type="float">
            <text:p>16.549999</text:p>
          </table:table-cell>
          <table:table-cell office:value-type="float" office:value="0.896138" calcext:value-type="float">
            <text:p>0.896138</text:p>
          </table:table-cell>
          <table:table-cell office:value-type="float" office:value="-0.020411" calcext:value-type="float">
            <text:p>-0.020411</text:p>
          </table:table-cell>
          <table:table-cell office:value-type="float" office:value="-0.138625" calcext:value-type="float">
            <text:p>-0.138625</text:p>
          </table:table-cell>
          <table:table-cell office:value-type="float" office:value="-0.000059" calcext:value-type="float">
            <text:p>-5.9E-05</text:p>
          </table:table-cell>
        </table:table-row>
        <table:table-row table:style-name="ro1">
          <table:table-cell office:value-type="float" office:value="16.599998" calcext:value-type="float">
            <text:p>16.599998</text:p>
          </table:table-cell>
          <table:table-cell office:value-type="float" office:value="0.895607" calcext:value-type="float">
            <text:p>0.895607</text:p>
          </table:table-cell>
          <table:table-cell office:value-type="float" office:value="-0.021904" calcext:value-type="float">
            <text:p>-0.021904</text:p>
          </table:table-cell>
          <table:table-cell office:value-type="float" office:value="-0.161907" calcext:value-type="float">
            <text:p>-0.161907</text:p>
          </table:table-cell>
          <table:table-cell office:value-type="float" office:value="0.000087" calcext:value-type="float">
            <text:p>8.7E-05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0.881524" calcext:value-type="float">
            <text:p>0.881524</text:p>
          </table:table-cell>
          <table:table-cell office:value-type="float" office:value="-0.02841" calcext:value-type="float">
            <text:p>-0.02841</text:p>
          </table:table-cell>
          <table:table-cell office:value-type="float" office:value="-0.200005" calcext:value-type="float">
            <text:p>-0.200005</text:p>
          </table:table-cell>
          <table:table-cell office:value-type="float" office:value="0.000363" calcext:value-type="float">
            <text:p>0.000363</text:p>
          </table:table-cell>
        </table:table-row>
        <table:table-row table:style-name="ro1">
          <table:table-cell office:value-type="float" office:value="16.699999" calcext:value-type="float">
            <text:p>16.699999</text:p>
          </table:table-cell>
          <table:table-cell office:value-type="float" office:value="0.953854" calcext:value-type="float">
            <text:p>0.953854</text:p>
          </table:table-cell>
          <table:table-cell office:value-type="float" office:value="-0.050626" calcext:value-type="float">
            <text:p>-0.050626</text:p>
          </table:table-cell>
          <table:table-cell office:value-type="float" office:value="-0.263208" calcext:value-type="float">
            <text:p>-0.263208</text:p>
          </table:table-cell>
          <table:table-cell office:value-type="float" office:value="0.000433" calcext:value-type="float">
            <text:p>0.00043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0.908976" calcext:value-type="float">
            <text:p>0.908976</text:p>
          </table:table-cell>
          <table:table-cell office:value-type="float" office:value="-0.076937" calcext:value-type="float">
            <text:p>-0.076937</text:p>
          </table:table-cell>
          <table:table-cell office:value-type="float" office:value="-0.069369" calcext:value-type="float">
            <text:p>-0.069369</text:p>
          </table:table-cell>
          <table:table-cell office:value-type="float" office:value="-0.000954" calcext:value-type="float">
            <text:p>-0.000954</text:p>
          </table:table-cell>
        </table:table-row>
        <table:table-row table:style-name="ro1">
          <table:table-cell office:value-type="float" office:value="16.799999" calcext:value-type="float">
            <text:p>16.799999</text:p>
          </table:table-cell>
          <table:table-cell office:value-type="float" office:value="0.910644" calcext:value-type="float">
            <text:p>0.910644</text:p>
          </table:table-cell>
          <table:table-cell office:value-type="float" office:value="-0.09502" calcext:value-type="float">
            <text:p>-0.09502</text:p>
          </table:table-cell>
          <table:table-cell office:value-type="float" office:value="-0.184179" calcext:value-type="float">
            <text:p>-0.184179</text:p>
          </table:table-cell>
          <table:table-cell office:value-type="float" office:value="-0.000119" calcext:value-type="float">
            <text:p>-0.000119</text:p>
          </table:table-cell>
        </table:table-row>
        <table:table-row table:style-name="ro1">
          <table:table-cell office:value-type="float" office:value="16.849998" calcext:value-type="float">
            <text:p>16.849998</text:p>
          </table:table-cell>
          <table:table-cell office:value-type="float" office:value="0.88922" calcext:value-type="float">
            <text:p>0.88922</text:p>
          </table:table-cell>
          <table:table-cell office:value-type="float" office:value="-0.117361" calcext:value-type="float">
            <text:p>-0.117361</text:p>
          </table:table-cell>
          <table:table-cell office:value-type="float" office:value="-0.146938" calcext:value-type="float">
            <text:p>-0.146938</text:p>
          </table:table-cell>
          <table:table-cell office:value-type="float" office:value="-0.000431" calcext:value-type="float">
            <text:p>-0.000431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89241" calcext:value-type="float">
            <text:p>0.89241</text:p>
          </table:table-cell>
          <table:table-cell office:value-type="float" office:value="-0.13964" calcext:value-type="float">
            <text:p>-0.13964</text:p>
          </table:table-cell>
          <table:table-cell office:value-type="float" office:value="-0.157347" calcext:value-type="float">
            <text:p>-0.157347</text:p>
          </table:table-cell>
          <table:table-cell office:value-type="float" office:value="-0.00035" calcext:value-type="float">
            <text:p>-0.00035</text:p>
          </table:table-cell>
        </table:table-row>
        <table:table-row table:style-name="ro1">
          <table:table-cell office:value-type="float" office:value="16.949999" calcext:value-type="float">
            <text:p>16.949999</text:p>
          </table:table-cell>
          <table:table-cell office:value-type="float" office:value="0.925468" calcext:value-type="float">
            <text:p>0.925468</text:p>
          </table:table-cell>
          <table:table-cell office:value-type="float" office:value="-0.165798" calcext:value-type="float">
            <text:p>-0.165798</text:p>
          </table:table-cell>
          <table:table-cell office:value-type="float" office:value="-0.25353" calcext:value-type="float">
            <text:p>-0.25353</text:p>
          </table:table-cell>
          <table:table-cell office:value-type="float" office:value="-0.000237" calcext:value-type="float">
            <text:p>-0.0002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30645" calcext:value-type="float">
            <text:p>0.830645</text:p>
          </table:table-cell>
          <table:table-cell office:value-type="float" office:value="-0.182304" calcext:value-type="float">
            <text:p>-0.182304</text:p>
          </table:table-cell>
          <table:table-cell office:value-type="float" office:value="-0.082662" calcext:value-type="float">
            <text:p>-0.082662</text:p>
          </table:table-cell>
          <table:table-cell office:value-type="float" office:value="-0.0000042" calcext:value-type="float">
            <text:p>-4.2E-06</text:p>
          </table:table-cell>
        </table:table-row>
        <table:table-row table:style-name="ro1">
          <table:table-cell office:value-type="float" office:value="17.049999" calcext:value-type="float">
            <text:p>17.049999</text:p>
          </table:table-cell>
          <table:table-cell office:value-type="float" office:value="0.826635" calcext:value-type="float">
            <text:p>0.826635</text:p>
          </table:table-cell>
          <table:table-cell office:value-type="float" office:value="-0.193569" calcext:value-type="float">
            <text:p>-0.193569</text:p>
          </table:table-cell>
          <table:table-cell office:value-type="float" office:value="-0.129483" calcext:value-type="float">
            <text:p>-0.129483</text:p>
          </table:table-cell>
          <table:table-cell office:value-type="float" office:value="0.000141" calcext:value-type="float">
            <text:p>0.000141</text:p>
          </table:table-cell>
        </table:table-row>
        <table:table-row table:style-name="ro1">
          <table:table-cell office:value-type="float" office:value="17.099998" calcext:value-type="float">
            <text:p>17.099998</text:p>
          </table:table-cell>
          <table:table-cell office:value-type="float" office:value="0.843898" calcext:value-type="float">
            <text:p>0.843898</text:p>
          </table:table-cell>
          <table:table-cell office:value-type="float" office:value="-0.208487" calcext:value-type="float">
            <text:p>-0.208487</text:p>
          </table:table-cell>
          <table:table-cell office:value-type="float" office:value="-0.158128" calcext:value-type="float">
            <text:p>-0.158128</text:p>
          </table:table-cell>
          <table:table-cell office:value-type="float" office:value="-0.000503" calcext:value-type="float">
            <text:p>-0.000503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0.839113" calcext:value-type="float">
            <text:p>0.839113</text:p>
          </table:table-cell>
          <table:table-cell office:value-type="float" office:value="-0.207787" calcext:value-type="float">
            <text:p>-0.207787</text:p>
          </table:table-cell>
          <table:table-cell office:value-type="float" office:value="-0.182929" calcext:value-type="float">
            <text:p>-0.182929</text:p>
          </table:table-cell>
          <table:table-cell office:value-type="float" office:value="0.000602" calcext:value-type="float">
            <text:p>0.000602</text:p>
          </table:table-cell>
        </table:table-row>
        <table:table-row table:style-name="ro1">
          <table:table-cell office:value-type="float" office:value="17.199999" calcext:value-type="float">
            <text:p>17.199999</text:p>
          </table:table-cell>
          <table:table-cell office:value-type="float" office:value="0.83497" calcext:value-type="float">
            <text:p>0.83497</text:p>
          </table:table-cell>
          <table:table-cell office:value-type="float" office:value="-0.21036" calcext:value-type="float">
            <text:p>-0.21036</text:p>
          </table:table-cell>
          <table:table-cell office:value-type="float" office:value="-0.192558" calcext:value-type="float">
            <text:p>-0.192558</text:p>
          </table:table-cell>
          <table:table-cell office:value-type="float" office:value="0.000659" calcext:value-type="float">
            <text:p>0.000659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0.834548" calcext:value-type="float">
            <text:p>0.834548</text:p>
          </table:table-cell>
          <table:table-cell office:value-type="float" office:value="-0.219877" calcext:value-type="float">
            <text:p>-0.219877</text:p>
          </table:table-cell>
          <table:table-cell office:value-type="float" office:value="-0.162193" calcext:value-type="float">
            <text:p>-0.162193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17.299999" calcext:value-type="float">
            <text:p>17.299999</text:p>
          </table:table-cell>
          <table:table-cell office:value-type="float" office:value="0.842991" calcext:value-type="float">
            <text:p>0.842991</text:p>
          </table:table-cell>
          <table:table-cell office:value-type="float" office:value="-0.220314" calcext:value-type="float">
            <text:p>-0.220314</text:p>
          </table:table-cell>
          <table:table-cell office:value-type="float" office:value="-0.18195" calcext:value-type="float">
            <text:p>-0.18195</text:p>
          </table:table-cell>
          <table:table-cell office:value-type="float" office:value="-0.000001" calcext:value-type="float">
            <text:p>-1E-06</text:p>
          </table:table-cell>
        </table:table-row>
        <table:table-row table:style-name="ro1">
          <table:table-cell office:value-type="float" office:value="17.349998" calcext:value-type="float">
            <text:p>17.349998</text:p>
          </table:table-cell>
          <table:table-cell office:value-type="float" office:value="0.864041" calcext:value-type="float">
            <text:p>0.864041</text:p>
          </table:table-cell>
          <table:table-cell office:value-type="float" office:value="-0.224689" calcext:value-type="float">
            <text:p>-0.224689</text:p>
          </table:table-cell>
          <table:table-cell office:value-type="float" office:value="-0.191767" calcext:value-type="float">
            <text:p>-0.191767</text:p>
          </table:table-cell>
          <table:table-cell office:value-type="float" office:value="-0.00025" calcext:value-type="float">
            <text:p>-0.0002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86186" calcext:value-type="float">
            <text:p>0.86186</text:p>
          </table:table-cell>
          <table:table-cell office:value-type="float" office:value="-0.220058" calcext:value-type="float">
            <text:p>-0.220058</text:p>
          </table:table-cell>
          <table:table-cell office:value-type="float" office:value="-0.201418" calcext:value-type="float">
            <text:p>-0.201418</text:p>
          </table:table-cell>
          <table:table-cell office:value-type="float" office:value="-0.000129" calcext:value-type="float">
            <text:p>-0.000129</text:p>
          </table:table-cell>
        </table:table-row>
        <table:table-row table:style-name="ro1">
          <table:table-cell office:value-type="float" office:value="17.449999" calcext:value-type="float">
            <text:p>17.449999</text:p>
          </table:table-cell>
          <table:table-cell office:value-type="float" office:value="0.846082" calcext:value-type="float">
            <text:p>0.846082</text:p>
          </table:table-cell>
          <table:table-cell office:value-type="float" office:value="-0.211999" calcext:value-type="float">
            <text:p>-0.211999</text:p>
          </table:table-cell>
          <table:table-cell office:value-type="float" office:value="-0.19417" calcext:value-type="float">
            <text:p>-0.19417</text:p>
          </table:table-cell>
          <table:table-cell office:value-type="float" office:value="0.000285" calcext:value-type="float">
            <text:p>0.00028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861722" calcext:value-type="float">
            <text:p>0.861722</text:p>
          </table:table-cell>
          <table:table-cell office:value-type="float" office:value="-0.21613" calcext:value-type="float">
            <text:p>-0.21613</text:p>
          </table:table-cell>
          <table:table-cell office:value-type="float" office:value="-0.19495" calcext:value-type="float">
            <text:p>-0.19495</text:p>
          </table:table-cell>
          <table:table-cell office:value-type="float" office:value="-0.000044" calcext:value-type="float">
            <text:p>-4.4E-05</text:p>
          </table:table-cell>
        </table:table-row>
        <table:table-row table:style-name="ro1">
          <table:table-cell office:value-type="float" office:value="17.549999" calcext:value-type="float">
            <text:p>17.549999</text:p>
          </table:table-cell>
          <table:table-cell office:value-type="float" office:value="0.864024" calcext:value-type="float">
            <text:p>0.864024</text:p>
          </table:table-cell>
          <table:table-cell office:value-type="float" office:value="-0.21302" calcext:value-type="float">
            <text:p>-0.21302</text:p>
          </table:table-cell>
          <table:table-cell office:value-type="float" office:value="-0.204205" calcext:value-type="float">
            <text:p>-0.204205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float" office:value="17.599998" calcext:value-type="float">
            <text:p>17.599998</text:p>
          </table:table-cell>
          <table:table-cell office:value-type="float" office:value="0.86007" calcext:value-type="float">
            <text:p>0.86007</text:p>
          </table:table-cell>
          <table:table-cell office:value-type="float" office:value="-0.210916" calcext:value-type="float">
            <text:p>-0.210916</text:p>
          </table:table-cell>
          <table:table-cell office:value-type="float" office:value="-0.199087" calcext:value-type="float">
            <text:p>-0.199087</text:p>
          </table:table-cell>
          <table:table-cell office:value-type="float" office:value="0.000055" calcext:value-type="float">
            <text:p>5.5E-05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0.854733" calcext:value-type="float">
            <text:p>0.854733</text:p>
          </table:table-cell>
          <table:table-cell office:value-type="float" office:value="-0.20971" calcext:value-type="float">
            <text:p>-0.20971</text:p>
          </table:table-cell>
          <table:table-cell office:value-type="float" office:value="-0.188288" calcext:value-type="float">
            <text:p>-0.188288</text:p>
          </table:table-cell>
          <table:table-cell office:value-type="float" office:value="0.000064" calcext:value-type="float">
            <text:p>6.4E-05</text:p>
          </table:table-cell>
        </table:table-row>
        <table:table-row table:style-name="ro1">
          <table:table-cell office:value-type="float" office:value="17.699999" calcext:value-type="float">
            <text:p>17.699999</text:p>
          </table:table-cell>
          <table:table-cell office:value-type="float" office:value="0.86836" calcext:value-type="float">
            <text:p>0.86836</text:p>
          </table:table-cell>
          <table:table-cell office:value-type="float" office:value="-0.211938" calcext:value-type="float">
            <text:p>-0.211938</text:p>
          </table:table-cell>
          <table:table-cell office:value-type="float" office:value="-0.198188" calcext:value-type="float">
            <text:p>-0.198188</text:p>
          </table:table-cell>
          <table:table-cell office:value-type="float" office:value="-0.000065" calcext:value-type="float">
            <text:p>-6.5E-0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0.862239" calcext:value-type="float">
            <text:p>0.862239</text:p>
          </table:table-cell>
          <table:table-cell office:value-type="float" office:value="-0.208924" calcext:value-type="float">
            <text:p>-0.208924</text:p>
          </table:table-cell>
          <table:table-cell office:value-type="float" office:value="-0.19164" calcext:value-type="float">
            <text:p>-0.19164</text:p>
          </table:table-cell>
          <table:table-cell office:value-type="float" office:value="-0.000043" calcext:value-type="float">
            <text:p>-4.3E-05</text:p>
          </table:table-cell>
        </table:table-row>
        <table:table-row table:style-name="ro1">
          <table:table-cell office:value-type="float" office:value="17.799999" calcext:value-type="float">
            <text:p>17.799999</text:p>
          </table:table-cell>
          <table:table-cell office:value-type="float" office:value="0.862021" calcext:value-type="float">
            <text:p>0.862021</text:p>
          </table:table-cell>
          <table:table-cell office:value-type="float" office:value="-0.205965" calcext:value-type="float">
            <text:p>-0.205965</text:p>
          </table:table-cell>
          <table:table-cell office:value-type="float" office:value="-0.200316" calcext:value-type="float">
            <text:p>-0.200316</text:p>
          </table:table-cell>
          <table:table-cell office:value-type="float" office:value="0.000231" calcext:value-type="float">
            <text:p>0.000231</text:p>
          </table:table-cell>
        </table:table-row>
        <table:table-row table:style-name="ro1">
          <table:table-cell office:value-type="float" office:value="17.849998" calcext:value-type="float">
            <text:p>17.849998</text:p>
          </table:table-cell>
          <table:table-cell office:value-type="float" office:value="0.860548" calcext:value-type="float">
            <text:p>0.860548</text:p>
          </table:table-cell>
          <table:table-cell office:value-type="float" office:value="-0.207138" calcext:value-type="float">
            <text:p>-0.207138</text:p>
          </table:table-cell>
          <table:table-cell office:value-type="float" office:value="-0.185704" calcext:value-type="float">
            <text:p>-0.185704</text:p>
          </table:table-cell>
          <table:table-cell office:value-type="float" office:value="-0.000104" calcext:value-type="float">
            <text:p>-0.000104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862535" calcext:value-type="float">
            <text:p>0.862535</text:p>
          </table:table-cell>
          <table:table-cell office:value-type="float" office:value="-0.204843" calcext:value-type="float">
            <text:p>-0.204843</text:p>
          </table:table-cell>
          <table:table-cell office:value-type="float" office:value="-0.194368" calcext:value-type="float">
            <text:p>-0.194368</text:p>
          </table:table-cell>
          <table:table-cell office:value-type="float" office:value="-0.0000059" calcext:value-type="float">
            <text:p>-5.9E-06</text:p>
          </table:table-cell>
        </table:table-row>
        <table:table-row table:style-name="ro1">
          <table:table-cell office:value-type="float" office:value="17.949999" calcext:value-type="float">
            <text:p>17.949999</text:p>
          </table:table-cell>
          <table:table-cell office:value-type="float" office:value="0.873031" calcext:value-type="float">
            <text:p>0.873031</text:p>
          </table:table-cell>
          <table:table-cell office:value-type="float" office:value="-0.207506" calcext:value-type="float">
            <text:p>-0.207506</text:p>
          </table:table-cell>
          <table:table-cell office:value-type="float" office:value="-0.196989" calcext:value-type="float">
            <text:p>-0.196989</text:p>
          </table:table-cell>
          <table:table-cell office:value-type="float" office:value="-0.000116" calcext:value-type="float">
            <text:p>-0.0001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65481" calcext:value-type="float">
            <text:p>0.865481</text:p>
          </table:table-cell>
          <table:table-cell office:value-type="float" office:value="-0.205142" calcext:value-type="float">
            <text:p>-0.205142</text:p>
          </table:table-cell>
          <table:table-cell office:value-type="float" office:value="-0.189583" calcext:value-type="float">
            <text:p>-0.189583</text:p>
          </table:table-cell>
          <table:table-cell office:value-type="float" office:value="-0.000031" calcext:value-type="float">
            <text:p>-3.1E-05</text:p>
          </table:table-cell>
        </table:table-row>
        <table:table-row table:style-name="ro1">
          <table:table-cell office:value-type="float" office:value="18.049999" calcext:value-type="float">
            <text:p>18.049999</text:p>
          </table:table-cell>
          <table:table-cell office:value-type="float" office:value="0.864917" calcext:value-type="float">
            <text:p>0.864917</text:p>
          </table:table-cell>
          <table:table-cell office:value-type="float" office:value="-0.204438" calcext:value-type="float">
            <text:p>-0.204438</text:p>
          </table:table-cell>
          <table:table-cell office:value-type="float" office:value="-0.181176" calcext:value-type="float">
            <text:p>-0.181176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float" office:value="18.099998" calcext:value-type="float">
            <text:p>18.099998</text:p>
          </table:table-cell>
          <table:table-cell office:value-type="float" office:value="0.864402" calcext:value-type="float">
            <text:p>0.864402</text:p>
          </table:table-cell>
          <table:table-cell office:value-type="float" office:value="-0.200269" calcext:value-type="float">
            <text:p>-0.200269</text:p>
          </table:table-cell>
          <table:table-cell office:value-type="float" office:value="-0.194684" calcext:value-type="float">
            <text:p>-0.194684</text:p>
          </table:table-cell>
          <table:table-cell office:value-type="float" office:value="0.000153" calcext:value-type="float">
            <text:p>0.000153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0.856669" calcext:value-type="float">
            <text:p>0.856669</text:p>
          </table:table-cell>
          <table:table-cell office:value-type="float" office:value="-0.198488" calcext:value-type="float">
            <text:p>-0.198488</text:p>
          </table:table-cell>
          <table:table-cell office:value-type="float" office:value="-0.177603" calcext:value-type="float">
            <text:p>-0.177603</text:p>
          </table:table-cell>
          <table:table-cell office:value-type="float" office:value="-0.000046" calcext:value-type="float">
            <text:p>-4.6E-05</text:p>
          </table:table-cell>
        </table:table-row>
        <table:table-row table:style-name="ro1">
          <table:table-cell office:value-type="float" office:value="18.199999" calcext:value-type="float">
            <text:p>18.199999</text:p>
          </table:table-cell>
          <table:table-cell office:value-type="float" office:value="0.863069" calcext:value-type="float">
            <text:p>0.863069</text:p>
          </table:table-cell>
          <table:table-cell office:value-type="float" office:value="-0.196569" calcext:value-type="float">
            <text:p>-0.196569</text:p>
          </table:table-cell>
          <table:table-cell office:value-type="float" office:value="-0.18312" calcext:value-type="float">
            <text:p>-0.18312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0.855141" calcext:value-type="float">
            <text:p>0.855141</text:p>
          </table:table-cell>
          <table:table-cell office:value-type="float" office:value="-0.190864" calcext:value-type="float">
            <text:p>-0.190864</text:p>
          </table:table-cell>
          <table:table-cell office:value-type="float" office:value="-0.177006" calcext:value-type="float">
            <text:p>-0.177006</text:p>
          </table:table-cell>
          <table:table-cell office:value-type="float" office:value="-0.000071" calcext:value-type="float">
            <text:p>-7.1E-05</text:p>
          </table:table-cell>
        </table:table-row>
        <table:table-row table:style-name="ro1">
          <table:table-cell office:value-type="float" office:value="18.299999" calcext:value-type="float">
            <text:p>18.299999</text:p>
          </table:table-cell>
          <table:table-cell office:value-type="float" office:value="0.874324" calcext:value-type="float">
            <text:p>0.874324</text:p>
          </table:table-cell>
          <table:table-cell office:value-type="float" office:value="-0.190741" calcext:value-type="float">
            <text:p>-0.190741</text:p>
          </table:table-cell>
          <table:table-cell office:value-type="float" office:value="-0.174937" calcext:value-type="float">
            <text:p>-0.174937</text:p>
          </table:table-cell>
          <table:table-cell office:value-type="float" office:value="-0.000254" calcext:value-type="float">
            <text:p>-0.000254</text:p>
          </table:table-cell>
        </table:table-row>
        <table:table-row table:style-name="ro1">
          <table:table-cell office:value-type="float" office:value="18.349998" calcext:value-type="float">
            <text:p>18.349998</text:p>
          </table:table-cell>
          <table:table-cell office:value-type="float" office:value="0.857216" calcext:value-type="float">
            <text:p>0.857216</text:p>
          </table:table-cell>
          <table:table-cell office:value-type="float" office:value="-0.175459" calcext:value-type="float">
            <text:p>-0.175459</text:p>
          </table:table-cell>
          <table:table-cell office:value-type="float" office:value="-0.174469" calcext:value-type="float">
            <text:p>-0.174469</text:p>
          </table:table-cell>
          <table:table-cell office:value-type="float" office:value="-0.00009" calcext:value-type="float">
            <text:p>-9E-0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862227" calcext:value-type="float">
            <text:p>0.862227</text:p>
          </table:table-cell>
          <table:table-cell office:value-type="float" office:value="-0.162762" calcext:value-type="float">
            <text:p>-0.162762</text:p>
          </table:table-cell>
          <table:table-cell office:value-type="float" office:value="-0.181501" calcext:value-type="float">
            <text:p>-0.181501</text:p>
          </table:table-cell>
          <table:table-cell office:value-type="float" office:value="-0.000046" calcext:value-type="float">
            <text:p>-4.6E-05</text:p>
          </table:table-cell>
        </table:table-row>
        <table:table-row table:style-name="ro1">
          <table:table-cell office:value-type="float" office:value="18.449999" calcext:value-type="float">
            <text:p>18.449999</text:p>
          </table:table-cell>
          <table:table-cell office:value-type="float" office:value="0.876007" calcext:value-type="float">
            <text:p>0.876007</text:p>
          </table:table-cell>
          <table:table-cell office:value-type="float" office:value="-0.150334" calcext:value-type="float">
            <text:p>-0.150334</text:p>
          </table:table-cell>
          <table:table-cell office:value-type="float" office:value="-0.184131" calcext:value-type="float">
            <text:p>-0.184131</text:p>
          </table:table-cell>
          <table:table-cell office:value-type="float" office:value="-0.000124" calcext:value-type="float">
            <text:p>-0.00012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87992" calcext:value-type="float">
            <text:p>0.87992</text:p>
          </table:table-cell>
          <table:table-cell office:value-type="float" office:value="-0.130801" calcext:value-type="float">
            <text:p>-0.130801</text:p>
          </table:table-cell>
          <table:table-cell office:value-type="float" office:value="-0.191932" calcext:value-type="float">
            <text:p>-0.191932</text:p>
          </table:table-cell>
          <table:table-cell office:value-type="float" office:value="0.000182" calcext:value-type="float">
            <text:p>0.000182</text:p>
          </table:table-cell>
        </table:table-row>
        <table:table-row table:style-name="ro1">
          <table:table-cell office:value-type="float" office:value="18.549999" calcext:value-type="float">
            <text:p>18.549999</text:p>
          </table:table-cell>
          <table:table-cell office:value-type="float" office:value="0.89038" calcext:value-type="float">
            <text:p>0.89038</text:p>
          </table:table-cell>
          <table:table-cell office:value-type="float" office:value="-0.11202" calcext:value-type="float">
            <text:p>-0.11202</text:p>
          </table:table-cell>
          <table:table-cell office:value-type="float" office:value="-0.199805" calcext:value-type="float">
            <text:p>-0.199805</text:p>
          </table:table-cell>
          <table:table-cell office:value-type="float" office:value="-0.000246" calcext:value-type="float">
            <text:p>-0.000246</text:p>
          </table:table-cell>
        </table:table-row>
        <table:table-row table:style-name="ro1">
          <table:table-cell office:value-type="float" office:value="18.599998" calcext:value-type="float">
            <text:p>18.599998</text:p>
          </table:table-cell>
          <table:table-cell office:value-type="float" office:value="0.874669" calcext:value-type="float">
            <text:p>0.874669</text:p>
          </table:table-cell>
          <table:table-cell office:value-type="float" office:value="-0.08743" calcext:value-type="float">
            <text:p>-0.08743</text:p>
          </table:table-cell>
          <table:table-cell office:value-type="float" office:value="-0.1944" calcext:value-type="float">
            <text:p>-0.1944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0.891804" calcext:value-type="float">
            <text:p>0.891804</text:p>
          </table:table-cell>
          <table:table-cell office:value-type="float" office:value="-0.06693" calcext:value-type="float">
            <text:p>-0.06693</text:p>
          </table:table-cell>
          <table:table-cell office:value-type="float" office:value="-0.194286" calcext:value-type="float">
            <text:p>-0.194286</text:p>
          </table:table-cell>
          <table:table-cell office:value-type="float" office:value="0.00029" calcext:value-type="float">
            <text:p>0.00029</text:p>
          </table:table-cell>
        </table:table-row>
        <table:table-row table:style-name="ro1">
          <table:table-cell office:value-type="float" office:value="18.699999" calcext:value-type="float">
            <text:p>18.699999</text:p>
          </table:table-cell>
          <table:table-cell office:value-type="float" office:value="0.81845" calcext:value-type="float">
            <text:p>0.81845</text:p>
          </table:table-cell>
          <table:table-cell office:value-type="float" office:value="-0.037297" calcext:value-type="float">
            <text:p>-0.037297</text:p>
          </table:table-cell>
          <table:table-cell office:value-type="float" office:value="-0.045102" calcext:value-type="float">
            <text:p>-0.045102</text:p>
          </table:table-cell>
          <table:table-cell office:value-type="float" office:value="0.000296" calcext:value-type="float">
            <text:p>0.00029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927425" calcext:value-type="float">
            <text:p>0.927425</text:p>
          </table:table-cell>
          <table:table-cell office:value-type="float" office:value="-0.002037" calcext:value-type="float">
            <text:p>-0.002037</text:p>
          </table:table-cell>
          <table:table-cell office:value-type="float" office:value="-0.243478" calcext:value-type="float">
            <text:p>-0.243478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float" office:value="18.799999" calcext:value-type="float">
            <text:p>18.799999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029579" calcext:value-type="float">
            <text:p>0.029579</text:p>
          </table:table-cell>
          <table:table-cell office:value-type="float" office:value="-0.233121" calcext:value-type="float">
            <text:p>-0.233121</text:p>
          </table:table-cell>
          <table:table-cell office:value-type="float" office:value="-0.000644" calcext:value-type="float">
            <text:p>-0.000644</text:p>
          </table:table-cell>
        </table:table-row>
        <table:table-row table:style-name="ro1">
          <table:table-cell office:value-type="float" office:value="18.849998" calcext:value-type="float">
            <text:p>18.849998</text:p>
          </table:table-cell>
          <table:table-cell office:value-type="float" office:value="0.923953" calcext:value-type="float">
            <text:p>0.923953</text:p>
          </table:table-cell>
          <table:table-cell office:value-type="float" office:value="0.057804" calcext:value-type="float">
            <text:p>0.057804</text:p>
          </table:table-cell>
          <table:table-cell office:value-type="float" office:value="-0.183018" calcext:value-type="float">
            <text:p>-0.183018</text:p>
          </table:table-cell>
          <table:table-cell office:value-type="float" office:value="-0.000634" calcext:value-type="float">
            <text:p>-0.00063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887556" calcext:value-type="float">
            <text:p>0.887556</text:p>
          </table:table-cell>
          <table:table-cell office:value-type="float" office:value="0.078899" calcext:value-type="float">
            <text:p>0.078899</text:p>
          </table:table-cell>
          <table:table-cell office:value-type="float" office:value="-0.15012" calcext:value-type="float">
            <text:p>-0.15012</text:p>
          </table:table-cell>
          <table:table-cell office:value-type="float" office:value="0.000036" calcext:value-type="float">
            <text:p>3.6E-05</text:p>
          </table:table-cell>
        </table:table-row>
        <table:table-row table:style-name="ro1">
          <table:table-cell office:value-type="float" office:value="18.949999" calcext:value-type="float">
            <text:p>18.949999</text:p>
          </table:table-cell>
          <table:table-cell office:value-type="float" office:value="0.886268" calcext:value-type="float">
            <text:p>0.886268</text:p>
          </table:table-cell>
          <table:table-cell office:value-type="float" office:value="0.099582" calcext:value-type="float">
            <text:p>0.099582</text:p>
          </table:table-cell>
          <table:table-cell office:value-type="float" office:value="-0.15614" calcext:value-type="float">
            <text:p>-0.15614</text:p>
          </table:table-cell>
          <table:table-cell office:value-type="float" office:value="-0.000017" calcext:value-type="float">
            <text:p>-1.7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7211" calcext:value-type="float">
            <text:p>0.857211</text:p>
          </table:table-cell>
          <table:table-cell office:value-type="float" office:value="0.114711" calcext:value-type="float">
            <text:p>0.114711</text:p>
          </table:table-cell>
          <table:table-cell office:value-type="float" office:value="-0.136316" calcext:value-type="float">
            <text:p>-0.136316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float" office:value="19.049999" calcext:value-type="float">
            <text:p>19.049999</text:p>
          </table:table-cell>
          <table:table-cell office:value-type="float" office:value="0.850557" calcext:value-type="float">
            <text:p>0.850557</text:p>
          </table:table-cell>
          <table:table-cell office:value-type="float" office:value="0.131614" calcext:value-type="float">
            <text:p>0.131614</text:p>
          </table:table-cell>
          <table:table-cell office:value-type="float" office:value="-0.120973" calcext:value-type="float">
            <text:p>-0.120973</text:p>
          </table:table-cell>
          <table:table-cell office:value-type="float" office:value="-0.000085" calcext:value-type="float">
            <text:p>-8.5E-05</text:p>
          </table:table-cell>
        </table:table-row>
        <table:table-row table:style-name="ro1">
          <table:table-cell office:value-type="float" office:value="19.099998" calcext:value-type="float">
            <text:p>19.099998</text:p>
          </table:table-cell>
          <table:table-cell office:value-type="float" office:value="0.868147" calcext:value-type="float">
            <text:p>0.868147</text:p>
          </table:table-cell>
          <table:table-cell office:value-type="float" office:value="0.1513" calcext:value-type="float">
            <text:p>0.1513</text:p>
          </table:table-cell>
          <table:table-cell office:value-type="float" office:value="-0.121184" calcext:value-type="float">
            <text:p>-0.121184</text:p>
          </table:table-cell>
          <table:table-cell office:value-type="float" office:value="-0.000264" calcext:value-type="float">
            <text:p>-0.000264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0.858314" calcext:value-type="float">
            <text:p>0.858314</text:p>
          </table:table-cell>
          <table:table-cell office:value-type="float" office:value="0.162582" calcext:value-type="float">
            <text:p>0.162582</text:p>
          </table:table-cell>
          <table:table-cell office:value-type="float" office:value="-0.114851" calcext:value-type="float">
            <text:p>-0.114851</text:p>
          </table:table-cell>
          <table:table-cell office:value-type="float" office:value="-0.00021" calcext:value-type="float">
            <text:p>-0.00021</text:p>
          </table:table-cell>
        </table:table-row>
        <table:table-row table:style-name="ro1">
          <table:table-cell office:value-type="float" office:value="19.199999" calcext:value-type="float">
            <text:p>19.199999</text:p>
          </table:table-cell>
          <table:table-cell office:value-type="float" office:value="0.821269" calcext:value-type="float">
            <text:p>0.821269</text:p>
          </table:table-cell>
          <table:table-cell office:value-type="float" office:value="0.169673" calcext:value-type="float">
            <text:p>0.169673</text:p>
          </table:table-cell>
          <table:table-cell office:value-type="float" office:value="-0.07756" calcext:value-type="float">
            <text:p>-0.07756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180331" calcext:value-type="float">
            <text:p>0.180331</text:p>
          </table:table-cell>
          <table:table-cell office:value-type="float" office:value="-0.137164" calcext:value-type="float">
            <text:p>-0.137164</text:p>
          </table:table-cell>
          <table:table-cell office:value-type="float" office:value="0.000802" calcext:value-type="float">
            <text:p>0.000802</text:p>
          </table:table-cell>
        </table:table-row>
        <table:table-row table:style-name="ro1">
          <table:table-cell office:value-type="float" office:value="19.299999" calcext:value-type="float">
            <text:p>19.299999</text:p>
          </table:table-cell>
          <table:table-cell office:value-type="float" office:value="0.838884" calcext:value-type="float">
            <text:p>0.838884</text:p>
          </table:table-cell>
          <table:table-cell office:value-type="float" office:value="0.185568" calcext:value-type="float">
            <text:p>0.185568</text:p>
          </table:table-cell>
          <table:table-cell office:value-type="float" office:value="-0.096841" calcext:value-type="float">
            <text:p>-0.096841</text:p>
          </table:table-cell>
          <table:table-cell office:value-type="float" office:value="0.000402" calcext:value-type="float">
            <text:p>0.000402</text:p>
          </table:table-cell>
        </table:table-row>
        <table:table-row table:style-name="ro1">
          <table:table-cell office:value-type="float" office:value="19.349998" calcext:value-type="float">
            <text:p>19.349998</text:p>
          </table:table-cell>
          <table:table-cell office:value-type="float" office:value="0.844518" calcext:value-type="float">
            <text:p>0.844518</text:p>
          </table:table-cell>
          <table:table-cell office:value-type="float" office:value="0.192289" calcext:value-type="float">
            <text:p>0.192289</text:p>
          </table:table-cell>
          <table:table-cell office:value-type="float" office:value="-0.083568" calcext:value-type="float">
            <text:p>-0.083568</text:p>
          </table:table-cell>
          <table:table-cell office:value-type="float" office:value="-0.000158" calcext:value-type="float">
            <text:p>-0.00015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817434" calcext:value-type="float">
            <text:p>0.817434</text:p>
          </table:table-cell>
          <table:table-cell office:value-type="float" office:value="0.183815" calcext:value-type="float">
            <text:p>0.183815</text:p>
          </table:table-cell>
          <table:table-cell office:value-type="float" office:value="-0.077647" calcext:value-type="float">
            <text:p>-0.077647</text:p>
          </table:table-cell>
          <table:table-cell office:value-type="float" office:value="0.000304" calcext:value-type="float">
            <text:p>0.000304</text:p>
          </table:table-cell>
        </table:table-row>
        <table:table-row table:style-name="ro1">
          <table:table-cell office:value-type="float" office:value="19.449999" calcext:value-type="float">
            <text:p>19.449999</text:p>
          </table:table-cell>
          <table:table-cell office:value-type="float" office:value="0.826265" calcext:value-type="float">
            <text:p>0.826265</text:p>
          </table:table-cell>
          <table:table-cell office:value-type="float" office:value="0.187508" calcext:value-type="float">
            <text:p>0.187508</text:p>
          </table:table-cell>
          <table:table-cell office:value-type="float" office:value="-0.073651" calcext:value-type="float">
            <text:p>-0.073651</text:p>
          </table:table-cell>
          <table:table-cell office:value-type="float" office:value="0.000134" calcext:value-type="float">
            <text:p>0.00013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842461" calcext:value-type="float">
            <text:p>0.842461</text:p>
          </table:table-cell>
          <table:table-cell office:value-type="float" office:value="0.191945" calcext:value-type="float">
            <text:p>0.191945</text:p>
          </table:table-cell>
          <table:table-cell office:value-type="float" office:value="-0.074513" calcext:value-type="float">
            <text:p>-0.074513</text:p>
          </table:table-cell>
          <table:table-cell office:value-type="float" office:value="-0.000219" calcext:value-type="float">
            <text:p>-0.000219</text:p>
          </table:table-cell>
        </table:table-row>
        <table:table-row table:style-name="ro1">
          <table:table-cell office:value-type="float" office:value="19.549999" calcext:value-type="float">
            <text:p>19.549999</text:p>
          </table:table-cell>
          <table:table-cell office:value-type="float" office:value="0.831013" calcext:value-type="float">
            <text:p>0.831013</text:p>
          </table:table-cell>
          <table:table-cell office:value-type="float" office:value="0.187634" calcext:value-type="float">
            <text:p>0.187634</text:p>
          </table:table-cell>
          <table:table-cell office:value-type="float" office:value="-0.067802" calcext:value-type="float">
            <text:p>-0.067802</text:p>
          </table:table-cell>
          <table:table-cell office:value-type="float" office:value="0.000132" calcext:value-type="float">
            <text:p>0.000132</text:p>
          </table:table-cell>
        </table:table-row>
        <table:table-row table:style-name="ro1">
          <table:table-cell office:value-type="float" office:value="19.599998" calcext:value-type="float">
            <text:p>19.599998</text:p>
          </table:table-cell>
          <table:table-cell office:value-type="float" office:value="0.817249" calcext:value-type="float">
            <text:p>0.817249</text:p>
          </table:table-cell>
          <table:table-cell office:value-type="float" office:value="0.183666" calcext:value-type="float">
            <text:p>0.183666</text:p>
          </table:table-cell>
          <table:table-cell office:value-type="float" office:value="-0.059923" calcext:value-type="float">
            <text:p>-0.059923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0.829718" calcext:value-type="float">
            <text:p>0.829718</text:p>
          </table:table-cell>
          <table:table-cell office:value-type="float" office:value="0.186077" calcext:value-type="float">
            <text:p>0.186077</text:p>
          </table:table-cell>
          <table:table-cell office:value-type="float" office:value="-0.068545" calcext:value-type="float">
            <text:p>-0.068545</text:p>
          </table:table-cell>
          <table:table-cell office:value-type="float" office:value="-0.000024" calcext:value-type="float">
            <text:p>-2.4E-05</text:p>
          </table:table-cell>
        </table:table-row>
        <table:table-row table:style-name="ro1">
          <table:table-cell office:value-type="float" office:value="19.699999" calcext:value-type="float">
            <text:p>19.699999</text:p>
          </table:table-cell>
          <table:table-cell office:value-type="float" office:value="0.833777" calcext:value-type="float">
            <text:p>0.833777</text:p>
          </table:table-cell>
          <table:table-cell office:value-type="float" office:value="0.188979" calcext:value-type="float">
            <text:p>0.188979</text:p>
          </table:table-cell>
          <table:table-cell office:value-type="float" office:value="-0.060176" calcext:value-type="float">
            <text:p>-0.060176</text:p>
          </table:table-cell>
          <table:table-cell office:value-type="float" office:value="-0.00014" calcext:value-type="float">
            <text:p>-0.00014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0.828216" calcext:value-type="float">
            <text:p>0.828216</text:p>
          </table:table-cell>
          <table:table-cell office:value-type="float" office:value="0.187033" calcext:value-type="float">
            <text:p>0.187033</text:p>
          </table:table-cell>
          <table:table-cell office:value-type="float" office:value="-0.062527" calcext:value-type="float">
            <text:p>-0.062527</text:p>
          </table:table-cell>
          <table:table-cell office:value-type="float" office:value="-0.000057" calcext:value-type="float">
            <text:p>-5.7E-05</text:p>
          </table:table-cell>
        </table:table-row>
        <table:table-row table:style-name="ro1">
          <table:table-cell office:value-type="float" office:value="19.799999" calcext:value-type="float">
            <text:p>19.799999</text:p>
          </table:table-cell>
          <table:table-cell office:value-type="float" office:value="0.826478" calcext:value-type="float">
            <text:p>0.826478</text:p>
          </table:table-cell>
          <table:table-cell office:value-type="float" office:value="0.189096" calcext:value-type="float">
            <text:p>0.189096</text:p>
          </table:table-cell>
          <table:table-cell office:value-type="float" office:value="-0.058303" calcext:value-type="float">
            <text:p>-0.058303</text:p>
          </table:table-cell>
          <table:table-cell office:value-type="float" office:value="-0.000124" calcext:value-type="float">
            <text:p>-0.000124</text:p>
          </table:table-cell>
        </table:table-row>
        <table:table-row table:style-name="ro1">
          <table:table-cell office:value-type="float" office:value="19.849998" calcext:value-type="float">
            <text:p>19.849998</text:p>
          </table:table-cell>
          <table:table-cell office:value-type="float" office:value="0.82507" calcext:value-type="float">
            <text:p>0.82507</text:p>
          </table:table-cell>
          <table:table-cell office:value-type="float" office:value="0.189952" calcext:value-type="float">
            <text:p>0.189952</text:p>
          </table:table-cell>
          <table:table-cell office:value-type="float" office:value="-0.061892" calcext:value-type="float">
            <text:p>-0.061892</text:p>
          </table:table-cell>
          <table:table-cell office:value-type="float" office:value="-0.000055" calcext:value-type="float">
            <text:p>-5.5E-05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847133" calcext:value-type="float">
            <text:p>0.847133</text:p>
          </table:table-cell>
          <table:table-cell office:value-type="float" office:value="0.198418" calcext:value-type="float">
            <text:p>0.198418</text:p>
          </table:table-cell>
          <table:table-cell office:value-type="float" office:value="-0.070104" calcext:value-type="float">
            <text:p>-0.070104</text:p>
          </table:table-cell>
          <table:table-cell office:value-type="float" office:value="-0.000249" calcext:value-type="float">
            <text:p>-0.000249</text:p>
          </table:table-cell>
        </table:table-row>
        <table:table-row table:style-name="ro1">
          <table:table-cell office:value-type="float" office:value="19.949999" calcext:value-type="float">
            <text:p>19.949999</text:p>
          </table:table-cell>
          <table:table-cell office:value-type="float" office:value="0.817598" calcext:value-type="float">
            <text:p>0.817598</text:p>
          </table:table-cell>
          <table:table-cell office:value-type="float" office:value="0.191116" calcext:value-type="float">
            <text:p>0.191116</text:p>
          </table:table-cell>
          <table:table-cell office:value-type="float" office:value="-0.059511" calcext:value-type="float">
            <text:p>-0.059511</text:p>
          </table:table-cell>
          <table:table-cell office:value-type="float" office:value="0.000139" calcext:value-type="float">
            <text:p>0.000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7483" calcext:value-type="float">
            <text:p>0.817483</text:p>
          </table:table-cell>
          <table:table-cell office:value-type="float" office:value="0.193749" calcext:value-type="float">
            <text:p>0.193749</text:p>
          </table:table-cell>
          <table:table-cell office:value-type="float" office:value="-0.056522" calcext:value-type="float">
            <text:p>-0.056522</text:p>
          </table:table-cell>
          <table:table-cell office:value-type="float" office:value="0.000108" calcext:value-type="float">
            <text:p>0.000108</text:p>
          </table:table-cell>
        </table:table-row>
        <table:table-row table:style-name="ro1">
          <table:table-cell office:value-type="float" office:value="20.049999" calcext:value-type="float">
            <text:p>20.049999</text:p>
          </table:table-cell>
          <table:table-cell office:value-type="float" office:value="0.827516" calcext:value-type="float">
            <text:p>0.827516</text:p>
          </table:table-cell>
          <table:table-cell office:value-type="float" office:value="0.19886" calcext:value-type="float">
            <text:p>0.19886</text:p>
          </table:table-cell>
          <table:table-cell office:value-type="float" office:value="-0.057132" calcext:value-type="float">
            <text:p>-0.057132</text:p>
          </table:table-cell>
          <table:table-cell office:value-type="float" office:value="0.000033" calcext:value-type="float">
            <text:p>3.3E-05</text:p>
          </table:table-cell>
        </table:table-row>
        <table:table-row table:style-name="ro1">
          <table:table-cell office:value-type="float" office:value="20.099998" calcext:value-type="float">
            <text:p>20.099998</text:p>
          </table:table-cell>
          <table:table-cell office:value-type="float" office:value="0.821648" calcext:value-type="float">
            <text:p>0.821648</text:p>
          </table:table-cell>
          <table:table-cell office:value-type="float" office:value="0.201951" calcext:value-type="float">
            <text:p>0.201951</text:p>
          </table:table-cell>
          <table:table-cell office:value-type="float" office:value="-0.043864" calcext:value-type="float">
            <text:p>-0.043864</text:p>
          </table:table-cell>
          <table:table-cell office:value-type="float" office:value="-0.0000032" calcext:value-type="float">
            <text:p>-3.2E-06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0.814781" calcext:value-type="float">
            <text:p>0.814781</text:p>
          </table:table-cell>
          <table:table-cell office:value-type="float" office:value="0.199676" calcext:value-type="float">
            <text:p>0.199676</text:p>
          </table:table-cell>
          <table:table-cell office:value-type="float" office:value="-0.064028" calcext:value-type="float">
            <text:p>-0.064028</text:p>
          </table:table-cell>
          <table:table-cell office:value-type="float" office:value="0.000083" calcext:value-type="float">
            <text:p>8.3E-05</text:p>
          </table:table-cell>
        </table:table-row>
        <table:table-row table:style-name="ro1">
          <table:table-cell office:value-type="float" office:value="20.199999" calcext:value-type="float">
            <text:p>20.199999</text:p>
          </table:table-cell>
          <table:table-cell office:value-type="float" office:value="0.831619" calcext:value-type="float">
            <text:p>0.831619</text:p>
          </table:table-cell>
          <table:table-cell office:value-type="float" office:value="0.207214" calcext:value-type="float">
            <text:p>0.207214</text:p>
          </table:table-cell>
          <table:table-cell office:value-type="float" office:value="-0.069824" calcext:value-type="float">
            <text:p>-0.069824</text:p>
          </table:table-cell>
          <table:table-cell office:value-type="float" office:value="-0.000068" calcext:value-type="float">
            <text:p>-6.8E-0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0.828636" calcext:value-type="float">
            <text:p>0.828636</text:p>
          </table:table-cell>
          <table:table-cell office:value-type="float" office:value="0.208633" calcext:value-type="float">
            <text:p>0.208633</text:p>
          </table:table-cell>
          <table:table-cell office:value-type="float" office:value="-0.060087" calcext:value-type="float">
            <text:p>-0.060087</text:p>
          </table:table-cell>
          <table:table-cell office:value-type="float" office:value="-0.000204" calcext:value-type="float">
            <text:p>-0.000204</text:p>
          </table:table-cell>
        </table:table-row>
        <table:table-row table:style-name="ro1">
          <table:table-cell office:value-type="float" office:value="20.299999" calcext:value-type="float">
            <text:p>20.299999</text:p>
          </table:table-cell>
          <table:table-cell office:value-type="float" office:value="0.836456" calcext:value-type="float">
            <text:p>0.836456</text:p>
          </table:table-cell>
          <table:table-cell office:value-type="float" office:value="0.207847" calcext:value-type="float">
            <text:p>0.207847</text:p>
          </table:table-cell>
          <table:table-cell office:value-type="float" office:value="-0.076713" calcext:value-type="float">
            <text:p>-0.076713</text:p>
          </table:table-cell>
          <table:table-cell office:value-type="float" office:value="-0.000225" calcext:value-type="float">
            <text:p>-0.000225</text:p>
          </table:table-cell>
        </table:table-row>
        <table:table-row table:style-name="ro1">
          <table:table-cell office:value-type="float" office:value="20.349998" calcext:value-type="float">
            <text:p>20.349998</text:p>
          </table:table-cell>
          <table:table-cell office:value-type="float" office:value="0.843959" calcext:value-type="float">
            <text:p>0.843959</text:p>
          </table:table-cell>
          <table:table-cell office:value-type="float" office:value="0.20629" calcext:value-type="float">
            <text:p>0.20629</text:p>
          </table:table-cell>
          <table:table-cell office:value-type="float" office:value="-0.079524" calcext:value-type="float">
            <text:p>-0.079524</text:p>
          </table:table-cell>
          <table:table-cell office:value-type="float" office:value="-0.000115" calcext:value-type="float">
            <text:p>-0.00011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827851" calcext:value-type="float">
            <text:p>0.827851</text:p>
          </table:table-cell>
          <table:table-cell office:value-type="float" office:value="0.194992" calcext:value-type="float">
            <text:p>0.194992</text:p>
          </table:table-cell>
          <table:table-cell office:value-type="float" office:value="-0.06982" calcext:value-type="float">
            <text:p>-0.06982</text:p>
          </table:table-cell>
          <table:table-cell office:value-type="float" office:value="0.000415" calcext:value-type="float">
            <text:p>0.000415</text:p>
          </table:table-cell>
        </table:table-row>
        <table:table-row table:style-name="ro1">
          <table:table-cell office:value-type="float" office:value="20.449999" calcext:value-type="float">
            <text:p>20.449999</text:p>
          </table:table-cell>
          <table:table-cell office:value-type="float" office:value="0.934664" calcext:value-type="float">
            <text:p>0.934664</text:p>
          </table:table-cell>
          <table:table-cell office:value-type="float" office:value="0.208822" calcext:value-type="float">
            <text:p>0.208822</text:p>
          </table:table-cell>
          <table:table-cell office:value-type="float" office:value="-0.140546" calcext:value-type="float">
            <text:p>-0.140546</text:p>
          </table:table-cell>
          <table:table-cell office:value-type="float" office:value="-0.000486" calcext:value-type="float">
            <text:p>-0.00048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800022" calcext:value-type="float">
            <text:p>0.800022</text:p>
          </table:table-cell>
          <table:table-cell office:value-type="float" office:value="0.167261" calcext:value-type="float">
            <text:p>0.167261</text:p>
          </table:table-cell>
          <table:table-cell office:value-type="float" office:value="-0.007308" calcext:value-type="float">
            <text:p>-0.007308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 office:value-type="float" office:value="20.549999" calcext:value-type="float">
            <text:p>20.549999</text:p>
          </table:table-cell>
          <table:table-cell office:value-type="float" office:value="0.840302" calcext:value-type="float">
            <text:p>0.840302</text:p>
          </table:table-cell>
          <table:table-cell office:value-type="float" office:value="0.15629" calcext:value-type="float">
            <text:p>0.15629</text:p>
          </table:table-cell>
          <table:table-cell office:value-type="float" office:value="-0.087556" calcext:value-type="float">
            <text:p>-0.087556</text:p>
          </table:table-cell>
          <table:table-cell office:value-type="float" office:value="0.000229" calcext:value-type="float">
            <text:p>0.000229</text:p>
          </table:table-cell>
        </table:table-row>
        <table:table-row table:style-name="ro1">
          <table:table-cell office:value-type="float" office:value="20.599998" calcext:value-type="float">
            <text:p>20.599998</text:p>
          </table:table-cell>
          <table:table-cell office:value-type="float" office:value="0.882326" calcext:value-type="float">
            <text:p>0.882326</text:p>
          </table:table-cell>
          <table:table-cell office:value-type="float" office:value="0.149851" calcext:value-type="float">
            <text:p>0.149851</text:p>
          </table:table-cell>
          <table:table-cell office:value-type="float" office:value="-0.094374" calcext:value-type="float">
            <text:p>-0.094374</text:p>
          </table:table-cell>
          <table:table-cell office:value-type="float" office:value="-0.000218" calcext:value-type="float">
            <text:p>-0.000218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0.858024" calcext:value-type="float">
            <text:p>0.858024</text:p>
          </table:table-cell>
          <table:table-cell office:value-type="float" office:value="0.124033" calcext:value-type="float">
            <text:p>0.124033</text:p>
          </table:table-cell>
          <table:table-cell office:value-type="float" office:value="-0.091464" calcext:value-type="float">
            <text:p>-0.091464</text:p>
          </table:table-cell>
          <table:table-cell office:value-type="float" office:value="0.000399" calcext:value-type="float">
            <text:p>0.000399</text:p>
          </table:table-cell>
        </table:table-row>
        <table:table-row table:style-name="ro1">
          <table:table-cell office:value-type="float" office:value="20.699999" calcext:value-type="float">
            <text:p>20.699999</text:p>
          </table:table-cell>
          <table:table-cell office:value-type="float" office:value="0.906063" calcext:value-type="float">
            <text:p>0.906063</text:p>
          </table:table-cell>
          <table:table-cell office:value-type="float" office:value="0.109031" calcext:value-type="float">
            <text:p>0.109031</text:p>
          </table:table-cell>
          <table:table-cell office:value-type="float" office:value="-0.104829" calcext:value-type="float">
            <text:p>-0.104829</text:p>
          </table:table-cell>
          <table:table-cell office:value-type="float" office:value="0.000092" calcext:value-type="float">
            <text:p>9.2E-0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0.982226" calcext:value-type="float">
            <text:p>0.982226</text:p>
          </table:table-cell>
          <table:table-cell office:value-type="float" office:value="0.079457" calcext:value-type="float">
            <text:p>0.079457</text:p>
          </table:table-cell>
          <table:table-cell office:value-type="float" office:value="-0.219147" calcext:value-type="float">
            <text:p>-0.219147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float" office:value="20.799999" calcext:value-type="float">
            <text:p>20.799999</text:p>
          </table:table-cell>
          <table:table-cell office:value-type="float" office:value="0.858056" calcext:value-type="float">
            <text:p>0.858056</text:p>
          </table:table-cell>
          <table:table-cell office:value-type="float" office:value="0.047896" calcext:value-type="float">
            <text:p>0.047896</text:p>
          </table:table-cell>
          <table:table-cell office:value-type="float" office:value="0.02169" calcext:value-type="float">
            <text:p>0.02169</text:p>
          </table:table-cell>
          <table:table-cell office:value-type="float" office:value="-0.001114" calcext:value-type="float">
            <text:p>-0.001114</text:p>
          </table:table-cell>
        </table:table-row>
        <table:table-row table:style-name="ro1">
          <table:table-cell office:value-type="float" office:value="20.849998" calcext:value-type="float">
            <text:p>20.849998</text:p>
          </table:table-cell>
          <table:table-cell office:value-type="float" office:value="0.876501" calcext:value-type="float">
            <text:p>0.876501</text:p>
          </table:table-cell>
          <table:table-cell office:value-type="float" office:value="0.023184" calcext:value-type="float">
            <text:p>0.023184</text:p>
          </table:table-cell>
          <table:table-cell office:value-type="float" office:value="-0.062638" calcext:value-type="float">
            <text:p>-0.062638</text:p>
          </table:table-cell>
          <table:table-cell office:value-type="float" office:value="0.000054" calcext:value-type="float">
            <text:p>5.4E-05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.87137" calcext:value-type="float">
            <text:p>0.87137</text:p>
          </table:table-cell>
          <table:table-cell office:value-type="float" office:value="0.008294" calcext:value-type="float">
            <text:p>0.008294</text:p>
          </table:table-cell>
          <table:table-cell office:value-type="float" office:value="-0.066362" calcext:value-type="float">
            <text:p>-0.066362</text:p>
          </table:table-cell>
          <table:table-cell office:value-type="float" office:value="0.000286" calcext:value-type="float">
            <text:p>0.000286</text:p>
          </table:table-cell>
        </table:table-row>
        <table:table-row table:style-name="ro1">
          <table:table-cell office:value-type="float" office:value="20.949999" calcext:value-type="float">
            <text:p>20.949999</text:p>
          </table:table-cell>
          <table:table-cell office:value-type="float" office:value="0.855068" calcext:value-type="float">
            <text:p>0.855068</text:p>
          </table:table-cell>
          <table:table-cell office:value-type="float" office:value="-0.000502" calcext:value-type="float">
            <text:p>-0.000502</text:p>
          </table:table-cell>
          <table:table-cell office:value-type="float" office:value="-0.086679" calcext:value-type="float">
            <text:p>-0.086679</text:p>
          </table:table-cell>
          <table:table-cell office:value-type="float" office:value="0.000608" calcext:value-type="float">
            <text:p>0.0006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93696" calcext:value-type="float">
            <text:p>0.893696</text:p>
          </table:table-cell>
          <table:table-cell office:value-type="float" office:value="-0.003007" calcext:value-type="float">
            <text:p>-0.003007</text:p>
          </table:table-cell>
          <table:table-cell office:value-type="float" office:value="-0.089657" calcext:value-type="float">
            <text:p>-0.089657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21.049999" calcext:value-type="float">
            <text:p>21.049999</text:p>
          </table:table-cell>
          <table:table-cell office:value-type="float" office:value="0.893631" calcext:value-type="float">
            <text:p>0.893631</text:p>
          </table:table-cell>
          <table:table-cell office:value-type="float" office:value="-0.003821" calcext:value-type="float">
            <text:p>-0.003821</text:p>
          </table:table-cell>
          <table:table-cell office:value-type="float" office:value="-0.104566" calcext:value-type="float">
            <text:p>-0.104566</text:p>
          </table:table-cell>
          <table:table-cell office:value-type="float" office:value="0.000249" calcext:value-type="float">
            <text:p>0.000249</text:p>
          </table:table-cell>
        </table:table-row>
        <table:table-row table:style-name="ro1">
          <table:table-cell office:value-type="float" office:value="21.099998" calcext:value-type="float">
            <text:p>21.099998</text:p>
          </table:table-cell>
          <table:table-cell office:value-type="float" office:value="0.915828" calcext:value-type="float">
            <text:p>0.915828</text:p>
          </table:table-cell>
          <table:table-cell office:value-type="float" office:value="-0.002785" calcext:value-type="float">
            <text:p>-0.002785</text:p>
          </table:table-cell>
          <table:table-cell office:value-type="float" office:value="-0.107585" calcext:value-type="float">
            <text:p>-0.107585</text:p>
          </table:table-cell>
          <table:table-cell office:value-type="float" office:value="0.0000028" calcext:value-type="float">
            <text:p>2.8E-06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0.898528" calcext:value-type="float">
            <text:p>0.898528</text:p>
          </table:table-cell>
          <table:table-cell office:value-type="float" office:value="-0.000971" calcext:value-type="float">
            <text:p>-0.000971</text:p>
          </table:table-cell>
          <table:table-cell office:value-type="float" office:value="-0.115222" calcext:value-type="float">
            <text:p>-0.115222</text:p>
          </table:table-cell>
          <table:table-cell office:value-type="float" office:value="0.000382" calcext:value-type="float">
            <text:p>0.000382</text:p>
          </table:table-cell>
        </table:table-row>
        <table:table-row table:style-name="ro1">
          <table:table-cell office:value-type="float" office:value="21.199999" calcext:value-type="float">
            <text:p>21.199999</text:p>
          </table:table-cell>
          <table:table-cell office:value-type="float" office:value="0.941246" calcext:value-type="float">
            <text:p>0.941246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-0.134902" calcext:value-type="float">
            <text:p>-0.134902</text:p>
          </table:table-cell>
          <table:table-cell office:value-type="float" office:value="-0.000177" calcext:value-type="float">
            <text:p>-0.000177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0.897723" calcext:value-type="float">
            <text:p>0.897723</text:p>
          </table:table-cell>
          <table:table-cell office:value-type="float" office:value="-0.002116" calcext:value-type="float">
            <text:p>-0.002116</text:p>
          </table:table-cell>
          <table:table-cell office:value-type="float" office:value="-0.150418" calcext:value-type="float">
            <text:p>-0.150418</text:p>
          </table:table-cell>
          <table:table-cell office:value-type="float" office:value="0.000431" calcext:value-type="float">
            <text:p>0.000431</text:p>
          </table:table-cell>
        </table:table-row>
        <table:table-row table:style-name="ro1">
          <table:table-cell office:value-type="float" office:value="21.299999" calcext:value-type="float">
            <text:p>21.299999</text:p>
          </table:table-cell>
          <table:table-cell office:value-type="float" office:value="0.952445" calcext:value-type="float">
            <text:p>0.952445</text:p>
          </table:table-cell>
          <table:table-cell office:value-type="float" office:value="-0.00287" calcext:value-type="float">
            <text:p>-0.00287</text:p>
          </table:table-cell>
          <table:table-cell office:value-type="float" office:value="-0.057036" calcext:value-type="float">
            <text:p>-0.057036</text:p>
          </table:table-cell>
          <table:table-cell office:value-type="float" office:value="-0.001659" calcext:value-type="float">
            <text:p>-0.001659</text:p>
          </table:table-cell>
        </table:table-row>
        <table:table-row table:style-name="ro1">
          <table:table-cell office:value-type="float" office:value="21.349998" calcext:value-type="float">
            <text:p>21.349998</text:p>
          </table:table-cell>
          <table:table-cell office:value-type="float" office:value="0.910989" calcext:value-type="float">
            <text:p>0.910989</text:p>
          </table:table-cell>
          <table:table-cell office:value-type="float" office:value="-0.000517" calcext:value-type="float">
            <text:p>-0.000517</text:p>
          </table:table-cell>
          <table:table-cell office:value-type="float" office:value="-0.120045" calcext:value-type="float">
            <text:p>-0.120045</text:p>
          </table:table-cell>
          <table:table-cell office:value-type="float" office:value="-0.000069" calcext:value-type="float">
            <text:p>-6.9E-0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933679" calcext:value-type="float">
            <text:p>0.933679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-0.130057" calcext:value-type="float">
            <text:p>-0.130057</text:p>
          </table:table-cell>
          <table:table-cell office:value-type="float" office:value="-0.000227" calcext:value-type="float">
            <text:p>-0.000227</text:p>
          </table:table-cell>
        </table:table-row>
        <table:table-row table:style-name="ro1">
          <table:table-cell office:value-type="float" office:value="21.449999" calcext:value-type="float">
            <text:p>21.449999</text:p>
          </table:table-cell>
          <table:table-cell office:value-type="float" office:value="0.913364" calcext:value-type="float">
            <text:p>0.913364</text:p>
          </table:table-cell>
          <table:table-cell office:value-type="float" office:value="0.006462" calcext:value-type="float">
            <text:p>0.006462</text:p>
          </table:table-cell>
          <table:table-cell office:value-type="float" office:value="-0.123165" calcext:value-type="float">
            <text:p>-0.123165</text:p>
          </table:table-cell>
          <table:table-cell office:value-type="float" office:value="-0.000222" calcext:value-type="float">
            <text:p>-0.000222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941075" calcext:value-type="float">
            <text:p>0.941075</text:p>
          </table:table-cell>
          <table:table-cell office:value-type="float" office:value="0.011579" calcext:value-type="float">
            <text:p>0.011579</text:p>
          </table:table-cell>
          <table:table-cell office:value-type="float" office:value="-0.10645" calcext:value-type="float">
            <text:p>-0.10645</text:p>
          </table:table-cell>
          <table:table-cell office:value-type="float" office:value="-0.000525" calcext:value-type="float">
            <text:p>-0.000525</text:p>
          </table:table-cell>
        </table:table-row>
        <table:table-row table:style-name="ro1">
          <table:table-cell office:value-type="float" office:value="21.549999" calcext:value-type="float">
            <text:p>21.549999</text:p>
          </table:table-cell>
          <table:table-cell office:value-type="float" office:value="0.928433" calcext:value-type="float">
            <text:p>0.928433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-0.112013" calcext:value-type="float">
            <text:p>-0.112013</text:p>
          </table:table-cell>
          <table:table-cell office:value-type="float" office:value="-0.000365" calcext:value-type="float">
            <text:p>-0.000365</text:p>
          </table:table-cell>
        </table:table-row>
        <table:table-row table:style-name="ro1">
          <table:table-cell office:value-type="float" office:value="21.599998" calcext:value-type="float">
            <text:p>21.599998</text:p>
          </table:table-cell>
          <table:table-cell office:value-type="float" office:value="0.922485" calcext:value-type="float">
            <text:p>0.922485</text:p>
          </table:table-cell>
          <table:table-cell office:value-type="float" office:value="0.027829" calcext:value-type="float">
            <text:p>0.027829</text:p>
          </table:table-cell>
          <table:table-cell office:value-type="float" office:value="-0.112193" calcext:value-type="float">
            <text:p>-0.112193</text:p>
          </table:table-cell>
          <table:table-cell office:value-type="float" office:value="-0.000228" calcext:value-type="float">
            <text:p>-0.000228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0.888563" calcext:value-type="float">
            <text:p>0.888563</text:p>
          </table:table-cell>
          <table:table-cell office:value-type="float" office:value="0.039239" calcext:value-type="float">
            <text:p>0.039239</text:p>
          </table:table-cell>
          <table:table-cell office:value-type="float" office:value="-0.105786" calcext:value-type="float">
            <text:p>-0.105786</text:p>
          </table:table-cell>
          <table:table-cell office:value-type="float" office:value="0.000192" calcext:value-type="float">
            <text:p>0.000192</text:p>
          </table:table-cell>
        </table:table-row>
        <table:table-row table:style-name="ro1">
          <table:table-cell office:value-type="float" office:value="21.699999" calcext:value-type="float">
            <text:p>21.699999</text:p>
          </table:table-cell>
          <table:table-cell office:value-type="float" office:value="1.003734" calcext:value-type="float">
            <text:p>1.003734</text:p>
          </table:table-cell>
          <table:table-cell office:value-type="float" office:value="0.060419" calcext:value-type="float">
            <text:p>0.060419</text:p>
          </table:table-cell>
          <table:table-cell office:value-type="float" office:value="-0.165176" calcext:value-type="float">
            <text:p>-0.165176</text:p>
          </table:table-cell>
          <table:table-cell office:value-type="float" office:value="-0.00098" calcext:value-type="float">
            <text:p>-0.00098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0.939743" calcext:value-type="float">
            <text:p>0.939743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-0.141056" calcext:value-type="float">
            <text:p>-0.141056</text:p>
          </table:table-cell>
          <table:table-cell office:value-type="float" office:value="-0.000207" calcext:value-type="float">
            <text:p>-0.000207</text:p>
          </table:table-cell>
        </table:table-row>
        <table:table-row table:style-name="ro1">
          <table:table-cell office:value-type="float" office:value="21.799999" calcext:value-type="float">
            <text:p>21.799999</text:p>
          </table:table-cell>
          <table:table-cell office:value-type="float" office:value="0.94075" calcext:value-type="float">
            <text:p>0.94075</text:p>
          </table:table-cell>
          <table:table-cell office:value-type="float" office:value="0.087038" calcext:value-type="float">
            <text:p>0.087038</text:p>
          </table:table-cell>
          <table:table-cell office:value-type="float" office:value="-0.092298" calcext:value-type="float">
            <text:p>-0.092298</text:p>
          </table:table-cell>
          <table:table-cell office:value-type="float" office:value="-0.000879" calcext:value-type="float">
            <text:p>-0.000879</text:p>
          </table:table-cell>
        </table:table-row>
        <table:table-row table:style-name="ro1">
          <table:table-cell office:value-type="float" office:value="21.849998" calcext:value-type="float">
            <text:p>21.849998</text:p>
          </table:table-cell>
          <table:table-cell office:value-type="float" office:value="0.926346" calcext:value-type="float">
            <text:p>0.926346</text:p>
          </table:table-cell>
          <table:table-cell office:value-type="float" office:value="0.103109" calcext:value-type="float">
            <text:p>0.103109</text:p>
          </table:table-cell>
          <table:table-cell office:value-type="float" office:value="-0.140871" calcext:value-type="float">
            <text:p>-0.140871</text:p>
          </table:table-cell>
          <table:table-cell office:value-type="float" office:value="0.000257" calcext:value-type="float">
            <text:p>0.000257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.874924" calcext:value-type="float">
            <text:p>0.874924</text:p>
          </table:table-cell>
          <table:table-cell office:value-type="float" office:value="0.102949" calcext:value-type="float">
            <text:p>0.102949</text:p>
          </table:table-cell>
          <table:table-cell office:value-type="float" office:value="-0.238046" calcext:value-type="float">
            <text:p>-0.238046</text:p>
          </table:table-cell>
          <table:table-cell office:value-type="float" office:value="0.00125" calcext:value-type="float">
            <text:p>0.00125</text:p>
          </table:table-cell>
        </table:table-row>
        <table:table-row table:style-name="ro1">
          <table:table-cell office:value-type="float" office:value="21.949999" calcext:value-type="float">
            <text:p>21.949999</text:p>
          </table:table-cell>
          <table:table-cell office:value-type="float" office:value="0.86937" calcext:value-type="float">
            <text:p>0.86937</text:p>
          </table:table-cell>
          <table:table-cell office:value-type="float" office:value="0.122975" calcext:value-type="float">
            <text:p>0.122975</text:p>
          </table:table-cell>
          <table:table-cell office:value-type="float" office:value="-0.134888" calcext:value-type="float">
            <text:p>-0.134888</text:p>
          </table:table-cell>
          <table:table-cell office:value-type="float" office:value="0.000554" calcext:value-type="float">
            <text:p>0.0005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35779" calcext:value-type="float">
            <text:p>0.835779</text:p>
          </table:table-cell>
          <table:table-cell office:value-type="float" office:value="0.142535" calcext:value-type="float">
            <text:p>0.142535</text:p>
          </table:table-cell>
          <table:table-cell office:value-type="float" office:value="-0.054591" calcext:value-type="float">
            <text:p>-0.054591</text:p>
          </table:table-cell>
          <table:table-cell office:value-type="float" office:value="0.000515" calcext:value-type="float">
            <text:p>0.000515</text:p>
          </table:table-cell>
        </table:table-row>
        <table:table-row table:style-name="ro1">
          <table:table-cell office:value-type="float" office:value="22.049999" calcext:value-type="float">
            <text:p>22.049999</text:p>
          </table:table-cell>
          <table:table-cell office:value-type="float" office:value="0.811751" calcext:value-type="float">
            <text:p>0.811751</text:p>
          </table:table-cell>
          <table:table-cell office:value-type="float" office:value="0.128431" calcext:value-type="float">
            <text:p>0.128431</text:p>
          </table:table-cell>
          <table:table-cell office:value-type="float" office:value="-0.239793" calcext:value-type="float">
            <text:p>-0.239793</text:p>
          </table:table-cell>
          <table:table-cell office:value-type="float" office:value="0.002256" calcext:value-type="float">
            <text:p>0.002256</text:p>
          </table:table-cell>
        </table:table-row>
        <table:table-row table:style-name="ro1">
          <table:table-cell office:value-type="float" office:value="22.099998" calcext:value-type="float">
            <text:p>22.099998</text:p>
          </table:table-cell>
          <table:table-cell office:value-type="float" office:value="0.876917" calcext:value-type="float">
            <text:p>0.876917</text:p>
          </table:table-cell>
          <table:table-cell office:value-type="float" office:value="0.165087" calcext:value-type="float">
            <text:p>0.165087</text:p>
          </table:table-cell>
          <table:table-cell office:value-type="float" office:value="-0.206947" calcext:value-type="float">
            <text:p>-0.206947</text:p>
          </table:table-cell>
          <table:table-cell office:value-type="float" office:value="0.000639" calcext:value-type="float">
            <text:p>0.000639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0.942154" calcext:value-type="float">
            <text:p>0.942154</text:p>
          </table:table-cell>
          <table:table-cell office:value-type="float" office:value="0.19062" calcext:value-type="float">
            <text:p>0.19062</text:p>
          </table:table-cell>
          <table:table-cell office:value-type="float" office:value="-0.214526" calcext:value-type="float">
            <text:p>-0.214526</text:p>
          </table:table-cell>
          <table:table-cell office:value-type="float" office:value="-0.000661" calcext:value-type="float">
            <text:p>-0.000661</text:p>
          </table:table-cell>
        </table:table-row>
        <table:table-row table:style-name="ro1">
          <table:table-cell office:value-type="float" office:value="22.199999" calcext:value-type="float">
            <text:p>22.199999</text:p>
          </table:table-cell>
          <table:table-cell office:value-type="float" office:value="0.867143" calcext:value-type="float">
            <text:p>0.867143</text:p>
          </table:table-cell>
          <table:table-cell office:value-type="float" office:value="0.177006" calcext:value-type="float">
            <text:p>0.177006</text:p>
          </table:table-cell>
          <table:table-cell office:value-type="float" office:value="-0.163378" calcext:value-type="float">
            <text:p>-0.163378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0.943522" calcext:value-type="float">
            <text:p>0.943522</text:p>
          </table:table-cell>
          <table:table-cell office:value-type="float" office:value="0.202693" calcext:value-type="float">
            <text:p>0.202693</text:p>
          </table:table-cell>
          <table:table-cell office:value-type="float" office:value="-0.19536" calcext:value-type="float">
            <text:p>-0.19536</text:p>
          </table:table-cell>
          <table:table-cell office:value-type="float" office:value="-0.001279" calcext:value-type="float">
            <text:p>-0.001279</text:p>
          </table:table-cell>
        </table:table-row>
        <table:table-row table:style-name="ro1">
          <table:table-cell office:value-type="float" office:value="22.299999" calcext:value-type="float">
            <text:p>22.299999</text:p>
          </table:table-cell>
          <table:table-cell office:value-type="float" office:value="0.925808" calcext:value-type="float">
            <text:p>0.925808</text:p>
          </table:table-cell>
          <table:table-cell office:value-type="float" office:value="0.199213" calcext:value-type="float">
            <text:p>0.199213</text:p>
          </table:table-cell>
          <table:table-cell office:value-type="float" office:value="-0.189685" calcext:value-type="float">
            <text:p>-0.189685</text:p>
          </table:table-cell>
          <table:table-cell office:value-type="float" office:value="-0.000443" calcext:value-type="float">
            <text:p>-0.000443</text:p>
          </table:table-cell>
        </table:table-row>
        <table:table-row table:style-name="ro1">
          <table:table-cell office:value-type="float" office:value="22.349998" calcext:value-type="float">
            <text:p>22.349998</text:p>
          </table:table-cell>
          <table:table-cell office:value-type="float" office:value="0.84934" calcext:value-type="float">
            <text:p>0.84934</text:p>
          </table:table-cell>
          <table:table-cell office:value-type="float" office:value="0.183177" calcext:value-type="float">
            <text:p>0.183177</text:p>
          </table:table-cell>
          <table:table-cell office:value-type="float" office:value="-0.145111" calcext:value-type="float">
            <text:p>-0.145111</text:p>
          </table:table-cell>
          <table:table-cell office:value-type="float" office:value="0.000645" calcext:value-type="float">
            <text:p>0.00064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883191" calcext:value-type="float">
            <text:p>0.883191</text:p>
          </table:table-cell>
          <table:table-cell office:value-type="float" office:value="0.195459" calcext:value-type="float">
            <text:p>0.195459</text:p>
          </table:table-cell>
          <table:table-cell office:value-type="float" office:value="-0.168001" calcext:value-type="float">
            <text:p>-0.168001</text:p>
          </table:table-cell>
          <table:table-cell office:value-type="float" office:value="0.000398" calcext:value-type="float">
            <text:p>0.000398</text:p>
          </table:table-cell>
        </table:table-row>
        <table:table-row table:style-name="ro1">
          <table:table-cell office:value-type="float" office:value="22.449999" calcext:value-type="float">
            <text:p>22.449999</text:p>
          </table:table-cell>
          <table:table-cell office:value-type="float" office:value="0.866738" calcext:value-type="float">
            <text:p>0.866738</text:p>
          </table:table-cell>
          <table:table-cell office:value-type="float" office:value="0.194206" calcext:value-type="float">
            <text:p>0.194206</text:p>
          </table:table-cell>
          <table:table-cell office:value-type="float" office:value="-0.168499" calcext:value-type="float">
            <text:p>-0.168499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899907" calcext:value-type="float">
            <text:p>0.899907</text:p>
          </table:table-cell>
          <table:table-cell office:value-type="float" office:value="0.210023" calcext:value-type="float">
            <text:p>0.210023</text:p>
          </table:table-cell>
          <table:table-cell office:value-type="float" office:value="-0.18698" calcext:value-type="float">
            <text:p>-0.18698</text:p>
          </table:table-cell>
          <table:table-cell office:value-type="float" office:value="-0.000346" calcext:value-type="float">
            <text:p>-0.000346</text:p>
          </table:table-cell>
        </table:table-row>
        <table:table-row table:style-name="ro1">
          <table:table-cell office:value-type="float" office:value="22.549999" calcext:value-type="float">
            <text:p>22.549999</text:p>
          </table:table-cell>
          <table:table-cell office:value-type="float" office:value="0.897972" calcext:value-type="float">
            <text:p>0.89797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-0.204837" calcext:value-type="float">
            <text:p>-0.204837</text:p>
          </table:table-cell>
          <table:table-cell office:value-type="float" office:value="0.000045" calcext:value-type="float">
            <text:p>4.5E-05</text:p>
          </table:table-cell>
        </table:table-row>
        <table:table-row table:style-name="ro1">
          <table:table-cell office:value-type="float" office:value="22.599998" calcext:value-type="float">
            <text:p>22.599998</text:p>
          </table:table-cell>
          <table:table-cell office:value-type="float" office:value="0.883613" calcext:value-type="float">
            <text:p>0.883613</text:p>
          </table:table-cell>
          <table:table-cell office:value-type="float" office:value="0.20832" calcext:value-type="float">
            <text:p>0.20832</text:p>
          </table:table-cell>
          <table:table-cell office:value-type="float" office:value="-0.184246" calcext:value-type="float">
            <text:p>-0.184246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0.877434" calcext:value-type="float">
            <text:p>0.877434</text:p>
          </table:table-cell>
          <table:table-cell office:value-type="float" office:value="0.207856" calcext:value-type="float">
            <text:p>0.207856</text:p>
          </table:table-cell>
          <table:table-cell office:value-type="float" office:value="-0.176684" calcext:value-type="float">
            <text:p>-0.176684</text:p>
          </table:table-cell>
          <table:table-cell office:value-type="float" office:value="0.000036" calcext:value-type="float">
            <text:p>3.6E-05</text:p>
          </table:table-cell>
        </table:table-row>
        <table:table-row table:style-name="ro1">
          <table:table-cell office:value-type="float" office:value="22.699999" calcext:value-type="float">
            <text:p>22.699999</text:p>
          </table:table-cell>
          <table:table-cell office:value-type="float" office:value="0.877305" calcext:value-type="float">
            <text:p>0.877305</text:p>
          </table:table-cell>
          <table:table-cell office:value-type="float" office:value="0.207778" calcext:value-type="float">
            <text:p>0.207778</text:p>
          </table:table-cell>
          <table:table-cell office:value-type="float" office:value="-0.17686" calcext:value-type="float">
            <text:p>-0.17686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0.878458" calcext:value-type="float">
            <text:p>0.878458</text:p>
          </table:table-cell>
          <table:table-cell office:value-type="float" office:value="0.208096" calcext:value-type="float">
            <text:p>0.208096</text:p>
          </table:table-cell>
          <table:table-cell office:value-type="float" office:value="-0.177471" calcext:value-type="float">
            <text:p>-0.177471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22.799999" calcext:value-type="float">
            <text:p>22.799999</text:p>
          </table:table-cell>
          <table:table-cell office:value-type="float" office:value="0.878967" calcext:value-type="float">
            <text:p>0.878967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-0.177566" calcext:value-type="float">
            <text:p>-0.177566</text:p>
          </table:table-cell>
          <table:table-cell office:value-type="float" office:value="-0.0000018" calcext:value-type="float">
            <text:p>-1.8E-06</text:p>
          </table:table-cell>
        </table:table-row>
        <table:table-row table:style-name="ro1">
          <table:table-cell office:value-type="float" office:value="22.849998" calcext:value-type="float">
            <text:p>22.849998</text:p>
          </table:table-cell>
          <table:table-cell office:value-type="float" office:value="0.878954" calcext:value-type="float">
            <text:p>0.878954</text:p>
          </table:table-cell>
          <table:table-cell office:value-type="float" office:value="0.208285" calcext:value-type="float">
            <text:p>0.208285</text:p>
          </table:table-cell>
          <table:table-cell office:value-type="float" office:value="-0.177519" calcext:value-type="float">
            <text:p>-0.177519</text:p>
          </table:table-cell>
          <table:table-cell office:value-type="float" office:value="-0.000002" calcext:value-type="float">
            <text:p>-2E-06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878861" calcext:value-type="float">
            <text:p>0.878861</text:p>
          </table:table-cell>
          <table:table-cell office:value-type="float" office:value="0.208258" calcext:value-type="float">
            <text:p>0.208258</text:p>
          </table:table-cell>
          <table:table-cell office:value-type="float" office:value="-0.177481" calcext:value-type="float">
            <text:p>-0.177481</text:p>
          </table:table-cell>
          <table:table-cell office:value-type="float" office:value="-0.00000029" calcext:value-type="float">
            <text:p>-2.9E-07</text:p>
          </table:table-cell>
        </table:table-row>
        <table:table-row table:style-name="ro1">
          <table:table-cell office:value-type="float" office:value="22.949999" calcext:value-type="float">
            <text:p>22.949999</text:p>
          </table:table-cell>
          <table:table-cell office:value-type="float" office:value="0.878832" calcext:value-type="float">
            <text:p>0.878832</text:p>
          </table:table-cell>
          <table:table-cell office:value-type="float" office:value="0.208246" calcext:value-type="float">
            <text:p>0.208246</text:p>
          </table:table-cell>
          <table:table-cell office:value-type="float" office:value="-0.177477" calcext:value-type="float">
            <text:p>-0.177477</text:p>
          </table:table-cell>
          <table:table-cell office:value-type="float" office:value="0.00000037" calcext:value-type="float">
            <text:p>3.7E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78841" calcext:value-type="float">
            <text:p>0.878841</text:p>
          </table:table-cell>
          <table:table-cell office:value-type="float" office:value="0.208253" calcext:value-type="float">
            <text:p>0.208253</text:p>
          </table:table-cell>
          <table:table-cell office:value-type="float" office:value="-0.177473" calcext:value-type="float">
            <text:p>-0.177473</text:p>
          </table:table-cell>
          <table:table-cell office:value-type="float" office:value="0.00000007" calcext:value-type="float">
            <text:p>7E-08</text:p>
          </table:table-cell>
        </table:table-row>
        <table:table-row table:style-name="ro1">
          <table:table-cell office:value-type="float" office:value="23.049999" calcext:value-type="float">
            <text:p>23.049999</text:p>
          </table:table-cell>
          <table:table-cell office:value-type="float" office:value="0.878841" calcext:value-type="float">
            <text:p>0.878841</text:p>
          </table:table-cell>
          <table:table-cell office:value-type="float" office:value="0.208252" calcext:value-type="float">
            <text:p>0.208252</text:p>
          </table:table-cell>
          <table:table-cell office:value-type="float" office:value="-0.177471" calcext:value-type="float">
            <text:p>-0.177471</text:p>
          </table:table-cell>
          <table:table-cell office:value-type="float" office:value="-0.000000097" calcext:value-type="float">
            <text:p>-9.7E-08</text:p>
          </table:table-cell>
        </table:table-row>
        <table:table-row table:style-name="ro1">
          <table:table-cell office:value-type="float" office:value="23.099998" calcext:value-type="float">
            <text:p>23.099998</text:p>
          </table:table-cell>
          <table:table-cell office:value-type="float" office:value="0.878847" calcext:value-type="float">
            <text:p>0.878847</text:p>
          </table:table-cell>
          <table:table-cell office:value-type="float" office:value="0.208254" calcext:value-type="float">
            <text:p>0.208254</text:p>
          </table:table-cell>
          <table:table-cell office:value-type="float" office:value="-0.177479" calcext:value-type="float">
            <text:p>-0.177479</text:p>
          </table:table-cell>
          <table:table-cell office:value-type="float" office:value="-0.000000052" calcext:value-type="float">
            <text:p>-5.2E-08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0.878845" calcext:value-type="float">
            <text:p>0.878845</text:p>
          </table:table-cell>
          <table:table-cell office:value-type="float" office:value="0.208255" calcext:value-type="float">
            <text:p>0.208255</text:p>
          </table:table-cell>
          <table:table-cell office:value-type="float" office:value="-0.177474" calcext:value-type="float">
            <text:p>-0.177474</text:p>
          </table:table-cell>
          <table:table-cell office:value-type="float" office:value="-0.000000091" calcext:value-type="float">
            <text:p>-9.1E-08</text:p>
          </table:table-cell>
        </table:table-row>
        <table:table-row table:style-name="ro1">
          <table:table-cell office:value-type="float" office:value="23.199999" calcext:value-type="float">
            <text:p>23.199999</text:p>
          </table:table-cell>
          <table:table-cell office:value-type="float" office:value="0.878845" calcext:value-type="float">
            <text:p>0.878845</text:p>
          </table:table-cell>
          <table:table-cell office:value-type="float" office:value="0.208255" calcext:value-type="float">
            <text:p>0.208255</text:p>
          </table:table-cell>
          <table:table-cell office:value-type="float" office:value="-0.177475" calcext:value-type="float">
            <text:p>-0.177475</text:p>
          </table:table-cell>
          <table:table-cell office:value-type="float" office:value="-0.000000074" calcext:value-type="float">
            <text:p>-7.4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8T13:59:01.410299823</dc:date>
    <meta:editing-duration>PT7M1S</meta:editing-duration>
    <meta:editing-cycles>1</meta:editing-cycles>
    <meta:document-statistic meta:table-count="1" meta:cell-count="208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demo2_copsim_torque.A1:demo2_copsim_torque.E417" chart:data-source-has-labels="column" svg:x="0.32cm" svg:y="0.18cm" svg:width="12.508cm" svg:height="8.64cm">
          <chartooo:coordinate-region svg:x="1.153cm" svg:y="0.379cm" svg:width="11.675cm" svg:height="8.242cm"/>
          <chart:axis chart:dimension="x" chart:name="primary-x" chart:style-name="ch4" chartooo:axis-type="auto">
            <chartooo:date-scale/>
            <chart:categories table:cell-range-address="demo2_copsim_torque.A1:demo2_copsim_torque.A4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emo2_copsim_torque.B1:demo2_copsim_torque.B417" chart:class="chart:line">
            <chart:data-point chart:repeated="417"/>
          </chart:series>
          <chart:series chart:style-name="ch7" chart:values-cell-range-address="demo2_copsim_torque.C1:demo2_copsim_torque.C417" chart:class="chart:line">
            <chart:data-point chart:repeated="417"/>
          </chart:series>
          <chart:series chart:style-name="ch8" chart:values-cell-range-address="demo2_copsim_torque.D1:demo2_copsim_torque.D417" chart:class="chart:line">
            <chart:data-point chart:repeated="417"/>
          </chart:series>
          <chart:series chart:style-name="ch9" chart:values-cell-range-address="demo2_copsim_torque.E1:demo2_copsim_torque.E417" chart:class="chart:line">
            <chart:data-point chart:repeated="4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.4">
                <text:p>2.4</text:p>
                <draw:g>
                  <svg:desc>demo2_copsim_torque.A1:demo2_copsim_torque.A417</svg:desc>
                </draw:g>
              </table:table-cell>
              <table:table-cell office:value-type="float" office:value="0.983889">
                <text:p>0.983889</text:p>
                <draw:g>
                  <svg:desc>demo2_copsim_torque.B1:demo2_copsim_torque.B417</svg:desc>
                </draw:g>
              </table:table-cell>
              <table:table-cell office:value-type="float" office:value="-0.021959">
                <text:p>-0.021959</text:p>
                <draw:g>
                  <svg:desc>demo2_copsim_torque.C1:demo2_copsim_torque.C417</svg:desc>
                </draw:g>
              </table:table-cell>
              <table:table-cell office:value-type="float" office:value="-0.12265">
                <text:p>-0.12265</text:p>
                <draw:g>
                  <svg:desc>demo2_copsim_torque.D1:demo2_copsim_torque.D417</svg:desc>
                </draw:g>
              </table:table-cell>
              <table:table-cell office:value-type="float" office:value="-0.001258">
                <text:p>-0.001258</text:p>
                <draw:g>
                  <svg:desc>demo2_copsim_torque.E1:demo2_copsim_torque.E417</svg:desc>
                </draw:g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858567">
                <text:p>0.858567</text:p>
              </table:table-cell>
              <table:table-cell office:value-type="float" office:value="-0.018682">
                <text:p>-0.018682</text:p>
              </table:table-cell>
              <table:table-cell office:value-type="float" office:value="-0.101886">
                <text:p>-0.101886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87615">
                <text:p>0.87615</text:p>
              </table:table-cell>
              <table:table-cell office:value-type="float" office:value="-0.019973">
                <text:p>-0.019973</text:p>
              </table:table-cell>
              <table:table-cell office:value-type="float" office:value="-0.096755">
                <text:p>-0.096755</text:p>
              </table:table-cell>
              <table:table-cell office:value-type="float" office:value="0.000565">
                <text:p>0.000565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895894">
                <text:p>0.895894</text:p>
              </table:table-cell>
              <table:table-cell office:value-type="float" office:value="-0.020941">
                <text:p>-0.020941</text:p>
              </table:table-cell>
              <table:table-cell office:value-type="float" office:value="-0.095534">
                <text:p>-0.095534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907104">
                <text:p>0.907104</text:p>
              </table:table-cell>
              <table:table-cell office:value-type="float" office:value="-0.021173">
                <text:p>-0.021173</text:p>
              </table:table-cell>
              <table:table-cell office:value-type="float" office:value="-0.10463">
                <text:p>-0.10463</text:p>
              </table:table-cell>
              <table:table-cell office:value-type="float" office:value="-0.000051">
                <text:p>-0.000051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910561">
                <text:p>0.910561</text:p>
              </table:table-cell>
              <table:table-cell office:value-type="float" office:value="-0.020716">
                <text:p>-0.020716</text:p>
              </table:table-cell>
              <table:table-cell office:value-type="float" office:value="-0.096573">
                <text:p>-0.096573</text:p>
              </table:table-cell>
              <table:table-cell office:value-type="float" office:value="-0.000149">
                <text:p>-0.00014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904554">
                <text:p>0.904554</text:p>
              </table:table-cell>
              <table:table-cell office:value-type="float" office:value="-0.019896">
                <text:p>-0.019896</text:p>
              </table:table-cell>
              <table:table-cell office:value-type="float" office:value="-0.108267">
                <text:p>-0.108267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904181">
                <text:p>0.904181</text:p>
              </table:table-cell>
              <table:table-cell office:value-type="float" office:value="-0.019596">
                <text:p>-0.019596</text:p>
              </table:table-cell>
              <table:table-cell office:value-type="float" office:value="-0.104212">
                <text:p>-0.104212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905215">
                <text:p>0.905215</text:p>
              </table:table-cell>
              <table:table-cell office:value-type="float" office:value="-0.019602">
                <text:p>-0.019602</text:p>
              </table:table-cell>
              <table:table-cell office:value-type="float" office:value="-0.102192">
                <text:p>-0.102192</text:p>
              </table:table-cell>
              <table:table-cell office:value-type="float" office:value="0.00000063">
                <text:p>0.00000063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903953">
                <text:p>0.903953</text:p>
              </table:table-cell>
              <table:table-cell office:value-type="float" office:value="-0.019199">
                <text:p>-0.019199</text:p>
              </table:table-cell>
              <table:table-cell office:value-type="float" office:value="-0.096807">
                <text:p>-0.096807</text:p>
              </table:table-cell>
              <table:table-cell office:value-type="float" office:value="-0.000062">
                <text:p>-0.00006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901089">
                <text:p>0.901089</text:p>
              </table:table-cell>
              <table:table-cell office:value-type="float" office:value="-0.018674">
                <text:p>-0.018674</text:p>
              </table:table-cell>
              <table:table-cell office:value-type="float" office:value="-0.10599">
                <text:p>-0.10599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913733">
                <text:p>0.913733</text:p>
              </table:table-cell>
              <table:table-cell office:value-type="float" office:value="-0.018825">
                <text:p>-0.018825</text:p>
              </table:table-cell>
              <table:table-cell office:value-type="float" office:value="-0.105102">
                <text:p>-0.105102</text:p>
              </table:table-cell>
              <table:table-cell office:value-type="float" office:value="-0.000097">
                <text:p>-0.0000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5052">
                <text:p>0.905052</text:p>
              </table:table-cell>
              <table:table-cell office:value-type="float" office:value="-0.018547">
                <text:p>-0.018547</text:p>
              </table:table-cell>
              <table:table-cell office:value-type="float" office:value="-0.102468">
                <text:p>-0.102468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903551">
                <text:p>0.903551</text:p>
              </table:table-cell>
              <table:table-cell office:value-type="float" office:value="-0.018473">
                <text:p>-0.018473</text:p>
              </table:table-cell>
              <table:table-cell office:value-type="float" office:value="-0.102001">
                <text:p>-0.102001</text:p>
              </table:table-cell>
              <table:table-cell office:value-type="float" office:value="-0.000065">
                <text:p>-0.00006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905558">
                <text:p>0.905558</text:p>
              </table:table-cell>
              <table:table-cell office:value-type="float" office:value="-0.018755">
                <text:p>-0.018755</text:p>
              </table:table-cell>
              <table:table-cell office:value-type="float" office:value="-0.104803">
                <text:p>-0.104803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905819">
                <text:p>0.905819</text:p>
              </table:table-cell>
              <table:table-cell office:value-type="float" office:value="-0.01907">
                <text:p>-0.01907</text:p>
              </table:table-cell>
              <table:table-cell office:value-type="float" office:value="-0.103645">
                <text:p>-0.103645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904853">
                <text:p>0.904853</text:p>
              </table:table-cell>
              <table:table-cell office:value-type="float" office:value="-0.019382">
                <text:p>-0.019382</text:p>
              </table:table-cell>
              <table:table-cell office:value-type="float" office:value="-0.099719">
                <text:p>-0.099719</text:p>
              </table:table-cell>
              <table:table-cell office:value-type="float" office:value="-0.000046">
                <text:p>-0.000046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90511">
                <text:p>0.90511</text:p>
              </table:table-cell>
              <table:table-cell office:value-type="float" office:value="-0.019511">
                <text:p>-0.019511</text:p>
              </table:table-cell>
              <table:table-cell office:value-type="float" office:value="-0.101859">
                <text:p>-0.101859</text:p>
              </table:table-cell>
              <table:table-cell office:value-type="float" office:value="-0.000078">
                <text:p>-0.00007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905773">
                <text:p>0.905773</text:p>
              </table:table-cell>
              <table:table-cell office:value-type="float" office:value="-0.019662">
                <text:p>-0.019662</text:p>
              </table:table-cell>
              <table:table-cell office:value-type="float" office:value="-0.105248">
                <text:p>-0.10524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905433">
                <text:p>0.905433</text:p>
              </table:table-cell>
              <table:table-cell office:value-type="float" office:value="-0.01995">
                <text:p>-0.01995</text:p>
              </table:table-cell>
              <table:table-cell office:value-type="float" office:value="-0.100733">
                <text:p>-0.100733</text:p>
              </table:table-cell>
              <table:table-cell office:value-type="float" office:value="-0.000042">
                <text:p>-0.00004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90501">
                <text:p>0.90501</text:p>
              </table:table-cell>
              <table:table-cell office:value-type="float" office:value="-0.019937">
                <text:p>-0.019937</text:p>
              </table:table-cell>
              <table:table-cell office:value-type="float" office:value="-0.101797">
                <text:p>-0.101797</text:p>
              </table:table-cell>
              <table:table-cell office:value-type="float" office:value="-0.0000052">
                <text:p>-0.0000052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905387">
                <text:p>0.905387</text:p>
              </table:table-cell>
              <table:table-cell office:value-type="float" office:value="-0.02003">
                <text:p>-0.02003</text:p>
              </table:table-cell>
              <table:table-cell office:value-type="float" office:value="-0.102467">
                <text:p>-0.102467</text:p>
              </table:table-cell>
              <table:table-cell office:value-type="float" office:value="-0.0000024">
                <text:p>-0.000002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910616">
                <text:p>0.910616</text:p>
              </table:table-cell>
              <table:table-cell office:value-type="float" office:value="-0.020179">
                <text:p>-0.020179</text:p>
              </table:table-cell>
              <table:table-cell office:value-type="float" office:value="-0.103082">
                <text:p>-0.103082</text:p>
              </table:table-cell>
              <table:table-cell office:value-type="float" office:value="-0.000099">
                <text:p>-0.000099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0.908801">
                <text:p>0.908801</text:p>
              </table:table-cell>
              <table:table-cell office:value-type="float" office:value="-0.020088">
                <text:p>-0.020088</text:p>
              </table:table-cell>
              <table:table-cell office:value-type="float" office:value="-0.102689">
                <text:p>-0.102689</text:p>
              </table:table-cell>
              <table:table-cell office:value-type="float" office:value="-0.000057">
                <text:p>-0.00005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900106">
                <text:p>0.900106</text:p>
              </table:table-cell>
              <table:table-cell office:value-type="float" office:value="-0.019773">
                <text:p>-0.019773</text:p>
              </table:table-cell>
              <table:table-cell office:value-type="float" office:value="-0.098848">
                <text:p>-0.09884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0.897386">
                <text:p>0.897386</text:p>
              </table:table-cell>
              <table:table-cell office:value-type="float" office:value="-0.019506">
                <text:p>-0.019506</text:p>
              </table:table-cell>
              <table:table-cell office:value-type="float" office:value="-0.105089">
                <text:p>-0.105089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908717">
                <text:p>0.908717</text:p>
              </table:table-cell>
              <table:table-cell office:value-type="float" office:value="-0.020086">
                <text:p>-0.020086</text:p>
              </table:table-cell>
              <table:table-cell office:value-type="float" office:value="-0.100668">
                <text:p>-0.100668</text:p>
              </table:table-cell>
              <table:table-cell office:value-type="float" office:value="-0.000096">
                <text:p>-0.000096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909571">
                <text:p>0.909571</text:p>
              </table:table-cell>
              <table:table-cell office:value-type="float" office:value="-0.020335">
                <text:p>-0.020335</text:p>
              </table:table-cell>
              <table:table-cell office:value-type="float" office:value="-0.103912">
                <text:p>-0.103912</text:p>
              </table:table-cell>
              <table:table-cell office:value-type="float" office:value="-0.000076">
                <text:p>-0.00007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887824">
                <text:p>0.887824</text:p>
              </table:table-cell>
              <table:table-cell office:value-type="float" office:value="-0.020286">
                <text:p>-0.020286</text:p>
              </table:table-cell>
              <table:table-cell office:value-type="float" office:value="-0.105742">
                <text:p>-0.105742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0.898363">
                <text:p>0.898363</text:p>
              </table:table-cell>
              <table:table-cell office:value-type="float" office:value="-0.021491">
                <text:p>-0.021491</text:p>
              </table:table-cell>
              <table:table-cell office:value-type="float" office:value="-0.096994">
                <text:p>-0.096994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900652">
                <text:p>0.900652</text:p>
              </table:table-cell>
              <table:table-cell office:value-type="float" office:value="-0.022478">
                <text:p>-0.022478</text:p>
              </table:table-cell>
              <table:table-cell office:value-type="float" office:value="-0.103041">
                <text:p>-0.103041</text:p>
              </table:table-cell>
              <table:table-cell office:value-type="float" office:value="-0.0000029">
                <text:p>-0.0000029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0.903396">
                <text:p>0.903396</text:p>
              </table:table-cell>
              <table:table-cell office:value-type="float" office:value="-0.023575">
                <text:p>-0.023575</text:p>
              </table:table-cell>
              <table:table-cell office:value-type="float" office:value="-0.106117">
                <text:p>-0.106117</text:p>
              </table:table-cell>
              <table:table-cell office:value-type="float" office:value="-0.000062">
                <text:p>-0.000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91835">
                <text:p>0.891835</text:p>
              </table:table-cell>
              <table:table-cell office:value-type="float" office:value="-0.024486">
                <text:p>-0.024486</text:p>
              </table:table-cell>
              <table:table-cell office:value-type="float" office:value="-0.102515">
                <text:p>-0.102515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0.880675">
                <text:p>0.880675</text:p>
              </table:table-cell>
              <table:table-cell office:value-type="float" office:value="-0.025523">
                <text:p>-0.025523</text:p>
              </table:table-cell>
              <table:table-cell office:value-type="float" office:value="-0.104633">
                <text:p>-0.104633</text:p>
              </table:table-cell>
              <table:table-cell office:value-type="float" office:value="0.000488">
                <text:p>0.00048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878653">
                <text:p>0.878653</text:p>
              </table:table-cell>
              <table:table-cell office:value-type="float" office:value="-0.027052">
                <text:p>-0.027052</text:p>
              </table:table-cell>
              <table:table-cell office:value-type="float" office:value="-0.100961">
                <text:p>-0.100961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0.865208">
                <text:p>0.865208</text:p>
              </table:table-cell>
              <table:table-cell office:value-type="float" office:value="-0.028281">
                <text:p>-0.028281</text:p>
              </table:table-cell>
              <table:table-cell office:value-type="float" office:value="-0.104068">
                <text:p>-0.104068</text:p>
              </table:table-cell>
              <table:table-cell office:value-type="float" office:value="0.000508">
                <text:p>0.000508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871174">
                <text:p>0.871174</text:p>
              </table:table-cell>
              <table:table-cell office:value-type="float" office:value="-0.030401">
                <text:p>-0.030401</text:p>
              </table:table-cell>
              <table:table-cell office:value-type="float" office:value="-0.109106">
                <text:p>-0.109106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0.878829">
                <text:p>0.878829</text:p>
              </table:table-cell>
              <table:table-cell office:value-type="float" office:value="-0.032598">
                <text:p>-0.032598</text:p>
              </table:table-cell>
              <table:table-cell office:value-type="float" office:value="-0.106141">
                <text:p>-0.10614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864545">
                <text:p>0.864545</text:p>
              </table:table-cell>
              <table:table-cell office:value-type="float" office:value="-0.033526">
                <text:p>-0.033526</text:p>
              </table:table-cell>
              <table:table-cell office:value-type="float" office:value="-0.112251">
                <text:p>-0.112251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0.85447">
                <text:p>0.85447</text:p>
              </table:table-cell>
              <table:table-cell office:value-type="float" office:value="-0.034809">
                <text:p>-0.034809</text:p>
              </table:table-cell>
              <table:table-cell office:value-type="float" office:value="-0.112636">
                <text:p>-0.112636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849877">
                <text:p>0.849877</text:p>
              </table:table-cell>
              <table:table-cell office:value-type="float" office:value="-0.036672">
                <text:p>-0.036672</text:p>
              </table:table-cell>
              <table:table-cell office:value-type="float" office:value="-0.113649">
                <text:p>-0.113649</text:p>
              </table:table-cell>
              <table:table-cell office:value-type="float" office:value="-0.000069">
                <text:p>-0.000069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0.839617">
                <text:p>0.839617</text:p>
              </table:table-cell>
              <table:table-cell office:value-type="float" office:value="-0.037829">
                <text:p>-0.037829</text:p>
              </table:table-cell>
              <table:table-cell office:value-type="float" office:value="-0.11648">
                <text:p>-0.11648</text:p>
              </table:table-cell>
              <table:table-cell office:value-type="float" office:value="0.000305">
                <text:p>0.00030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852819">
                <text:p>0.852819</text:p>
              </table:table-cell>
              <table:table-cell office:value-type="float" office:value="-0.040328">
                <text:p>-0.040328</text:p>
              </table:table-cell>
              <table:table-cell office:value-type="float" office:value="-0.127848">
                <text:p>-0.127848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0.831827">
                <text:p>0.831827</text:p>
              </table:table-cell>
              <table:table-cell office:value-type="float" office:value="-0.042024">
                <text:p>-0.042024</text:p>
              </table:table-cell>
              <table:table-cell office:value-type="float" office:value="-0.127025">
                <text:p>-0.127025</text:p>
              </table:table-cell>
              <table:table-cell office:value-type="float" office:value="-0.000165">
                <text:p>-0.00016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66108">
                <text:p>0.66108</text:p>
              </table:table-cell>
              <table:table-cell office:value-type="float" office:value="-0.033734">
                <text:p>-0.033734</text:p>
              </table:table-cell>
              <table:table-cell office:value-type="float" office:value="-0.118208">
                <text:p>-0.118208</text:p>
              </table:table-cell>
              <table:table-cell office:value-type="float" office:value="0.002722">
                <text:p>0.002722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0.854136">
                <text:p>0.854136</text:p>
              </table:table-cell>
              <table:table-cell office:value-type="float" office:value="-0.052873">
                <text:p>-0.052873</text:p>
              </table:table-cell>
              <table:table-cell office:value-type="float" office:value="-0.132049">
                <text:p>-0.132049</text:p>
              </table:table-cell>
              <table:table-cell office:value-type="float" office:value="-0.001029">
                <text:p>-0.001029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813517">
                <text:p>0.813517</text:p>
              </table:table-cell>
              <table:table-cell office:value-type="float" office:value="-0.053802">
                <text:p>-0.053802</text:p>
              </table:table-cell>
              <table:table-cell office:value-type="float" office:value="-0.134517">
                <text:p>-0.134517</text:p>
              </table:table-cell>
              <table:table-cell office:value-type="float" office:value="-0.000705">
                <text:p>-0.000705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0.745295">
                <text:p>0.745295</text:p>
              </table:table-cell>
              <table:table-cell office:value-type="float" office:value="-0.050681">
                <text:p>-0.050681</text:p>
              </table:table-cell>
              <table:table-cell office:value-type="float" office:value="-0.1456">
                <text:p>-0.1456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728156">
                <text:p>0.728156</text:p>
              </table:table-cell>
              <table:table-cell office:value-type="float" office:value="-0.052761">
                <text:p>-0.052761</text:p>
              </table:table-cell>
              <table:table-cell office:value-type="float" office:value="-0.132325">
                <text:p>-0.13232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0.702419">
                <text:p>0.702419</text:p>
              </table:table-cell>
              <table:table-cell office:value-type="float" office:value="-0.052996">
                <text:p>-0.052996</text:p>
              </table:table-cell>
              <table:table-cell office:value-type="float" office:value="-0.153856">
                <text:p>-0.15385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70916">
                <text:p>0.70916</text:p>
              </table:table-cell>
              <table:table-cell office:value-type="float" office:value="-0.057331">
                <text:p>-0.057331</text:p>
              </table:table-cell>
              <table:table-cell office:value-type="float" office:value="-0.159411">
                <text:p>-0.159411</text:p>
              </table:table-cell>
              <table:table-cell office:value-type="float" office:value="-0.000246">
                <text:p>-0.000246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0.664395">
                <text:p>0.664395</text:p>
              </table:table-cell>
              <table:table-cell office:value-type="float" office:value="-0.056754">
                <text:p>-0.056754</text:p>
              </table:table-cell>
              <table:table-cell office:value-type="float" office:value="-0.145979">
                <text:p>-0.145979</text:p>
              </table:table-cell>
              <table:table-cell office:value-type="float" office:value="-0.000119">
                <text:p>-0.0001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65868">
                <text:p>0.665868</text:p>
              </table:table-cell>
              <table:table-cell office:value-type="float" office:value="-0.059935">
                <text:p>-0.059935</text:p>
              </table:table-cell>
              <table:table-cell office:value-type="float" office:value="-0.162459">
                <text:p>-0.162459</text:p>
              </table:table-cell>
              <table:table-cell office:value-type="float" office:value="-0.000129">
                <text:p>-0.000129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0.626351">
                <text:p>0.626351</text:p>
              </table:table-cell>
              <table:table-cell office:value-type="float" office:value="-0.059411">
                <text:p>-0.059411</text:p>
              </table:table-cell>
              <table:table-cell office:value-type="float" office:value="-0.160375">
                <text:p>-0.160375</text:p>
              </table:table-cell>
              <table:table-cell office:value-type="float" office:value="-0.000379">
                <text:p>-0.00037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587093">
                <text:p>0.587093</text:p>
              </table:table-cell>
              <table:table-cell office:value-type="float" office:value="-0.057839">
                <text:p>-0.057839</text:p>
              </table:table-cell>
              <table:table-cell office:value-type="float" office:value="-0.170085">
                <text:p>-0.17008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0.592805">
                <text:p>0.592805</text:p>
              </table:table-cell>
              <table:table-cell office:value-type="float" office:value="-0.064407">
                <text:p>-0.064407</text:p>
              </table:table-cell>
              <table:table-cell office:value-type="float" office:value="-0.166211">
                <text:p>-0.166211</text:p>
              </table:table-cell>
              <table:table-cell office:value-type="float" office:value="-0.000292">
                <text:p>-0.00029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567263">
                <text:p>0.567263</text:p>
              </table:table-cell>
              <table:table-cell office:value-type="float" office:value="-0.065275">
                <text:p>-0.065275</text:p>
              </table:table-cell>
              <table:table-cell office:value-type="float" office:value="-0.178726">
                <text:p>-0.17872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0.543505">
                <text:p>0.543505</text:p>
              </table:table-cell>
              <table:table-cell office:value-type="float" office:value="-0.067453">
                <text:p>-0.067453</text:p>
              </table:table-cell>
              <table:table-cell office:value-type="float" office:value="-0.169272">
                <text:p>-0.169272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40489">
                <text:p>0.40489</text:p>
              </table:table-cell>
              <table:table-cell office:value-type="float" office:value="-0.046127">
                <text:p>-0.046127</text:p>
              </table:table-cell>
              <table:table-cell office:value-type="float" office:value="-0.202687">
                <text:p>-0.202687</text:p>
              </table:table-cell>
              <table:table-cell office:value-type="float" office:value="0.002297">
                <text:p>0.002297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0.554206">
                <text:p>0.554206</text:p>
              </table:table-cell>
              <table:table-cell office:value-type="float" office:value="-0.088651">
                <text:p>-0.088651</text:p>
              </table:table-cell>
              <table:table-cell office:value-type="float" office:value="-0.155045">
                <text:p>-0.155045</text:p>
              </table:table-cell>
              <table:table-cell office:value-type="float" office:value="-0.001915">
                <text:p>-0.00191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501665">
                <text:p>0.501665</text:p>
              </table:table-cell>
              <table:table-cell office:value-type="float" office:value="-0.08178">
                <text:p>-0.08178</text:p>
              </table:table-cell>
              <table:table-cell office:value-type="float" office:value="-0.175931">
                <text:p>-0.175931</text:p>
              </table:table-cell>
              <table:table-cell office:value-type="float" office:value="-0.001265">
                <text:p>-0.001265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0.457054">
                <text:p>0.457054</text:p>
              </table:table-cell>
              <table:table-cell office:value-type="float" office:value="-0.0748">
                <text:p>-0.0748</text:p>
              </table:table-cell>
              <table:table-cell office:value-type="float" office:value="-0.190067">
                <text:p>-0.190067</text:p>
              </table:table-cell>
              <table:table-cell office:value-type="float" office:value="-0.000236">
                <text:p>-0.00023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422689">
                <text:p>0.422689</text:p>
              </table:table-cell>
              <table:table-cell office:value-type="float" office:value="-0.070565">
                <text:p>-0.070565</text:p>
              </table:table-cell>
              <table:table-cell office:value-type="float" office:value="-0.184085">
                <text:p>-0.184085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0.396632">
                <text:p>0.396632</text:p>
              </table:table-cell>
              <table:table-cell office:value-type="float" office:value="-0.067733">
                <text:p>-0.067733</text:p>
              </table:table-cell>
              <table:table-cell office:value-type="float" office:value="-0.187826">
                <text:p>-0.187826</text:p>
              </table:table-cell>
              <table:table-cell office:value-type="float" office:value="-0.000139">
                <text:p>-0.00013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393232">
                <text:p>0.393232</text:p>
              </table:table-cell>
              <table:table-cell office:value-type="float" office:value="-0.069053">
                <text:p>-0.069053</text:p>
              </table:table-cell>
              <table:table-cell office:value-type="float" office:value="-0.200554">
                <text:p>-0.200554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0.389242">
                <text:p>0.389242</text:p>
              </table:table-cell>
              <table:table-cell office:value-type="float" office:value="-0.072419">
                <text:p>-0.072419</text:p>
              </table:table-cell>
              <table:table-cell office:value-type="float" office:value="-0.17988">
                <text:p>-0.17988</text:p>
              </table:table-cell>
              <table:table-cell office:value-type="float" office:value="-0.000289">
                <text:p>-0.00028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347438">
                <text:p>0.347438</text:p>
              </table:table-cell>
              <table:table-cell office:value-type="float" office:value="-0.061454">
                <text:p>-0.061454</text:p>
              </table:table-cell>
              <table:table-cell office:value-type="float" office:value="-0.202288">
                <text:p>-0.202288</text:p>
              </table:table-cell>
              <table:table-cell office:value-type="float" office:value="0.000375">
                <text:p>0.000375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0.397784">
                <text:p>0.397784</text:p>
              </table:table-cell>
              <table:table-cell office:value-type="float" office:value="-0.078674">
                <text:p>-0.078674</text:p>
              </table:table-cell>
              <table:table-cell office:value-type="float" office:value="-0.177873">
                <text:p>-0.177873</text:p>
              </table:table-cell>
              <table:table-cell office:value-type="float" office:value="-0.00088">
                <text:p>-0.0008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359911">
                <text:p>0.359911</text:p>
              </table:table-cell>
              <table:table-cell office:value-type="float" office:value="-0.067162">
                <text:p>-0.067162</text:p>
              </table:table-cell>
              <table:table-cell office:value-type="float" office:value="-0.204175">
                <text:p>-0.204175</text:p>
              </table:table-cell>
              <table:table-cell office:value-type="float" office:value="-0.000291">
                <text:p>-0.000291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0.337356">
                <text:p>0.337356</text:p>
              </table:table-cell>
              <table:table-cell office:value-type="float" office:value="-0.061499">
                <text:p>-0.061499</text:p>
              </table:table-cell>
              <table:table-cell office:value-type="float" office:value="-0.219853">
                <text:p>-0.219853</text:p>
              </table:table-cell>
              <table:table-cell office:value-type="float" office:value="-0.000131">
                <text:p>-0.00013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326949">
                <text:p>0.326949</text:p>
              </table:table-cell>
              <table:table-cell office:value-type="float" office:value="-0.061516">
                <text:p>-0.061516</text:p>
              </table:table-cell>
              <table:table-cell office:value-type="float" office:value="-0.191612">
                <text:p>-0.191612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0.322489">
                <text:p>0.322489</text:p>
              </table:table-cell>
              <table:table-cell office:value-type="float" office:value="-0.061625">
                <text:p>-0.061625</text:p>
              </table:table-cell>
              <table:table-cell office:value-type="float" office:value="-0.194738">
                <text:p>-0.194738</text:p>
              </table:table-cell>
              <table:table-cell office:value-type="float" office:value="0.00000072">
                <text:p>0.000000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3367">
                <text:p>0.313367</text:p>
              </table:table-cell>
              <table:table-cell office:value-type="float" office:value="-0.059846">
                <text:p>-0.059846</text:p>
              </table:table-cell>
              <table:table-cell office:value-type="float" office:value="-0.209753">
                <text:p>-0.209753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0.315413">
                <text:p>0.315413</text:p>
              </table:table-cell>
              <table:table-cell office:value-type="float" office:value="-0.062732">
                <text:p>-0.062732</text:p>
              </table:table-cell>
              <table:table-cell office:value-type="float" office:value="-0.197494">
                <text:p>-0.197494</text:p>
              </table:table-cell>
              <table:table-cell office:value-type="float" office:value="-0.000106">
                <text:p>-0.00010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309793">
                <text:p>0.309793</text:p>
              </table:table-cell>
              <table:table-cell office:value-type="float" office:value="-0.062035">
                <text:p>-0.062035</text:p>
              </table:table-cell>
              <table:table-cell office:value-type="float" office:value="-0.213322">
                <text:p>-0.213322</text:p>
              </table:table-cell>
              <table:table-cell office:value-type="float" office:value="-0.000027">
                <text:p>-0.000027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0.269757">
                <text:p>0.269757</text:p>
              </table:table-cell>
              <table:table-cell office:value-type="float" office:value="-0.051237">
                <text:p>-0.051237</text:p>
              </table:table-cell>
              <table:table-cell office:value-type="float" office:value="-0.226913">
                <text:p>-0.226913</text:p>
              </table:table-cell>
              <table:table-cell office:value-type="float" office:value="0.000811">
                <text:p>0.000811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314547">
                <text:p>0.314547</text:p>
              </table:table-cell>
              <table:table-cell office:value-type="float" office:value="-0.070194">
                <text:p>-0.070194</text:p>
              </table:table-cell>
              <table:table-cell office:value-type="float" office:value="-0.192507">
                <text:p>-0.192507</text:p>
              </table:table-cell>
              <table:table-cell office:value-type="float" office:value="-0.000639">
                <text:p>-0.000639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0.318163">
                <text:p>0.318163</text:p>
              </table:table-cell>
              <table:table-cell office:value-type="float" office:value="-0.072407">
                <text:p>-0.072407</text:p>
              </table:table-cell>
              <table:table-cell office:value-type="float" office:value="-0.20811">
                <text:p>-0.20811</text:p>
              </table:table-cell>
              <table:table-cell office:value-type="float" office:value="-0.000576">
                <text:p>-0.00057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280213">
                <text:p>0.280213</text:p>
              </table:table-cell>
              <table:table-cell office:value-type="float" office:value="-0.060957">
                <text:p>-0.060957</text:p>
              </table:table-cell>
              <table:table-cell office:value-type="float" office:value="-0.210652">
                <text:p>-0.210652</text:p>
              </table:table-cell>
              <table:table-cell office:value-type="float" office:value="-0.0000021">
                <text:p>-0.0000021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0.268633">
                <text:p>0.268633</text:p>
              </table:table-cell>
              <table:table-cell office:value-type="float" office:value="-0.056168">
                <text:p>-0.056168</text:p>
              </table:table-cell>
              <table:table-cell office:value-type="float" office:value="-0.254287">
                <text:p>-0.254287</text:p>
              </table:table-cell>
              <table:table-cell office:value-type="float" office:value="0.000748">
                <text:p>0.000748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266597">
                <text:p>0.266597</text:p>
              </table:table-cell>
              <table:table-cell office:value-type="float" office:value="-0.060851">
                <text:p>-0.060851</text:p>
              </table:table-cell>
              <table:table-cell office:value-type="float" office:value="-0.210023">
                <text:p>-0.210023</text:p>
              </table:table-cell>
              <table:table-cell office:value-type="float" office:value="-0.000206">
                <text:p>-0.000206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0.282386">
                <text:p>0.282386</text:p>
              </table:table-cell>
              <table:table-cell office:value-type="float" office:value="-0.067722">
                <text:p>-0.067722</text:p>
              </table:table-cell>
              <table:table-cell office:value-type="float" office:value="-0.220209">
                <text:p>-0.220209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255839">
                <text:p>0.255839</text:p>
              </table:table-cell>
              <table:table-cell office:value-type="float" office:value="-0.059853">
                <text:p>-0.059853</text:p>
              </table:table-cell>
              <table:table-cell office:value-type="float" office:value="-0.228869">
                <text:p>-0.22886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0.265751">
                <text:p>0.265751</text:p>
              </table:table-cell>
              <table:table-cell office:value-type="float" office:value="-0.065808">
                <text:p>-0.065808</text:p>
              </table:table-cell>
              <table:table-cell office:value-type="float" office:value="-0.246428">
                <text:p>-0.246428</text:p>
              </table:table-cell>
              <table:table-cell office:value-type="float" office:value="-0.000224">
                <text:p>-0.000224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242914">
                <text:p>0.242914</text:p>
              </table:table-cell>
              <table:table-cell office:value-type="float" office:value="-0.059473">
                <text:p>-0.059473</text:p>
              </table:table-cell>
              <table:table-cell office:value-type="float" office:value="-0.245494">
                <text:p>-0.245494</text:p>
              </table:table-cell>
              <table:table-cell office:value-type="float" office:value="0.000547">
                <text:p>0.000547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0.263678">
                <text:p>0.263678</text:p>
              </table:table-cell>
              <table:table-cell office:value-type="float" office:value="-0.073007">
                <text:p>-0.073007</text:p>
              </table:table-cell>
              <table:table-cell office:value-type="float" office:value="-0.207653">
                <text:p>-0.207653</text:p>
              </table:table-cell>
              <table:table-cell office:value-type="float" office:value="-0.000478">
                <text:p>-0.000478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25967">
                <text:p>0.25967</text:p>
              </table:table-cell>
              <table:table-cell office:value-type="float" office:value="-0.072198">
                <text:p>-0.072198</text:p>
              </table:table-cell>
              <table:table-cell office:value-type="float" office:value="-0.239109">
                <text:p>-0.239109</text:p>
              </table:table-cell>
              <table:table-cell office:value-type="float" office:value="-0.000355">
                <text:p>-0.000355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0.24466">
                <text:p>0.24466</text:p>
              </table:table-cell>
              <table:table-cell office:value-type="float" office:value="-0.067046">
                <text:p>-0.067046</text:p>
              </table:table-cell>
              <table:table-cell office:value-type="float" office:value="-0.238669">
                <text:p>-0.238669</text:p>
              </table:table-cell>
              <table:table-cell office:value-type="float" office:value="-0.000154">
                <text:p>-0.000154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232021">
                <text:p>0.232021</text:p>
              </table:table-cell>
              <table:table-cell office:value-type="float" office:value="-0.063376">
                <text:p>-0.063376</text:p>
              </table:table-cell>
              <table:table-cell office:value-type="float" office:value="-0.248458">
                <text:p>-0.248458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0.239725">
                <text:p>0.239725</text:p>
              </table:table-cell>
              <table:table-cell office:value-type="float" office:value="-0.067342">
                <text:p>-0.067342</text:p>
              </table:table-cell>
              <table:table-cell office:value-type="float" office:value="-0.234267">
                <text:p>-0.234267</text:p>
              </table:table-cell>
              <table:table-cell office:value-type="float" office:value="-0.000067">
                <text:p>-0.000067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210184">
                <text:p>0.210184</text:p>
              </table:table-cell>
              <table:table-cell office:value-type="float" office:value="-0.056086">
                <text:p>-0.056086</text:p>
              </table:table-cell>
              <table:table-cell office:value-type="float" office:value="-0.255148">
                <text:p>-0.255148</text:p>
              </table:table-cell>
              <table:table-cell office:value-type="float" office:value="0.000317">
                <text:p>0.000317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0.24036">
                <text:p>0.24036</text:p>
              </table:table-cell>
              <table:table-cell office:value-type="float" office:value="-0.070301">
                <text:p>-0.070301</text:p>
              </table:table-cell>
              <table:table-cell office:value-type="float" office:value="-0.248413">
                <text:p>-0.248413</text:p>
              </table:table-cell>
              <table:table-cell office:value-type="float" office:value="-0.000197">
                <text:p>-0.0001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8108">
                <text:p>0.248108</text:p>
              </table:table-cell>
              <table:table-cell office:value-type="float" office:value="-0.074458">
                <text:p>-0.074458</text:p>
              </table:table-cell>
              <table:table-cell office:value-type="float" office:value="-0.23889">
                <text:p>-0.23889</text:p>
              </table:table-cell>
              <table:table-cell office:value-type="float" office:value="-0.000675">
                <text:p>-0.000675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0.198925">
                <text:p>0.198925</text:p>
              </table:table-cell>
              <table:table-cell office:value-type="float" office:value="-0.054166">
                <text:p>-0.054166</text:p>
              </table:table-cell>
              <table:table-cell office:value-type="float" office:value="-0.242653">
                <text:p>-0.242653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214061">
                <text:p>0.214061</text:p>
              </table:table-cell>
              <table:table-cell office:value-type="float" office:value="-0.061364">
                <text:p>-0.061364</text:p>
              </table:table-cell>
              <table:table-cell office:value-type="float" office:value="-0.258084">
                <text:p>-0.258084</text:p>
              </table:table-cell>
              <table:table-cell office:value-type="float" office:value="-0.000109">
                <text:p>-0.000109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0.22146">
                <text:p>0.22146</text:p>
              </table:table-cell>
              <table:table-cell office:value-type="float" office:value="-0.065062">
                <text:p>-0.065062</text:p>
              </table:table-cell>
              <table:table-cell office:value-type="float" office:value="-0.243608">
                <text:p>-0.243608</text:p>
              </table:table-cell>
              <table:table-cell office:value-type="float" office:value="-0.000149">
                <text:p>-0.00014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205746">
                <text:p>0.205746</text:p>
              </table:table-cell>
              <table:table-cell office:value-type="float" office:value="-0.058687">
                <text:p>-0.058687</text:p>
              </table:table-cell>
              <table:table-cell office:value-type="float" office:value="-0.241213">
                <text:p>-0.241213</text:p>
              </table:table-cell>
              <table:table-cell office:value-type="float" office:value="-0.0000032">
                <text:p>-0.0000032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0.209004">
                <text:p>0.209004</text:p>
              </table:table-cell>
              <table:table-cell office:value-type="float" office:value="-0.060277">
                <text:p>-0.060277</text:p>
              </table:table-cell>
              <table:table-cell office:value-type="float" office:value="-0.241489">
                <text:p>-0.241489</text:p>
              </table:table-cell>
              <table:table-cell office:value-type="float" office:value="-0.000044">
                <text:p>-0.000044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203371">
                <text:p>0.203371</text:p>
              </table:table-cell>
              <table:table-cell office:value-type="float" office:value="-0.057711">
                <text:p>-0.057711</text:p>
              </table:table-cell>
              <table:table-cell office:value-type="float" office:value="-0.248233">
                <text:p>-0.248233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0.20484">
                <text:p>0.20484</text:p>
              </table:table-cell>
              <table:table-cell office:value-type="float" office:value="-0.058341">
                <text:p>-0.058341</text:p>
              </table:table-cell>
              <table:table-cell office:value-type="float" office:value="-0.249634">
                <text:p>-0.249634</text:p>
              </table:table-cell>
              <table:table-cell office:value-type="float" office:value="-0.000128">
                <text:p>-0.00012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194087">
                <text:p>0.194087</text:p>
              </table:table-cell>
              <table:table-cell office:value-type="float" office:value="-0.05428">
                <text:p>-0.05428</text:p>
              </table:table-cell>
              <table:table-cell office:value-type="float" office:value="-0.250762">
                <text:p>-0.250762</text:p>
              </table:table-cell>
              <table:table-cell office:value-type="float" office:value="0.0000072">
                <text:p>0.0000072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0.202052">
                <text:p>0.202052</text:p>
              </table:table-cell>
              <table:table-cell office:value-type="float" office:value="-0.057671">
                <text:p>-0.057671</text:p>
              </table:table-cell>
              <table:table-cell office:value-type="float" office:value="-0.243326">
                <text:p>-0.243326</text:p>
              </table:table-cell>
              <table:table-cell office:value-type="float" office:value="-0.000033">
                <text:p>-0.00003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192664">
                <text:p>0.192664</text:p>
              </table:table-cell>
              <table:table-cell office:value-type="float" office:value="-0.054067">
                <text:p>-0.054067</text:p>
              </table:table-cell>
              <table:table-cell office:value-type="float" office:value="-0.249821">
                <text:p>-0.249821</text:p>
              </table:table-cell>
              <table:table-cell office:value-type="float" office:value="-0.0000017">
                <text:p>-0.0000017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0.192264">
                <text:p>0.192264</text:p>
              </table:table-cell>
              <table:table-cell office:value-type="float" office:value="-0.054165">
                <text:p>-0.054165</text:p>
              </table:table-cell>
              <table:table-cell office:value-type="float" office:value="-0.235447">
                <text:p>-0.235447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197244">
                <text:p>0.197244</text:p>
              </table:table-cell>
              <table:table-cell office:value-type="float" office:value="-0.056072">
                <text:p>-0.056072</text:p>
              </table:table-cell>
              <table:table-cell office:value-type="float" office:value="-0.241065">
                <text:p>-0.241065</text:p>
              </table:table-cell>
              <table:table-cell office:value-type="float" office:value="-0.000125">
                <text:p>-0.000125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0.177258">
                <text:p>0.177258</text:p>
              </table:table-cell>
              <table:table-cell office:value-type="float" office:value="-0.04837">
                <text:p>-0.04837</text:p>
              </table:table-cell>
              <table:table-cell office:value-type="float" office:value="-0.256231">
                <text:p>-0.25623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193857">
                <text:p>0.193857</text:p>
              </table:table-cell>
              <table:table-cell office:value-type="float" office:value="-0.055266">
                <text:p>-0.055266</text:p>
              </table:table-cell>
              <table:table-cell office:value-type="float" office:value="-0.245247">
                <text:p>-0.245247</text:p>
              </table:table-cell>
              <table:table-cell office:value-type="float" office:value="-0.000156">
                <text:p>-0.000156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0.191979">
                <text:p>0.191979</text:p>
              </table:table-cell>
              <table:table-cell office:value-type="float" office:value="-0.054692">
                <text:p>-0.054692</text:p>
              </table:table-cell>
              <table:table-cell office:value-type="float" office:value="-0.234097">
                <text:p>-0.234097</text:p>
              </table:table-cell>
              <table:table-cell office:value-type="float" office:value="-0.000083">
                <text:p>-0.00008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187766">
                <text:p>0.187766</text:p>
              </table:table-cell>
              <table:table-cell office:value-type="float" office:value="-0.053036">
                <text:p>-0.053036</text:p>
              </table:table-cell>
              <table:table-cell office:value-type="float" office:value="-0.249156">
                <text:p>-0.249156</text:p>
              </table:table-cell>
              <table:table-cell office:value-type="float" office:value="-0.000106">
                <text:p>-0.000106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0.184298">
                <text:p>0.184298</text:p>
              </table:table-cell>
              <table:table-cell office:value-type="float" office:value="-0.051724">
                <text:p>-0.051724</text:p>
              </table:table-cell>
              <table:table-cell office:value-type="float" office:value="-0.237974">
                <text:p>-0.237974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186979">
                <text:p>0.186979</text:p>
              </table:table-cell>
              <table:table-cell office:value-type="float" office:value="-0.052514">
                <text:p>-0.052514</text:p>
              </table:table-cell>
              <table:table-cell office:value-type="float" office:value="-0.254327">
                <text:p>-0.254327</text:p>
              </table:table-cell>
              <table:table-cell office:value-type="float" office:value="-0.00009">
                <text:p>-0.00009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0.183233">
                <text:p>0.183233</text:p>
              </table:table-cell>
              <table:table-cell office:value-type="float" office:value="-0.051483">
                <text:p>-0.051483</text:p>
              </table:table-cell>
              <table:table-cell office:value-type="float" office:value="-0.238856">
                <text:p>-0.238856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8737">
                <text:p>0.198737</text:p>
              </table:table-cell>
              <table:table-cell office:value-type="float" office:value="-0.057542">
                <text:p>-0.057542</text:p>
              </table:table-cell>
              <table:table-cell office:value-type="float" office:value="-0.238508">
                <text:p>-0.238508</text:p>
              </table:table-cell>
              <table:table-cell office:value-type="float" office:value="-0.000133">
                <text:p>-0.000133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0.176263">
                <text:p>0.176263</text:p>
              </table:table-cell>
              <table:table-cell office:value-type="float" office:value="-0.048295">
                <text:p>-0.048295</text:p>
              </table:table-cell>
              <table:table-cell office:value-type="float" office:value="-0.251102">
                <text:p>-0.251102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178432">
                <text:p>0.178432</text:p>
              </table:table-cell>
              <table:table-cell office:value-type="float" office:value="-0.049175">
                <text:p>-0.049175</text:p>
              </table:table-cell>
              <table:table-cell office:value-type="float" office:value="-0.241108">
                <text:p>-0.241108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float" office:value="8.150001">
                <text:p>8.150001</text:p>
              </table:table-cell>
              <table:table-cell office:value-type="float" office:value="0.193693">
                <text:p>0.193693</text:p>
              </table:table-cell>
              <table:table-cell office:value-type="float" office:value="-0.055327">
                <text:p>-0.055327</text:p>
              </table:table-cell>
              <table:table-cell office:value-type="float" office:value="-0.240065">
                <text:p>-0.240065</text:p>
              </table:table-cell>
              <table:table-cell office:value-type="float" office:value="-0.000168">
                <text:p>-0.000168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185461">
                <text:p>0.185461</text:p>
              </table:table-cell>
              <table:table-cell office:value-type="float" office:value="-0.051846">
                <text:p>-0.051846</text:p>
              </table:table-cell>
              <table:table-cell office:value-type="float" office:value="-0.245652">
                <text:p>-0.245652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0.188843">
                <text:p>0.188843</text:p>
              </table:table-cell>
              <table:table-cell office:value-type="float" office:value="-0.053461">
                <text:p>-0.053461</text:p>
              </table:table-cell>
              <table:table-cell office:value-type="float" office:value="-0.250056">
                <text:p>-0.250056</text:p>
              </table:table-cell>
              <table:table-cell office:value-type="float" office:value="-0.00000096">
                <text:p>-0.00000096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182751">
                <text:p>0.182751</text:p>
              </table:table-cell>
              <table:table-cell office:value-type="float" office:value="-0.050879">
                <text:p>-0.050879</text:p>
              </table:table-cell>
              <table:table-cell office:value-type="float" office:value="-0.237894">
                <text:p>-0.237894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0.188202">
                <text:p>0.188202</text:p>
              </table:table-cell>
              <table:table-cell office:value-type="float" office:value="-0.053412">
                <text:p>-0.053412</text:p>
              </table:table-cell>
              <table:table-cell office:value-type="float" office:value="-0.244607">
                <text:p>-0.244607</text:p>
              </table:table-cell>
              <table:table-cell office:value-type="float" office:value="-0.000058">
                <text:p>-0.000058</text:p>
              </table:table-cell>
            </table:table-row>
            <table:table-row>
              <table:table-cell office:value-type="float" office:value="8.400001">
                <text:p>8.400001</text:p>
              </table:table-cell>
              <table:table-cell office:value-type="float" office:value="0.188067">
                <text:p>0.188067</text:p>
              </table:table-cell>
              <table:table-cell office:value-type="float" office:value="-0.053287">
                <text:p>-0.053287</text:p>
              </table:table-cell>
              <table:table-cell office:value-type="float" office:value="-0.239087">
                <text:p>-0.239087</text:p>
              </table:table-cell>
              <table:table-cell office:value-type="float" office:value="-0.000041">
                <text:p>-0.000041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0.190694">
                <text:p>0.190694</text:p>
              </table:table-cell>
              <table:table-cell office:value-type="float" office:value="-0.054208">
                <text:p>-0.054208</text:p>
              </table:table-cell>
              <table:table-cell office:value-type="float" office:value="-0.25072">
                <text:p>-0.25072</text:p>
              </table:table-cell>
              <table:table-cell office:value-type="float" office:value="-0.000039">
                <text:p>-0.00003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178978">
                <text:p>0.178978</text:p>
              </table:table-cell>
              <table:table-cell office:value-type="float" office:value="-0.049241">
                <text:p>-0.049241</text:p>
              </table:table-cell>
              <table:table-cell office:value-type="float" office:value="-0.239842">
                <text:p>-0.239842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0.184235">
                <text:p>0.184235</text:p>
              </table:table-cell>
              <table:table-cell office:value-type="float" office:value="-0.051589">
                <text:p>-0.051589</text:p>
              </table:table-cell>
              <table:table-cell office:value-type="float" office:value="-0.264344">
                <text:p>-0.264344</text:p>
              </table:table-cell>
              <table:table-cell office:value-type="float" office:value="-0.000121">
                <text:p>-0.000121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174233">
                <text:p>0.174233</text:p>
              </table:table-cell>
              <table:table-cell office:value-type="float" office:value="-0.048313">
                <text:p>-0.048313</text:p>
              </table:table-cell>
              <table:table-cell office:value-type="float" office:value="-0.274139">
                <text:p>-0.274139</text:p>
              </table:table-cell>
              <table:table-cell office:value-type="float" office:value="-0.000142">
                <text:p>-0.000142</text:p>
              </table:table-cell>
            </table:table-row>
            <table:table-row>
              <table:table-cell office:value-type="float" office:value="8.650001">
                <text:p>8.650001</text:p>
              </table:table-cell>
              <table:table-cell office:value-type="float" office:value="0.160457">
                <text:p>0.160457</text:p>
              </table:table-cell>
              <table:table-cell office:value-type="float" office:value="-0.044934">
                <text:p>-0.044934</text:p>
              </table:table-cell>
              <table:table-cell office:value-type="float" office:value="-0.265532">
                <text:p>-0.265532</text:p>
              </table:table-cell>
              <table:table-cell office:value-type="float" office:value="-0.000452">
                <text:p>-0.000452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171178">
                <text:p>0.171178</text:p>
              </table:table-cell>
              <table:table-cell office:value-type="float" office:value="-0.052548">
                <text:p>-0.052548</text:p>
              </table:table-cell>
              <table:table-cell office:value-type="float" office:value="-0.286325">
                <text:p>-0.286325</text:p>
              </table:table-cell>
              <table:table-cell office:value-type="float" office:value="-0.000452">
                <text:p>-0.000452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0.165037">
                <text:p>0.165037</text:p>
              </table:table-cell>
              <table:table-cell office:value-type="float" office:value="-0.053367">
                <text:p>-0.053367</text:p>
              </table:table-cell>
              <table:table-cell office:value-type="float" office:value="-0.276537">
                <text:p>-0.276537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154678">
                <text:p>0.154678</text:p>
              </table:table-cell>
              <table:table-cell office:value-type="float" office:value="-0.052248">
                <text:p>-0.052248</text:p>
              </table:table-cell>
              <table:table-cell office:value-type="float" office:value="-0.269379">
                <text:p>-0.269379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0.13854">
                <text:p>0.13854</text:p>
              </table:table-cell>
              <table:table-cell office:value-type="float" office:value="-0.047887">
                <text:p>-0.047887</text:p>
              </table:table-cell>
              <table:table-cell office:value-type="float" office:value="-0.264185">
                <text:p>-0.264185</text:p>
              </table:table-cell>
              <table:table-cell office:value-type="float" office:value="-0.000187">
                <text:p>-0.000187</text:p>
              </table:table-cell>
            </table:table-row>
            <table:table-row>
              <table:table-cell office:value-type="float" office:value="8.900001">
                <text:p>8.900001</text:p>
              </table:table-cell>
              <table:table-cell office:value-type="float" office:value="0.074467">
                <text:p>0.074467</text:p>
              </table:table-cell>
              <table:table-cell office:value-type="float" office:value="-0.022586">
                <text:p>-0.022586</text:p>
              </table:table-cell>
              <table:table-cell office:value-type="float" office:value="-0.366424">
                <text:p>-0.366424</text:p>
              </table:table-cell>
              <table:table-cell office:value-type="float" office:value="-0.002401">
                <text:p>-0.002401</text:p>
              </table:table-cell>
            </table:table-row>
            <table:table-row>
              <table:table-cell office:value-type="float" office:value="8.95">
                <text:p>8.95</text:p>
              </table:table-cell>
              <table:table-cell office:value-type="float" office:value="0.178418">
                <text:p>0.178418</text:p>
              </table:table-cell>
              <table:table-cell office:value-type="float" office:value="-0.085367">
                <text:p>-0.085367</text:p>
              </table:table-cell>
              <table:table-cell office:value-type="float" office:value="-0.279183">
                <text:p>-0.279183</text:p>
              </table:table-cell>
              <table:table-cell office:value-type="float" office:value="0.000308">
                <text:p>0.0003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44432">
                <text:p>0.144432</text:p>
              </table:table-cell>
              <table:table-cell office:value-type="float" office:value="-0.071659">
                <text:p>-0.071659</text:p>
              </table:table-cell>
              <table:table-cell office:value-type="float" office:value="-0.301997">
                <text:p>-0.301997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9.05">
                <text:p>9.05</text:p>
              </table:table-cell>
              <table:table-cell office:value-type="float" office:value="0.101053">
                <text:p>0.101053</text:p>
              </table:table-cell>
              <table:table-cell office:value-type="float" office:value="-0.048029">
                <text:p>-0.048029</text:p>
              </table:table-cell>
              <table:table-cell office:value-type="float" office:value="-0.294871">
                <text:p>-0.294871</text:p>
              </table:table-cell>
              <table:table-cell office:value-type="float" office:value="-0.000251">
                <text:p>-0.00025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09423">
                <text:p>0.09423</text:p>
              </table:table-cell>
              <table:table-cell office:value-type="float" office:value="-0.047096">
                <text:p>-0.047096</text:p>
              </table:table-cell>
              <table:table-cell office:value-type="float" office:value="-0.325211">
                <text:p>-0.325211</text:p>
              </table:table-cell>
              <table:table-cell office:value-type="float" office:value="-0.000415">
                <text:p>-0.000415</text:p>
              </table:table-cell>
            </table:table-row>
            <table:table-row>
              <table:table-cell office:value-type="float" office:value="9.150001">
                <text:p>9.150001</text:p>
              </table:table-cell>
              <table:table-cell office:value-type="float" office:value="0.095657">
                <text:p>0.095657</text:p>
              </table:table-cell>
              <table:table-cell office:value-type="float" office:value="-0.050957">
                <text:p>-0.050957</text:p>
              </table:table-cell>
              <table:table-cell office:value-type="float" office:value="-0.356363">
                <text:p>-0.356363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104933">
                <text:p>0.104933</text:p>
              </table:table-cell>
              <table:table-cell office:value-type="float" office:value="-0.05565">
                <text:p>-0.05565</text:p>
              </table:table-cell>
              <table:table-cell office:value-type="float" office:value="-0.295919">
                <text:p>-0.295919</text:p>
              </table:table-cell>
              <table:table-cell office:value-type="float" office:value="0.002299">
                <text:p>0.002299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0.071408">
                <text:p>0.071408</text:p>
              </table:table-cell>
              <table:table-cell office:value-type="float" office:value="-0.03861">
                <text:p>-0.03861</text:p>
              </table:table-cell>
              <table:table-cell office:value-type="float" office:value="-0.37054">
                <text:p>-0.37054</text:p>
              </table:table-cell>
              <table:table-cell office:value-type="float" office:value="-0.001228">
                <text:p>-0.001228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51695">
                <text:p>0.051695</text:p>
              </table:table-cell>
              <table:table-cell office:value-type="float" office:value="-0.028132">
                <text:p>-0.028132</text:p>
              </table:table-cell>
              <table:table-cell office:value-type="float" office:value="-0.377131">
                <text:p>-0.377131</text:p>
              </table:table-cell>
              <table:table-cell office:value-type="float" office:value="-0.003283">
                <text:p>-0.003283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0.093999">
                <text:p>0.093999</text:p>
              </table:table-cell>
              <table:table-cell office:value-type="float" office:value="-0.058821">
                <text:p>-0.058821</text:p>
              </table:table-cell>
              <table:table-cell office:value-type="float" office:value="-0.340217">
                <text:p>-0.340217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float" office:value="9.400001">
                <text:p>9.400001</text:p>
              </table:table-cell>
              <table:table-cell office:value-type="float" office:value="0.072539">
                <text:p>0.072539</text:p>
              </table:table-cell>
              <table:table-cell office:value-type="float" office:value="-0.045927">
                <text:p>-0.045927</text:p>
              </table:table-cell>
              <table:table-cell office:value-type="float" office:value="-0.329538">
                <text:p>-0.329538</text:p>
              </table:table-cell>
              <table:table-cell office:value-type="float" office:value="-0.000257">
                <text:p>-0.000257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0.075131">
                <text:p>0.075131</text:p>
              </table:table-cell>
              <table:table-cell office:value-type="float" office:value="-0.051183">
                <text:p>-0.051183</text:p>
              </table:table-cell>
              <table:table-cell office:value-type="float" office:value="-0.358198">
                <text:p>-0.358198</text:p>
              </table:table-cell>
              <table:table-cell office:value-type="float" office:value="-0.001947">
                <text:p>-0.00194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64256">
                <text:p>0.064256</text:p>
              </table:table-cell>
              <table:table-cell office:value-type="float" office:value="-0.043814">
                <text:p>-0.043814</text:p>
              </table:table-cell>
              <table:table-cell office:value-type="float" office:value="-0.359892">
                <text:p>-0.359892</text:p>
              </table:table-cell>
              <table:table-cell office:value-type="float" office:value="-0.002105">
                <text:p>-0.002105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0.071723">
                <text:p>0.071723</text:p>
              </table:table-cell>
              <table:table-cell office:value-type="float" office:value="-0.048537">
                <text:p>-0.048537</text:p>
              </table:table-cell>
              <table:table-cell office:value-type="float" office:value="-0.350164">
                <text:p>-0.350164</text:p>
              </table:table-cell>
              <table:table-cell office:value-type="float" office:value="-0.000544">
                <text:p>-0.00054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56095">
                <text:p>0.056095</text:p>
              </table:table-cell>
              <table:table-cell office:value-type="float" office:value="-0.035669">
                <text:p>-0.035669</text:p>
              </table:table-cell>
              <table:table-cell office:value-type="float" office:value="-0.348191">
                <text:p>-0.34819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float" office:value="9.650001">
                <text:p>9.650001</text:p>
              </table:table-cell>
              <table:table-cell office:value-type="float" office:value="0.0515">
                <text:p>0.0515</text:p>
              </table:table-cell>
              <table:table-cell office:value-type="float" office:value="-0.033198">
                <text:p>-0.033198</text:p>
              </table:table-cell>
              <table:table-cell office:value-type="float" office:value="-0.373048">
                <text:p>-0.373048</text:p>
              </table:table-cell>
              <table:table-cell office:value-type="float" office:value="0.002242">
                <text:p>0.002242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55688">
                <text:p>0.055688</text:p>
              </table:table-cell>
              <table:table-cell office:value-type="float" office:value="-0.036247">
                <text:p>-0.036247</text:p>
              </table:table-cell>
              <table:table-cell office:value-type="float" office:value="-0.372189">
                <text:p>-0.372189</text:p>
              </table:table-cell>
              <table:table-cell office:value-type="float" office:value="0.002385">
                <text:p>0.002385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0.065547">
                <text:p>0.065547</text:p>
              </table:table-cell>
              <table:table-cell office:value-type="float" office:value="-0.042678">
                <text:p>-0.042678</text:p>
              </table:table-cell>
              <table:table-cell office:value-type="float" office:value="-0.355639">
                <text:p>-0.355639</text:p>
              </table:table-cell>
              <table:table-cell office:value-type="float" office:value="0.002505">
                <text:p>0.00250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51417">
                <text:p>0.051417</text:p>
              </table:table-cell>
              <table:table-cell office:value-type="float" office:value="-0.032404">
                <text:p>-0.032404</text:p>
              </table:table-cell>
              <table:table-cell office:value-type="float" office:value="-0.368287">
                <text:p>-0.368287</text:p>
              </table:table-cell>
              <table:table-cell office:value-type="float" office:value="0.001897">
                <text:p>0.001897</text:p>
              </table:table-cell>
            </table:table-row>
            <table:table-row>
              <table:table-cell office:value-type="float" office:value="9.85">
                <text:p>9.85</text:p>
              </table:table-cell>
              <table:table-cell office:value-type="float" office:value="0.059135">
                <text:p>0.059135</text:p>
              </table:table-cell>
              <table:table-cell office:value-type="float" office:value="-0.038533">
                <text:p>-0.038533</text:p>
              </table:table-cell>
              <table:table-cell office:value-type="float" office:value="-0.36546">
                <text:p>-0.36546</text:p>
              </table:table-cell>
              <table:table-cell office:value-type="float" office:value="0.001571">
                <text:p>0.001571</text:p>
              </table:table-cell>
            </table:table-row>
            <table:table-row>
              <table:table-cell office:value-type="float" office:value="9.900001">
                <text:p>9.900001</text:p>
              </table:table-cell>
              <table:table-cell office:value-type="float" office:value="0.053965">
                <text:p>0.053965</text:p>
              </table:table-cell>
              <table:table-cell office:value-type="float" office:value="-0.035417">
                <text:p>-0.035417</text:p>
              </table:table-cell>
              <table:table-cell office:value-type="float" office:value="-0.362994">
                <text:p>-0.362994</text:p>
              </table:table-cell>
              <table:table-cell office:value-type="float" office:value="-0.000239">
                <text:p>-0.000239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0.054452">
                <text:p>0.054452</text:p>
              </table:table-cell>
              <table:table-cell office:value-type="float" office:value="-0.037464">
                <text:p>-0.037464</text:p>
              </table:table-cell>
              <table:table-cell office:value-type="float" office:value="-0.368736">
                <text:p>-0.368736</text:p>
              </table:table-cell>
              <table:table-cell office:value-type="float" office:value="-0.000632">
                <text:p>-0.0006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3683">
                <text:p>0.053683</text:p>
              </table:table-cell>
              <table:table-cell office:value-type="float" office:value="-0.037654">
                <text:p>-0.037654</text:p>
              </table:table-cell>
              <table:table-cell office:value-type="float" office:value="-0.371769">
                <text:p>-0.371769</text:p>
              </table:table-cell>
              <table:table-cell office:value-type="float" office:value="-0.001032">
                <text:p>-0.001032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0.057761">
                <text:p>0.057761</text:p>
              </table:table-cell>
              <table:table-cell office:value-type="float" office:value="-0.041745">
                <text:p>-0.041745</text:p>
              </table:table-cell>
              <table:table-cell office:value-type="float" office:value="-0.364389">
                <text:p>-0.364389</text:p>
              </table:table-cell>
              <table:table-cell office:value-type="float" office:value="-0.002086">
                <text:p>-0.002086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.054838">
                <text:p>0.054838</text:p>
              </table:table-cell>
              <table:table-cell office:value-type="float" office:value="-0.040743">
                <text:p>-0.040743</text:p>
              </table:table-cell>
              <table:table-cell office:value-type="float" office:value="-0.35863">
                <text:p>-0.35863</text:p>
              </table:table-cell>
              <table:table-cell office:value-type="float" office:value="-0.001942">
                <text:p>-0.001942</text:p>
              </table:table-cell>
            </table:table-row>
            <table:table-row>
              <table:table-cell office:value-type="float" office:value="10.150001">
                <text:p>10.150001</text:p>
              </table:table-cell>
              <table:table-cell office:value-type="float" office:value="0.048421">
                <text:p>0.048421</text:p>
              </table:table-cell>
              <table:table-cell office:value-type="float" office:value="-0.036357">
                <text:p>-0.036357</text:p>
              </table:table-cell>
              <table:table-cell office:value-type="float" office:value="-0.365895">
                <text:p>-0.365895</text:p>
              </table:table-cell>
              <table:table-cell office:value-type="float" office:value="-0.001558">
                <text:p>-0.001558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58294">
                <text:p>0.058294</text:p>
              </table:table-cell>
              <table:table-cell office:value-type="float" office:value="-0.043653">
                <text:p>-0.043653</text:p>
              </table:table-cell>
              <table:table-cell office:value-type="float" office:value="-0.365387">
                <text:p>-0.365387</text:p>
              </table:table-cell>
              <table:table-cell office:value-type="float" office:value="-0.000043">
                <text:p>-0.000043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0.049667">
                <text:p>0.049667</text:p>
              </table:table-cell>
              <table:table-cell office:value-type="float" office:value="-0.035824">
                <text:p>-0.035824</text:p>
              </table:table-cell>
              <table:table-cell office:value-type="float" office:value="-0.367107">
                <text:p>-0.367107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05509">
                <text:p>0.05509</text:p>
              </table:table-cell>
              <table:table-cell office:value-type="float" office:value="-0.039446">
                <text:p>-0.039446</text:p>
              </table:table-cell>
              <table:table-cell office:value-type="float" office:value="-0.362655">
                <text:p>-0.362655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0.039492">
                <text:p>0.039492</text:p>
              </table:table-cell>
              <table:table-cell office:value-type="float" office:value="-0.027935">
                <text:p>-0.027935</text:p>
              </table:table-cell>
              <table:table-cell office:value-type="float" office:value="-0.371798">
                <text:p>-0.371798</text:p>
              </table:table-cell>
              <table:table-cell office:value-type="float" office:value="0.002419">
                <text:p>0.002419</text:p>
              </table:table-cell>
            </table:table-row>
            <table:table-row>
              <table:table-cell office:value-type="float" office:value="10.400001">
                <text:p>10.400001</text:p>
              </table:table-cell>
              <table:table-cell office:value-type="float" office:value="0.038748">
                <text:p>0.038748</text:p>
              </table:table-cell>
              <table:table-cell office:value-type="float" office:value="-0.027458">
                <text:p>-0.027458</text:p>
              </table:table-cell>
              <table:table-cell office:value-type="float" office:value="-0.369249">
                <text:p>-0.369249</text:p>
              </table:table-cell>
              <table:table-cell office:value-type="float" office:value="0.001432">
                <text:p>0.001432</text:p>
              </table:table-cell>
            </table:table-row>
            <table:table-row>
              <table:table-cell office:value-type="float" office:value="10.45">
                <text:p>10.45</text:p>
              </table:table-cell>
              <table:table-cell office:value-type="float" office:value="0.054193">
                <text:p>0.054193</text:p>
              </table:table-cell>
              <table:table-cell office:value-type="float" office:value="-0.039916">
                <text:p>-0.039916</text:p>
              </table:table-cell>
              <table:table-cell office:value-type="float" office:value="-0.374968">
                <text:p>-0.374968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54969">
                <text:p>0.054969</text:p>
              </table:table-cell>
              <table:table-cell office:value-type="float" office:value="-0.040336">
                <text:p>-0.040336</text:p>
              </table:table-cell>
              <table:table-cell office:value-type="float" office:value="-0.361867">
                <text:p>-0.361867</text:p>
              </table:table-cell>
              <table:table-cell office:value-type="float" office:value="0.000527">
                <text:p>0.000527</text:p>
              </table:table-cell>
            </table:table-row>
            <table:table-row>
              <table:table-cell office:value-type="float" office:value="10.55">
                <text:p>10.55</text:p>
              </table:table-cell>
              <table:table-cell office:value-type="float" office:value="0.047766">
                <text:p>0.047766</text:p>
              </table:table-cell>
              <table:table-cell office:value-type="float" office:value="-0.036271">
                <text:p>-0.036271</text:p>
              </table:table-cell>
              <table:table-cell office:value-type="float" office:value="-0.371371">
                <text:p>-0.371371</text:p>
              </table:table-cell>
              <table:table-cell office:value-type="float" office:value="-0.000186">
                <text:p>-0.000186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52735">
                <text:p>0.052735</text:p>
              </table:table-cell>
              <table:table-cell office:value-type="float" office:value="-0.038808">
                <text:p>-0.038808</text:p>
              </table:table-cell>
              <table:table-cell office:value-type="float" office:value="-0.359793">
                <text:p>-0.359793</text:p>
              </table:table-cell>
              <table:table-cell office:value-type="float" office:value="0.001188">
                <text:p>0.001188</text:p>
              </table:table-cell>
            </table:table-row>
            <table:table-row>
              <table:table-cell office:value-type="float" office:value="10.650001">
                <text:p>10.650001</text:p>
              </table:table-cell>
              <table:table-cell office:value-type="float" office:value="0.055025">
                <text:p>0.055025</text:p>
              </table:table-cell>
              <table:table-cell office:value-type="float" office:value="-0.042231">
                <text:p>-0.042231</text:p>
              </table:table-cell>
              <table:table-cell office:value-type="float" office:value="-0.373099">
                <text:p>-0.373099</text:p>
              </table:table-cell>
              <table:table-cell office:value-type="float" office:value="-0.001234">
                <text:p>-0.001234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.047638">
                <text:p>0.047638</text:p>
              </table:table-cell>
              <table:table-cell office:value-type="float" office:value="-0.035471">
                <text:p>-0.035471</text:p>
              </table:table-cell>
              <table:table-cell office:value-type="float" office:value="-0.367902">
                <text:p>-0.367902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0.049885">
                <text:p>0.049885</text:p>
              </table:table-cell>
              <table:table-cell office:value-type="float" office:value="-0.037249">
                <text:p>-0.037249</text:p>
              </table:table-cell>
              <table:table-cell office:value-type="float" office:value="-0.367776">
                <text:p>-0.367776</text:p>
              </table:table-cell>
              <table:table-cell office:value-type="float" office:value="-0.000343">
                <text:p>-0.000343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49537">
                <text:p>0.049537</text:p>
              </table:table-cell>
              <table:table-cell office:value-type="float" office:value="-0.036685">
                <text:p>-0.036685</text:p>
              </table:table-cell>
              <table:table-cell office:value-type="float" office:value="-0.36825">
                <text:p>-0.3682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0.052883">
                <text:p>0.052883</text:p>
              </table:table-cell>
              <table:table-cell office:value-type="float" office:value="-0.039971">
                <text:p>-0.039971</text:p>
              </table:table-cell>
              <table:table-cell office:value-type="float" office:value="-0.370872">
                <text:p>-0.370872</text:p>
              </table:table-cell>
              <table:table-cell office:value-type="float" office:value="-0.000285">
                <text:p>-0.000285</text:p>
              </table:table-cell>
            </table:table-row>
            <table:table-row>
              <table:table-cell office:value-type="float" office:value="10.900001">
                <text:p>10.900001</text:p>
              </table:table-cell>
              <table:table-cell office:value-type="float" office:value="0.054358">
                <text:p>0.054358</text:p>
              </table:table-cell>
              <table:table-cell office:value-type="float" office:value="-0.040827">
                <text:p>-0.040827</text:p>
              </table:table-cell>
              <table:table-cell office:value-type="float" office:value="-0.366642">
                <text:p>-0.366642</text:p>
              </table:table-cell>
              <table:table-cell office:value-type="float" office:value="-0.000179">
                <text:p>-0.000179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0.051285">
                <text:p>0.051285</text:p>
              </table:table-cell>
              <table:table-cell office:value-type="float" office:value="-0.037513">
                <text:p>-0.037513</text:p>
              </table:table-cell>
              <table:table-cell office:value-type="float" office:value="-0.365133">
                <text:p>-0.365133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753">
                <text:p>0.04753</text:p>
              </table:table-cell>
              <table:table-cell office:value-type="float" office:value="-0.035528">
                <text:p>-0.035528</text:p>
              </table:table-cell>
              <table:table-cell office:value-type="float" office:value="-0.370376">
                <text:p>-0.370376</text:p>
              </table:table-cell>
              <table:table-cell office:value-type="float" office:value="0.000309">
                <text:p>0.000309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0.05594">
                <text:p>0.05594</text:p>
              </table:table-cell>
              <table:table-cell office:value-type="float" office:value="-0.042624">
                <text:p>-0.042624</text:p>
              </table:table-cell>
              <table:table-cell office:value-type="float" office:value="-0.376329">
                <text:p>-0.376329</text:p>
              </table:table-cell>
              <table:table-cell office:value-type="float" office:value="-0.00025">
                <text:p>-0.0002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054114">
                <text:p>0.054114</text:p>
              </table:table-cell>
              <table:table-cell office:value-type="float" office:value="-0.040415">
                <text:p>-0.040415</text:p>
              </table:table-cell>
              <table:table-cell office:value-type="float" office:value="-0.360832">
                <text:p>-0.360832</text:p>
              </table:table-cell>
              <table:table-cell office:value-type="float" office:value="-0.000055">
                <text:p>-0.000055</text:p>
              </table:table-cell>
            </table:table-row>
            <table:table-row>
              <table:table-cell office:value-type="float" office:value="11.150001">
                <text:p>11.150001</text:p>
              </table:table-cell>
              <table:table-cell office:value-type="float" office:value="0.049898">
                <text:p>0.049898</text:p>
              </table:table-cell>
              <table:table-cell office:value-type="float" office:value="-0.037129">
                <text:p>-0.037129</text:p>
              </table:table-cell>
              <table:table-cell office:value-type="float" office:value="-0.368726">
                <text:p>-0.368726</text:p>
              </table:table-cell>
              <table:table-cell office:value-type="float" office:value="-0.000077">
                <text:p>-0.00007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51442">
                <text:p>0.051442</text:p>
              </table:table-cell>
              <table:table-cell office:value-type="float" office:value="-0.03827">
                <text:p>-0.03827</text:p>
              </table:table-cell>
              <table:table-cell office:value-type="float" office:value="-0.369537">
                <text:p>-0.369537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0.055102">
                <text:p>0.055102</text:p>
              </table:table-cell>
              <table:table-cell office:value-type="float" office:value="-0.041203">
                <text:p>-0.041203</text:p>
              </table:table-cell>
              <table:table-cell office:value-type="float" office:value="-0.368806">
                <text:p>-0.368806</text:p>
              </table:table-cell>
              <table:table-cell office:value-type="float" office:value="-0.000194">
                <text:p>-0.000194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051503">
                <text:p>0.051503</text:p>
              </table:table-cell>
              <table:table-cell office:value-type="float" office:value="-0.038019">
                <text:p>-0.038019</text:p>
              </table:table-cell>
              <table:table-cell office:value-type="float" office:value="-0.371203">
                <text:p>-0.371203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0.051647">
                <text:p>0.051647</text:p>
              </table:table-cell>
              <table:table-cell office:value-type="float" office:value="-0.037553">
                <text:p>-0.037553</text:p>
              </table:table-cell>
              <table:table-cell office:value-type="float" office:value="-0.364649">
                <text:p>-0.364649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float" office:value="11.400001">
                <text:p>11.400001</text:p>
              </table:table-cell>
              <table:table-cell office:value-type="float" office:value="0.055862">
                <text:p>0.055862</text:p>
              </table:table-cell>
              <table:table-cell office:value-type="float" office:value="-0.040302">
                <text:p>-0.040302</text:p>
              </table:table-cell>
              <table:table-cell office:value-type="float" office:value="-0.367307">
                <text:p>-0.367307</text:p>
              </table:table-cell>
              <table:table-cell office:value-type="float" office:value="0.002048">
                <text:p>0.002048</text:p>
              </table:table-cell>
            </table:table-row>
            <table:table-row>
              <table:table-cell office:value-type="float" office:value="11.45">
                <text:p>11.45</text:p>
              </table:table-cell>
              <table:table-cell office:value-type="float" office:value="0.058887">
                <text:p>0.058887</text:p>
              </table:table-cell>
              <table:table-cell office:value-type="float" office:value="-0.041866">
                <text:p>-0.041866</text:p>
              </table:table-cell>
              <table:table-cell office:value-type="float" office:value="-0.375819">
                <text:p>-0.375819</text:p>
              </table:table-cell>
              <table:table-cell office:value-type="float" office:value="0.004056">
                <text:p>0.00405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052819">
                <text:p>0.052819</text:p>
              </table:table-cell>
              <table:table-cell office:value-type="float" office:value="-0.039064">
                <text:p>-0.039064</text:p>
              </table:table-cell>
              <table:table-cell office:value-type="float" office:value="-0.366216">
                <text:p>-0.366216</text:p>
              </table:table-cell>
              <table:table-cell office:value-type="float" office:value="-0.004704">
                <text:p>-0.004704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0.05357">
                <text:p>0.05357</text:p>
              </table:table-cell>
              <table:table-cell office:value-type="float" office:value="-0.026458">
                <text:p>-0.026458</text:p>
              </table:table-cell>
              <table:table-cell office:value-type="float" office:value="-0.348484">
                <text:p>-0.348484</text:p>
              </table:table-cell>
              <table:table-cell office:value-type="float" office:value="0.025385">
                <text:p>0.02538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60357">
                <text:p>0.060357</text:p>
              </table:table-cell>
              <table:table-cell office:value-type="float" office:value="-0.040689">
                <text:p>-0.040689</text:p>
              </table:table-cell>
              <table:table-cell office:value-type="float" office:value="-0.372664">
                <text:p>-0.372664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float" office:value="11.650001">
                <text:p>11.650001</text:p>
              </table:table-cell>
              <table:table-cell office:value-type="float" office:value="0.061297">
                <text:p>0.061297</text:p>
              </table:table-cell>
              <table:table-cell office:value-type="float" office:value="-0.041799">
                <text:p>-0.041799</text:p>
              </table:table-cell>
              <table:table-cell office:value-type="float" office:value="-0.34738">
                <text:p>-0.34738</text:p>
              </table:table-cell>
              <table:table-cell office:value-type="float" office:value="-0.008918">
                <text:p>-0.008918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075732">
                <text:p>0.075732</text:p>
              </table:table-cell>
              <table:table-cell office:value-type="float" office:value="-0.055621">
                <text:p>-0.055621</text:p>
              </table:table-cell>
              <table:table-cell office:value-type="float" office:value="-0.386705">
                <text:p>-0.386705</text:p>
              </table:table-cell>
              <table:table-cell office:value-type="float" office:value="-0.012844">
                <text:p>-0.012844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0.072151">
                <text:p>0.072151</text:p>
              </table:table-cell>
              <table:table-cell office:value-type="float" office:value="-0.042153">
                <text:p>-0.042153</text:p>
              </table:table-cell>
              <table:table-cell office:value-type="float" office:value="-0.335969">
                <text:p>-0.335969</text:p>
              </table:table-cell>
              <table:table-cell office:value-type="float" office:value="0.004932">
                <text:p>0.00493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77503">
                <text:p>0.077503</text:p>
              </table:table-cell>
              <table:table-cell office:value-type="float" office:value="-0.052431">
                <text:p>-0.052431</text:p>
              </table:table-cell>
              <table:table-cell office:value-type="float" office:value="-0.370996">
                <text:p>-0.370996</text:p>
              </table:table-cell>
              <table:table-cell office:value-type="float" office:value="-0.004798">
                <text:p>-0.004798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0.069495">
                <text:p>0.069495</text:p>
              </table:table-cell>
              <table:table-cell office:value-type="float" office:value="-0.046575">
                <text:p>-0.046575</text:p>
              </table:table-cell>
              <table:table-cell office:value-type="float" office:value="-0.37374">
                <text:p>-0.37374</text:p>
              </table:table-cell>
              <table:table-cell office:value-type="float" office:value="-0.004525">
                <text:p>-0.004525</text:p>
              </table:table-cell>
            </table:table-row>
            <table:table-row>
              <table:table-cell office:value-type="float" office:value="11.900001">
                <text:p>11.900001</text:p>
              </table:table-cell>
              <table:table-cell office:value-type="float" office:value="0.122209">
                <text:p>0.122209</text:p>
              </table:table-cell>
              <table:table-cell office:value-type="float" office:value="-0.074424">
                <text:p>-0.074424</text:p>
              </table:table-cell>
              <table:table-cell office:value-type="float" office:value="-0.289005">
                <text:p>-0.289005</text:p>
              </table:table-cell>
              <table:table-cell office:value-type="float" office:value="0.002959">
                <text:p>0.002959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0.084549">
                <text:p>0.084549</text:p>
              </table:table-cell>
              <table:table-cell office:value-type="float" office:value="-0.050123">
                <text:p>-0.050123</text:p>
              </table:table-cell>
              <table:table-cell office:value-type="float" office:value="-0.36514">
                <text:p>-0.36514</text:p>
              </table:table-cell>
              <table:table-cell office:value-type="float" office:value="-0.002636">
                <text:p>-0.0026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0654">
                <text:p>0.090654</text:p>
              </table:table-cell>
              <table:table-cell office:value-type="float" office:value="-0.048468">
                <text:p>-0.048468</text:p>
              </table:table-cell>
              <table:table-cell office:value-type="float" office:value="-0.343652">
                <text:p>-0.343652</text:p>
              </table:table-cell>
              <table:table-cell office:value-type="float" office:value="-0.000807">
                <text:p>-0.000807</text:p>
              </table:table-cell>
            </table:table-row>
            <table:table-row>
              <table:table-cell office:value-type="float" office:value="12.05">
                <text:p>12.05</text:p>
              </table:table-cell>
              <table:table-cell office:value-type="float" office:value="0.104243">
                <text:p>0.104243</text:p>
              </table:table-cell>
              <table:table-cell office:value-type="float" office:value="-0.054183">
                <text:p>-0.054183</text:p>
              </table:table-cell>
              <table:table-cell office:value-type="float" office:value="-0.349331">
                <text:p>-0.349331</text:p>
              </table:table-cell>
              <table:table-cell office:value-type="float" office:value="-0.00055">
                <text:p>-0.00055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113986">
                <text:p>0.113986</text:p>
              </table:table-cell>
              <table:table-cell office:value-type="float" office:value="-0.055199">
                <text:p>-0.055199</text:p>
              </table:table-cell>
              <table:table-cell office:value-type="float" office:value="-0.323863">
                <text:p>-0.323863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float" office:value="12.150001">
                <text:p>12.150001</text:p>
              </table:table-cell>
              <table:table-cell office:value-type="float" office:value="0.132628">
                <text:p>0.132628</text:p>
              </table:table-cell>
              <table:table-cell office:value-type="float" office:value="-0.063202">
                <text:p>-0.063202</text:p>
              </table:table-cell>
              <table:table-cell office:value-type="float" office:value="-0.328495">
                <text:p>-0.328495</text:p>
              </table:table-cell>
              <table:table-cell office:value-type="float" office:value="-0.00038">
                <text:p>-0.00038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138319">
                <text:p>0.138319</text:p>
              </table:table-cell>
              <table:table-cell office:value-type="float" office:value="-0.06045">
                <text:p>-0.06045</text:p>
              </table:table-cell>
              <table:table-cell office:value-type="float" office:value="-0.307901">
                <text:p>-0.307901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0.143813">
                <text:p>0.143813</text:p>
              </table:table-cell>
              <table:table-cell office:value-type="float" office:value="-0.05868">
                <text:p>-0.05868</text:p>
              </table:table-cell>
              <table:table-cell office:value-type="float" office:value="-0.315694">
                <text:p>-0.315694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145963">
                <text:p>0.145963</text:p>
              </table:table-cell>
              <table:table-cell office:value-type="float" office:value="-0.05493">
                <text:p>-0.05493</text:p>
              </table:table-cell>
              <table:table-cell office:value-type="float" office:value="-0.305672">
                <text:p>-0.305672</text:p>
              </table:table-cell>
              <table:table-cell office:value-type="float" office:value="-0.00004">
                <text:p>-0.00004</text:p>
              </table:table-cell>
            </table:table-row>
            <table:table-row>
              <table:table-cell office:value-type="float" office:value="12.35">
                <text:p>12.35</text:p>
              </table:table-cell>
              <table:table-cell office:value-type="float" office:value="0.132623">
                <text:p>0.132623</text:p>
              </table:table-cell>
              <table:table-cell office:value-type="float" office:value="-0.043476">
                <text:p>-0.043476</text:p>
              </table:table-cell>
              <table:table-cell office:value-type="float" office:value="-0.308047">
                <text:p>-0.308047</text:p>
              </table:table-cell>
              <table:table-cell office:value-type="float" office:value="0.000337">
                <text:p>0.000337</text:p>
              </table:table-cell>
            </table:table-row>
            <table:table-row>
              <table:table-cell office:value-type="float" office:value="12.400001">
                <text:p>12.400001</text:p>
              </table:table-cell>
              <table:table-cell office:value-type="float" office:value="0.137419">
                <text:p>0.137419</text:p>
              </table:table-cell>
              <table:table-cell office:value-type="float" office:value="-0.044872">
                <text:p>-0.044872</text:p>
              </table:table-cell>
              <table:table-cell office:value-type="float" office:value="-0.332141">
                <text:p>-0.332141</text:p>
              </table:table-cell>
              <table:table-cell office:value-type="float" office:value="-0.000151">
                <text:p>-0.000151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0.178519">
                <text:p>0.178519</text:p>
              </table:table-cell>
              <table:table-cell office:value-type="float" office:value="-0.065584">
                <text:p>-0.065584</text:p>
              </table:table-cell>
              <table:table-cell office:value-type="float" office:value="-0.328248">
                <text:p>-0.328248</text:p>
              </table:table-cell>
              <table:table-cell office:value-type="float" office:value="-0.00044">
                <text:p>-0.0004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182498">
                <text:p>0.182498</text:p>
              </table:table-cell>
              <table:table-cell office:value-type="float" office:value="-0.066835">
                <text:p>-0.066835</text:p>
              </table:table-cell>
              <table:table-cell office:value-type="float" office:value="-0.269742">
                <text:p>-0.269742</text:p>
              </table:table-cell>
              <table:table-cell office:value-type="float" office:value="-0.000149">
                <text:p>-0.000149</text:p>
              </table:table-cell>
            </table:table-row>
            <table:table-row>
              <table:table-cell office:value-type="float" office:value="12.55">
                <text:p>12.55</text:p>
              </table:table-cell>
              <table:table-cell office:value-type="float" office:value="0.176287">
                <text:p>0.176287</text:p>
              </table:table-cell>
              <table:table-cell office:value-type="float" office:value="-0.063091">
                <text:p>-0.063091</text:p>
              </table:table-cell>
              <table:table-cell office:value-type="float" office:value="-0.292538">
                <text:p>-0.292538</text:p>
              </table:table-cell>
              <table:table-cell office:value-type="float" office:value="0.0000074">
                <text:p>0.0000074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17498">
                <text:p>0.17498</text:p>
              </table:table-cell>
              <table:table-cell office:value-type="float" office:value="-0.060799">
                <text:p>-0.060799</text:p>
              </table:table-cell>
              <table:table-cell office:value-type="float" office:value="-0.268436">
                <text:p>-0.268436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float" office:value="12.650001">
                <text:p>12.650001</text:p>
              </table:table-cell>
              <table:table-cell office:value-type="float" office:value="0.17831">
                <text:p>0.17831</text:p>
              </table:table-cell>
              <table:table-cell office:value-type="float" office:value="-0.061179">
                <text:p>-0.061179</text:p>
              </table:table-cell>
              <table:table-cell office:value-type="float" office:value="-0.284275">
                <text:p>-0.284275</text:p>
              </table:table-cell>
              <table:table-cell office:value-type="float" office:value="0.0000074">
                <text:p>0.0000074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.165">
                <text:p>0.165</text:p>
              </table:table-cell>
              <table:table-cell office:value-type="float" office:value="-0.052754">
                <text:p>-0.052754</text:p>
              </table:table-cell>
              <table:table-cell office:value-type="float" office:value="-0.288381">
                <text:p>-0.288381</text:p>
              </table:table-cell>
              <table:table-cell office:value-type="float" office:value="0.000368">
                <text:p>0.000368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0.170528">
                <text:p>0.170528</text:p>
              </table:table-cell>
              <table:table-cell office:value-type="float" office:value="-0.05489">
                <text:p>-0.05489</text:p>
              </table:table-cell>
              <table:table-cell office:value-type="float" office:value="-0.299243">
                <text:p>-0.299243</text:p>
              </table:table-cell>
              <table:table-cell office:value-type="float" office:value="-0.000219">
                <text:p>-0.00021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181391">
                <text:p>0.181391</text:p>
              </table:table-cell>
              <table:table-cell office:value-type="float" office:value="-0.060291">
                <text:p>-0.060291</text:p>
              </table:table-cell>
              <table:table-cell office:value-type="float" office:value="-0.287981">
                <text:p>-0.287981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12.85">
                <text:p>12.85</text:p>
              </table:table-cell>
              <table:table-cell office:value-type="float" office:value="0.192462">
                <text:p>0.192462</text:p>
              </table:table-cell>
              <table:table-cell office:value-type="float" office:value="-0.065916">
                <text:p>-0.065916</text:p>
              </table:table-cell>
              <table:table-cell office:value-type="float" office:value="-0.271334">
                <text:p>-0.271334</text:p>
              </table:table-cell>
              <table:table-cell office:value-type="float" office:value="-0.000469">
                <text:p>-0.000469</text:p>
              </table:table-cell>
            </table:table-row>
            <table:table-row>
              <table:table-cell office:value-type="float" office:value="12.900001">
                <text:p>12.900001</text:p>
              </table:table-cell>
              <table:table-cell office:value-type="float" office:value="0.183946">
                <text:p>0.183946</text:p>
              </table:table-cell>
              <table:table-cell office:value-type="float" office:value="-0.061087">
                <text:p>-0.061087</text:p>
              </table:table-cell>
              <table:table-cell office:value-type="float" office:value="-0.27541">
                <text:p>-0.27541</text:p>
              </table:table-cell>
              <table:table-cell office:value-type="float" office:value="-0.0000013">
                <text:p>-0.0000013</text:p>
              </table:table-cell>
            </table:table-row>
            <table:table-row>
              <table:table-cell office:value-type="float" office:value="12.95">
                <text:p>12.95</text:p>
              </table:table-cell>
              <table:table-cell office:value-type="float" office:value="0.17156">
                <text:p>0.17156</text:p>
              </table:table-cell>
              <table:table-cell office:value-type="float" office:value="-0.055165">
                <text:p>-0.055165</text:p>
              </table:table-cell>
              <table:table-cell office:value-type="float" office:value="-0.279502">
                <text:p>-0.27950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1652">
                <text:p>0.171652</text:p>
              </table:table-cell>
              <table:table-cell office:value-type="float" office:value="-0.055228">
                <text:p>-0.055228</text:p>
              </table:table-cell>
              <table:table-cell office:value-type="float" office:value="-0.283614">
                <text:p>-0.28361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float" office:value="13.05">
                <text:p>13.05</text:p>
              </table:table-cell>
              <table:table-cell office:value-type="float" office:value="0.175834">
                <text:p>0.175834</text:p>
              </table:table-cell>
              <table:table-cell office:value-type="float" office:value="-0.05752">
                <text:p>-0.05752</text:p>
              </table:table-cell>
              <table:table-cell office:value-type="float" office:value="-0.278243">
                <text:p>-0.278243</text:p>
              </table:table-cell>
              <table:table-cell office:value-type="float" office:value="-0.000051">
                <text:p>-0.000051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.176046">
                <text:p>0.176046</text:p>
              </table:table-cell>
              <table:table-cell office:value-type="float" office:value="-0.05788">
                <text:p>-0.05788</text:p>
              </table:table-cell>
              <table:table-cell office:value-type="float" office:value="-0.277313">
                <text:p>-0.27731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float" office:value="13.150001">
                <text:p>13.150001</text:p>
              </table:table-cell>
              <table:table-cell office:value-type="float" office:value="0.179255">
                <text:p>0.179255</text:p>
              </table:table-cell>
              <table:table-cell office:value-type="float" office:value="-0.05973">
                <text:p>-0.05973</text:p>
              </table:table-cell>
              <table:table-cell office:value-type="float" office:value="-0.283896">
                <text:p>-0.283896</text:p>
              </table:table-cell>
              <table:table-cell office:value-type="float" office:value="-0.000242">
                <text:p>-0.000242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184441">
                <text:p>0.184441</text:p>
              </table:table-cell>
              <table:table-cell office:value-type="float" office:value="-0.062578">
                <text:p>-0.062578</text:p>
              </table:table-cell>
              <table:table-cell office:value-type="float" office:value="-0.275277">
                <text:p>-0.275277</text:p>
              </table:table-cell>
              <table:table-cell office:value-type="float" office:value="-0.00018">
                <text:p>-0.00018</text:p>
              </table:table-cell>
            </table:table-row>
            <table:table-row>
              <table:table-cell office:value-type="float" office:value="13.25">
                <text:p>13.25</text:p>
              </table:table-cell>
              <table:table-cell office:value-type="float" office:value="0.176129">
                <text:p>0.176129</text:p>
              </table:table-cell>
              <table:table-cell office:value-type="float" office:value="-0.058448">
                <text:p>-0.058448</text:p>
              </table:table-cell>
              <table:table-cell office:value-type="float" office:value="-0.275488">
                <text:p>-0.275488</text:p>
              </table:table-cell>
              <table:table-cell office:value-type="float" office:value="-0.00006">
                <text:p>-0.00006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.166063">
                <text:p>0.166063</text:p>
              </table:table-cell>
              <table:table-cell office:value-type="float" office:value="-0.053751">
                <text:p>-0.053751</text:p>
              </table:table-cell>
              <table:table-cell office:value-type="float" office:value="-0.273336">
                <text:p>-0.273336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float" office:value="13.35">
                <text:p>13.35</text:p>
              </table:table-cell>
              <table:table-cell office:value-type="float" office:value="0.182787">
                <text:p>0.182787</text:p>
              </table:table-cell>
              <table:table-cell office:value-type="float" office:value="-0.06116">
                <text:p>-0.06116</text:p>
              </table:table-cell>
              <table:table-cell office:value-type="float" office:value="-0.289405">
                <text:p>-0.289405</text:p>
              </table:table-cell>
              <table:table-cell office:value-type="float" office:value="-0.000196">
                <text:p>-0.000196</text:p>
              </table:table-cell>
            </table:table-row>
            <table:table-row>
              <table:table-cell office:value-type="float" office:value="13.400001">
                <text:p>13.400001</text:p>
              </table:table-cell>
              <table:table-cell office:value-type="float" office:value="0.17816">
                <text:p>0.17816</text:p>
              </table:table-cell>
              <table:table-cell office:value-type="float" office:value="-0.059201">
                <text:p>-0.059201</text:p>
              </table:table-cell>
              <table:table-cell office:value-type="float" office:value="-0.27431">
                <text:p>-0.27431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13.45">
                <text:p>13.45</text:p>
              </table:table-cell>
              <table:table-cell office:value-type="float" office:value="0.182407">
                <text:p>0.182407</text:p>
              </table:table-cell>
              <table:table-cell office:value-type="float" office:value="-0.060815">
                <text:p>-0.060815</text:p>
              </table:table-cell>
              <table:table-cell office:value-type="float" office:value="-0.271381">
                <text:p>-0.271381</text:p>
              </table:table-cell>
              <table:table-cell office:value-type="float" office:value="-0.000053">
                <text:p>-0.00005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196751">
                <text:p>0.196751</text:p>
              </table:table-cell>
              <table:table-cell office:value-type="float" office:value="-0.066604">
                <text:p>-0.066604</text:p>
              </table:table-cell>
              <table:table-cell office:value-type="float" office:value="-0.244002">
                <text:p>-0.244002</text:p>
              </table:table-cell>
              <table:table-cell office:value-type="float" office:value="-0.000297">
                <text:p>-0.000297</text:p>
              </table:table-cell>
            </table:table-row>
            <table:table-row>
              <table:table-cell office:value-type="float" office:value="13.55">
                <text:p>13.55</text:p>
              </table:table-cell>
              <table:table-cell office:value-type="float" office:value="0.229577">
                <text:p>0.229577</text:p>
              </table:table-cell>
              <table:table-cell office:value-type="float" office:value="-0.07924">
                <text:p>-0.07924</text:p>
              </table:table-cell>
              <table:table-cell office:value-type="float" office:value="-0.226329">
                <text:p>-0.226329</text:p>
              </table:table-cell>
              <table:table-cell office:value-type="float" office:value="-0.001019">
                <text:p>-0.001019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.255401">
                <text:p>0.255401</text:p>
              </table:table-cell>
              <table:table-cell office:value-type="float" office:value="-0.084521">
                <text:p>-0.084521</text:p>
              </table:table-cell>
              <table:table-cell office:value-type="float" office:value="-0.261172">
                <text:p>-0.261172</text:p>
              </table:table-cell>
              <table:table-cell office:value-type="float" office:value="-0.001501">
                <text:p>-0.001501</text:p>
              </table:table-cell>
            </table:table-row>
            <table:table-row>
              <table:table-cell office:value-type="float" office:value="13.650001">
                <text:p>13.650001</text:p>
              </table:table-cell>
              <table:table-cell office:value-type="float" office:value="0.268153">
                <text:p>0.268153</text:p>
              </table:table-cell>
              <table:table-cell office:value-type="float" office:value="-0.081933">
                <text:p>-0.081933</text:p>
              </table:table-cell>
              <table:table-cell office:value-type="float" office:value="-0.221254">
                <text:p>-0.221254</text:p>
              </table:table-cell>
              <table:table-cell office:value-type="float" office:value="-0.001296">
                <text:p>-0.001296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.288534">
                <text:p>0.288534</text:p>
              </table:table-cell>
              <table:table-cell office:value-type="float" office:value="-0.08003">
                <text:p>-0.08003</text:p>
              </table:table-cell>
              <table:table-cell office:value-type="float" office:value="-0.24347">
                <text:p>-0.24347</text:p>
              </table:table-cell>
              <table:table-cell office:value-type="float" office:value="-0.001142">
                <text:p>-0.001142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0.315428">
                <text:p>0.315428</text:p>
              </table:table-cell>
              <table:table-cell office:value-type="float" office:value="-0.079604">
                <text:p>-0.079604</text:p>
              </table:table-cell>
              <table:table-cell office:value-type="float" office:value="-0.223085">
                <text:p>-0.223085</text:p>
              </table:table-cell>
              <table:table-cell office:value-type="float" office:value="-0.000609">
                <text:p>-0.000609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.370229">
                <text:p>0.370229</text:p>
              </table:table-cell>
              <table:table-cell office:value-type="float" office:value="-0.08701">
                <text:p>-0.08701</text:p>
              </table:table-cell>
              <table:table-cell office:value-type="float" office:value="-0.208555">
                <text:p>-0.208555</text:p>
              </table:table-cell>
              <table:table-cell office:value-type="float" office:value="-0.000973">
                <text:p>-0.000973</text:p>
              </table:table-cell>
            </table:table-row>
            <table:table-row>
              <table:table-cell office:value-type="float" office:value="13.85">
                <text:p>13.85</text:p>
              </table:table-cell>
              <table:table-cell office:value-type="float" office:value="0.384118">
                <text:p>0.384118</text:p>
              </table:table-cell>
              <table:table-cell office:value-type="float" office:value="-0.078093">
                <text:p>-0.078093</text:p>
              </table:table-cell>
              <table:table-cell office:value-type="float" office:value="-0.217714">
                <text:p>-0.217714</text:p>
              </table:table-cell>
              <table:table-cell office:value-type="float" office:value="-0.000571">
                <text:p>-0.000571</text:p>
              </table:table-cell>
            </table:table-row>
            <table:table-row>
              <table:table-cell office:value-type="float" office:value="13.900001">
                <text:p>13.900001</text:p>
              </table:table-cell>
              <table:table-cell office:value-type="float" office:value="0.692264">
                <text:p>0.692264</text:p>
              </table:table-cell>
              <table:table-cell office:value-type="float" office:value="-0.152655">
                <text:p>-0.152655</text:p>
              </table:table-cell>
              <table:table-cell office:value-type="float" office:value="-0.105854">
                <text:p>-0.105854</text:p>
              </table:table-cell>
              <table:table-cell office:value-type="float" office:value="-0.006845">
                <text:p>-0.006845</text:p>
              </table:table-cell>
            </table:table-row>
            <table:table-row>
              <table:table-cell office:value-type="float" office:value="13.95">
                <text:p>13.95</text:p>
              </table:table-cell>
              <table:table-cell office:value-type="float" office:value="0.367411">
                <text:p>0.367411</text:p>
              </table:table-cell>
              <table:table-cell office:value-type="float" office:value="-0.040349">
                <text:p>-0.040349</text:p>
              </table:table-cell>
              <table:table-cell office:value-type="float" office:value="-0.247023">
                <text:p>-0.247023</text:p>
              </table:table-cell>
              <table:table-cell office:value-type="float" office:value="0.00368">
                <text:p>0.003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02211">
                <text:p>0.402211</text:p>
              </table:table-cell>
              <table:table-cell office:value-type="float" office:value="-0.038015">
                <text:p>-0.038015</text:p>
              </table:table-cell>
              <table:table-cell office:value-type="float" office:value="-0.217105">
                <text:p>-0.217105</text:p>
              </table:table-cell>
              <table:table-cell office:value-type="float" office:value="0.002698">
                <text:p>0.002698</text:p>
              </table:table-cell>
            </table:table-row>
            <table:table-row>
              <table:table-cell office:value-type="float" office:value="14.05">
                <text:p>14.05</text:p>
              </table:table-cell>
              <table:table-cell office:value-type="float" office:value="0.582495">
                <text:p>0.582495</text:p>
              </table:table-cell>
              <table:table-cell office:value-type="float" office:value="-0.064714">
                <text:p>-0.064714</text:p>
              </table:table-cell>
              <table:table-cell office:value-type="float" office:value="-0.150053">
                <text:p>-0.150053</text:p>
              </table:table-cell>
              <table:table-cell office:value-type="float" office:value="0.000472">
                <text:p>0.000472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.638193">
                <text:p>0.638193</text:p>
              </table:table-cell>
              <table:table-cell office:value-type="float" office:value="-0.061519">
                <text:p>-0.061519</text:p>
              </table:table-cell>
              <table:table-cell office:value-type="float" office:value="-0.163886">
                <text:p>-0.163886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14.150001">
                <text:p>14.150001</text:p>
              </table:table-cell>
              <table:table-cell office:value-type="float" office:value="0.672607">
                <text:p>0.672607</text:p>
              </table:table-cell>
              <table:table-cell office:value-type="float" office:value="-0.054635">
                <text:p>-0.054635</text:p>
              </table:table-cell>
              <table:table-cell office:value-type="float" office:value="-0.187169">
                <text:p>-0.187169</text:p>
              </table:table-cell>
              <table:table-cell office:value-type="float" office:value="0.000331">
                <text:p>0.000331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.676251">
                <text:p>0.676251</text:p>
              </table:table-cell>
              <table:table-cell office:value-type="float" office:value="-0.047406">
                <text:p>-0.047406</text:p>
              </table:table-cell>
              <table:table-cell office:value-type="float" office:value="-0.179685">
                <text:p>-0.179685</text:p>
              </table:table-cell>
              <table:table-cell office:value-type="float" office:value="0.000745">
                <text:p>0.000745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694119">
                <text:p>0.694119</text:p>
              </table:table-cell>
              <table:table-cell office:value-type="float" office:value="-0.044295">
                <text:p>-0.044295</text:p>
              </table:table-cell>
              <table:table-cell office:value-type="float" office:value="-0.162447">
                <text:p>-0.162447</text:p>
              </table:table-cell>
              <table:table-cell office:value-type="float" office:value="0.000762">
                <text:p>0.000762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0.743136">
                <text:p>0.743136</text:p>
              </table:table-cell>
              <table:table-cell office:value-type="float" office:value="-0.044478">
                <text:p>-0.044478</text:p>
              </table:table-cell>
              <table:table-cell office:value-type="float" office:value="-0.16013">
                <text:p>-0.16013</text:p>
              </table:table-cell>
              <table:table-cell office:value-type="float" office:value="0.000412">
                <text:p>0.000412</text:p>
              </table:table-cell>
            </table:table-row>
            <table:table-row>
              <table:table-cell office:value-type="float" office:value="14.35">
                <text:p>14.35</text:p>
              </table:table-cell>
              <table:table-cell office:value-type="float" office:value="0.738099">
                <text:p>0.738099</text:p>
              </table:table-cell>
              <table:table-cell office:value-type="float" office:value="-0.039563">
                <text:p>-0.039563</text:p>
              </table:table-cell>
              <table:table-cell office:value-type="float" office:value="-0.154181">
                <text:p>-0.154181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14.400001">
                <text:p>14.400001</text:p>
              </table:table-cell>
              <table:table-cell office:value-type="float" office:value="0.772949">
                <text:p>0.772949</text:p>
              </table:table-cell>
              <table:table-cell office:value-type="float" office:value="-0.037853">
                <text:p>-0.037853</text:p>
              </table:table-cell>
              <table:table-cell office:value-type="float" office:value="-0.154016">
                <text:p>-0.154016</text:p>
              </table:table-cell>
              <table:table-cell office:value-type="float" office:value="0.000571">
                <text:p>0.000571</text:p>
              </table:table-cell>
            </table:table-row>
            <table:table-row>
              <table:table-cell office:value-type="float" office:value="14.45">
                <text:p>14.45</text:p>
              </table:table-cell>
              <table:table-cell office:value-type="float" office:value="0.800619">
                <text:p>0.800619</text:p>
              </table:table-cell>
              <table:table-cell office:value-type="float" office:value="-0.035083">
                <text:p>-0.035083</text:p>
              </table:table-cell>
              <table:table-cell office:value-type="float" office:value="-0.155907">
                <text:p>-0.15590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800553">
                <text:p>0.800553</text:p>
              </table:table-cell>
              <table:table-cell office:value-type="float" office:value="-0.030944">
                <text:p>-0.030944</text:p>
              </table:table-cell>
              <table:table-cell office:value-type="float" office:value="-0.155038">
                <text:p>-0.155038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float" office:value="14.55">
                <text:p>14.55</text:p>
              </table:table-cell>
              <table:table-cell office:value-type="float" office:value="0.832448">
                <text:p>0.832448</text:p>
              </table:table-cell>
              <table:table-cell office:value-type="float" office:value="-0.02839">
                <text:p>-0.02839</text:p>
              </table:table-cell>
              <table:table-cell office:value-type="float" office:value="-0.15899">
                <text:p>-0.15899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.81805">
                <text:p>0.81805</text:p>
              </table:table-cell>
              <table:table-cell office:value-type="float" office:value="-0.024299">
                <text:p>-0.024299</text:p>
              </table:table-cell>
              <table:table-cell office:value-type="float" office:value="-0.136791">
                <text:p>-0.136791</text:p>
              </table:table-cell>
              <table:table-cell office:value-type="float" office:value="0.000325">
                <text:p>0.000325</text:p>
              </table:table-cell>
            </table:table-row>
            <table:table-row>
              <table:table-cell office:value-type="float" office:value="14.650001">
                <text:p>14.650001</text:p>
              </table:table-cell>
              <table:table-cell office:value-type="float" office:value="0.833819">
                <text:p>0.833819</text:p>
              </table:table-cell>
              <table:table-cell office:value-type="float" office:value="-0.021294">
                <text:p>-0.021294</text:p>
              </table:table-cell>
              <table:table-cell office:value-type="float" office:value="-0.15374">
                <text:p>-0.15374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0.906496">
                <text:p>0.906496</text:p>
              </table:table-cell>
              <table:table-cell office:value-type="float" office:value="-0.019701">
                <text:p>-0.019701</text:p>
              </table:table-cell>
              <table:table-cell office:value-type="float" office:value="-0.153659">
                <text:p>-0.153659</text:p>
              </table:table-cell>
              <table:table-cell office:value-type="float" office:value="-0.000578">
                <text:p>-0.000578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799335">
                <text:p>0.799335</text:p>
              </table:table-cell>
              <table:table-cell office:value-type="float" office:value="-0.014749">
                <text:p>-0.014749</text:p>
              </table:table-cell>
              <table:table-cell office:value-type="float" office:value="-0.145366">
                <text:p>-0.145366</text:p>
              </table:table-cell>
              <table:table-cell office:value-type="float" office:value="0.001502">
                <text:p>0.001502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.823176">
                <text:p>0.823176</text:p>
              </table:table-cell>
              <table:table-cell office:value-type="float" office:value="-0.014474">
                <text:p>-0.014474</text:p>
              </table:table-cell>
              <table:table-cell office:value-type="float" office:value="-0.140242">
                <text:p>-0.140242</text:p>
              </table:table-cell>
              <table:table-cell office:value-type="float" office:value="0.001098">
                <text:p>0.001098</text:p>
              </table:table-cell>
            </table:table-row>
            <table:table-row>
              <table:table-cell office:value-type="float" office:value="14.85">
                <text:p>14.85</text:p>
              </table:table-cell>
              <table:table-cell office:value-type="float" office:value="0.850793">
                <text:p>0.850793</text:p>
              </table:table-cell>
              <table:table-cell office:value-type="float" office:value="-0.015402">
                <text:p>-0.015402</text:p>
              </table:table-cell>
              <table:table-cell office:value-type="float" office:value="-0.136132">
                <text:p>-0.136132</text:p>
              </table:table-cell>
              <table:table-cell office:value-type="float" office:value="0.000407">
                <text:p>0.000407</text:p>
              </table:table-cell>
            </table:table-row>
            <table:table-row>
              <table:table-cell office:value-type="float" office:value="14.900001">
                <text:p>14.900001</text:p>
              </table:table-cell>
              <table:table-cell office:value-type="float" office:value="0.848254">
                <text:p>0.848254</text:p>
              </table:table-cell>
              <table:table-cell office:value-type="float" office:value="-0.015857">
                <text:p>-0.015857</text:p>
              </table:table-cell>
              <table:table-cell office:value-type="float" office:value="-0.141197">
                <text:p>-0.141197</text:p>
              </table:table-cell>
              <table:table-cell office:value-type="float" office:value="0.000645">
                <text:p>0.000645</text:p>
              </table:table-cell>
            </table:table-row>
            <table:table-row>
              <table:table-cell office:value-type="float" office:value="14.95">
                <text:p>14.95</text:p>
              </table:table-cell>
              <table:table-cell office:value-type="float" office:value="0.895599">
                <text:p>0.895599</text:p>
              </table:table-cell>
              <table:table-cell office:value-type="float" office:value="-0.017744">
                <text:p>-0.017744</text:p>
              </table:table-cell>
              <table:table-cell office:value-type="float" office:value="-0.14427">
                <text:p>-0.14427</text:p>
              </table:table-cell>
              <table:table-cell office:value-type="float" office:value="-0.000434">
                <text:p>-0.0004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9349">
                <text:p>0.89349</text:p>
              </table:table-cell>
              <table:table-cell office:value-type="float" office:value="-0.018298">
                <text:p>-0.018298</text:p>
              </table:table-cell>
              <table:table-cell office:value-type="float" office:value="-0.149008">
                <text:p>-0.149008</text:p>
              </table:table-cell>
              <table:table-cell office:value-type="float" office:value="-0.000216">
                <text:p>-0.000216</text:p>
              </table:table-cell>
            </table:table-row>
            <table:table-row>
              <table:table-cell office:value-type="float" office:value="15.05">
                <text:p>15.05</text:p>
              </table:table-cell>
              <table:table-cell office:value-type="float" office:value="0.874564">
                <text:p>0.874564</text:p>
              </table:table-cell>
              <table:table-cell office:value-type="float" office:value="-0.019063">
                <text:p>-0.019063</text:p>
              </table:table-cell>
              <table:table-cell office:value-type="float" office:value="-0.150357">
                <text:p>-0.150357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.884819">
                <text:p>0.884819</text:p>
              </table:table-cell>
              <table:table-cell office:value-type="float" office:value="-0.020853">
                <text:p>-0.020853</text:p>
              </table:table-cell>
              <table:table-cell office:value-type="float" office:value="-0.148783">
                <text:p>-0.148783</text:p>
              </table:table-cell>
              <table:table-cell office:value-type="float" office:value="-0.000252">
                <text:p>-0.000252</text:p>
              </table:table-cell>
            </table:table-row>
            <table:table-row>
              <table:table-cell office:value-type="float" office:value="15.150001">
                <text:p>15.150001</text:p>
              </table:table-cell>
              <table:table-cell office:value-type="float" office:value="0.885088">
                <text:p>0.885088</text:p>
              </table:table-cell>
              <table:table-cell office:value-type="float" office:value="-0.022357">
                <text:p>-0.022357</text:p>
              </table:table-cell>
              <table:table-cell office:value-type="float" office:value="-0.144253">
                <text:p>-0.144253</text:p>
              </table:table-cell>
              <table:table-cell office:value-type="float" office:value="-0.00023">
                <text:p>-0.00023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873902">
                <text:p>0.873902</text:p>
              </table:table-cell>
              <table:table-cell office:value-type="float" office:value="-0.023077">
                <text:p>-0.023077</text:p>
              </table:table-cell>
              <table:table-cell office:value-type="float" office:value="-0.146488">
                <text:p>-0.146488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0.879323">
                <text:p>0.879323</text:p>
              </table:table-cell>
              <table:table-cell office:value-type="float" office:value="-0.024012">
                <text:p>-0.024012</text:p>
              </table:table-cell>
              <table:table-cell office:value-type="float" office:value="-0.147633">
                <text:p>-0.147633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.870164">
                <text:p>0.870164</text:p>
              </table:table-cell>
              <table:table-cell office:value-type="float" office:value="-0.024309">
                <text:p>-0.024309</text:p>
              </table:table-cell>
              <table:table-cell office:value-type="float" office:value="-0.149007">
                <text:p>-0.149007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float" office:value="15.35">
                <text:p>15.35</text:p>
              </table:table-cell>
              <table:table-cell office:value-type="float" office:value="0.889339">
                <text:p>0.889339</text:p>
              </table:table-cell>
              <table:table-cell office:value-type="float" office:value="-0.025482">
                <text:p>-0.025482</text:p>
              </table:table-cell>
              <table:table-cell office:value-type="float" office:value="-0.156646">
                <text:p>-0.156646</text:p>
              </table:table-cell>
              <table:table-cell office:value-type="float" office:value="-0.00015">
                <text:p>-0.00015</text:p>
              </table:table-cell>
            </table:table-row>
            <table:table-row>
              <table:table-cell office:value-type="float" office:value="15.400001">
                <text:p>15.400001</text:p>
              </table:table-cell>
              <table:table-cell office:value-type="float" office:value="0.892847">
                <text:p>0.892847</text:p>
              </table:table-cell>
              <table:table-cell office:value-type="float" office:value="-0.026554">
                <text:p>-0.026554</text:p>
              </table:table-cell>
              <table:table-cell office:value-type="float" office:value="-0.162345">
                <text:p>-0.162345</text:p>
              </table:table-cell>
              <table:table-cell office:value-type="float" office:value="-0.000143">
                <text:p>-0.000143</text:p>
              </table:table-cell>
            </table:table-row>
            <table:table-row>
              <table:table-cell office:value-type="float" office:value="15.45">
                <text:p>15.45</text:p>
              </table:table-cell>
              <table:table-cell office:value-type="float" office:value="0.86344">
                <text:p>0.86344</text:p>
              </table:table-cell>
              <table:table-cell office:value-type="float" office:value="-0.026735">
                <text:p>-0.026735</text:p>
              </table:table-cell>
              <table:table-cell office:value-type="float" office:value="-0.14543">
                <text:p>-0.14543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879787">
                <text:p>0.879787</text:p>
              </table:table-cell>
              <table:table-cell office:value-type="float" office:value="-0.028027">
                <text:p>-0.028027</text:p>
              </table:table-cell>
              <table:table-cell office:value-type="float" office:value="-0.153521">
                <text:p>-0.153521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15.55">
                <text:p>15.55</text:p>
              </table:table-cell>
              <table:table-cell office:value-type="float" office:value="0.86791">
                <text:p>0.86791</text:p>
              </table:table-cell>
              <table:table-cell office:value-type="float" office:value="-0.027737">
                <text:p>-0.027737</text:p>
              </table:table-cell>
              <table:table-cell office:value-type="float" office:value="-0.148167">
                <text:p>-0.14816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.878965">
                <text:p>0.878965</text:p>
              </table:table-cell>
              <table:table-cell office:value-type="float" office:value="-0.02796">
                <text:p>-0.02796</text:p>
              </table:table-cell>
              <table:table-cell office:value-type="float" office:value="-0.154299">
                <text:p>-0.154299</text:p>
              </table:table-cell>
              <table:table-cell office:value-type="float" office:value="-0.000029">
                <text:p>-0.000029</text:p>
              </table:table-cell>
            </table:table-row>
            <table:table-row>
              <table:table-cell office:value-type="float" office:value="15.650001">
                <text:p>15.650001</text:p>
              </table:table-cell>
              <table:table-cell office:value-type="float" office:value="0.891508">
                <text:p>0.891508</text:p>
              </table:table-cell>
              <table:table-cell office:value-type="float" office:value="-0.028033">
                <text:p>-0.028033</text:p>
              </table:table-cell>
              <table:table-cell office:value-type="float" office:value="-0.157426">
                <text:p>-0.157426</text:p>
              </table:table-cell>
              <table:table-cell office:value-type="float" office:value="-0.000238">
                <text:p>-0.000238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0.895379">
                <text:p>0.895379</text:p>
              </table:table-cell>
              <table:table-cell office:value-type="float" office:value="-0.027843">
                <text:p>-0.027843</text:p>
              </table:table-cell>
              <table:table-cell office:value-type="float" office:value="-0.156974">
                <text:p>-0.156974</text:p>
              </table:table-cell>
              <table:table-cell office:value-type="float" office:value="-0.000297">
                <text:p>-0.000297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891251">
                <text:p>0.891251</text:p>
              </table:table-cell>
              <table:table-cell office:value-type="float" office:value="-0.027316">
                <text:p>-0.027316</text:p>
              </table:table-cell>
              <table:table-cell office:value-type="float" office:value="-0.157034">
                <text:p>-0.157034</text:p>
              </table:table-cell>
              <table:table-cell office:value-type="float" office:value="-0.000228">
                <text:p>-0.00022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0.883758">
                <text:p>0.883758</text:p>
              </table:table-cell>
              <table:table-cell office:value-type="float" office:value="-0.026949">
                <text:p>-0.026949</text:p>
              </table:table-cell>
              <table:table-cell office:value-type="float" office:value="-0.152141">
                <text:p>-0.152141</text:p>
              </table:table-cell>
              <table:table-cell office:value-type="float" office:value="-0.000106">
                <text:p>-0.000106</text:p>
              </table:table-cell>
            </table:table-row>
            <table:table-row>
              <table:table-cell office:value-type="float" office:value="15.85">
                <text:p>15.85</text:p>
              </table:table-cell>
              <table:table-cell office:value-type="float" office:value="0.866234">
                <text:p>0.866234</text:p>
              </table:table-cell>
              <table:table-cell office:value-type="float" office:value="-0.026295">
                <text:p>-0.026295</text:p>
              </table:table-cell>
              <table:table-cell office:value-type="float" office:value="-0.143754">
                <text:p>-0.143754</text:p>
              </table:table-cell>
              <table:table-cell office:value-type="float" office:value="0.000506">
                <text:p>0.000506</text:p>
              </table:table-cell>
            </table:table-row>
            <table:table-row>
              <table:table-cell office:value-type="float" office:value="15.900001">
                <text:p>15.900001</text:p>
              </table:table-cell>
              <table:table-cell office:value-type="float" office:value="0.867044">
                <text:p>0.867044</text:p>
              </table:table-cell>
              <table:table-cell office:value-type="float" office:value="-0.026198">
                <text:p>-0.026198</text:p>
              </table:table-cell>
              <table:table-cell office:value-type="float" office:value="-0.149258">
                <text:p>-0.149258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float" office:value="15.95">
                <text:p>15.95</text:p>
              </table:table-cell>
              <table:table-cell office:value-type="float" office:value="0.88912">
                <text:p>0.88912</text:p>
              </table:table-cell>
              <table:table-cell office:value-type="float" office:value="-0.027193">
                <text:p>-0.027193</text:p>
              </table:table-cell>
              <table:table-cell office:value-type="float" office:value="-0.145831">
                <text:p>-0.145831</text:p>
              </table:table-cell>
              <table:table-cell office:value-type="float" office:value="-0.000147">
                <text:p>-0.0001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3445">
                <text:p>0.893445</text:p>
              </table:table-cell>
              <table:table-cell office:value-type="float" office:value="-0.026881">
                <text:p>-0.026881</text:p>
              </table:table-cell>
              <table:table-cell office:value-type="float" office:value="-0.148315">
                <text:p>-0.148315</text:p>
              </table:table-cell>
              <table:table-cell office:value-type="float" office:value="-0.000117">
                <text:p>-0.000117</text:p>
              </table:table-cell>
            </table:table-row>
            <table:table-row>
              <table:table-cell office:value-type="float" office:value="16.049999">
                <text:p>16.049999</text:p>
              </table:table-cell>
              <table:table-cell office:value-type="float" office:value="0.900952">
                <text:p>0.900952</text:p>
              </table:table-cell>
              <table:table-cell office:value-type="float" office:value="-0.026847">
                <text:p>-0.026847</text:p>
              </table:table-cell>
              <table:table-cell office:value-type="float" office:value="-0.15033">
                <text:p>-0.15033</text:p>
              </table:table-cell>
              <table:table-cell office:value-type="float" office:value="-0.000198">
                <text:p>-0.000198</text:p>
              </table:table-cell>
            </table:table-row>
            <table:table-row>
              <table:table-cell office:value-type="float" office:value="16.099998">
                <text:p>16.099998</text:p>
              </table:table-cell>
              <table:table-cell office:value-type="float" office:value="0.890614">
                <text:p>0.890614</text:p>
              </table:table-cell>
              <table:table-cell office:value-type="float" office:value="-0.025839">
                <text:p>-0.025839</text:p>
              </table:table-cell>
              <table:table-cell office:value-type="float" office:value="-0.143721">
                <text:p>-0.143721</text:p>
              </table:table-cell>
              <table:table-cell office:value-type="float" office:value="-0.000109">
                <text:p>-0.000109</text:p>
              </table:table-cell>
            </table:table-row>
            <table:table-row>
              <table:table-cell office:value-type="float" office:value="16.15">
                <text:p>16.15</text:p>
              </table:table-cell>
              <table:table-cell office:value-type="float" office:value="0.890245">
                <text:p>0.890245</text:p>
              </table:table-cell>
              <table:table-cell office:value-type="float" office:value="-0.025353">
                <text:p>-0.025353</text:p>
              </table:table-cell>
              <table:table-cell office:value-type="float" office:value="-0.149104">
                <text:p>-0.149104</text:p>
              </table:table-cell>
              <table:table-cell office:value-type="float" office:value="-0.00017">
                <text:p>-0.00017</text:p>
              </table:table-cell>
            </table:table-row>
            <table:table-row>
              <table:table-cell office:value-type="float" office:value="16.199999">
                <text:p>16.199999</text:p>
              </table:table-cell>
              <table:table-cell office:value-type="float" office:value="0.909845">
                <text:p>0.909845</text:p>
              </table:table-cell>
              <table:table-cell office:value-type="float" office:value="-0.025618">
                <text:p>-0.025618</text:p>
              </table:table-cell>
              <table:table-cell office:value-type="float" office:value="-0.146438">
                <text:p>-0.146438</text:p>
              </table:table-cell>
              <table:table-cell office:value-type="float" office:value="-0.000313">
                <text:p>-0.000313</text:p>
              </table:table-cell>
            </table:table-row>
            <table:table-row>
              <table:table-cell office:value-type="float" office:value="16.25">
                <text:p>16.25</text:p>
              </table:table-cell>
              <table:table-cell office:value-type="float" office:value="0.858673">
                <text:p>0.858673</text:p>
              </table:table-cell>
              <table:table-cell office:value-type="float" office:value="-0.023388">
                <text:p>-0.023388</text:p>
              </table:table-cell>
              <table:table-cell office:value-type="float" office:value="-0.133248">
                <text:p>-0.133248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float" office:value="16.299999">
                <text:p>16.299999</text:p>
              </table:table-cell>
              <table:table-cell office:value-type="float" office:value="0.876019">
                <text:p>0.876019</text:p>
              </table:table-cell>
              <table:table-cell office:value-type="float" office:value="-0.023534">
                <text:p>-0.023534</text:p>
              </table:table-cell>
              <table:table-cell office:value-type="float" office:value="-0.139628">
                <text:p>-0.139628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float" office:value="16.349998">
                <text:p>16.349998</text:p>
              </table:table-cell>
              <table:table-cell office:value-type="float" office:value="0.911218">
                <text:p>0.911218</text:p>
              </table:table-cell>
              <table:table-cell office:value-type="float" office:value="-0.023916">
                <text:p>-0.023916</text:p>
              </table:table-cell>
              <table:table-cell office:value-type="float" office:value="-0.144493">
                <text:p>-0.144493</text:p>
              </table:table-cell>
              <table:table-cell office:value-type="float" office:value="-0.000184">
                <text:p>-0.000184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.911981">
                <text:p>0.911981</text:p>
              </table:table-cell>
              <table:table-cell office:value-type="float" office:value="-0.023462">
                <text:p>-0.023462</text:p>
              </table:table-cell>
              <table:table-cell office:value-type="float" office:value="-0.140613">
                <text:p>-0.140613</text:p>
              </table:table-cell>
              <table:table-cell office:value-type="float" office:value="-0.000394">
                <text:p>-0.000394</text:p>
              </table:table-cell>
            </table:table-row>
            <table:table-row>
              <table:table-cell office:value-type="float" office:value="16.449999">
                <text:p>16.449999</text:p>
              </table:table-cell>
              <table:table-cell office:value-type="float" office:value="0.867701">
                <text:p>0.867701</text:p>
              </table:table-cell>
              <table:table-cell office:value-type="float" office:value="-0.021148">
                <text:p>-0.021148</text:p>
              </table:table-cell>
              <table:table-cell office:value-type="float" office:value="-0.128716">
                <text:p>-0.128716</text:p>
              </table:table-cell>
              <table:table-cell office:value-type="float" office:value="0.000554">
                <text:p>0.00055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871797">
                <text:p>0.871797</text:p>
              </table:table-cell>
              <table:table-cell office:value-type="float" office:value="-0.020538">
                <text:p>-0.020538</text:p>
              </table:table-cell>
              <table:table-cell office:value-type="float" office:value="-0.13531">
                <text:p>-0.13531</text:p>
              </table:table-cell>
              <table:table-cell office:value-type="float" office:value="0.000431">
                <text:p>0.000431</text:p>
              </table:table-cell>
            </table:table-row>
            <table:table-row>
              <table:table-cell office:value-type="float" office:value="16.549999">
                <text:p>16.549999</text:p>
              </table:table-cell>
              <table:table-cell office:value-type="float" office:value="0.896138">
                <text:p>0.896138</text:p>
              </table:table-cell>
              <table:table-cell office:value-type="float" office:value="-0.020411">
                <text:p>-0.020411</text:p>
              </table:table-cell>
              <table:table-cell office:value-type="float" office:value="-0.138625">
                <text:p>-0.138625</text:p>
              </table:table-cell>
              <table:table-cell office:value-type="float" office:value="-0.000059">
                <text:p>-0.000059</text:p>
              </table:table-cell>
            </table:table-row>
            <table:table-row>
              <table:table-cell office:value-type="float" office:value="16.599998">
                <text:p>16.599998</text:p>
              </table:table-cell>
              <table:table-cell office:value-type="float" office:value="0.895607">
                <text:p>0.895607</text:p>
              </table:table-cell>
              <table:table-cell office:value-type="float" office:value="-0.021904">
                <text:p>-0.021904</text:p>
              </table:table-cell>
              <table:table-cell office:value-type="float" office:value="-0.161907">
                <text:p>-0.161907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float" office:value="16.65">
                <text:p>16.65</text:p>
              </table:table-cell>
              <table:table-cell office:value-type="float" office:value="0.881524">
                <text:p>0.881524</text:p>
              </table:table-cell>
              <table:table-cell office:value-type="float" office:value="-0.02841">
                <text:p>-0.02841</text:p>
              </table:table-cell>
              <table:table-cell office:value-type="float" office:value="-0.200005">
                <text:p>-0.200005</text:p>
              </table:table-cell>
              <table:table-cell office:value-type="float" office:value="0.000363">
                <text:p>0.000363</text:p>
              </table:table-cell>
            </table:table-row>
            <table:table-row>
              <table:table-cell office:value-type="float" office:value="16.699999">
                <text:p>16.699999</text:p>
              </table:table-cell>
              <table:table-cell office:value-type="float" office:value="0.953854">
                <text:p>0.953854</text:p>
              </table:table-cell>
              <table:table-cell office:value-type="float" office:value="-0.050626">
                <text:p>-0.050626</text:p>
              </table:table-cell>
              <table:table-cell office:value-type="float" office:value="-0.263208">
                <text:p>-0.263208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float" office:value="16.75">
                <text:p>16.75</text:p>
              </table:table-cell>
              <table:table-cell office:value-type="float" office:value="0.908976">
                <text:p>0.908976</text:p>
              </table:table-cell>
              <table:table-cell office:value-type="float" office:value="-0.076937">
                <text:p>-0.076937</text:p>
              </table:table-cell>
              <table:table-cell office:value-type="float" office:value="-0.069369">
                <text:p>-0.069369</text:p>
              </table:table-cell>
              <table:table-cell office:value-type="float" office:value="-0.000954">
                <text:p>-0.000954</text:p>
              </table:table-cell>
            </table:table-row>
            <table:table-row>
              <table:table-cell office:value-type="float" office:value="16.799999">
                <text:p>16.799999</text:p>
              </table:table-cell>
              <table:table-cell office:value-type="float" office:value="0.910644">
                <text:p>0.910644</text:p>
              </table:table-cell>
              <table:table-cell office:value-type="float" office:value="-0.09502">
                <text:p>-0.09502</text:p>
              </table:table-cell>
              <table:table-cell office:value-type="float" office:value="-0.184179">
                <text:p>-0.184179</text:p>
              </table:table-cell>
              <table:table-cell office:value-type="float" office:value="-0.000119">
                <text:p>-0.000119</text:p>
              </table:table-cell>
            </table:table-row>
            <table:table-row>
              <table:table-cell office:value-type="float" office:value="16.849998">
                <text:p>16.849998</text:p>
              </table:table-cell>
              <table:table-cell office:value-type="float" office:value="0.88922">
                <text:p>0.88922</text:p>
              </table:table-cell>
              <table:table-cell office:value-type="float" office:value="-0.117361">
                <text:p>-0.117361</text:p>
              </table:table-cell>
              <table:table-cell office:value-type="float" office:value="-0.146938">
                <text:p>-0.146938</text:p>
              </table:table-cell>
              <table:table-cell office:value-type="float" office:value="-0.000431">
                <text:p>-0.000431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.89241">
                <text:p>0.89241</text:p>
              </table:table-cell>
              <table:table-cell office:value-type="float" office:value="-0.13964">
                <text:p>-0.13964</text:p>
              </table:table-cell>
              <table:table-cell office:value-type="float" office:value="-0.157347">
                <text:p>-0.157347</text:p>
              </table:table-cell>
              <table:table-cell office:value-type="float" office:value="-0.00035">
                <text:p>-0.00035</text:p>
              </table:table-cell>
            </table:table-row>
            <table:table-row>
              <table:table-cell office:value-type="float" office:value="16.949999">
                <text:p>16.949999</text:p>
              </table:table-cell>
              <table:table-cell office:value-type="float" office:value="0.925468">
                <text:p>0.925468</text:p>
              </table:table-cell>
              <table:table-cell office:value-type="float" office:value="-0.165798">
                <text:p>-0.165798</text:p>
              </table:table-cell>
              <table:table-cell office:value-type="float" office:value="-0.25353">
                <text:p>-0.25353</text:p>
              </table:table-cell>
              <table:table-cell office:value-type="float" office:value="-0.000237">
                <text:p>-0.00023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30645">
                <text:p>0.830645</text:p>
              </table:table-cell>
              <table:table-cell office:value-type="float" office:value="-0.182304">
                <text:p>-0.182304</text:p>
              </table:table-cell>
              <table:table-cell office:value-type="float" office:value="-0.082662">
                <text:p>-0.082662</text:p>
              </table:table-cell>
              <table:table-cell office:value-type="float" office:value="-0.0000042">
                <text:p>-0.0000042</text:p>
              </table:table-cell>
            </table:table-row>
            <table:table-row>
              <table:table-cell office:value-type="float" office:value="17.049999">
                <text:p>17.049999</text:p>
              </table:table-cell>
              <table:table-cell office:value-type="float" office:value="0.826635">
                <text:p>0.826635</text:p>
              </table:table-cell>
              <table:table-cell office:value-type="float" office:value="-0.193569">
                <text:p>-0.193569</text:p>
              </table:table-cell>
              <table:table-cell office:value-type="float" office:value="-0.129483">
                <text:p>-0.12948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float" office:value="17.099998">
                <text:p>17.099998</text:p>
              </table:table-cell>
              <table:table-cell office:value-type="float" office:value="0.843898">
                <text:p>0.843898</text:p>
              </table:table-cell>
              <table:table-cell office:value-type="float" office:value="-0.208487">
                <text:p>-0.208487</text:p>
              </table:table-cell>
              <table:table-cell office:value-type="float" office:value="-0.158128">
                <text:p>-0.158128</text:p>
              </table:table-cell>
              <table:table-cell office:value-type="float" office:value="-0.000503">
                <text:p>-0.000503</text:p>
              </table:table-cell>
            </table:table-row>
            <table:table-row>
              <table:table-cell office:value-type="float" office:value="17.15">
                <text:p>17.15</text:p>
              </table:table-cell>
              <table:table-cell office:value-type="float" office:value="0.839113">
                <text:p>0.839113</text:p>
              </table:table-cell>
              <table:table-cell office:value-type="float" office:value="-0.207787">
                <text:p>-0.207787</text:p>
              </table:table-cell>
              <table:table-cell office:value-type="float" office:value="-0.182929">
                <text:p>-0.182929</text:p>
              </table:table-cell>
              <table:table-cell office:value-type="float" office:value="0.000602">
                <text:p>0.000602</text:p>
              </table:table-cell>
            </table:table-row>
            <table:table-row>
              <table:table-cell office:value-type="float" office:value="17.199999">
                <text:p>17.199999</text:p>
              </table:table-cell>
              <table:table-cell office:value-type="float" office:value="0.83497">
                <text:p>0.83497</text:p>
              </table:table-cell>
              <table:table-cell office:value-type="float" office:value="-0.21036">
                <text:p>-0.21036</text:p>
              </table:table-cell>
              <table:table-cell office:value-type="float" office:value="-0.192558">
                <text:p>-0.192558</text:p>
              </table:table-cell>
              <table:table-cell office:value-type="float" office:value="0.000659">
                <text:p>0.000659</text:p>
              </table:table-cell>
            </table:table-row>
            <table:table-row>
              <table:table-cell office:value-type="float" office:value="17.25">
                <text:p>17.25</text:p>
              </table:table-cell>
              <table:table-cell office:value-type="float" office:value="0.834548">
                <text:p>0.834548</text:p>
              </table:table-cell>
              <table:table-cell office:value-type="float" office:value="-0.219877">
                <text:p>-0.219877</text:p>
              </table:table-cell>
              <table:table-cell office:value-type="float" office:value="-0.162193">
                <text:p>-0.162193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float" office:value="17.299999">
                <text:p>17.299999</text:p>
              </table:table-cell>
              <table:table-cell office:value-type="float" office:value="0.842991">
                <text:p>0.842991</text:p>
              </table:table-cell>
              <table:table-cell office:value-type="float" office:value="-0.220314">
                <text:p>-0.220314</text:p>
              </table:table-cell>
              <table:table-cell office:value-type="float" office:value="-0.18195">
                <text:p>-0.18195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17.349998">
                <text:p>17.349998</text:p>
              </table:table-cell>
              <table:table-cell office:value-type="float" office:value="0.864041">
                <text:p>0.864041</text:p>
              </table:table-cell>
              <table:table-cell office:value-type="float" office:value="-0.224689">
                <text:p>-0.224689</text:p>
              </table:table-cell>
              <table:table-cell office:value-type="float" office:value="-0.191767">
                <text:p>-0.191767</text:p>
              </table:table-cell>
              <table:table-cell office:value-type="float" office:value="-0.00025">
                <text:p>-0.00025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86186">
                <text:p>0.86186</text:p>
              </table:table-cell>
              <table:table-cell office:value-type="float" office:value="-0.220058">
                <text:p>-0.220058</text:p>
              </table:table-cell>
              <table:table-cell office:value-type="float" office:value="-0.201418">
                <text:p>-0.201418</text:p>
              </table:table-cell>
              <table:table-cell office:value-type="float" office:value="-0.000129">
                <text:p>-0.000129</text:p>
              </table:table-cell>
            </table:table-row>
            <table:table-row>
              <table:table-cell office:value-type="float" office:value="17.449999">
                <text:p>17.449999</text:p>
              </table:table-cell>
              <table:table-cell office:value-type="float" office:value="0.846082">
                <text:p>0.846082</text:p>
              </table:table-cell>
              <table:table-cell office:value-type="float" office:value="-0.211999">
                <text:p>-0.211999</text:p>
              </table:table-cell>
              <table:table-cell office:value-type="float" office:value="-0.19417">
                <text:p>-0.19417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861722">
                <text:p>0.861722</text:p>
              </table:table-cell>
              <table:table-cell office:value-type="float" office:value="-0.21613">
                <text:p>-0.21613</text:p>
              </table:table-cell>
              <table:table-cell office:value-type="float" office:value="-0.19495">
                <text:p>-0.19495</text:p>
              </table:table-cell>
              <table:table-cell office:value-type="float" office:value="-0.000044">
                <text:p>-0.000044</text:p>
              </table:table-cell>
            </table:table-row>
            <table:table-row>
              <table:table-cell office:value-type="float" office:value="17.549999">
                <text:p>17.549999</text:p>
              </table:table-cell>
              <table:table-cell office:value-type="float" office:value="0.864024">
                <text:p>0.864024</text:p>
              </table:table-cell>
              <table:table-cell office:value-type="float" office:value="-0.21302">
                <text:p>-0.21302</text:p>
              </table:table-cell>
              <table:table-cell office:value-type="float" office:value="-0.204205">
                <text:p>-0.20420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17.599998">
                <text:p>17.599998</text:p>
              </table:table-cell>
              <table:table-cell office:value-type="float" office:value="0.86007">
                <text:p>0.86007</text:p>
              </table:table-cell>
              <table:table-cell office:value-type="float" office:value="-0.210916">
                <text:p>-0.210916</text:p>
              </table:table-cell>
              <table:table-cell office:value-type="float" office:value="-0.199087">
                <text:p>-0.199087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float" office:value="17.65">
                <text:p>17.65</text:p>
              </table:table-cell>
              <table:table-cell office:value-type="float" office:value="0.854733">
                <text:p>0.854733</text:p>
              </table:table-cell>
              <table:table-cell office:value-type="float" office:value="-0.20971">
                <text:p>-0.20971</text:p>
              </table:table-cell>
              <table:table-cell office:value-type="float" office:value="-0.188288">
                <text:p>-0.188288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float" office:value="17.699999">
                <text:p>17.699999</text:p>
              </table:table-cell>
              <table:table-cell office:value-type="float" office:value="0.86836">
                <text:p>0.86836</text:p>
              </table:table-cell>
              <table:table-cell office:value-type="float" office:value="-0.211938">
                <text:p>-0.211938</text:p>
              </table:table-cell>
              <table:table-cell office:value-type="float" office:value="-0.198188">
                <text:p>-0.198188</text:p>
              </table:table-cell>
              <table:table-cell office:value-type="float" office:value="-0.000065">
                <text:p>-0.000065</text:p>
              </table:table-cell>
            </table:table-row>
            <table:table-row>
              <table:table-cell office:value-type="float" office:value="17.75">
                <text:p>17.75</text:p>
              </table:table-cell>
              <table:table-cell office:value-type="float" office:value="0.862239">
                <text:p>0.862239</text:p>
              </table:table-cell>
              <table:table-cell office:value-type="float" office:value="-0.208924">
                <text:p>-0.208924</text:p>
              </table:table-cell>
              <table:table-cell office:value-type="float" office:value="-0.19164">
                <text:p>-0.19164</text:p>
              </table:table-cell>
              <table:table-cell office:value-type="float" office:value="-0.000043">
                <text:p>-0.000043</text:p>
              </table:table-cell>
            </table:table-row>
            <table:table-row>
              <table:table-cell office:value-type="float" office:value="17.799999">
                <text:p>17.799999</text:p>
              </table:table-cell>
              <table:table-cell office:value-type="float" office:value="0.862021">
                <text:p>0.862021</text:p>
              </table:table-cell>
              <table:table-cell office:value-type="float" office:value="-0.205965">
                <text:p>-0.205965</text:p>
              </table:table-cell>
              <table:table-cell office:value-type="float" office:value="-0.200316">
                <text:p>-0.200316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float" office:value="17.849998">
                <text:p>17.849998</text:p>
              </table:table-cell>
              <table:table-cell office:value-type="float" office:value="0.860548">
                <text:p>0.860548</text:p>
              </table:table-cell>
              <table:table-cell office:value-type="float" office:value="-0.207138">
                <text:p>-0.207138</text:p>
              </table:table-cell>
              <table:table-cell office:value-type="float" office:value="-0.185704">
                <text:p>-0.185704</text:p>
              </table:table-cell>
              <table:table-cell office:value-type="float" office:value="-0.000104">
                <text:p>-0.000104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.862535">
                <text:p>0.862535</text:p>
              </table:table-cell>
              <table:table-cell office:value-type="float" office:value="-0.204843">
                <text:p>-0.204843</text:p>
              </table:table-cell>
              <table:table-cell office:value-type="float" office:value="-0.194368">
                <text:p>-0.194368</text:p>
              </table:table-cell>
              <table:table-cell office:value-type="float" office:value="-0.0000059">
                <text:p>-0.0000059</text:p>
              </table:table-cell>
            </table:table-row>
            <table:table-row>
              <table:table-cell office:value-type="float" office:value="17.949999">
                <text:p>17.949999</text:p>
              </table:table-cell>
              <table:table-cell office:value-type="float" office:value="0.873031">
                <text:p>0.873031</text:p>
              </table:table-cell>
              <table:table-cell office:value-type="float" office:value="-0.207506">
                <text:p>-0.207506</text:p>
              </table:table-cell>
              <table:table-cell office:value-type="float" office:value="-0.196989">
                <text:p>-0.196989</text:p>
              </table:table-cell>
              <table:table-cell office:value-type="float" office:value="-0.000116">
                <text:p>-0.0001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65481">
                <text:p>0.865481</text:p>
              </table:table-cell>
              <table:table-cell office:value-type="float" office:value="-0.205142">
                <text:p>-0.205142</text:p>
              </table:table-cell>
              <table:table-cell office:value-type="float" office:value="-0.189583">
                <text:p>-0.189583</text:p>
              </table:table-cell>
              <table:table-cell office:value-type="float" office:value="-0.000031">
                <text:p>-0.000031</text:p>
              </table:table-cell>
            </table:table-row>
            <table:table-row>
              <table:table-cell office:value-type="float" office:value="18.049999">
                <text:p>18.049999</text:p>
              </table:table-cell>
              <table:table-cell office:value-type="float" office:value="0.864917">
                <text:p>0.864917</text:p>
              </table:table-cell>
              <table:table-cell office:value-type="float" office:value="-0.204438">
                <text:p>-0.204438</text:p>
              </table:table-cell>
              <table:table-cell office:value-type="float" office:value="-0.181176">
                <text:p>-0.181176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float" office:value="18.099998">
                <text:p>18.099998</text:p>
              </table:table-cell>
              <table:table-cell office:value-type="float" office:value="0.864402">
                <text:p>0.864402</text:p>
              </table:table-cell>
              <table:table-cell office:value-type="float" office:value="-0.200269">
                <text:p>-0.200269</text:p>
              </table:table-cell>
              <table:table-cell office:value-type="float" office:value="-0.194684">
                <text:p>-0.19468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float" office:value="18.15">
                <text:p>18.15</text:p>
              </table:table-cell>
              <table:table-cell office:value-type="float" office:value="0.856669">
                <text:p>0.856669</text:p>
              </table:table-cell>
              <table:table-cell office:value-type="float" office:value="-0.198488">
                <text:p>-0.198488</text:p>
              </table:table-cell>
              <table:table-cell office:value-type="float" office:value="-0.177603">
                <text:p>-0.177603</text:p>
              </table:table-cell>
              <table:table-cell office:value-type="float" office:value="-0.000046">
                <text:p>-0.000046</text:p>
              </table:table-cell>
            </table:table-row>
            <table:table-row>
              <table:table-cell office:value-type="float" office:value="18.199999">
                <text:p>18.199999</text:p>
              </table:table-cell>
              <table:table-cell office:value-type="float" office:value="0.863069">
                <text:p>0.863069</text:p>
              </table:table-cell>
              <table:table-cell office:value-type="float" office:value="-0.196569">
                <text:p>-0.196569</text:p>
              </table:table-cell>
              <table:table-cell office:value-type="float" office:value="-0.18312">
                <text:p>-0.1831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18.25">
                <text:p>18.25</text:p>
              </table:table-cell>
              <table:table-cell office:value-type="float" office:value="0.855141">
                <text:p>0.855141</text:p>
              </table:table-cell>
              <table:table-cell office:value-type="float" office:value="-0.190864">
                <text:p>-0.190864</text:p>
              </table:table-cell>
              <table:table-cell office:value-type="float" office:value="-0.177006">
                <text:p>-0.177006</text:p>
              </table:table-cell>
              <table:table-cell office:value-type="float" office:value="-0.000071">
                <text:p>-0.000071</text:p>
              </table:table-cell>
            </table:table-row>
            <table:table-row>
              <table:table-cell office:value-type="float" office:value="18.299999">
                <text:p>18.299999</text:p>
              </table:table-cell>
              <table:table-cell office:value-type="float" office:value="0.874324">
                <text:p>0.874324</text:p>
              </table:table-cell>
              <table:table-cell office:value-type="float" office:value="-0.190741">
                <text:p>-0.190741</text:p>
              </table:table-cell>
              <table:table-cell office:value-type="float" office:value="-0.174937">
                <text:p>-0.174937</text:p>
              </table:table-cell>
              <table:table-cell office:value-type="float" office:value="-0.000254">
                <text:p>-0.000254</text:p>
              </table:table-cell>
            </table:table-row>
            <table:table-row>
              <table:table-cell office:value-type="float" office:value="18.349998">
                <text:p>18.349998</text:p>
              </table:table-cell>
              <table:table-cell office:value-type="float" office:value="0.857216">
                <text:p>0.857216</text:p>
              </table:table-cell>
              <table:table-cell office:value-type="float" office:value="-0.175459">
                <text:p>-0.175459</text:p>
              </table:table-cell>
              <table:table-cell office:value-type="float" office:value="-0.174469">
                <text:p>-0.174469</text:p>
              </table:table-cell>
              <table:table-cell office:value-type="float" office:value="-0.00009">
                <text:p>-0.00009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.862227">
                <text:p>0.862227</text:p>
              </table:table-cell>
              <table:table-cell office:value-type="float" office:value="-0.162762">
                <text:p>-0.162762</text:p>
              </table:table-cell>
              <table:table-cell office:value-type="float" office:value="-0.181501">
                <text:p>-0.181501</text:p>
              </table:table-cell>
              <table:table-cell office:value-type="float" office:value="-0.000046">
                <text:p>-0.000046</text:p>
              </table:table-cell>
            </table:table-row>
            <table:table-row>
              <table:table-cell office:value-type="float" office:value="18.449999">
                <text:p>18.449999</text:p>
              </table:table-cell>
              <table:table-cell office:value-type="float" office:value="0.876007">
                <text:p>0.876007</text:p>
              </table:table-cell>
              <table:table-cell office:value-type="float" office:value="-0.150334">
                <text:p>-0.150334</text:p>
              </table:table-cell>
              <table:table-cell office:value-type="float" office:value="-0.184131">
                <text:p>-0.184131</text:p>
              </table:table-cell>
              <table:table-cell office:value-type="float" office:value="-0.000124">
                <text:p>-0.00012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87992">
                <text:p>0.87992</text:p>
              </table:table-cell>
              <table:table-cell office:value-type="float" office:value="-0.130801">
                <text:p>-0.130801</text:p>
              </table:table-cell>
              <table:table-cell office:value-type="float" office:value="-0.191932">
                <text:p>-0.191932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float" office:value="18.549999">
                <text:p>18.549999</text:p>
              </table:table-cell>
              <table:table-cell office:value-type="float" office:value="0.89038">
                <text:p>0.89038</text:p>
              </table:table-cell>
              <table:table-cell office:value-type="float" office:value="-0.11202">
                <text:p>-0.11202</text:p>
              </table:table-cell>
              <table:table-cell office:value-type="float" office:value="-0.199805">
                <text:p>-0.199805</text:p>
              </table:table-cell>
              <table:table-cell office:value-type="float" office:value="-0.000246">
                <text:p>-0.000246</text:p>
              </table:table-cell>
            </table:table-row>
            <table:table-row>
              <table:table-cell office:value-type="float" office:value="18.599998">
                <text:p>18.599998</text:p>
              </table:table-cell>
              <table:table-cell office:value-type="float" office:value="0.874669">
                <text:p>0.874669</text:p>
              </table:table-cell>
              <table:table-cell office:value-type="float" office:value="-0.08743">
                <text:p>-0.08743</text:p>
              </table:table-cell>
              <table:table-cell office:value-type="float" office:value="-0.1944">
                <text:p>-0.1944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float" office:value="18.65">
                <text:p>18.65</text:p>
              </table:table-cell>
              <table:table-cell office:value-type="float" office:value="0.891804">
                <text:p>0.891804</text:p>
              </table:table-cell>
              <table:table-cell office:value-type="float" office:value="-0.06693">
                <text:p>-0.06693</text:p>
              </table:table-cell>
              <table:table-cell office:value-type="float" office:value="-0.194286">
                <text:p>-0.194286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float" office:value="18.699999">
                <text:p>18.699999</text:p>
              </table:table-cell>
              <table:table-cell office:value-type="float" office:value="0.81845">
                <text:p>0.81845</text:p>
              </table:table-cell>
              <table:table-cell office:value-type="float" office:value="-0.037297">
                <text:p>-0.037297</text:p>
              </table:table-cell>
              <table:table-cell office:value-type="float" office:value="-0.045102">
                <text:p>-0.045102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float" office:value="18.75">
                <text:p>18.75</text:p>
              </table:table-cell>
              <table:table-cell office:value-type="float" office:value="0.927425">
                <text:p>0.927425</text:p>
              </table:table-cell>
              <table:table-cell office:value-type="float" office:value="-0.002037">
                <text:p>-0.002037</text:p>
              </table:table-cell>
              <table:table-cell office:value-type="float" office:value="-0.243478">
                <text:p>-0.243478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18.799999">
                <text:p>18.799999</text:p>
              </table:table-cell>
              <table:table-cell office:value-type="float" office:value="0.9332">
                <text:p>0.9332</text:p>
              </table:table-cell>
              <table:table-cell office:value-type="float" office:value="0.029579">
                <text:p>0.029579</text:p>
              </table:table-cell>
              <table:table-cell office:value-type="float" office:value="-0.233121">
                <text:p>-0.233121</text:p>
              </table:table-cell>
              <table:table-cell office:value-type="float" office:value="-0.000644">
                <text:p>-0.000644</text:p>
              </table:table-cell>
            </table:table-row>
            <table:table-row>
              <table:table-cell office:value-type="float" office:value="18.849998">
                <text:p>18.849998</text:p>
              </table:table-cell>
              <table:table-cell office:value-type="float" office:value="0.923953">
                <text:p>0.923953</text:p>
              </table:table-cell>
              <table:table-cell office:value-type="float" office:value="0.057804">
                <text:p>0.057804</text:p>
              </table:table-cell>
              <table:table-cell office:value-type="float" office:value="-0.183018">
                <text:p>-0.183018</text:p>
              </table:table-cell>
              <table:table-cell office:value-type="float" office:value="-0.000634">
                <text:p>-0.000634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887556">
                <text:p>0.887556</text:p>
              </table:table-cell>
              <table:table-cell office:value-type="float" office:value="0.078899">
                <text:p>0.078899</text:p>
              </table:table-cell>
              <table:table-cell office:value-type="float" office:value="-0.15012">
                <text:p>-0.15012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18.949999">
                <text:p>18.949999</text:p>
              </table:table-cell>
              <table:table-cell office:value-type="float" office:value="0.886268">
                <text:p>0.886268</text:p>
              </table:table-cell>
              <table:table-cell office:value-type="float" office:value="0.099582">
                <text:p>0.099582</text:p>
              </table:table-cell>
              <table:table-cell office:value-type="float" office:value="-0.15614">
                <text:p>-0.15614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57211">
                <text:p>0.857211</text:p>
              </table:table-cell>
              <table:table-cell office:value-type="float" office:value="0.114711">
                <text:p>0.114711</text:p>
              </table:table-cell>
              <table:table-cell office:value-type="float" office:value="-0.136316">
                <text:p>-0.136316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float" office:value="19.049999">
                <text:p>19.049999</text:p>
              </table:table-cell>
              <table:table-cell office:value-type="float" office:value="0.850557">
                <text:p>0.850557</text:p>
              </table:table-cell>
              <table:table-cell office:value-type="float" office:value="0.131614">
                <text:p>0.131614</text:p>
              </table:table-cell>
              <table:table-cell office:value-type="float" office:value="-0.120973">
                <text:p>-0.120973</text:p>
              </table:table-cell>
              <table:table-cell office:value-type="float" office:value="-0.000085">
                <text:p>-0.000085</text:p>
              </table:table-cell>
            </table:table-row>
            <table:table-row>
              <table:table-cell office:value-type="float" office:value="19.099998">
                <text:p>19.099998</text:p>
              </table:table-cell>
              <table:table-cell office:value-type="float" office:value="0.868147">
                <text:p>0.868147</text:p>
              </table:table-cell>
              <table:table-cell office:value-type="float" office:value="0.1513">
                <text:p>0.1513</text:p>
              </table:table-cell>
              <table:table-cell office:value-type="float" office:value="-0.121184">
                <text:p>-0.121184</text:p>
              </table:table-cell>
              <table:table-cell office:value-type="float" office:value="-0.000264">
                <text:p>-0.000264</text:p>
              </table:table-cell>
            </table:table-row>
            <table:table-row>
              <table:table-cell office:value-type="float" office:value="19.15">
                <text:p>19.15</text:p>
              </table:table-cell>
              <table:table-cell office:value-type="float" office:value="0.858314">
                <text:p>0.858314</text:p>
              </table:table-cell>
              <table:table-cell office:value-type="float" office:value="0.162582">
                <text:p>0.162582</text:p>
              </table:table-cell>
              <table:table-cell office:value-type="float" office:value="-0.114851">
                <text:p>-0.114851</text:p>
              </table:table-cell>
              <table:table-cell office:value-type="float" office:value="-0.00021">
                <text:p>-0.00021</text:p>
              </table:table-cell>
            </table:table-row>
            <table:table-row>
              <table:table-cell office:value-type="float" office:value="19.199999">
                <text:p>19.199999</text:p>
              </table:table-cell>
              <table:table-cell office:value-type="float" office:value="0.821269">
                <text:p>0.821269</text:p>
              </table:table-cell>
              <table:table-cell office:value-type="float" office:value="0.169673">
                <text:p>0.169673</text:p>
              </table:table-cell>
              <table:table-cell office:value-type="float" office:value="-0.07756">
                <text:p>-0.07756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float" office:value="19.25">
                <text:p>19.25</text:p>
              </table:table-cell>
              <table:table-cell office:value-type="float" office:value="0.858446">
                <text:p>0.858446</text:p>
              </table:table-cell>
              <table:table-cell office:value-type="float" office:value="0.180331">
                <text:p>0.180331</text:p>
              </table:table-cell>
              <table:table-cell office:value-type="float" office:value="-0.137164">
                <text:p>-0.137164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float" office:value="19.299999">
                <text:p>19.299999</text:p>
              </table:table-cell>
              <table:table-cell office:value-type="float" office:value="0.838884">
                <text:p>0.838884</text:p>
              </table:table-cell>
              <table:table-cell office:value-type="float" office:value="0.185568">
                <text:p>0.185568</text:p>
              </table:table-cell>
              <table:table-cell office:value-type="float" office:value="-0.096841">
                <text:p>-0.096841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float" office:value="19.349998">
                <text:p>19.349998</text:p>
              </table:table-cell>
              <table:table-cell office:value-type="float" office:value="0.844518">
                <text:p>0.844518</text:p>
              </table:table-cell>
              <table:table-cell office:value-type="float" office:value="0.192289">
                <text:p>0.192289</text:p>
              </table:table-cell>
              <table:table-cell office:value-type="float" office:value="-0.083568">
                <text:p>-0.083568</text:p>
              </table:table-cell>
              <table:table-cell office:value-type="float" office:value="-0.000158">
                <text:p>-0.000158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0.817434">
                <text:p>0.817434</text:p>
              </table:table-cell>
              <table:table-cell office:value-type="float" office:value="0.183815">
                <text:p>0.183815</text:p>
              </table:table-cell>
              <table:table-cell office:value-type="float" office:value="-0.077647">
                <text:p>-0.077647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float" office:value="19.449999">
                <text:p>19.449999</text:p>
              </table:table-cell>
              <table:table-cell office:value-type="float" office:value="0.826265">
                <text:p>0.826265</text:p>
              </table:table-cell>
              <table:table-cell office:value-type="float" office:value="0.187508">
                <text:p>0.187508</text:p>
              </table:table-cell>
              <table:table-cell office:value-type="float" office:value="-0.073651">
                <text:p>-0.073651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842461">
                <text:p>0.842461</text:p>
              </table:table-cell>
              <table:table-cell office:value-type="float" office:value="0.191945">
                <text:p>0.191945</text:p>
              </table:table-cell>
              <table:table-cell office:value-type="float" office:value="-0.074513">
                <text:p>-0.074513</text:p>
              </table:table-cell>
              <table:table-cell office:value-type="float" office:value="-0.000219">
                <text:p>-0.000219</text:p>
              </table:table-cell>
            </table:table-row>
            <table:table-row>
              <table:table-cell office:value-type="float" office:value="19.549999">
                <text:p>19.549999</text:p>
              </table:table-cell>
              <table:table-cell office:value-type="float" office:value="0.831013">
                <text:p>0.831013</text:p>
              </table:table-cell>
              <table:table-cell office:value-type="float" office:value="0.187634">
                <text:p>0.187634</text:p>
              </table:table-cell>
              <table:table-cell office:value-type="float" office:value="-0.067802">
                <text:p>-0.06780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float" office:value="19.599998">
                <text:p>19.599998</text:p>
              </table:table-cell>
              <table:table-cell office:value-type="float" office:value="0.817249">
                <text:p>0.817249</text:p>
              </table:table-cell>
              <table:table-cell office:value-type="float" office:value="0.183666">
                <text:p>0.183666</text:p>
              </table:table-cell>
              <table:table-cell office:value-type="float" office:value="-0.059923">
                <text:p>-0.059923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float" office:value="19.65">
                <text:p>19.65</text:p>
              </table:table-cell>
              <table:table-cell office:value-type="float" office:value="0.829718">
                <text:p>0.829718</text:p>
              </table:table-cell>
              <table:table-cell office:value-type="float" office:value="0.186077">
                <text:p>0.186077</text:p>
              </table:table-cell>
              <table:table-cell office:value-type="float" office:value="-0.068545">
                <text:p>-0.068545</text:p>
              </table:table-cell>
              <table:table-cell office:value-type="float" office:value="-0.000024">
                <text:p>-0.000024</text:p>
              </table:table-cell>
            </table:table-row>
            <table:table-row>
              <table:table-cell office:value-type="float" office:value="19.699999">
                <text:p>19.699999</text:p>
              </table:table-cell>
              <table:table-cell office:value-type="float" office:value="0.833777">
                <text:p>0.833777</text:p>
              </table:table-cell>
              <table:table-cell office:value-type="float" office:value="0.188979">
                <text:p>0.188979</text:p>
              </table:table-cell>
              <table:table-cell office:value-type="float" office:value="-0.060176">
                <text:p>-0.060176</text:p>
              </table:table-cell>
              <table:table-cell office:value-type="float" office:value="-0.00014">
                <text:p>-0.00014</text:p>
              </table:table-cell>
            </table:table-row>
            <table:table-row>
              <table:table-cell office:value-type="float" office:value="19.75">
                <text:p>19.75</text:p>
              </table:table-cell>
              <table:table-cell office:value-type="float" office:value="0.828216">
                <text:p>0.828216</text:p>
              </table:table-cell>
              <table:table-cell office:value-type="float" office:value="0.187033">
                <text:p>0.187033</text:p>
              </table:table-cell>
              <table:table-cell office:value-type="float" office:value="-0.062527">
                <text:p>-0.062527</text:p>
              </table:table-cell>
              <table:table-cell office:value-type="float" office:value="-0.000057">
                <text:p>-0.000057</text:p>
              </table:table-cell>
            </table:table-row>
            <table:table-row>
              <table:table-cell office:value-type="float" office:value="19.799999">
                <text:p>19.799999</text:p>
              </table:table-cell>
              <table:table-cell office:value-type="float" office:value="0.826478">
                <text:p>0.826478</text:p>
              </table:table-cell>
              <table:table-cell office:value-type="float" office:value="0.189096">
                <text:p>0.189096</text:p>
              </table:table-cell>
              <table:table-cell office:value-type="float" office:value="-0.058303">
                <text:p>-0.058303</text:p>
              </table:table-cell>
              <table:table-cell office:value-type="float" office:value="-0.000124">
                <text:p>-0.000124</text:p>
              </table:table-cell>
            </table:table-row>
            <table:table-row>
              <table:table-cell office:value-type="float" office:value="19.849998">
                <text:p>19.849998</text:p>
              </table:table-cell>
              <table:table-cell office:value-type="float" office:value="0.82507">
                <text:p>0.82507</text:p>
              </table:table-cell>
              <table:table-cell office:value-type="float" office:value="0.189952">
                <text:p>0.189952</text:p>
              </table:table-cell>
              <table:table-cell office:value-type="float" office:value="-0.061892">
                <text:p>-0.061892</text:p>
              </table:table-cell>
              <table:table-cell office:value-type="float" office:value="-0.000055">
                <text:p>-0.000055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.847133">
                <text:p>0.847133</text:p>
              </table:table-cell>
              <table:table-cell office:value-type="float" office:value="0.198418">
                <text:p>0.198418</text:p>
              </table:table-cell>
              <table:table-cell office:value-type="float" office:value="-0.070104">
                <text:p>-0.070104</text:p>
              </table:table-cell>
              <table:table-cell office:value-type="float" office:value="-0.000249">
                <text:p>-0.000249</text:p>
              </table:table-cell>
            </table:table-row>
            <table:table-row>
              <table:table-cell office:value-type="float" office:value="19.949999">
                <text:p>19.949999</text:p>
              </table:table-cell>
              <table:table-cell office:value-type="float" office:value="0.817598">
                <text:p>0.817598</text:p>
              </table:table-cell>
              <table:table-cell office:value-type="float" office:value="0.191116">
                <text:p>0.191116</text:p>
              </table:table-cell>
              <table:table-cell office:value-type="float" office:value="-0.059511">
                <text:p>-0.05951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17483">
                <text:p>0.817483</text:p>
              </table:table-cell>
              <table:table-cell office:value-type="float" office:value="0.193749">
                <text:p>0.193749</text:p>
              </table:table-cell>
              <table:table-cell office:value-type="float" office:value="-0.056522">
                <text:p>-0.05652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float" office:value="20.049999">
                <text:p>20.049999</text:p>
              </table:table-cell>
              <table:table-cell office:value-type="float" office:value="0.827516">
                <text:p>0.827516</text:p>
              </table:table-cell>
              <table:table-cell office:value-type="float" office:value="0.19886">
                <text:p>0.19886</text:p>
              </table:table-cell>
              <table:table-cell office:value-type="float" office:value="-0.057132">
                <text:p>-0.057132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float" office:value="20.099998">
                <text:p>20.099998</text:p>
              </table:table-cell>
              <table:table-cell office:value-type="float" office:value="0.821648">
                <text:p>0.821648</text:p>
              </table:table-cell>
              <table:table-cell office:value-type="float" office:value="0.201951">
                <text:p>0.201951</text:p>
              </table:table-cell>
              <table:table-cell office:value-type="float" office:value="-0.043864">
                <text:p>-0.043864</text:p>
              </table:table-cell>
              <table:table-cell office:value-type="float" office:value="-0.0000032">
                <text:p>-0.0000032</text:p>
              </table:table-cell>
            </table:table-row>
            <table:table-row>
              <table:table-cell office:value-type="float" office:value="20.15">
                <text:p>20.15</text:p>
              </table:table-cell>
              <table:table-cell office:value-type="float" office:value="0.814781">
                <text:p>0.814781</text:p>
              </table:table-cell>
              <table:table-cell office:value-type="float" office:value="0.199676">
                <text:p>0.199676</text:p>
              </table:table-cell>
              <table:table-cell office:value-type="float" office:value="-0.064028">
                <text:p>-0.064028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float" office:value="20.199999">
                <text:p>20.199999</text:p>
              </table:table-cell>
              <table:table-cell office:value-type="float" office:value="0.831619">
                <text:p>0.831619</text:p>
              </table:table-cell>
              <table:table-cell office:value-type="float" office:value="0.207214">
                <text:p>0.207214</text:p>
              </table:table-cell>
              <table:table-cell office:value-type="float" office:value="-0.069824">
                <text:p>-0.069824</text:p>
              </table:table-cell>
              <table:table-cell office:value-type="float" office:value="-0.000068">
                <text:p>-0.000068</text:p>
              </table:table-cell>
            </table:table-row>
            <table:table-row>
              <table:table-cell office:value-type="float" office:value="20.25">
                <text:p>20.25</text:p>
              </table:table-cell>
              <table:table-cell office:value-type="float" office:value="0.828636">
                <text:p>0.828636</text:p>
              </table:table-cell>
              <table:table-cell office:value-type="float" office:value="0.208633">
                <text:p>0.208633</text:p>
              </table:table-cell>
              <table:table-cell office:value-type="float" office:value="-0.060087">
                <text:p>-0.060087</text:p>
              </table:table-cell>
              <table:table-cell office:value-type="float" office:value="-0.000204">
                <text:p>-0.000204</text:p>
              </table:table-cell>
            </table:table-row>
            <table:table-row>
              <table:table-cell office:value-type="float" office:value="20.299999">
                <text:p>20.299999</text:p>
              </table:table-cell>
              <table:table-cell office:value-type="float" office:value="0.836456">
                <text:p>0.836456</text:p>
              </table:table-cell>
              <table:table-cell office:value-type="float" office:value="0.207847">
                <text:p>0.207847</text:p>
              </table:table-cell>
              <table:table-cell office:value-type="float" office:value="-0.076713">
                <text:p>-0.076713</text:p>
              </table:table-cell>
              <table:table-cell office:value-type="float" office:value="-0.000225">
                <text:p>-0.000225</text:p>
              </table:table-cell>
            </table:table-row>
            <table:table-row>
              <table:table-cell office:value-type="float" office:value="20.349998">
                <text:p>20.349998</text:p>
              </table:table-cell>
              <table:table-cell office:value-type="float" office:value="0.843959">
                <text:p>0.843959</text:p>
              </table:table-cell>
              <table:table-cell office:value-type="float" office:value="0.20629">
                <text:p>0.20629</text:p>
              </table:table-cell>
              <table:table-cell office:value-type="float" office:value="-0.079524">
                <text:p>-0.079524</text:p>
              </table:table-cell>
              <table:table-cell office:value-type="float" office:value="-0.000115">
                <text:p>-0.000115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0.827851">
                <text:p>0.827851</text:p>
              </table:table-cell>
              <table:table-cell office:value-type="float" office:value="0.194992">
                <text:p>0.194992</text:p>
              </table:table-cell>
              <table:table-cell office:value-type="float" office:value="-0.06982">
                <text:p>-0.06982</text:p>
              </table:table-cell>
              <table:table-cell office:value-type="float" office:value="0.000415">
                <text:p>0.000415</text:p>
              </table:table-cell>
            </table:table-row>
            <table:table-row>
              <table:table-cell office:value-type="float" office:value="20.449999">
                <text:p>20.449999</text:p>
              </table:table-cell>
              <table:table-cell office:value-type="float" office:value="0.934664">
                <text:p>0.934664</text:p>
              </table:table-cell>
              <table:table-cell office:value-type="float" office:value="0.208822">
                <text:p>0.208822</text:p>
              </table:table-cell>
              <table:table-cell office:value-type="float" office:value="-0.140546">
                <text:p>-0.140546</text:p>
              </table:table-cell>
              <table:table-cell office:value-type="float" office:value="-0.000486">
                <text:p>-0.000486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800022">
                <text:p>0.800022</text:p>
              </table:table-cell>
              <table:table-cell office:value-type="float" office:value="0.167261">
                <text:p>0.167261</text:p>
              </table:table-cell>
              <table:table-cell office:value-type="float" office:value="-0.007308">
                <text:p>-0.00730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float" office:value="20.549999">
                <text:p>20.549999</text:p>
              </table:table-cell>
              <table:table-cell office:value-type="float" office:value="0.840302">
                <text:p>0.840302</text:p>
              </table:table-cell>
              <table:table-cell office:value-type="float" office:value="0.15629">
                <text:p>0.15629</text:p>
              </table:table-cell>
              <table:table-cell office:value-type="float" office:value="-0.087556">
                <text:p>-0.087556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float" office:value="20.599998">
                <text:p>20.599998</text:p>
              </table:table-cell>
              <table:table-cell office:value-type="float" office:value="0.882326">
                <text:p>0.882326</text:p>
              </table:table-cell>
              <table:table-cell office:value-type="float" office:value="0.149851">
                <text:p>0.149851</text:p>
              </table:table-cell>
              <table:table-cell office:value-type="float" office:value="-0.094374">
                <text:p>-0.094374</text:p>
              </table:table-cell>
              <table:table-cell office:value-type="float" office:value="-0.000218">
                <text:p>-0.000218</text:p>
              </table:table-cell>
            </table:table-row>
            <table:table-row>
              <table:table-cell office:value-type="float" office:value="20.65">
                <text:p>20.65</text:p>
              </table:table-cell>
              <table:table-cell office:value-type="float" office:value="0.858024">
                <text:p>0.858024</text:p>
              </table:table-cell>
              <table:table-cell office:value-type="float" office:value="0.124033">
                <text:p>0.124033</text:p>
              </table:table-cell>
              <table:table-cell office:value-type="float" office:value="-0.091464">
                <text:p>-0.091464</text:p>
              </table:table-cell>
              <table:table-cell office:value-type="float" office:value="0.000399">
                <text:p>0.000399</text:p>
              </table:table-cell>
            </table:table-row>
            <table:table-row>
              <table:table-cell office:value-type="float" office:value="20.699999">
                <text:p>20.699999</text:p>
              </table:table-cell>
              <table:table-cell office:value-type="float" office:value="0.906063">
                <text:p>0.906063</text:p>
              </table:table-cell>
              <table:table-cell office:value-type="float" office:value="0.109031">
                <text:p>0.109031</text:p>
              </table:table-cell>
              <table:table-cell office:value-type="float" office:value="-0.104829">
                <text:p>-0.104829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float" office:value="20.75">
                <text:p>20.75</text:p>
              </table:table-cell>
              <table:table-cell office:value-type="float" office:value="0.982226">
                <text:p>0.982226</text:p>
              </table:table-cell>
              <table:table-cell office:value-type="float" office:value="0.079457">
                <text:p>0.079457</text:p>
              </table:table-cell>
              <table:table-cell office:value-type="float" office:value="-0.219147">
                <text:p>-0.219147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float" office:value="20.799999">
                <text:p>20.799999</text:p>
              </table:table-cell>
              <table:table-cell office:value-type="float" office:value="0.858056">
                <text:p>0.858056</text:p>
              </table:table-cell>
              <table:table-cell office:value-type="float" office:value="0.047896">
                <text:p>0.047896</text:p>
              </table:table-cell>
              <table:table-cell office:value-type="float" office:value="0.02169">
                <text:p>0.02169</text:p>
              </table:table-cell>
              <table:table-cell office:value-type="float" office:value="-0.001114">
                <text:p>-0.001114</text:p>
              </table:table-cell>
            </table:table-row>
            <table:table-row>
              <table:table-cell office:value-type="float" office:value="20.849998">
                <text:p>20.849998</text:p>
              </table:table-cell>
              <table:table-cell office:value-type="float" office:value="0.876501">
                <text:p>0.876501</text:p>
              </table:table-cell>
              <table:table-cell office:value-type="float" office:value="0.023184">
                <text:p>0.023184</text:p>
              </table:table-cell>
              <table:table-cell office:value-type="float" office:value="-0.062638">
                <text:p>-0.062638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0.87137">
                <text:p>0.87137</text:p>
              </table:table-cell>
              <table:table-cell office:value-type="float" office:value="0.008294">
                <text:p>0.008294</text:p>
              </table:table-cell>
              <table:table-cell office:value-type="float" office:value="-0.066362">
                <text:p>-0.066362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float" office:value="20.949999">
                <text:p>20.949999</text:p>
              </table:table-cell>
              <table:table-cell office:value-type="float" office:value="0.855068">
                <text:p>0.855068</text:p>
              </table:table-cell>
              <table:table-cell office:value-type="float" office:value="-0.000502">
                <text:p>-0.000502</text:p>
              </table:table-cell>
              <table:table-cell office:value-type="float" office:value="-0.086679">
                <text:p>-0.086679</text:p>
              </table:table-cell>
              <table:table-cell office:value-type="float" office:value="0.000608">
                <text:p>0.0006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93696">
                <text:p>0.893696</text:p>
              </table:table-cell>
              <table:table-cell office:value-type="float" office:value="-0.003007">
                <text:p>-0.003007</text:p>
              </table:table-cell>
              <table:table-cell office:value-type="float" office:value="-0.089657">
                <text:p>-0.089657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float" office:value="21.049999">
                <text:p>21.049999</text:p>
              </table:table-cell>
              <table:table-cell office:value-type="float" office:value="0.893631">
                <text:p>0.893631</text:p>
              </table:table-cell>
              <table:table-cell office:value-type="float" office:value="-0.003821">
                <text:p>-0.003821</text:p>
              </table:table-cell>
              <table:table-cell office:value-type="float" office:value="-0.104566">
                <text:p>-0.104566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float" office:value="21.099998">
                <text:p>21.099998</text:p>
              </table:table-cell>
              <table:table-cell office:value-type="float" office:value="0.915828">
                <text:p>0.915828</text:p>
              </table:table-cell>
              <table:table-cell office:value-type="float" office:value="-0.002785">
                <text:p>-0.002785</text:p>
              </table:table-cell>
              <table:table-cell office:value-type="float" office:value="-0.107585">
                <text:p>-0.107585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float" office:value="21.15">
                <text:p>21.15</text:p>
              </table:table-cell>
              <table:table-cell office:value-type="float" office:value="0.898528">
                <text:p>0.898528</text:p>
              </table:table-cell>
              <table:table-cell office:value-type="float" office:value="-0.000971">
                <text:p>-0.000971</text:p>
              </table:table-cell>
              <table:table-cell office:value-type="float" office:value="-0.115222">
                <text:p>-0.115222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float" office:value="21.199999">
                <text:p>21.199999</text:p>
              </table:table-cell>
              <table:table-cell office:value-type="float" office:value="0.941246">
                <text:p>0.941246</text:p>
              </table:table-cell>
              <table:table-cell office:value-type="float" office:value="0.000472">
                <text:p>0.000472</text:p>
              </table:table-cell>
              <table:table-cell office:value-type="float" office:value="-0.134902">
                <text:p>-0.134902</text:p>
              </table:table-cell>
              <table:table-cell office:value-type="float" office:value="-0.000177">
                <text:p>-0.000177</text:p>
              </table:table-cell>
            </table:table-row>
            <table:table-row>
              <table:table-cell office:value-type="float" office:value="21.25">
                <text:p>21.25</text:p>
              </table:table-cell>
              <table:table-cell office:value-type="float" office:value="0.897723">
                <text:p>0.897723</text:p>
              </table:table-cell>
              <table:table-cell office:value-type="float" office:value="-0.002116">
                <text:p>-0.002116</text:p>
              </table:table-cell>
              <table:table-cell office:value-type="float" office:value="-0.150418">
                <text:p>-0.150418</text:p>
              </table:table-cell>
              <table:table-cell office:value-type="float" office:value="0.000431">
                <text:p>0.000431</text:p>
              </table:table-cell>
            </table:table-row>
            <table:table-row>
              <table:table-cell office:value-type="float" office:value="21.299999">
                <text:p>21.299999</text:p>
              </table:table-cell>
              <table:table-cell office:value-type="float" office:value="0.952445">
                <text:p>0.952445</text:p>
              </table:table-cell>
              <table:table-cell office:value-type="float" office:value="-0.00287">
                <text:p>-0.00287</text:p>
              </table:table-cell>
              <table:table-cell office:value-type="float" office:value="-0.057036">
                <text:p>-0.057036</text:p>
              </table:table-cell>
              <table:table-cell office:value-type="float" office:value="-0.001659">
                <text:p>-0.001659</text:p>
              </table:table-cell>
            </table:table-row>
            <table:table-row>
              <table:table-cell office:value-type="float" office:value="21.349998">
                <text:p>21.349998</text:p>
              </table:table-cell>
              <table:table-cell office:value-type="float" office:value="0.910989">
                <text:p>0.910989</text:p>
              </table:table-cell>
              <table:table-cell office:value-type="float" office:value="-0.000517">
                <text:p>-0.000517</text:p>
              </table:table-cell>
              <table:table-cell office:value-type="float" office:value="-0.120045">
                <text:p>-0.120045</text:p>
              </table:table-cell>
              <table:table-cell office:value-type="float" office:value="-0.000069">
                <text:p>-0.000069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0.933679">
                <text:p>0.933679</text:p>
              </table:table-cell>
              <table:table-cell office:value-type="float" office:value="0.002901">
                <text:p>0.002901</text:p>
              </table:table-cell>
              <table:table-cell office:value-type="float" office:value="-0.130057">
                <text:p>-0.130057</text:p>
              </table:table-cell>
              <table:table-cell office:value-type="float" office:value="-0.000227">
                <text:p>-0.000227</text:p>
              </table:table-cell>
            </table:table-row>
            <table:table-row>
              <table:table-cell office:value-type="float" office:value="21.449999">
                <text:p>21.449999</text:p>
              </table:table-cell>
              <table:table-cell office:value-type="float" office:value="0.913364">
                <text:p>0.913364</text:p>
              </table:table-cell>
              <table:table-cell office:value-type="float" office:value="0.006462">
                <text:p>0.006462</text:p>
              </table:table-cell>
              <table:table-cell office:value-type="float" office:value="-0.123165">
                <text:p>-0.123165</text:p>
              </table:table-cell>
              <table:table-cell office:value-type="float" office:value="-0.000222">
                <text:p>-0.00022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941075">
                <text:p>0.941075</text:p>
              </table:table-cell>
              <table:table-cell office:value-type="float" office:value="0.011579">
                <text:p>0.011579</text:p>
              </table:table-cell>
              <table:table-cell office:value-type="float" office:value="-0.10645">
                <text:p>-0.10645</text:p>
              </table:table-cell>
              <table:table-cell office:value-type="float" office:value="-0.000525">
                <text:p>-0.000525</text:p>
              </table:table-cell>
            </table:table-row>
            <table:table-row>
              <table:table-cell office:value-type="float" office:value="21.549999">
                <text:p>21.549999</text:p>
              </table:table-cell>
              <table:table-cell office:value-type="float" office:value="0.928433">
                <text:p>0.928433</text:p>
              </table:table-cell>
              <table:table-cell office:value-type="float" office:value="0.01873">
                <text:p>0.01873</text:p>
              </table:table-cell>
              <table:table-cell office:value-type="float" office:value="-0.112013">
                <text:p>-0.112013</text:p>
              </table:table-cell>
              <table:table-cell office:value-type="float" office:value="-0.000365">
                <text:p>-0.000365</text:p>
              </table:table-cell>
            </table:table-row>
            <table:table-row>
              <table:table-cell office:value-type="float" office:value="21.599998">
                <text:p>21.599998</text:p>
              </table:table-cell>
              <table:table-cell office:value-type="float" office:value="0.922485">
                <text:p>0.922485</text:p>
              </table:table-cell>
              <table:table-cell office:value-type="float" office:value="0.027829">
                <text:p>0.027829</text:p>
              </table:table-cell>
              <table:table-cell office:value-type="float" office:value="-0.112193">
                <text:p>-0.112193</text:p>
              </table:table-cell>
              <table:table-cell office:value-type="float" office:value="-0.000228">
                <text:p>-0.000228</text:p>
              </table:table-cell>
            </table:table-row>
            <table:table-row>
              <table:table-cell office:value-type="float" office:value="21.65">
                <text:p>21.65</text:p>
              </table:table-cell>
              <table:table-cell office:value-type="float" office:value="0.888563">
                <text:p>0.888563</text:p>
              </table:table-cell>
              <table:table-cell office:value-type="float" office:value="0.039239">
                <text:p>0.039239</text:p>
              </table:table-cell>
              <table:table-cell office:value-type="float" office:value="-0.105786">
                <text:p>-0.105786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float" office:value="21.699999">
                <text:p>21.699999</text:p>
              </table:table-cell>
              <table:table-cell office:value-type="float" office:value="1.003734">
                <text:p>1.003734</text:p>
              </table:table-cell>
              <table:table-cell office:value-type="float" office:value="0.060419">
                <text:p>0.060419</text:p>
              </table:table-cell>
              <table:table-cell office:value-type="float" office:value="-0.165176">
                <text:p>-0.165176</text:p>
              </table:table-cell>
              <table:table-cell office:value-type="float" office:value="-0.00098">
                <text:p>-0.00098</text:p>
              </table:table-cell>
            </table:table-row>
            <table:table-row>
              <table:table-cell office:value-type="float" office:value="21.75">
                <text:p>21.75</text:p>
              </table:table-cell>
              <table:table-cell office:value-type="float" office:value="0.939743">
                <text:p>0.939743</text:p>
              </table:table-cell>
              <table:table-cell office:value-type="float" office:value="0.067428">
                <text:p>0.067428</text:p>
              </table:table-cell>
              <table:table-cell office:value-type="float" office:value="-0.141056">
                <text:p>-0.141056</text:p>
              </table:table-cell>
              <table:table-cell office:value-type="float" office:value="-0.000207">
                <text:p>-0.000207</text:p>
              </table:table-cell>
            </table:table-row>
            <table:table-row>
              <table:table-cell office:value-type="float" office:value="21.799999">
                <text:p>21.799999</text:p>
              </table:table-cell>
              <table:table-cell office:value-type="float" office:value="0.94075">
                <text:p>0.94075</text:p>
              </table:table-cell>
              <table:table-cell office:value-type="float" office:value="0.087038">
                <text:p>0.087038</text:p>
              </table:table-cell>
              <table:table-cell office:value-type="float" office:value="-0.092298">
                <text:p>-0.092298</text:p>
              </table:table-cell>
              <table:table-cell office:value-type="float" office:value="-0.000879">
                <text:p>-0.000879</text:p>
              </table:table-cell>
            </table:table-row>
            <table:table-row>
              <table:table-cell office:value-type="float" office:value="21.849998">
                <text:p>21.849998</text:p>
              </table:table-cell>
              <table:table-cell office:value-type="float" office:value="0.926346">
                <text:p>0.926346</text:p>
              </table:table-cell>
              <table:table-cell office:value-type="float" office:value="0.103109">
                <text:p>0.103109</text:p>
              </table:table-cell>
              <table:table-cell office:value-type="float" office:value="-0.140871">
                <text:p>-0.140871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.874924">
                <text:p>0.874924</text:p>
              </table:table-cell>
              <table:table-cell office:value-type="float" office:value="0.102949">
                <text:p>0.102949</text:p>
              </table:table-cell>
              <table:table-cell office:value-type="float" office:value="-0.238046">
                <text:p>-0.238046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21.949999">
                <text:p>21.949999</text:p>
              </table:table-cell>
              <table:table-cell office:value-type="float" office:value="0.86937">
                <text:p>0.86937</text:p>
              </table:table-cell>
              <table:table-cell office:value-type="float" office:value="0.122975">
                <text:p>0.122975</text:p>
              </table:table-cell>
              <table:table-cell office:value-type="float" office:value="-0.134888">
                <text:p>-0.134888</text:p>
              </table:table-cell>
              <table:table-cell office:value-type="float" office:value="0.000554">
                <text:p>0.0005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35779">
                <text:p>0.835779</text:p>
              </table:table-cell>
              <table:table-cell office:value-type="float" office:value="0.142535">
                <text:p>0.142535</text:p>
              </table:table-cell>
              <table:table-cell office:value-type="float" office:value="-0.054591">
                <text:p>-0.054591</text:p>
              </table:table-cell>
              <table:table-cell office:value-type="float" office:value="0.000515">
                <text:p>0.000515</text:p>
              </table:table-cell>
            </table:table-row>
            <table:table-row>
              <table:table-cell office:value-type="float" office:value="22.049999">
                <text:p>22.049999</text:p>
              </table:table-cell>
              <table:table-cell office:value-type="float" office:value="0.811751">
                <text:p>0.811751</text:p>
              </table:table-cell>
              <table:table-cell office:value-type="float" office:value="0.128431">
                <text:p>0.128431</text:p>
              </table:table-cell>
              <table:table-cell office:value-type="float" office:value="-0.239793">
                <text:p>-0.239793</text:p>
              </table:table-cell>
              <table:table-cell office:value-type="float" office:value="0.002256">
                <text:p>0.002256</text:p>
              </table:table-cell>
            </table:table-row>
            <table:table-row>
              <table:table-cell office:value-type="float" office:value="22.099998">
                <text:p>22.099998</text:p>
              </table:table-cell>
              <table:table-cell office:value-type="float" office:value="0.876917">
                <text:p>0.876917</text:p>
              </table:table-cell>
              <table:table-cell office:value-type="float" office:value="0.165087">
                <text:p>0.165087</text:p>
              </table:table-cell>
              <table:table-cell office:value-type="float" office:value="-0.206947">
                <text:p>-0.206947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float" office:value="22.15">
                <text:p>22.15</text:p>
              </table:table-cell>
              <table:table-cell office:value-type="float" office:value="0.942154">
                <text:p>0.942154</text:p>
              </table:table-cell>
              <table:table-cell office:value-type="float" office:value="0.19062">
                <text:p>0.19062</text:p>
              </table:table-cell>
              <table:table-cell office:value-type="float" office:value="-0.214526">
                <text:p>-0.214526</text:p>
              </table:table-cell>
              <table:table-cell office:value-type="float" office:value="-0.000661">
                <text:p>-0.000661</text:p>
              </table:table-cell>
            </table:table-row>
            <table:table-row>
              <table:table-cell office:value-type="float" office:value="22.199999">
                <text:p>22.199999</text:p>
              </table:table-cell>
              <table:table-cell office:value-type="float" office:value="0.867143">
                <text:p>0.867143</text:p>
              </table:table-cell>
              <table:table-cell office:value-type="float" office:value="0.177006">
                <text:p>0.177006</text:p>
              </table:table-cell>
              <table:table-cell office:value-type="float" office:value="-0.163378">
                <text:p>-0.16337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float" office:value="22.25">
                <text:p>22.25</text:p>
              </table:table-cell>
              <table:table-cell office:value-type="float" office:value="0.943522">
                <text:p>0.943522</text:p>
              </table:table-cell>
              <table:table-cell office:value-type="float" office:value="0.202693">
                <text:p>0.202693</text:p>
              </table:table-cell>
              <table:table-cell office:value-type="float" office:value="-0.19536">
                <text:p>-0.19536</text:p>
              </table:table-cell>
              <table:table-cell office:value-type="float" office:value="-0.001279">
                <text:p>-0.001279</text:p>
              </table:table-cell>
            </table:table-row>
            <table:table-row>
              <table:table-cell office:value-type="float" office:value="22.299999">
                <text:p>22.299999</text:p>
              </table:table-cell>
              <table:table-cell office:value-type="float" office:value="0.925808">
                <text:p>0.925808</text:p>
              </table:table-cell>
              <table:table-cell office:value-type="float" office:value="0.199213">
                <text:p>0.199213</text:p>
              </table:table-cell>
              <table:table-cell office:value-type="float" office:value="-0.189685">
                <text:p>-0.189685</text:p>
              </table:table-cell>
              <table:table-cell office:value-type="float" office:value="-0.000443">
                <text:p>-0.000443</text:p>
              </table:table-cell>
            </table:table-row>
            <table:table-row>
              <table:table-cell office:value-type="float" office:value="22.349998">
                <text:p>22.349998</text:p>
              </table:table-cell>
              <table:table-cell office:value-type="float" office:value="0.84934">
                <text:p>0.84934</text:p>
              </table:table-cell>
              <table:table-cell office:value-type="float" office:value="0.183177">
                <text:p>0.183177</text:p>
              </table:table-cell>
              <table:table-cell office:value-type="float" office:value="-0.145111">
                <text:p>-0.145111</text:p>
              </table:table-cell>
              <table:table-cell office:value-type="float" office:value="0.000645">
                <text:p>0.000645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0.883191">
                <text:p>0.883191</text:p>
              </table:table-cell>
              <table:table-cell office:value-type="float" office:value="0.195459">
                <text:p>0.195459</text:p>
              </table:table-cell>
              <table:table-cell office:value-type="float" office:value="-0.168001">
                <text:p>-0.168001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float" office:value="22.449999">
                <text:p>22.449999</text:p>
              </table:table-cell>
              <table:table-cell office:value-type="float" office:value="0.866738">
                <text:p>0.866738</text:p>
              </table:table-cell>
              <table:table-cell office:value-type="float" office:value="0.194206">
                <text:p>0.194206</text:p>
              </table:table-cell>
              <table:table-cell office:value-type="float" office:value="-0.168499">
                <text:p>-0.168499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899907">
                <text:p>0.899907</text:p>
              </table:table-cell>
              <table:table-cell office:value-type="float" office:value="0.210023">
                <text:p>0.210023</text:p>
              </table:table-cell>
              <table:table-cell office:value-type="float" office:value="-0.18698">
                <text:p>-0.18698</text:p>
              </table:table-cell>
              <table:table-cell office:value-type="float" office:value="-0.000346">
                <text:p>-0.000346</text:p>
              </table:table-cell>
            </table:table-row>
            <table:table-row>
              <table:table-cell office:value-type="float" office:value="22.549999">
                <text:p>22.549999</text:p>
              </table:table-cell>
              <table:table-cell office:value-type="float" office:value="0.897972">
                <text:p>0.897972</text:p>
              </table:table-cell>
              <table:table-cell office:value-type="float" office:value="0.20825">
                <text:p>0.20825</text:p>
              </table:table-cell>
              <table:table-cell office:value-type="float" office:value="-0.204837">
                <text:p>-0.204837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float" office:value="22.599998">
                <text:p>22.599998</text:p>
              </table:table-cell>
              <table:table-cell office:value-type="float" office:value="0.883613">
                <text:p>0.883613</text:p>
              </table:table-cell>
              <table:table-cell office:value-type="float" office:value="0.20832">
                <text:p>0.20832</text:p>
              </table:table-cell>
              <table:table-cell office:value-type="float" office:value="-0.184246">
                <text:p>-0.18424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22.65">
                <text:p>22.65</text:p>
              </table:table-cell>
              <table:table-cell office:value-type="float" office:value="0.877434">
                <text:p>0.877434</text:p>
              </table:table-cell>
              <table:table-cell office:value-type="float" office:value="0.207856">
                <text:p>0.207856</text:p>
              </table:table-cell>
              <table:table-cell office:value-type="float" office:value="-0.176684">
                <text:p>-0.176684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22.699999">
                <text:p>22.699999</text:p>
              </table:table-cell>
              <table:table-cell office:value-type="float" office:value="0.877305">
                <text:p>0.877305</text:p>
              </table:table-cell>
              <table:table-cell office:value-type="float" office:value="0.207778">
                <text:p>0.207778</text:p>
              </table:table-cell>
              <table:table-cell office:value-type="float" office:value="-0.17686">
                <text:p>-0.17686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float" office:value="22.75">
                <text:p>22.75</text:p>
              </table:table-cell>
              <table:table-cell office:value-type="float" office:value="0.878458">
                <text:p>0.878458</text:p>
              </table:table-cell>
              <table:table-cell office:value-type="float" office:value="0.208096">
                <text:p>0.208096</text:p>
              </table:table-cell>
              <table:table-cell office:value-type="float" office:value="-0.177471">
                <text:p>-0.17747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22.799999">
                <text:p>22.799999</text:p>
              </table:table-cell>
              <table:table-cell office:value-type="float" office:value="0.878967">
                <text:p>0.878967</text:p>
              </table:table-cell>
              <table:table-cell office:value-type="float" office:value="0.20828">
                <text:p>0.20828</text:p>
              </table:table-cell>
              <table:table-cell office:value-type="float" office:value="-0.177566">
                <text:p>-0.177566</text:p>
              </table:table-cell>
              <table:table-cell office:value-type="float" office:value="-0.0000018">
                <text:p>-0.0000018</text:p>
              </table:table-cell>
            </table:table-row>
            <table:table-row>
              <table:table-cell office:value-type="float" office:value="22.849998">
                <text:p>22.849998</text:p>
              </table:table-cell>
              <table:table-cell office:value-type="float" office:value="0.878954">
                <text:p>0.878954</text:p>
              </table:table-cell>
              <table:table-cell office:value-type="float" office:value="0.208285">
                <text:p>0.208285</text:p>
              </table:table-cell>
              <table:table-cell office:value-type="float" office:value="-0.177519">
                <text:p>-0.177519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0.878861">
                <text:p>0.878861</text:p>
              </table:table-cell>
              <table:table-cell office:value-type="float" office:value="0.208258">
                <text:p>0.208258</text:p>
              </table:table-cell>
              <table:table-cell office:value-type="float" office:value="-0.177481">
                <text:p>-0.177481</text:p>
              </table:table-cell>
              <table:table-cell office:value-type="float" office:value="-0.00000029">
                <text:p>-0.00000029</text:p>
              </table:table-cell>
            </table:table-row>
            <table:table-row>
              <table:table-cell office:value-type="float" office:value="22.949999">
                <text:p>22.949999</text:p>
              </table:table-cell>
              <table:table-cell office:value-type="float" office:value="0.878832">
                <text:p>0.878832</text:p>
              </table:table-cell>
              <table:table-cell office:value-type="float" office:value="0.208246">
                <text:p>0.208246</text:p>
              </table:table-cell>
              <table:table-cell office:value-type="float" office:value="-0.177477">
                <text:p>-0.177477</text:p>
              </table:table-cell>
              <table:table-cell office:value-type="float" office:value="0.00000037">
                <text:p>0.000000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78841">
                <text:p>0.878841</text:p>
              </table:table-cell>
              <table:table-cell office:value-type="float" office:value="0.208253">
                <text:p>0.208253</text:p>
              </table:table-cell>
              <table:table-cell office:value-type="float" office:value="-0.177473">
                <text:p>-0.177473</text:p>
              </table:table-cell>
              <table:table-cell office:value-type="float" office:value="0.00000007">
                <text:p>0.00000007</text:p>
              </table:table-cell>
            </table:table-row>
            <table:table-row>
              <table:table-cell office:value-type="float" office:value="23.049999">
                <text:p>23.049999</text:p>
              </table:table-cell>
              <table:table-cell office:value-type="float" office:value="0.878841">
                <text:p>0.878841</text:p>
              </table:table-cell>
              <table:table-cell office:value-type="float" office:value="0.208252">
                <text:p>0.208252</text:p>
              </table:table-cell>
              <table:table-cell office:value-type="float" office:value="-0.177471">
                <text:p>-0.177471</text:p>
              </table:table-cell>
              <table:table-cell office:value-type="float" office:value="-0.000000097">
                <text:p>-0.000000097</text:p>
              </table:table-cell>
            </table:table-row>
            <table:table-row>
              <table:table-cell office:value-type="float" office:value="23.099998">
                <text:p>23.099998</text:p>
              </table:table-cell>
              <table:table-cell office:value-type="float" office:value="0.878847">
                <text:p>0.878847</text:p>
              </table:table-cell>
              <table:table-cell office:value-type="float" office:value="0.208254">
                <text:p>0.208254</text:p>
              </table:table-cell>
              <table:table-cell office:value-type="float" office:value="-0.177479">
                <text:p>-0.177479</text:p>
              </table:table-cell>
              <table:table-cell office:value-type="float" office:value="-0.000000052">
                <text:p>-0.000000052</text:p>
              </table:table-cell>
            </table:table-row>
            <table:table-row>
              <table:table-cell office:value-type="float" office:value="23.15">
                <text:p>23.15</text:p>
              </table:table-cell>
              <table:table-cell office:value-type="float" office:value="0.878845">
                <text:p>0.878845</text:p>
              </table:table-cell>
              <table:table-cell office:value-type="float" office:value="0.208255">
                <text:p>0.208255</text:p>
              </table:table-cell>
              <table:table-cell office:value-type="float" office:value="-0.177474">
                <text:p>-0.177474</text:p>
              </table:table-cell>
              <table:table-cell office:value-type="float" office:value="-0.000000091">
                <text:p>-0.000000091</text:p>
              </table:table-cell>
            </table:table-row>
            <table:table-row>
              <table:table-cell office:value-type="float" office:value="23.199999">
                <text:p>23.199999</text:p>
              </table:table-cell>
              <table:table-cell office:value-type="float" office:value="0.878845">
                <text:p>0.878845</text:p>
              </table:table-cell>
              <table:table-cell office:value-type="float" office:value="0.208255">
                <text:p>0.208255</text:p>
              </table:table-cell>
              <table:table-cell office:value-type="float" office:value="-0.177475">
                <text:p>-0.177475</text:p>
              </table:table-cell>
              <table:table-cell office:value-type="float" office:value="-0.000000074">
                <text:p>-0.000000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